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646000069F000004B239D749729E05C7D5C.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FreeSans1" svg:font-family="Free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Impact" svg:font-family="Impac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Tableau1" style:family="table">
      <style:table-properties style:width="17.383cm" fo:margin-left="-0.383cm" fo:margin-top="0cm" fo:margin-bottom="0cm" table:align="left" style:writing-mode="lr-tb"/>
    </style:style>
    <style:style style:name="Tableau1.A" style:family="table-column">
      <style:table-column-properties style:column-width="5.793cm"/>
    </style:style>
    <style:style style:name="Tableau1.B" style:family="table-column">
      <style:table-column-properties style:column-width="11.591cm"/>
    </style:style>
    <style:style style:name="Tableau1.1" style:family="table-row">
      <style:table-row-properties fo:keep-together="always"/>
    </style:style>
    <style:style style:name="Tableau1.A1" style:family="table-cell">
      <style:table-cell-properties style:vertical-align="" fo:background-color="#cccccc" fo:padding="0cm" fo:border="0.5pt solid #000001">
        <style:background-image/>
      </style:table-cell-properties>
    </style:style>
    <style:style style:name="Tableau1.B1" style:family="table-cell">
      <style:table-cell-properties style:vertical-align="" fo:padding="0cm" fo:border="0.5pt solid #000001"/>
    </style:style>
    <style:style style:name="Tableau1.B2" style:family="table-cell">
      <style:table-cell-properties style:vertical-align="" fo:padding="0cm" fo:border="0.5pt solid #000001"/>
    </style:style>
    <style:style style:name="Tableau1.B3" style:family="table-cell">
      <style:table-cell-properties style:vertical-align="" fo:padding="0cm" fo:border="0.5pt solid #000001"/>
    </style:style>
    <style:style style:name="Tableau2" style:family="table">
      <style:table-properties style:width="17.381cm" fo:margin-left="-0.383cm" fo:margin-top="0cm" fo:margin-bottom="0cm" table:align="left" style:writing-mode="lr-tb"/>
    </style:style>
    <style:style style:name="Tableau2.A" style:family="table-column">
      <style:table-column-properties style:column-width="5.793cm"/>
    </style:style>
    <style:style style:name="Tableau2.B" style:family="table-column">
      <style:table-column-properties style:column-width="5.794cm"/>
    </style:style>
    <style:style style:name="Tableau2.1" style:family="table-row">
      <style:table-row-properties fo:keep-together="always"/>
    </style:style>
    <style:style style:name="Tableau2.A1" style:family="table-cell">
      <style:table-cell-properties style:vertical-align="" fo:background-color="#cccccc" fo:padding="0cm" fo:border="0.5pt solid #000001">
        <style:background-image/>
      </style:table-cell-properties>
    </style:style>
    <style:style style:name="Tableau2.B1" style:family="table-cell">
      <style:table-cell-properties style:vertical-align="" fo:background-color="#cccccc" fo:padding="0cm" fo:border-left="0.5pt solid #000001" fo:border-right="0.5pt solid #000001" fo:border-top="0.5pt solid #000001" fo:border-bottom="none">
        <style:background-image/>
      </style:table-cell-properties>
    </style:style>
    <style:style style:name="Tableau2.A2" style:family="table-cell">
      <style:table-cell-properties style:vertical-align="" fo:padding="0cm" fo:border="0.5pt solid #000001"/>
    </style:style>
    <style:style style:name="Tableau2.B2" style:family="table-cell">
      <style:table-cell-properties style:vertical-align="" fo:padding="0cm" fo:border="0.5pt solid #000001"/>
    </style:style>
    <style:style style:name="Tableau2.C2" style:family="table-cell">
      <style:table-cell-properties style:vertical-align="" fo:padding="0cm" fo:border="0.5pt solid #000001"/>
    </style:style>
    <style:style style:name="Tableau2.A3" style:family="table-cell">
      <style:table-cell-properties style:vertical-align="" fo:padding="0cm" fo:border="0.5pt solid #000001"/>
    </style:style>
    <style:style style:name="Tableau2.B3" style:family="table-cell">
      <style:table-cell-properties style:vertical-align="" fo:padding="0cm" fo:border="0.5pt solid #000001"/>
    </style:style>
    <style:style style:name="Tableau2.C3" style:family="table-cell">
      <style:table-cell-properties style:vertical-align="" fo:padding="0cm" fo:border="0.5pt solid #000001"/>
    </style:style>
    <style:style style:name="Tableau2.A4" style:family="table-cell">
      <style:table-cell-properties style:vertical-align="" fo:padding="0cm" fo:border="0.5pt solid #000001"/>
    </style:style>
    <style:style style:name="Tableau2.B4" style:family="table-cell">
      <style:table-cell-properties style:vertical-align="" fo:padding="0cm" fo:border="0.5pt solid #000001"/>
    </style:style>
    <style:style style:name="Tableau2.C4" style:family="table-cell">
      <style:table-cell-properties style:vertical-align="" fo:padding="0cm" fo:border="0.5pt solid #000001"/>
    </style:style>
    <style:style style:name="Tableau3" style:family="table">
      <style:table-properties style:width="17.328cm" fo:margin-left="-0.383cm" fo:margin-top="0cm" fo:margin-bottom="0cm" table:align="left" style:writing-mode="lr-tb"/>
    </style:style>
    <style:style style:name="Tableau3.A" style:family="table-column">
      <style:table-column-properties style:column-width="2.895cm"/>
    </style:style>
    <style:style style:name="Tableau3.B" style:family="table-column">
      <style:table-column-properties style:column-width="2.898cm"/>
    </style:style>
    <style:style style:name="Tableau3.C" style:family="table-column">
      <style:table-column-properties style:column-width="2.896cm"/>
    </style:style>
    <style:style style:name="Tableau3.D" style:family="table-column">
      <style:table-column-properties style:column-width="8.64cm"/>
    </style:style>
    <style:style style:name="Tableau3.1" style:family="table-row">
      <style:table-row-properties fo:keep-together="always"/>
    </style:style>
    <style:style style:name="Tableau3.A1" style:family="table-cell">
      <style:table-cell-properties style:vertical-align="" fo:background-color="#cccccc" fo:padding="0cm" fo:border="0.5pt solid #000001">
        <style:background-image/>
      </style:table-cell-properties>
    </style:style>
    <style:style style:name="Tableau3.A2" style:family="table-cell">
      <style:table-cell-properties style:vertical-align="" fo:padding="0cm" fo:border="0.5pt solid #000001"/>
    </style:style>
    <style:style style:name="Tableau3.B2" style:family="table-cell">
      <style:table-cell-properties style:vertical-align="" fo:padding="0cm" fo:border="0.5pt solid #000001"/>
    </style:style>
    <style:style style:name="Tableau3.C2" style:family="table-cell">
      <style:table-cell-properties style:vertical-align="" fo:padding="0cm" fo:border="0.5pt solid #000001"/>
    </style:style>
    <style:style style:name="Tableau3.D2" style:family="table-cell">
      <style:table-cell-properties style:vertical-align="" fo:padding="0cm" fo:border="0.5pt solid #000001"/>
    </style:style>
    <style:style style:name="Tableau3.A3" style:family="table-cell">
      <style:table-cell-properties style:vertical-align="" fo:padding="0cm" fo:border="0.5pt solid #000001"/>
    </style:style>
    <style:style style:name="Tableau3.B3" style:family="table-cell">
      <style:table-cell-properties style:vertical-align="" fo:padding="0cm" fo:border="0.5pt solid #000001"/>
    </style:style>
    <style:style style:name="Tableau3.C3" style:family="table-cell">
      <style:table-cell-properties style:vertical-align="" fo:padding="0cm" fo:border="0.5pt solid #000001"/>
    </style:style>
    <style:style style:name="Tableau3.D3" style:family="table-cell">
      <style:table-cell-properties style:vertical-align="" fo:padding="0cm" fo:border="0.5pt solid #000001"/>
    </style:style>
    <style:style style:name="Tableau3.A4" style:family="table-cell">
      <style:table-cell-properties style:vertical-align="" fo:padding="0cm" fo:border="0.5pt solid #000001"/>
    </style:style>
    <style:style style:name="Tableau3.B4" style:family="table-cell">
      <style:table-cell-properties style:vertical-align="" fo:padding="0cm" fo:border="0.5pt solid #000001"/>
    </style:style>
    <style:style style:name="Tableau3.C4" style:family="table-cell">
      <style:table-cell-properties style:vertical-align="" fo:padding="0cm" fo:border="0.5pt solid #000001"/>
    </style:style>
    <style:style style:name="Tableau3.D4" style:family="table-cell">
      <style:table-cell-properties style:vertical-align="" fo:padding="0cm" fo:border="0.5pt solid #000001"/>
    </style:style>
    <style:style style:name="Tableau4" style:family="table">
      <style:table-properties style:width="17.69cm" fo:margin-left="1.81cm" fo:margin-top="0cm" fo:margin-bottom="0cm" table:align="left" style:writing-mode="lr-tb"/>
    </style:style>
    <style:style style:name="Tableau4.A" style:family="table-column">
      <style:table-column-properties style:column-width="17.69cm"/>
    </style:style>
    <style:style style:name="Tableau4.1" style:family="table-row">
      <style:table-row-properties style:min-row-height="0.531cm" fo:keep-together="auto"/>
    </style:style>
    <style:style style:name="Tableau4.A1" style:family="table-cell">
      <style:table-cell-properties style:vertical-align="middle" fo:padding="0cm" fo:border="0.5pt solid #000001"/>
    </style:style>
    <style:style style:name="Tableau4.2" style:family="table-row">
      <style:table-row-properties fo:keep-together="auto"/>
    </style:style>
    <style:style style:name="Tableau4.A2" style:family="table-cell">
      <style:table-cell-properties style:vertical-align="" fo:padding="0cm" fo:border="none"/>
    </style:style>
    <style:style style:name="Tableau5" style:family="table">
      <style:table-properties style:width="16.501cm" fo:margin-left="0.818cm" fo:margin-top="0cm" fo:margin-bottom="0cm" table:align="left" style:writing-mode="lr-tb"/>
    </style:style>
    <style:style style:name="Tableau5.A" style:family="table-column">
      <style:table-column-properties style:column-width="7.295cm"/>
    </style:style>
    <style:style style:name="Tableau5.B" style:family="table-column">
      <style:table-column-properties style:column-width="0.78cm"/>
    </style:style>
    <style:style style:name="Tableau5.C" style:family="table-column">
      <style:table-column-properties style:column-width="2.953cm"/>
    </style:style>
    <style:style style:name="Tableau5.E" style:family="table-column">
      <style:table-column-properties style:column-width="0.778cm"/>
    </style:style>
    <style:style style:name="Tableau5.F" style:family="table-column">
      <style:table-column-properties style:column-width="1.958cm"/>
    </style:style>
    <style:style style:name="Tableau5.1" style:family="table-row">
      <style:table-row-properties fo:keep-together="always"/>
    </style:style>
    <style:style style:name="Tableau5.A1" style:family="table-cell">
      <style:table-cell-properties style:vertical-align="middle" fo:padding="0cm" fo:border-left="0.5pt solid #000001" fo:border-right="0.5pt solid #000001" fo:border-top="0.5pt solid #000001" fo:border-bottom="none"/>
    </style:style>
    <style:style style:name="Tableau5.B1" style:family="table-cell">
      <style:table-cell-properties style:vertical-align="middle" fo:padding="0cm" fo:border-left="0.5pt solid #000001" fo:border-right="0.5pt solid #000001" fo:border-top="0.5pt solid #000001" fo:border-bottom="none" style:writing-mode="lr-tb"/>
    </style:style>
    <style:style style:name="Tableau5.F1" style:family="table-cell">
      <style:table-cell-properties style:vertical-align="middle" fo:padding="0cm" fo:border="0.5pt solid #000001"/>
    </style:style>
    <style:style style:name="Tableau5.G1" style:family="table-cell">
      <style:table-cell-properties style:vertical-align="middle" fo:padding="0cm" fo:border="0.5pt solid #000001"/>
    </style:style>
    <style:style style:name="Tableau5.2" style:family="table-row">
      <style:table-row-properties style:min-row-height="3.535cm" fo:keep-together="always"/>
    </style:style>
    <style:style style:name="Tableau5.F2" style:family="table-cell">
      <style:table-cell-properties style:vertical-align="middle" fo:padding="0cm" fo:border="0.5pt solid #000001"/>
    </style:style>
    <style:style style:name="Tableau5.G2" style:family="table-cell">
      <style:table-cell-properties style:vertical-align="middle" fo:padding="0cm" fo:border="0.5pt solid #000001"/>
    </style:style>
    <style:style style:name="Tableau5.3" style:family="table-row">
      <style:table-row-properties fo:keep-together="auto"/>
    </style:style>
    <style:style style:name="Tableau5.A3" style:family="table-cell">
      <style:table-cell-properties style:vertical-align="middle" fo:padding="0cm" fo:border="0.5pt solid #000001"/>
    </style:style>
    <style:style style:name="Tableau5.B3" style:family="table-cell">
      <style:table-cell-properties style:vertical-align="middle" fo:padding="0cm" fo:border="0.5pt solid #000001"/>
    </style:style>
    <style:style style:name="Tableau5.C3" style:family="table-cell">
      <style:table-cell-properties style:vertical-align="middle" fo:padding="0cm" fo:border="0.5pt solid #000001"/>
    </style:style>
    <style:style style:name="Tableau5.D3" style:family="table-cell">
      <style:table-cell-properties style:vertical-align="middle" fo:padding="0cm" fo:border="0.5pt solid #000001"/>
    </style:style>
    <style:style style:name="Tableau5.E3" style:family="table-cell">
      <style:table-cell-properties style:vertical-align="middle" fo:padding="0cm" fo:border="0.5pt solid #000001"/>
    </style:style>
    <style:style style:name="Tableau5.F3" style:family="table-cell">
      <style:table-cell-properties style:vertical-align="middle" fo:padding="0cm" fo:border="0.5pt solid #000001"/>
    </style:style>
    <style:style style:name="Tableau5.G3" style:family="table-cell">
      <style:table-cell-properties style:vertical-align="middle" fo:padding="0cm" fo:border="0.5pt solid #000001"/>
    </style:style>
    <style:style style:name="Tableau5.4" style:family="table-row">
      <style:table-row-properties fo:keep-together="auto"/>
    </style:style>
    <style:style style:name="Tableau5.A4" style:family="table-cell">
      <style:table-cell-properties style:vertical-align="middle" fo:padding="0cm" fo:border="0.5pt solid #000001"/>
    </style:style>
    <style:style style:name="Tableau5.B4" style:family="table-cell">
      <style:table-cell-properties style:vertical-align="middle" fo:padding="0cm" fo:border="0.5pt solid #000001"/>
    </style:style>
    <style:style style:name="Tableau5.C4" style:family="table-cell">
      <style:table-cell-properties style:vertical-align="middle" fo:padding="0cm" fo:border="0.5pt solid #000001"/>
    </style:style>
    <style:style style:name="Tableau5.D4" style:family="table-cell">
      <style:table-cell-properties style:vertical-align="middle" fo:padding="0cm" fo:border="0.5pt solid #000001"/>
    </style:style>
    <style:style style:name="Tableau5.E4" style:family="table-cell">
      <style:table-cell-properties style:vertical-align="middle" fo:padding="0cm" fo:border="0.5pt solid #000001"/>
    </style:style>
    <style:style style:name="Tableau5.F4" style:family="table-cell">
      <style:table-cell-properties style:vertical-align="middle" fo:padding="0cm" fo:border="0.5pt solid #000001"/>
    </style:style>
    <style:style style:name="Tableau5.G4" style:family="table-cell">
      <style:table-cell-properties style:vertical-align="middle" fo:padding="0cm" fo:border="0.5pt solid #000001"/>
    </style:style>
    <style:style style:name="Tableau5.5" style:family="table-row">
      <style:table-row-properties fo:keep-together="auto"/>
    </style:style>
    <style:style style:name="Tableau5.A5" style:family="table-cell">
      <style:table-cell-properties style:vertical-align="middle" fo:padding="0cm" fo:border="0.5pt solid #000001"/>
    </style:style>
    <style:style style:name="Tableau5.B5" style:family="table-cell">
      <style:table-cell-properties style:vertical-align="middle" fo:padding="0cm" fo:border="0.5pt solid #000001"/>
    </style:style>
    <style:style style:name="Tableau5.C5" style:family="table-cell">
      <style:table-cell-properties style:vertical-align="middle" fo:padding="0cm" fo:border="0.5pt solid #000001"/>
    </style:style>
    <style:style style:name="Tableau5.D5" style:family="table-cell">
      <style:table-cell-properties style:vertical-align="middle" fo:padding="0cm" fo:border="0.5pt solid #000001"/>
    </style:style>
    <style:style style:name="Tableau5.E5" style:family="table-cell">
      <style:table-cell-properties style:vertical-align="middle" fo:padding="0cm" fo:border="0.5pt solid #000001"/>
    </style:style>
    <style:style style:name="Tableau5.F5" style:family="table-cell">
      <style:table-cell-properties style:vertical-align="middle" fo:padding="0cm" fo:border="0.5pt solid #000001"/>
    </style:style>
    <style:style style:name="Tableau5.G5" style:family="table-cell">
      <style:table-cell-properties style:vertical-align="middle" fo:padding="0cm" fo:border="0.5pt solid #000001"/>
    </style:style>
    <style:style style:name="Tableau5.6" style:family="table-row">
      <style:table-row-properties fo:keep-together="auto"/>
    </style:style>
    <style:style style:name="Tableau5.A6" style:family="table-cell">
      <style:table-cell-properties style:vertical-align="middle" fo:padding="0cm" fo:border="0.5pt solid #000001"/>
    </style:style>
    <style:style style:name="Tableau5.B6" style:family="table-cell">
      <style:table-cell-properties style:vertical-align="middle" fo:padding="0cm" fo:border="0.5pt solid #000001"/>
    </style:style>
    <style:style style:name="Tableau5.C6" style:family="table-cell">
      <style:table-cell-properties style:vertical-align="middle" fo:padding="0cm" fo:border="0.5pt solid #000001"/>
    </style:style>
    <style:style style:name="Tableau5.D6" style:family="table-cell">
      <style:table-cell-properties style:vertical-align="middle" fo:padding="0cm" fo:border="0.5pt solid #000001"/>
    </style:style>
    <style:style style:name="Tableau5.E6" style:family="table-cell">
      <style:table-cell-properties style:vertical-align="middle" fo:padding="0cm" fo:border="0.5pt solid #000001"/>
    </style:style>
    <style:style style:name="Tableau5.F6" style:family="table-cell">
      <style:table-cell-properties style:vertical-align="middle" fo:padding="0cm" fo:border="0.5pt solid #000001"/>
    </style:style>
    <style:style style:name="Tableau5.G6" style:family="table-cell">
      <style:table-cell-properties style:vertical-align="middle" fo:padding="0cm" fo:border="0.5pt solid #000001"/>
    </style:style>
    <style:style style:name="Tableau5.7" style:family="table-row">
      <style:table-row-properties fo:keep-together="auto"/>
    </style:style>
    <style:style style:name="Tableau5.A7" style:family="table-cell">
      <style:table-cell-properties style:vertical-align="middle" fo:padding="0cm" fo:border="0.5pt solid #000001"/>
    </style:style>
    <style:style style:name="Tableau5.B7" style:family="table-cell">
      <style:table-cell-properties style:vertical-align="middle" fo:padding="0cm" fo:border="0.5pt solid #000001"/>
    </style:style>
    <style:style style:name="Tableau5.C7" style:family="table-cell">
      <style:table-cell-properties style:vertical-align="middle" fo:padding="0cm" fo:border="0.5pt solid #000001"/>
    </style:style>
    <style:style style:name="Tableau5.D7" style:family="table-cell">
      <style:table-cell-properties style:vertical-align="middle" fo:padding="0cm" fo:border="0.5pt solid #000001"/>
    </style:style>
    <style:style style:name="Tableau5.E7" style:family="table-cell">
      <style:table-cell-properties style:vertical-align="middle" fo:padding="0cm" fo:border="0.5pt solid #000001"/>
    </style:style>
    <style:style style:name="Tableau5.F7" style:family="table-cell">
      <style:table-cell-properties style:vertical-align="middle" fo:padding="0cm" fo:border="0.5pt solid #000001"/>
    </style:style>
    <style:style style:name="Tableau5.G7" style:family="table-cell">
      <style:table-cell-properties style:vertical-align="middle" fo:padding="0cm" fo:border="0.5pt solid #000001"/>
    </style:style>
    <style:style style:name="Tableau5.8" style:family="table-row">
      <style:table-row-properties fo:keep-together="auto"/>
    </style:style>
    <style:style style:name="Tableau5.A8" style:family="table-cell">
      <style:table-cell-properties style:vertical-align="middle" fo:padding="0cm" fo:border="0.5pt solid #000001"/>
    </style:style>
    <style:style style:name="Tableau5.B8" style:family="table-cell">
      <style:table-cell-properties style:vertical-align="middle" fo:padding="0cm" fo:border="0.5pt solid #000001"/>
    </style:style>
    <style:style style:name="Tableau5.C8" style:family="table-cell">
      <style:table-cell-properties style:vertical-align="middle" fo:padding="0cm" fo:border="0.5pt solid #000001"/>
    </style:style>
    <style:style style:name="Tableau5.D8" style:family="table-cell">
      <style:table-cell-properties style:vertical-align="middle" fo:padding="0cm" fo:border="0.5pt solid #000001"/>
    </style:style>
    <style:style style:name="Tableau5.E8" style:family="table-cell">
      <style:table-cell-properties style:vertical-align="middle" fo:padding="0cm" fo:border="0.5pt solid #000001"/>
    </style:style>
    <style:style style:name="Tableau5.F8" style:family="table-cell">
      <style:table-cell-properties style:vertical-align="middle" fo:padding="0cm" fo:border="0.5pt solid #000001"/>
    </style:style>
    <style:style style:name="Tableau5.G8" style:family="table-cell">
      <style:table-cell-properties style:vertical-align="middle" fo:padding="0cm" fo:border="0.5pt solid #000001"/>
    </style:style>
    <style:style style:name="Tableau5.9" style:family="table-row">
      <style:table-row-properties fo:keep-together="auto"/>
    </style:style>
    <style:style style:name="Tableau5.A9" style:family="table-cell">
      <style:table-cell-properties style:vertical-align="middle" fo:padding="0cm" fo:border="0.5pt solid #000001"/>
    </style:style>
    <style:style style:name="Tableau5.B9" style:family="table-cell">
      <style:table-cell-properties style:vertical-align="middle" fo:padding="0cm" fo:border="0.5pt solid #000001"/>
    </style:style>
    <style:style style:name="Tableau5.C9" style:family="table-cell">
      <style:table-cell-properties style:vertical-align="middle" fo:padding="0cm" fo:border="0.5pt solid #000001"/>
    </style:style>
    <style:style style:name="Tableau5.D9" style:family="table-cell">
      <style:table-cell-properties style:vertical-align="middle" fo:padding="0cm" fo:border="0.5pt solid #000001"/>
    </style:style>
    <style:style style:name="Tableau5.E9" style:family="table-cell">
      <style:table-cell-properties style:vertical-align="middle" fo:padding="0cm" fo:border="0.5pt solid #000001"/>
    </style:style>
    <style:style style:name="Tableau5.F9" style:family="table-cell">
      <style:table-cell-properties style:vertical-align="middle" fo:padding="0cm" fo:border="0.5pt solid #000001"/>
    </style:style>
    <style:style style:name="Tableau5.G9" style:family="table-cell">
      <style:table-cell-properties style:vertical-align="middle" fo:padding="0cm" fo:border="0.5pt solid #000001"/>
    </style:style>
    <style:style style:name="Tableau5.10" style:family="table-row">
      <style:table-row-properties fo:keep-together="auto"/>
    </style:style>
    <style:style style:name="Tableau5.A10" style:family="table-cell">
      <style:table-cell-properties style:vertical-align="middle" fo:padding="0cm" fo:border="0.5pt solid #000001"/>
    </style:style>
    <style:style style:name="Tableau5.B10" style:family="table-cell">
      <style:table-cell-properties style:vertical-align="middle" fo:padding="0cm" fo:border="0.5pt solid #000001"/>
    </style:style>
    <style:style style:name="Tableau5.C10" style:family="table-cell">
      <style:table-cell-properties style:vertical-align="middle" fo:padding="0cm" fo:border="0.5pt solid #000001"/>
    </style:style>
    <style:style style:name="Tableau5.D10" style:family="table-cell">
      <style:table-cell-properties style:vertical-align="middle" fo:padding="0cm" fo:border="0.5pt solid #000001"/>
    </style:style>
    <style:style style:name="Tableau5.E10" style:family="table-cell">
      <style:table-cell-properties style:vertical-align="middle" fo:padding="0cm" fo:border="0.5pt solid #000001"/>
    </style:style>
    <style:style style:name="Tableau5.F10" style:family="table-cell">
      <style:table-cell-properties style:vertical-align="middle" fo:padding="0cm" fo:border="0.5pt solid #000001"/>
    </style:style>
    <style:style style:name="Tableau5.G10" style:family="table-cell">
      <style:table-cell-properties style:vertical-align="middle" fo:padding="0cm" fo:border="0.5pt solid #000001"/>
    </style:style>
    <style:style style:name="Tableau5.11" style:family="table-row">
      <style:table-row-properties fo:keep-together="auto"/>
    </style:style>
    <style:style style:name="Tableau5.A11" style:family="table-cell">
      <style:table-cell-properties style:vertical-align="middle" fo:padding="0cm" fo:border="0.5pt solid #000001"/>
    </style:style>
    <style:style style:name="Tableau5.B11" style:family="table-cell">
      <style:table-cell-properties style:vertical-align="middle" fo:padding="0cm" fo:border="0.5pt solid #000001"/>
    </style:style>
    <style:style style:name="Tableau5.C11" style:family="table-cell">
      <style:table-cell-properties style:vertical-align="middle" fo:padding="0cm" fo:border="0.5pt solid #000001"/>
    </style:style>
    <style:style style:name="Tableau5.D11" style:family="table-cell">
      <style:table-cell-properties style:vertical-align="middle" fo:padding="0cm" fo:border="0.5pt solid #000001"/>
    </style:style>
    <style:style style:name="Tableau5.E11" style:family="table-cell">
      <style:table-cell-properties style:vertical-align="middle" fo:padding="0cm" fo:border="0.5pt solid #000001"/>
    </style:style>
    <style:style style:name="Tableau5.F11" style:family="table-cell">
      <style:table-cell-properties style:vertical-align="middle" fo:padding="0cm" fo:border="0.5pt solid #000001"/>
    </style:style>
    <style:style style:name="Tableau5.G11" style:family="table-cell">
      <style:table-cell-properties style:vertical-align="middle" fo:padding="0cm" fo:border="0.5pt solid #000001"/>
    </style:style>
    <style:style style:name="Tableau5.12" style:family="table-row">
      <style:table-row-properties fo:keep-together="auto"/>
    </style:style>
    <style:style style:name="Tableau5.A12" style:family="table-cell">
      <style:table-cell-properties style:vertical-align="middle" fo:padding="0cm" fo:border="0.5pt solid #000001"/>
    </style:style>
    <style:style style:name="Tableau5.B12" style:family="table-cell">
      <style:table-cell-properties style:vertical-align="middle" fo:padding="0cm" fo:border="0.5pt solid #000001"/>
    </style:style>
    <style:style style:name="Tableau5.C12" style:family="table-cell">
      <style:table-cell-properties style:vertical-align="middle" fo:padding="0cm" fo:border="0.5pt solid #000001"/>
    </style:style>
    <style:style style:name="Tableau5.D12" style:family="table-cell">
      <style:table-cell-properties style:vertical-align="middle" fo:padding="0cm" fo:border="0.5pt solid #000001"/>
    </style:style>
    <style:style style:name="Tableau5.E12" style:family="table-cell">
      <style:table-cell-properties style:vertical-align="middle" fo:padding="0cm" fo:border="0.5pt solid #000001"/>
    </style:style>
    <style:style style:name="Tableau5.F12" style:family="table-cell">
      <style:table-cell-properties style:vertical-align="middle" fo:padding="0cm" fo:border="0.5pt solid #000001"/>
    </style:style>
    <style:style style:name="Tableau5.G12" style:family="table-cell">
      <style:table-cell-properties style:vertical-align="middle" fo:padding="0cm" fo:border="0.5pt solid #000001"/>
    </style:style>
    <style:style style:name="Tableau5.13" style:family="table-row">
      <style:table-row-properties fo:keep-together="auto"/>
    </style:style>
    <style:style style:name="Tableau5.A13" style:family="table-cell">
      <style:table-cell-properties style:vertical-align="middle" fo:padding="0cm" fo:border="0.5pt solid #000001"/>
    </style:style>
    <style:style style:name="Tableau5.B13" style:family="table-cell">
      <style:table-cell-properties style:vertical-align="middle" fo:padding="0cm" fo:border="0.5pt solid #000001"/>
    </style:style>
    <style:style style:name="Tableau5.C13" style:family="table-cell">
      <style:table-cell-properties style:vertical-align="middle" fo:padding="0cm" fo:border="0.5pt solid #000001"/>
    </style:style>
    <style:style style:name="Tableau5.D13" style:family="table-cell">
      <style:table-cell-properties style:vertical-align="middle" fo:padding="0cm" fo:border="0.5pt solid #000001"/>
    </style:style>
    <style:style style:name="Tableau5.E13" style:family="table-cell">
      <style:table-cell-properties style:vertical-align="middle" fo:padding="0cm" fo:border="0.5pt solid #000001"/>
    </style:style>
    <style:style style:name="Tableau5.F13" style:family="table-cell">
      <style:table-cell-properties style:vertical-align="middle" fo:padding="0cm" fo:border="0.5pt solid #000001"/>
    </style:style>
    <style:style style:name="Tableau5.G13" style:family="table-cell">
      <style:table-cell-properties style:vertical-align="middle" fo:padding="0cm" fo:border="0.5pt solid #000001"/>
    </style:style>
    <style:style style:name="Tableau5.14" style:family="table-row">
      <style:table-row-properties fo:keep-together="auto"/>
    </style:style>
    <style:style style:name="Tableau5.A14" style:family="table-cell">
      <style:table-cell-properties style:vertical-align="middle" fo:padding="0cm" fo:border="0.5pt solid #000001"/>
    </style:style>
    <style:style style:name="Tableau5.B14" style:family="table-cell">
      <style:table-cell-properties style:vertical-align="middle" fo:padding="0cm" fo:border="0.5pt solid #000001"/>
    </style:style>
    <style:style style:name="Tableau5.C14" style:family="table-cell">
      <style:table-cell-properties style:vertical-align="middle" fo:padding="0cm" fo:border="0.5pt solid #000001"/>
    </style:style>
    <style:style style:name="Tableau5.D14" style:family="table-cell">
      <style:table-cell-properties style:vertical-align="middle" fo:padding="0cm" fo:border="0.5pt solid #000001"/>
    </style:style>
    <style:style style:name="Tableau5.E14" style:family="table-cell">
      <style:table-cell-properties style:vertical-align="middle" fo:padding="0cm" fo:border="0.5pt solid #000001"/>
    </style:style>
    <style:style style:name="Tableau5.F14" style:family="table-cell">
      <style:table-cell-properties style:vertical-align="middle" fo:padding="0cm" fo:border="0.5pt solid #000001"/>
    </style:style>
    <style:style style:name="Tableau5.G14" style:family="table-cell">
      <style:table-cell-properties style:vertical-align="middle" fo:padding="0cm" fo:border="0.5pt solid #000001"/>
    </style:style>
    <style:style style:name="Tableau5.15" style:family="table-row">
      <style:table-row-properties fo:keep-together="auto"/>
    </style:style>
    <style:style style:name="Tableau5.A15" style:family="table-cell">
      <style:table-cell-properties style:vertical-align="middle" fo:padding="0cm" fo:border="0.5pt solid #000001"/>
    </style:style>
    <style:style style:name="Tableau5.B15" style:family="table-cell">
      <style:table-cell-properties style:vertical-align="middle" fo:padding="0cm" fo:border="0.5pt solid #000001"/>
    </style:style>
    <style:style style:name="Tableau5.C15" style:family="table-cell">
      <style:table-cell-properties style:vertical-align="middle" fo:padding="0cm" fo:border="0.5pt solid #000001"/>
    </style:style>
    <style:style style:name="Tableau5.D15" style:family="table-cell">
      <style:table-cell-properties style:vertical-align="middle" fo:padding="0cm" fo:border="0.5pt solid #000001"/>
    </style:style>
    <style:style style:name="Tableau5.E15" style:family="table-cell">
      <style:table-cell-properties style:vertical-align="middle" fo:padding="0cm" fo:border="0.5pt solid #000001"/>
    </style:style>
    <style:style style:name="Tableau5.F15" style:family="table-cell">
      <style:table-cell-properties style:vertical-align="middle" fo:padding="0cm" fo:border="0.5pt solid #000001"/>
    </style:style>
    <style:style style:name="Tableau5.G15" style:family="table-cell">
      <style:table-cell-properties style:vertical-align="middle" fo:padding="0cm" fo:border="0.5pt solid #000001"/>
    </style:style>
    <style:style style:name="Tableau5.16" style:family="table-row">
      <style:table-row-properties fo:keep-together="auto"/>
    </style:style>
    <style:style style:name="Tableau5.A16" style:family="table-cell">
      <style:table-cell-properties style:vertical-align="middle" fo:padding="0cm" fo:border="0.5pt solid #000001"/>
    </style:style>
    <style:style style:name="Tableau5.B16" style:family="table-cell">
      <style:table-cell-properties style:vertical-align="middle" fo:padding="0cm" fo:border="0.5pt solid #000001"/>
    </style:style>
    <style:style style:name="Tableau5.C16" style:family="table-cell">
      <style:table-cell-properties style:vertical-align="middle" fo:padding="0cm" fo:border="0.5pt solid #000001"/>
    </style:style>
    <style:style style:name="Tableau5.D16" style:family="table-cell">
      <style:table-cell-properties style:vertical-align="middle" fo:padding="0cm" fo:border="0.5pt solid #000001"/>
    </style:style>
    <style:style style:name="Tableau5.E16" style:family="table-cell">
      <style:table-cell-properties style:vertical-align="middle" fo:padding="0cm" fo:border="0.5pt solid #000001"/>
    </style:style>
    <style:style style:name="Tableau5.F16" style:family="table-cell">
      <style:table-cell-properties style:vertical-align="middle" fo:padding="0cm" fo:border="0.5pt solid #000001"/>
    </style:style>
    <style:style style:name="Tableau5.G16" style:family="table-cell">
      <style:table-cell-properties style:vertical-align="middle" fo:padding="0cm" fo:border="0.5pt solid #000001"/>
    </style:style>
    <style:style style:name="Tableau5.17" style:family="table-row">
      <style:table-row-properties fo:keep-together="auto"/>
    </style:style>
    <style:style style:name="Tableau5.A17" style:family="table-cell">
      <style:table-cell-properties style:vertical-align="middle" fo:padding="0cm" fo:border="0.5pt solid #000001"/>
    </style:style>
    <style:style style:name="Tableau5.B17" style:family="table-cell">
      <style:table-cell-properties style:vertical-align="middle" fo:padding="0cm" fo:border="0.5pt solid #000001"/>
    </style:style>
    <style:style style:name="Tableau5.C17" style:family="table-cell">
      <style:table-cell-properties style:vertical-align="middle" fo:padding="0cm" fo:border="0.5pt solid #000001"/>
    </style:style>
    <style:style style:name="Tableau5.D17" style:family="table-cell">
      <style:table-cell-properties style:vertical-align="middle" fo:padding="0cm" fo:border="0.5pt solid #000001"/>
    </style:style>
    <style:style style:name="Tableau5.E17" style:family="table-cell">
      <style:table-cell-properties style:vertical-align="middle" fo:padding="0cm" fo:border="0.5pt solid #000001"/>
    </style:style>
    <style:style style:name="Tableau5.F17" style:family="table-cell">
      <style:table-cell-properties style:vertical-align="middle" fo:padding="0cm" fo:border="0.5pt solid #000001"/>
    </style:style>
    <style:style style:name="Tableau5.G17" style:family="table-cell">
      <style:table-cell-properties style:vertical-align="middle" fo:padding="0cm" fo:border="0.5pt solid #000001"/>
    </style:style>
    <style:style style:name="Tableau5.18" style:family="table-row">
      <style:table-row-properties fo:keep-together="auto"/>
    </style:style>
    <style:style style:name="Tableau5.A18" style:family="table-cell">
      <style:table-cell-properties style:vertical-align="middle" fo:padding="0cm" fo:border="0.5pt solid #000001"/>
    </style:style>
    <style:style style:name="Tableau5.B18" style:family="table-cell">
      <style:table-cell-properties style:vertical-align="middle" fo:padding="0cm" fo:border="0.5pt solid #000001"/>
    </style:style>
    <style:style style:name="Tableau5.C18" style:family="table-cell">
      <style:table-cell-properties style:vertical-align="middle" fo:padding="0cm" fo:border="0.5pt solid #000001"/>
    </style:style>
    <style:style style:name="Tableau5.D18" style:family="table-cell">
      <style:table-cell-properties style:vertical-align="middle" fo:padding="0cm" fo:border="0.5pt solid #000001"/>
    </style:style>
    <style:style style:name="Tableau5.E18" style:family="table-cell">
      <style:table-cell-properties style:vertical-align="middle" fo:padding="0cm" fo:border="0.5pt solid #000001"/>
    </style:style>
    <style:style style:name="Tableau5.F18" style:family="table-cell">
      <style:table-cell-properties style:vertical-align="middle" fo:padding="0cm" fo:border="0.5pt solid #000001"/>
    </style:style>
    <style:style style:name="Tableau5.G18" style:family="table-cell">
      <style:table-cell-properties style:vertical-align="middle" fo:padding="0cm" fo:border="0.5pt solid #000001"/>
    </style:style>
    <style:style style:name="Tableau5.19" style:family="table-row">
      <style:table-row-properties fo:keep-together="auto"/>
    </style:style>
    <style:style style:name="Tableau5.A19" style:family="table-cell">
      <style:table-cell-properties style:vertical-align="middle" fo:padding="0cm" fo:border="0.5pt solid #000001"/>
    </style:style>
    <style:style style:name="Tableau5.B19" style:family="table-cell">
      <style:table-cell-properties style:vertical-align="middle" fo:padding="0cm" fo:border="0.5pt solid #000001"/>
    </style:style>
    <style:style style:name="Tableau5.C19" style:family="table-cell">
      <style:table-cell-properties style:vertical-align="middle" fo:padding="0cm" fo:border="0.5pt solid #000001"/>
    </style:style>
    <style:style style:name="Tableau5.D19" style:family="table-cell">
      <style:table-cell-properties style:vertical-align="middle" fo:padding="0cm" fo:border="0.5pt solid #000001"/>
    </style:style>
    <style:style style:name="Tableau5.E19" style:family="table-cell">
      <style:table-cell-properties style:vertical-align="middle" fo:padding="0cm" fo:border="0.5pt solid #000001"/>
    </style:style>
    <style:style style:name="Tableau5.F19" style:family="table-cell">
      <style:table-cell-properties style:vertical-align="middle" fo:padding="0cm" fo:border="0.5pt solid #000001"/>
    </style:style>
    <style:style style:name="Tableau5.G19" style:family="table-cell">
      <style:table-cell-properties style:vertical-align="middle" fo:padding="0cm" fo:border="0.5pt solid #000001"/>
    </style:style>
    <style:style style:name="Tableau5.20" style:family="table-row">
      <style:table-row-properties fo:keep-together="auto"/>
    </style:style>
    <style:style style:name="Tableau5.A20" style:family="table-cell">
      <style:table-cell-properties style:vertical-align="middle" fo:padding="0cm" fo:border="0.5pt solid #000001"/>
    </style:style>
    <style:style style:name="Tableau5.B20" style:family="table-cell">
      <style:table-cell-properties style:vertical-align="middle" fo:padding="0cm" fo:border="0.5pt solid #000001"/>
    </style:style>
    <style:style style:name="Tableau5.C20" style:family="table-cell">
      <style:table-cell-properties style:vertical-align="middle" fo:padding="0cm" fo:border="0.5pt solid #000001"/>
    </style:style>
    <style:style style:name="Tableau5.D20" style:family="table-cell">
      <style:table-cell-properties style:vertical-align="middle" fo:padding="0cm" fo:border="0.5pt solid #000001"/>
    </style:style>
    <style:style style:name="Tableau5.E20" style:family="table-cell">
      <style:table-cell-properties style:vertical-align="middle" fo:padding="0cm" fo:border="0.5pt solid #000001"/>
    </style:style>
    <style:style style:name="Tableau5.F20" style:family="table-cell">
      <style:table-cell-properties style:vertical-align="middle" fo:padding="0cm" fo:border="0.5pt solid #000001"/>
    </style:style>
    <style:style style:name="Tableau5.G20" style:family="table-cell">
      <style:table-cell-properties style:vertical-align="middle" fo:padding="0cm" fo:border="0.5pt solid #000001"/>
    </style:style>
    <style:style style:name="Tableau5.21" style:family="table-row">
      <style:table-row-properties fo:keep-together="auto"/>
    </style:style>
    <style:style style:name="Tableau5.A21" style:family="table-cell">
      <style:table-cell-properties style:vertical-align="middle" fo:padding="0cm" fo:border="0.5pt solid #000001"/>
    </style:style>
    <style:style style:name="Tableau5.B21" style:family="table-cell">
      <style:table-cell-properties style:vertical-align="middle" fo:padding="0cm" fo:border="0.5pt solid #000001"/>
    </style:style>
    <style:style style:name="Tableau5.C21" style:family="table-cell">
      <style:table-cell-properties style:vertical-align="middle" fo:padding="0cm" fo:border="0.5pt solid #000001"/>
    </style:style>
    <style:style style:name="Tableau5.D21" style:family="table-cell">
      <style:table-cell-properties style:vertical-align="middle" fo:padding="0cm" fo:border="0.5pt solid #000001"/>
    </style:style>
    <style:style style:name="Tableau5.E21" style:family="table-cell">
      <style:table-cell-properties style:vertical-align="middle" fo:padding="0cm" fo:border="0.5pt solid #000001"/>
    </style:style>
    <style:style style:name="Tableau5.F21" style:family="table-cell">
      <style:table-cell-properties style:vertical-align="middle" fo:padding="0cm" fo:border="0.5pt solid #000001"/>
    </style:style>
    <style:style style:name="Tableau5.G21" style:family="table-cell">
      <style:table-cell-properties style:vertical-align="middle" fo:padding="0cm" fo:border="0.5pt solid #000001"/>
    </style:style>
    <style:style style:name="Tableau5.22" style:family="table-row">
      <style:table-row-properties fo:keep-together="auto"/>
    </style:style>
    <style:style style:name="Tableau5.A22" style:family="table-cell">
      <style:table-cell-properties style:vertical-align="middle" fo:padding="0cm" fo:border="0.5pt solid #000001"/>
    </style:style>
    <style:style style:name="Tableau5.B22" style:family="table-cell">
      <style:table-cell-properties style:vertical-align="middle" fo:padding="0cm" fo:border="0.5pt solid #000001"/>
    </style:style>
    <style:style style:name="Tableau5.C22" style:family="table-cell">
      <style:table-cell-properties style:vertical-align="middle" fo:padding="0cm" fo:border="0.5pt solid #000001"/>
    </style:style>
    <style:style style:name="Tableau5.D22" style:family="table-cell">
      <style:table-cell-properties style:vertical-align="middle" fo:padding="0cm" fo:border="0.5pt solid #000001"/>
    </style:style>
    <style:style style:name="Tableau5.E22" style:family="table-cell">
      <style:table-cell-properties style:vertical-align="middle" fo:padding="0cm" fo:border="0.5pt solid #000001"/>
    </style:style>
    <style:style style:name="Tableau5.F22" style:family="table-cell">
      <style:table-cell-properties style:vertical-align="middle" fo:padding="0cm" fo:border="0.5pt solid #000001"/>
    </style:style>
    <style:style style:name="Tableau5.G22" style:family="table-cell">
      <style:table-cell-properties style:vertical-align="middle" fo:padding="0cm" fo:border="0.5pt solid #000001"/>
    </style:style>
    <style:style style:name="Tableau5.23" style:family="table-row">
      <style:table-row-properties fo:keep-together="auto"/>
    </style:style>
    <style:style style:name="Tableau5.A23" style:family="table-cell">
      <style:table-cell-properties style:vertical-align="middle" fo:padding="0cm" fo:border="0.5pt solid #000001"/>
    </style:style>
    <style:style style:name="Tableau5.B23" style:family="table-cell">
      <style:table-cell-properties style:vertical-align="middle" fo:padding="0cm" fo:border="0.5pt solid #000001"/>
    </style:style>
    <style:style style:name="Tableau5.C23" style:family="table-cell">
      <style:table-cell-properties style:vertical-align="middle" fo:padding="0cm" fo:border="0.5pt solid #000001"/>
    </style:style>
    <style:style style:name="Tableau5.D23" style:family="table-cell">
      <style:table-cell-properties style:vertical-align="middle" fo:padding="0cm" fo:border="0.5pt solid #000001"/>
    </style:style>
    <style:style style:name="Tableau5.E23" style:family="table-cell">
      <style:table-cell-properties style:vertical-align="middle" fo:padding="0cm" fo:border="0.5pt solid #000001"/>
    </style:style>
    <style:style style:name="Tableau5.F23" style:family="table-cell">
      <style:table-cell-properties style:vertical-align="middle" fo:padding="0cm" fo:border="0.5pt solid #000001"/>
    </style:style>
    <style:style style:name="Tableau5.G23" style:family="table-cell">
      <style:table-cell-properties style:vertical-align="middle" fo:padding="0cm" fo:border="0.5pt solid #000001"/>
    </style:style>
    <style:style style:name="Tableau5.24" style:family="table-row">
      <style:table-row-properties fo:keep-together="auto"/>
    </style:style>
    <style:style style:name="Tableau5.A24" style:family="table-cell">
      <style:table-cell-properties style:vertical-align="middle" fo:padding="0cm" fo:border="0.5pt solid #000001"/>
    </style:style>
    <style:style style:name="Tableau5.B24" style:family="table-cell">
      <style:table-cell-properties style:vertical-align="middle" fo:padding="0cm" fo:border="0.5pt solid #000001"/>
    </style:style>
    <style:style style:name="Tableau5.C24" style:family="table-cell">
      <style:table-cell-properties style:vertical-align="middle" fo:padding="0cm" fo:border="0.5pt solid #000001"/>
    </style:style>
    <style:style style:name="Tableau5.D24" style:family="table-cell">
      <style:table-cell-properties style:vertical-align="middle" fo:padding="0cm" fo:border="0.5pt solid #000001"/>
    </style:style>
    <style:style style:name="Tableau5.E24" style:family="table-cell">
      <style:table-cell-properties style:vertical-align="middle" fo:padding="0cm" fo:border="0.5pt solid #000001"/>
    </style:style>
    <style:style style:name="Tableau5.F24" style:family="table-cell">
      <style:table-cell-properties style:vertical-align="middle" fo:padding="0cm" fo:border="0.5pt solid #000001"/>
    </style:style>
    <style:style style:name="Tableau5.G24" style:family="table-cell">
      <style:table-cell-properties style:vertical-align="middle" fo:padding="0cm" fo:border="0.5pt solid #000001"/>
    </style:style>
    <style:style style:name="Tableau5.25" style:family="table-row">
      <style:table-row-properties fo:keep-together="auto"/>
    </style:style>
    <style:style style:name="Tableau5.A25" style:family="table-cell">
      <style:table-cell-properties style:vertical-align="middle" fo:padding="0cm" fo:border="0.5pt solid #000001"/>
    </style:style>
    <style:style style:name="Tableau5.B25" style:family="table-cell">
      <style:table-cell-properties style:vertical-align="middle" fo:padding="0cm" fo:border="0.5pt solid #000001"/>
    </style:style>
    <style:style style:name="Tableau5.C25" style:family="table-cell">
      <style:table-cell-properties style:vertical-align="middle" fo:padding="0cm" fo:border="0.5pt solid #000001"/>
    </style:style>
    <style:style style:name="Tableau5.D25" style:family="table-cell">
      <style:table-cell-properties style:vertical-align="middle" fo:padding="0cm" fo:border="0.5pt solid #000001"/>
    </style:style>
    <style:style style:name="Tableau5.E25" style:family="table-cell">
      <style:table-cell-properties style:vertical-align="middle" fo:padding="0cm" fo:border="0.5pt solid #000001"/>
    </style:style>
    <style:style style:name="Tableau5.F25" style:family="table-cell">
      <style:table-cell-properties style:vertical-align="middle" fo:padding="0cm" fo:border="0.5pt solid #000001"/>
    </style:style>
    <style:style style:name="Tableau5.G25" style:family="table-cell">
      <style:table-cell-properties style:vertical-align="middle" fo:padding="0cm" fo:border="0.5pt solid #000001"/>
    </style:style>
    <style:style style:name="Tableau5.26" style:family="table-row">
      <style:table-row-properties fo:keep-together="auto"/>
    </style:style>
    <style:style style:name="Tableau5.A26" style:family="table-cell">
      <style:table-cell-properties style:vertical-align="middle" fo:padding="0cm" fo:border="0.5pt solid #000001"/>
    </style:style>
    <style:style style:name="Tableau5.B26" style:family="table-cell">
      <style:table-cell-properties style:vertical-align="middle" fo:padding="0cm" fo:border="0.5pt solid #000001"/>
    </style:style>
    <style:style style:name="Tableau5.C26" style:family="table-cell">
      <style:table-cell-properties style:vertical-align="middle" fo:padding="0cm" fo:border="0.5pt solid #000001"/>
    </style:style>
    <style:style style:name="Tableau5.D26" style:family="table-cell">
      <style:table-cell-properties style:vertical-align="middle" fo:padding="0cm" fo:border="0.5pt solid #000001"/>
    </style:style>
    <style:style style:name="Tableau5.E26" style:family="table-cell">
      <style:table-cell-properties style:vertical-align="middle" fo:padding="0cm" fo:border="0.5pt solid #000001"/>
    </style:style>
    <style:style style:name="Tableau5.F26" style:family="table-cell">
      <style:table-cell-properties style:vertical-align="middle" fo:padding="0cm" fo:border="0.5pt solid #000001"/>
    </style:style>
    <style:style style:name="Tableau5.G26" style:family="table-cell">
      <style:table-cell-properties style:vertical-align="middle" fo:padding="0cm" fo:border="0.5pt solid #000001"/>
    </style:style>
    <style:style style:name="Tableau5.27" style:family="table-row">
      <style:table-row-properties fo:keep-together="auto"/>
    </style:style>
    <style:style style:name="Tableau5.A27" style:family="table-cell">
      <style:table-cell-properties style:vertical-align="middle" fo:padding="0cm" fo:border="0.5pt solid #000001"/>
    </style:style>
    <style:style style:name="Tableau5.B27" style:family="table-cell">
      <style:table-cell-properties style:vertical-align="middle" fo:padding="0cm" fo:border="0.5pt solid #000001"/>
    </style:style>
    <style:style style:name="Tableau5.C27" style:family="table-cell">
      <style:table-cell-properties style:vertical-align="middle" fo:padding="0cm" fo:border="0.5pt solid #000001"/>
    </style:style>
    <style:style style:name="Tableau5.D27" style:family="table-cell">
      <style:table-cell-properties style:vertical-align="middle" fo:padding="0cm" fo:border="0.5pt solid #000001"/>
    </style:style>
    <style:style style:name="Tableau5.E27" style:family="table-cell">
      <style:table-cell-properties style:vertical-align="middle" fo:padding="0cm" fo:border="0.5pt solid #000001"/>
    </style:style>
    <style:style style:name="Tableau5.F27" style:family="table-cell">
      <style:table-cell-properties style:vertical-align="middle" fo:padding="0cm" fo:border="0.5pt solid #000001"/>
    </style:style>
    <style:style style:name="Tableau5.G27" style:family="table-cell">
      <style:table-cell-properties style:vertical-align="middle" fo:padding="0cm" fo:border="0.5pt solid #000001"/>
    </style:style>
    <style:style style:name="Tableau5.28" style:family="table-row">
      <style:table-row-properties fo:keep-together="auto"/>
    </style:style>
    <style:style style:name="Tableau5.A28" style:family="table-cell">
      <style:table-cell-properties style:vertical-align="middle" fo:padding="0cm" fo:border="0.5pt solid #000001"/>
    </style:style>
    <style:style style:name="Tableau5.B28" style:family="table-cell">
      <style:table-cell-properties style:vertical-align="middle" fo:padding="0cm" fo:border="0.5pt solid #000001"/>
    </style:style>
    <style:style style:name="Tableau5.C28" style:family="table-cell">
      <style:table-cell-properties style:vertical-align="middle" fo:padding="0cm" fo:border="0.5pt solid #000001"/>
    </style:style>
    <style:style style:name="Tableau5.D28" style:family="table-cell">
      <style:table-cell-properties style:vertical-align="middle" fo:padding="0cm" fo:border="0.5pt solid #000001"/>
    </style:style>
    <style:style style:name="Tableau5.E28" style:family="table-cell">
      <style:table-cell-properties style:vertical-align="middle" fo:padding="0cm" fo:border="0.5pt solid #000001"/>
    </style:style>
    <style:style style:name="Tableau5.F28" style:family="table-cell">
      <style:table-cell-properties style:vertical-align="middle" fo:padding="0cm" fo:border="0.5pt solid #000001"/>
    </style:style>
    <style:style style:name="Tableau5.G28" style:family="table-cell">
      <style:table-cell-properties style:vertical-align="middle" fo:padding="0cm" fo:border="0.5pt solid #000001"/>
    </style:style>
    <style:style style:name="Tableau5.29" style:family="table-row">
      <style:table-row-properties fo:keep-together="auto"/>
    </style:style>
    <style:style style:name="Tableau5.A29" style:family="table-cell">
      <style:table-cell-properties style:vertical-align="middle" fo:padding="0cm" fo:border="0.5pt solid #000001"/>
    </style:style>
    <style:style style:name="Tableau5.B29" style:family="table-cell">
      <style:table-cell-properties style:vertical-align="middle" fo:padding="0cm" fo:border="0.5pt solid #000001"/>
    </style:style>
    <style:style style:name="Tableau5.C29" style:family="table-cell">
      <style:table-cell-properties style:vertical-align="middle" fo:padding="0cm" fo:border="0.5pt solid #000001"/>
    </style:style>
    <style:style style:name="Tableau5.D29" style:family="table-cell">
      <style:table-cell-properties style:vertical-align="middle" fo:padding="0cm" fo:border="0.5pt solid #000001"/>
    </style:style>
    <style:style style:name="Tableau5.E29" style:family="table-cell">
      <style:table-cell-properties style:vertical-align="middle" fo:padding="0cm" fo:border="0.5pt solid #000001"/>
    </style:style>
    <style:style style:name="Tableau5.F29" style:family="table-cell">
      <style:table-cell-properties style:vertical-align="middle" fo:padding="0cm" fo:border="0.5pt solid #000001"/>
    </style:style>
    <style:style style:name="Tableau5.G29" style:family="table-cell">
      <style:table-cell-properties style:vertical-align="middle" fo:padding="0cm" fo:border="0.5pt solid #000001"/>
    </style:style>
    <style:style style:name="Tableau6" style:family="table">
      <style:table-properties style:width="16.26cm" fo:margin-left="0.818cm" fo:margin-top="0cm" fo:margin-bottom="0cm" table:align="left" style:writing-mode="lr-tb"/>
    </style:style>
    <style:style style:name="Tableau6.A" style:family="table-column">
      <style:table-column-properties style:column-width="9.223cm"/>
    </style:style>
    <style:style style:name="Tableau6.B" style:family="table-column">
      <style:table-column-properties style:column-width="0.827cm"/>
    </style:style>
    <style:style style:name="Tableau6.E" style:family="table-column">
      <style:table-column-properties style:column-width="0.829cm"/>
    </style:style>
    <style:style style:name="Tableau6.F" style:family="table-column">
      <style:table-column-properties style:column-width="1.863cm"/>
    </style:style>
    <style:style style:name="Tableau6.1" style:family="table-row">
      <style:table-row-properties style:min-row-height="1.152cm" fo:keep-together="always"/>
    </style:style>
    <style:style style:name="Tableau6.A1" style:family="table-cell">
      <style:table-cell-properties style:vertical-align="middle" fo:padding="0cm" fo:border-left="0.5pt solid #000001" fo:border-right="0.5pt solid #000001" fo:border-top="0.5pt solid #000001" fo:border-bottom="none"/>
    </style:style>
    <style:style style:name="Tableau6.B1" style:family="table-cell">
      <style:table-cell-properties style:vertical-align="middle" fo:padding="0cm" fo:border-left="0.5pt solid #000001" fo:border-right="0.5pt solid #000001" fo:border-top="0.5pt solid #000001" fo:border-bottom="none" style:writing-mode="lr-tb"/>
    </style:style>
    <style:style style:name="Tableau6.F1" style:family="table-cell">
      <style:table-cell-properties style:vertical-align="middle" fo:padding="0cm" fo:border="0.5pt solid #000001"/>
    </style:style>
    <style:style style:name="Tableau6.G1" style:family="table-cell">
      <style:table-cell-properties style:vertical-align="middle" fo:padding="0cm" fo:border="0.5pt solid #000001"/>
    </style:style>
    <style:style style:name="Tableau6.2" style:family="table-row">
      <style:table-row-properties style:min-row-height="3.6cm" fo:keep-together="always"/>
    </style:style>
    <style:style style:name="Tableau6.F2" style:family="table-cell">
      <style:table-cell-properties style:vertical-align="middle" fo:padding="0cm" fo:border="0.5pt solid #000001"/>
    </style:style>
    <style:style style:name="Tableau6.G2" style:family="table-cell">
      <style:table-cell-properties style:vertical-align="middle" fo:padding="0cm" fo:border="0.5pt solid #000001"/>
    </style:style>
    <style:style style:name="Tableau6.3" style:family="table-row">
      <style:table-row-properties fo:keep-together="auto"/>
    </style:style>
    <style:style style:name="Tableau6.A3" style:family="table-cell">
      <style:table-cell-properties style:vertical-align="middle" fo:padding="0cm" fo:border="0.5pt solid #000001"/>
    </style:style>
    <style:style style:name="Tableau6.B3" style:family="table-cell">
      <style:table-cell-properties style:vertical-align="middle" fo:padding="0cm" fo:border="0.5pt solid #000001"/>
    </style:style>
    <style:style style:name="Tableau6.C3" style:family="table-cell">
      <style:table-cell-properties style:vertical-align="middle" fo:padding="0cm" fo:border="0.5pt solid #000001"/>
    </style:style>
    <style:style style:name="Tableau6.D3" style:family="table-cell">
      <style:table-cell-properties style:vertical-align="middle" fo:padding="0cm" fo:border="0.5pt solid #000001"/>
    </style:style>
    <style:style style:name="Tableau6.E3" style:family="table-cell">
      <style:table-cell-properties style:vertical-align="middle" fo:padding="0cm" fo:border="0.5pt solid #000001"/>
    </style:style>
    <style:style style:name="Tableau6.F3" style:family="table-cell">
      <style:table-cell-properties style:vertical-align="middle" fo:padding="0cm" fo:border="0.5pt solid #000001"/>
    </style:style>
    <style:style style:name="Tableau6.G3" style:family="table-cell">
      <style:table-cell-properties style:vertical-align="middle" fo:padding="0cm" fo:border="0.5pt solid #000001"/>
    </style:style>
    <style:style style:name="Tableau6.4" style:family="table-row">
      <style:table-row-properties fo:keep-together="auto"/>
    </style:style>
    <style:style style:name="Tableau6.A4" style:family="table-cell">
      <style:table-cell-properties style:vertical-align="middle" fo:padding="0cm" fo:border="0.5pt solid #000001"/>
    </style:style>
    <style:style style:name="Tableau6.B4" style:family="table-cell">
      <style:table-cell-properties style:vertical-align="middle" fo:padding="0cm" fo:border="0.5pt solid #000001"/>
    </style:style>
    <style:style style:name="Tableau6.C4" style:family="table-cell">
      <style:table-cell-properties style:vertical-align="middle" fo:padding="0cm" fo:border="0.5pt solid #000001"/>
    </style:style>
    <style:style style:name="Tableau6.D4" style:family="table-cell">
      <style:table-cell-properties style:vertical-align="middle" fo:padding="0cm" fo:border="0.5pt solid #000001"/>
    </style:style>
    <style:style style:name="Tableau6.E4" style:family="table-cell">
      <style:table-cell-properties style:vertical-align="middle" fo:padding="0cm" fo:border="0.5pt solid #000001"/>
    </style:style>
    <style:style style:name="Tableau6.F4" style:family="table-cell">
      <style:table-cell-properties style:vertical-align="middle" fo:padding="0cm" fo:border="0.5pt solid #000001"/>
    </style:style>
    <style:style style:name="Tableau6.G4" style:family="table-cell">
      <style:table-cell-properties style:vertical-align="middle" fo:padding="0cm" fo:border="0.5pt solid #000001"/>
    </style:style>
    <style:style style:name="Tableau6.5" style:family="table-row">
      <style:table-row-properties fo:keep-together="auto"/>
    </style:style>
    <style:style style:name="Tableau6.A5" style:family="table-cell">
      <style:table-cell-properties style:vertical-align="middle" fo:padding="0cm" fo:border="0.5pt solid #000001"/>
    </style:style>
    <style:style style:name="Tableau6.B5" style:family="table-cell">
      <style:table-cell-properties style:vertical-align="middle" fo:padding="0cm" fo:border="0.5pt solid #000001"/>
    </style:style>
    <style:style style:name="Tableau6.C5" style:family="table-cell">
      <style:table-cell-properties style:vertical-align="middle" fo:padding="0cm" fo:border="0.5pt solid #000001"/>
    </style:style>
    <style:style style:name="Tableau6.D5" style:family="table-cell">
      <style:table-cell-properties style:vertical-align="middle" fo:padding="0cm" fo:border="0.5pt solid #000001"/>
    </style:style>
    <style:style style:name="Tableau6.E5" style:family="table-cell">
      <style:table-cell-properties style:vertical-align="middle" fo:padding="0cm" fo:border="0.5pt solid #000001"/>
    </style:style>
    <style:style style:name="Tableau6.F5" style:family="table-cell">
      <style:table-cell-properties style:vertical-align="middle" fo:padding="0cm" fo:border="0.5pt solid #000001"/>
    </style:style>
    <style:style style:name="Tableau6.G5" style:family="table-cell">
      <style:table-cell-properties style:vertical-align="middle" fo:padding="0cm" fo:border="0.5pt solid #000001"/>
    </style:style>
    <style:style style:name="Tableau6.6" style:family="table-row">
      <style:table-row-properties fo:keep-together="auto"/>
    </style:style>
    <style:style style:name="Tableau6.A6" style:family="table-cell">
      <style:table-cell-properties style:vertical-align="middle" fo:padding="0cm" fo:border="0.5pt solid #000001"/>
    </style:style>
    <style:style style:name="Tableau6.B6" style:family="table-cell">
      <style:table-cell-properties style:vertical-align="middle" fo:padding="0cm" fo:border="0.5pt solid #000001"/>
    </style:style>
    <style:style style:name="Tableau6.C6" style:family="table-cell">
      <style:table-cell-properties style:vertical-align="middle" fo:padding="0cm" fo:border="0.5pt solid #000001"/>
    </style:style>
    <style:style style:name="Tableau6.D6" style:family="table-cell">
      <style:table-cell-properties style:vertical-align="middle" fo:padding="0cm" fo:border="0.5pt solid #000001"/>
    </style:style>
    <style:style style:name="Tableau6.E6" style:family="table-cell">
      <style:table-cell-properties style:vertical-align="middle" fo:padding="0cm" fo:border="0.5pt solid #000001"/>
    </style:style>
    <style:style style:name="Tableau6.F6" style:family="table-cell">
      <style:table-cell-properties style:vertical-align="middle" fo:padding="0cm" fo:border="0.5pt solid #000001"/>
    </style:style>
    <style:style style:name="Tableau6.G6" style:family="table-cell">
      <style:table-cell-properties style:vertical-align="middle" fo:padding="0cm" fo:border="0.5pt solid #000001"/>
    </style:style>
    <style:style style:name="Tableau6.7" style:family="table-row">
      <style:table-row-properties fo:keep-together="auto"/>
    </style:style>
    <style:style style:name="Tableau6.A7" style:family="table-cell">
      <style:table-cell-properties style:vertical-align="middle" fo:padding="0cm" fo:border="0.5pt solid #000001"/>
    </style:style>
    <style:style style:name="Tableau6.B7" style:family="table-cell">
      <style:table-cell-properties style:vertical-align="middle" fo:padding="0cm" fo:border="0.5pt solid #000001"/>
    </style:style>
    <style:style style:name="Tableau6.C7" style:family="table-cell">
      <style:table-cell-properties style:vertical-align="middle" fo:padding="0cm" fo:border="0.5pt solid #000001"/>
    </style:style>
    <style:style style:name="Tableau6.D7" style:family="table-cell">
      <style:table-cell-properties style:vertical-align="middle" fo:padding="0cm" fo:border="0.5pt solid #000001"/>
    </style:style>
    <style:style style:name="Tableau6.E7" style:family="table-cell">
      <style:table-cell-properties style:vertical-align="middle" fo:padding="0cm" fo:border="0.5pt solid #000001"/>
    </style:style>
    <style:style style:name="Tableau6.F7" style:family="table-cell">
      <style:table-cell-properties style:vertical-align="middle" fo:padding="0cm" fo:border="0.5pt solid #000001"/>
    </style:style>
    <style:style style:name="Tableau6.G7" style:family="table-cell">
      <style:table-cell-properties style:vertical-align="middle" fo:padding="0cm" fo:border="0.5pt solid #000001"/>
    </style:style>
    <style:style style:name="Tableau6.8" style:family="table-row">
      <style:table-row-properties fo:keep-together="auto"/>
    </style:style>
    <style:style style:name="Tableau6.A8" style:family="table-cell">
      <style:table-cell-properties style:vertical-align="middle" fo:padding="0cm" fo:border="0.5pt solid #000001"/>
    </style:style>
    <style:style style:name="Tableau6.B8" style:family="table-cell">
      <style:table-cell-properties style:vertical-align="middle" fo:padding="0cm" fo:border="0.5pt solid #000001"/>
    </style:style>
    <style:style style:name="Tableau6.C8" style:family="table-cell">
      <style:table-cell-properties style:vertical-align="middle" fo:padding="0cm" fo:border="0.5pt solid #000001"/>
    </style:style>
    <style:style style:name="Tableau6.D8" style:family="table-cell">
      <style:table-cell-properties style:vertical-align="middle" fo:padding="0cm" fo:border="0.5pt solid #000001"/>
    </style:style>
    <style:style style:name="Tableau6.E8" style:family="table-cell">
      <style:table-cell-properties style:vertical-align="middle" fo:padding="0cm" fo:border="0.5pt solid #000001"/>
    </style:style>
    <style:style style:name="Tableau6.F8" style:family="table-cell">
      <style:table-cell-properties style:vertical-align="middle" fo:padding="0cm" fo:border="0.5pt solid #000001"/>
    </style:style>
    <style:style style:name="Tableau6.G8" style:family="table-cell">
      <style:table-cell-properties style:vertical-align="middle" fo:padding="0cm" fo:border="0.5pt solid #000001"/>
    </style:style>
    <style:style style:name="Tableau6.9" style:family="table-row">
      <style:table-row-properties fo:keep-together="auto"/>
    </style:style>
    <style:style style:name="Tableau6.A9" style:family="table-cell">
      <style:table-cell-properties style:vertical-align="middle" fo:padding="0cm" fo:border="0.5pt solid #000001"/>
    </style:style>
    <style:style style:name="Tableau6.B9" style:family="table-cell">
      <style:table-cell-properties style:vertical-align="middle" fo:padding="0cm" fo:border="0.5pt solid #000001"/>
    </style:style>
    <style:style style:name="Tableau6.C9" style:family="table-cell">
      <style:table-cell-properties style:vertical-align="middle" fo:padding="0cm" fo:border="0.5pt solid #000001"/>
    </style:style>
    <style:style style:name="Tableau6.D9" style:family="table-cell">
      <style:table-cell-properties style:vertical-align="middle" fo:padding="0cm" fo:border="0.5pt solid #000001"/>
    </style:style>
    <style:style style:name="Tableau6.E9" style:family="table-cell">
      <style:table-cell-properties style:vertical-align="middle" fo:padding="0cm" fo:border="0.5pt solid #000001"/>
    </style:style>
    <style:style style:name="Tableau6.F9" style:family="table-cell">
      <style:table-cell-properties style:vertical-align="middle" fo:padding="0cm" fo:border="0.5pt solid #000001"/>
    </style:style>
    <style:style style:name="Tableau6.G9" style:family="table-cell">
      <style:table-cell-properties style:vertical-align="middle" fo:padding="0cm" fo:border="0.5pt solid #000001"/>
    </style:style>
    <style:style style:name="Tableau6.10" style:family="table-row">
      <style:table-row-properties fo:keep-together="auto"/>
    </style:style>
    <style:style style:name="Tableau6.A10" style:family="table-cell">
      <style:table-cell-properties style:vertical-align="middle" fo:padding="0cm" fo:border="0.5pt solid #000001"/>
    </style:style>
    <style:style style:name="Tableau6.B10" style:family="table-cell">
      <style:table-cell-properties style:vertical-align="middle" fo:padding="0cm" fo:border="0.5pt solid #000001"/>
    </style:style>
    <style:style style:name="Tableau6.C10" style:family="table-cell">
      <style:table-cell-properties style:vertical-align="middle" fo:padding="0cm" fo:border="0.5pt solid #000001"/>
    </style:style>
    <style:style style:name="Tableau6.D10" style:family="table-cell">
      <style:table-cell-properties style:vertical-align="middle" fo:padding="0cm" fo:border="0.5pt solid #000001"/>
    </style:style>
    <style:style style:name="Tableau6.E10" style:family="table-cell">
      <style:table-cell-properties style:vertical-align="middle" fo:padding="0cm" fo:border="0.5pt solid #000001"/>
    </style:style>
    <style:style style:name="Tableau6.F10" style:family="table-cell">
      <style:table-cell-properties style:vertical-align="middle" fo:padding="0cm" fo:border="0.5pt solid #000001"/>
    </style:style>
    <style:style style:name="Tableau6.G10" style:family="table-cell">
      <style:table-cell-properties style:vertical-align="middle" fo:padding="0cm" fo:border="0.5pt solid #000001"/>
    </style:style>
    <style:style style:name="Tableau6.11" style:family="table-row">
      <style:table-row-properties fo:keep-together="auto"/>
    </style:style>
    <style:style style:name="Tableau6.A11" style:family="table-cell">
      <style:table-cell-properties style:vertical-align="middle" fo:padding="0cm" fo:border="0.5pt solid #000001"/>
    </style:style>
    <style:style style:name="Tableau6.B11" style:family="table-cell">
      <style:table-cell-properties style:vertical-align="middle" fo:padding="0cm" fo:border="0.5pt solid #000001"/>
    </style:style>
    <style:style style:name="Tableau6.C11" style:family="table-cell">
      <style:table-cell-properties style:vertical-align="middle" fo:padding="0cm" fo:border="0.5pt solid #000001"/>
    </style:style>
    <style:style style:name="Tableau6.D11" style:family="table-cell">
      <style:table-cell-properties style:vertical-align="middle" fo:padding="0cm" fo:border="0.5pt solid #000001"/>
    </style:style>
    <style:style style:name="Tableau6.E11" style:family="table-cell">
      <style:table-cell-properties style:vertical-align="middle" fo:padding="0cm" fo:border="0.5pt solid #000001"/>
    </style:style>
    <style:style style:name="Tableau6.F11" style:family="table-cell">
      <style:table-cell-properties style:vertical-align="middle" fo:padding="0cm" fo:border="0.5pt solid #000001"/>
    </style:style>
    <style:style style:name="Tableau6.G11" style:family="table-cell">
      <style:table-cell-properties style:vertical-align="middle" fo:padding="0cm" fo:border="0.5pt solid #000001"/>
    </style:style>
    <style:style style:name="Tableau6.12" style:family="table-row">
      <style:table-row-properties fo:keep-together="auto"/>
    </style:style>
    <style:style style:name="Tableau6.A12" style:family="table-cell">
      <style:table-cell-properties style:vertical-align="middle" fo:padding="0cm" fo:border="0.5pt solid #000001"/>
    </style:style>
    <style:style style:name="Tableau6.B12" style:family="table-cell">
      <style:table-cell-properties style:vertical-align="middle" fo:padding="0cm" fo:border="0.5pt solid #000001"/>
    </style:style>
    <style:style style:name="Tableau6.C12" style:family="table-cell">
      <style:table-cell-properties style:vertical-align="middle" fo:padding="0cm" fo:border="0.5pt solid #000001"/>
    </style:style>
    <style:style style:name="Tableau6.D12" style:family="table-cell">
      <style:table-cell-properties style:vertical-align="middle" fo:padding="0cm" fo:border="0.5pt solid #000001"/>
    </style:style>
    <style:style style:name="Tableau6.E12" style:family="table-cell">
      <style:table-cell-properties style:vertical-align="middle" fo:padding="0cm" fo:border="0.5pt solid #000001"/>
    </style:style>
    <style:style style:name="Tableau6.F12" style:family="table-cell">
      <style:table-cell-properties style:vertical-align="middle" fo:padding="0cm" fo:border="0.5pt solid #000001"/>
    </style:style>
    <style:style style:name="Tableau6.G12" style:family="table-cell">
      <style:table-cell-properties style:vertical-align="middle" fo:padding="0cm" fo:border="0.5pt solid #000001"/>
    </style:style>
    <style:style style:name="P1" style:family="paragraph" style:parent-style-name="Footer">
      <style:paragraph-properties fo:margin-left="0cm" fo:margin-right="0.014cm" fo:margin-top="0.423cm" fo:margin-bottom="0.423cm" loext:contextual-spacing="false" style:line-height-at-least="0.423cm" fo:text-align="justify" style:justify-single-word="false" fo:keep-together="always" fo:orphans="2" fo:widows="2" fo:text-indent="0cm" style:auto-text-indent="false" fo:padding="0cm" fo:border-left="none" fo:border-right="none" fo:border-top="0.74pt solid #000001" fo:border-bottom="none" style:vertical-align="auto">
        <style:tab-stops>
          <style:tab-stop style:position="17.039cm" style:type="right"/>
        </style:tab-stops>
      </style:paragraph-properties>
    </style:style>
    <style:style style:name="P2" style:family="paragraph" style:parent-style-name="Footer">
      <style:paragraph-properties fo:margin-left="0cm" fo:margin-right="0.014cm" fo:margin-top="0.423cm" fo:margin-bottom="0.423cm" loext:contextual-spacing="false" style:line-height-at-least="0.423cm" fo:text-align="justify" style:justify-single-word="false" fo:keep-together="always" fo:orphans="2" fo:widows="2" fo:text-indent="0cm" style:auto-text-indent="false" style:vertical-align="auto">
        <style:tab-stops>
          <style:tab-stop style:position="17.039cm" style:type="right"/>
        </style:tab-stops>
      </style:paragraph-properties>
      <style:text-properties style:font-name="Helvetica" fo:font-size="10pt" fo:language="en" fo:country="GB" style:font-size-asian="10pt" style:language-asian="en" style:country-asian="US"/>
    </style:style>
    <style:style style:name="P3" style:family="paragraph" style:parent-style-name="Header">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8.5cm" style:type="center"/>
          <style:tab-stop style:position="16cm" style:type="right"/>
        </style:tab-stops>
      </style:paragraph-properties>
      <style:text-properties style:font-name="Helvetica" fo:font-size="10pt" fo:language="en" fo:country="GB" style:font-size-asian="10pt" style:language-asian="en" style:country-asian="US"/>
    </style:style>
    <style:style style:name="P4" style:family="paragraph" style:parent-style-name="Header">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style>
    <style:style style:name="P5" style:family="paragraph" style:parent-style-name="Header">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language="en" fo:country="US"/>
    </style:style>
    <style:style style:name="P6"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size="10pt" fo:language="en" fo:country="GB" style:font-size-asian="10pt" style:language-asian="en" style:country-asian="US"/>
    </style:style>
    <style:style style:name="P7"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style>
    <style:style style:name="P8"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language="fr" fo:country="FR"/>
    </style:style>
    <style:style style:name="P9"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language="fr" fo:country="FR" style:language-asian="fr" style:country-asian="FR"/>
    </style:style>
    <style:style style:name="P10"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language="en" fo:country="US"/>
    </style:style>
    <style:style style:name="P11"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style>
    <style:style style:name="P12"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ab-stops>
          <style:tab-stop style:position="2.725cm"/>
        </style:tab-stops>
      </style:paragraph-properties>
    </style:style>
    <style:style style:name="P13" style:family="paragraph" style:parent-style-name="Header">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ext-properties fo:language="fr" fo:country="FR" style:language-asian="fr" style:country-asian="FR"/>
    </style:style>
    <style:style style:name="P14" style:family="paragraph" style:parent-style-name="Header">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style>
    <style:style style:name="P15" style:family="paragraph" style:parent-style-name="Enum_20_début">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style>
    <style:style style:name="P16" style:family="paragraph" style:parent-style-name="Enum_20_début">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style>
    <style:style style:name="P17" style:family="paragraph" style:parent-style-name="code">
      <style:paragraph-properties fo:margin-left="0cm" fo:margin-right="0cm" fo:margin-top="0cm" fo:margin-bottom="0cm" loext:contextual-spacing="false" fo:text-align="justify" style:justify-single-word="false" fo:orphans="2" fo:widows="2" fo:text-indent="0cm" style:auto-text-indent="false" style:vertical-align="auto">
        <style:tab-stops/>
      </style:paragraph-properties>
      <style:text-properties style:font-name="Courier" fo:language="fr" fo:country="FR" style:language-asian="fr" style:country-asian="FR"/>
    </style:style>
    <style:style style:name="P18" style:family="paragraph" style:parent-style-name="Plain_20_Text">
      <style:paragraph-properties fo:margin-left="0cm" fo:margin-right="0cm" fo:margin-top="0cm" fo:margin-bottom="0cm" loext:contextual-spacing="false" fo:text-align="center" style:justify-single-word="false" fo:orphans="2" fo:widows="2" fo:text-indent="0cm" style:auto-text-indent="false" style:vertical-align="auto">
        <style:tab-stops/>
      </style:paragraph-properties>
      <style:text-properties style:font-name="Courier New" fo:font-weight="bold" style:font-weight-asian="bold"/>
    </style:style>
    <style:style style:name="P19" style:family="paragraph" style:parent-style-name="Plain_20_Text">
      <style:paragraph-properties fo:margin-left="0cm" fo:margin-right="0cm" fo:margin-top="0cm" fo:margin-bottom="0cm" loext:contextual-spacing="false" fo:text-align="center" style:justify-single-word="false" fo:orphans="2" fo:widows="2" fo:text-indent="0cm" style:auto-text-indent="false" style:vertical-align="auto">
        <style:tab-stops/>
      </style:paragraph-properties>
      <style:text-properties style:font-name="Courier New" fo:language="fr" fo:country="FR" fo:font-weight="bold" style:font-weight-asian="bold"/>
    </style:style>
    <style:style style:name="P20" style:family="paragraph" style:parent-style-name="Plain_20_Text">
      <style:paragraph-properties fo:margin-left="0cm" fo:margin-right="0cm" fo:margin-top="0cm" fo:margin-bottom="0cm" loext:contextual-spacing="false" fo:text-align="center" style:justify-single-word="false" fo:orphans="2" fo:widows="2" fo:text-indent="0cm" style:auto-text-indent="false" style:vertical-align="auto">
        <style:tab-stops/>
      </style:paragraph-properties>
      <style:text-properties style:font-name="Courier New" fo:language="fr" fo:country="FR"/>
    </style:style>
    <style:style style:name="P21" style:family="paragraph" style:parent-style-name="Plain_20_Text">
      <style:paragraph-properties fo:margin-left="0cm" fo:margin-right="0cm" fo:margin-top="0cm" fo:margin-bottom="0cm" loext:contextual-spacing="false" fo:text-align="center" style:justify-single-word="false" fo:orphans="2" fo:widows="2" fo:text-indent="0cm" style:auto-text-indent="false" style:vertical-align="auto"/>
      <style:text-properties style:font-name="Courier New" fo:language="fr" fo:country="FR"/>
    </style:style>
    <style:style style:name="P22" style:family="paragraph" style:parent-style-name="Plain_20_Text">
      <style:paragraph-properties fo:margin-left="0cm" fo:margin-right="0cm" fo:margin-top="0cm" fo:margin-bottom="0cm" loext:contextual-spacing="false" fo:text-align="start" style:justify-single-word="false" fo:orphans="2" fo:widows="2" fo:text-indent="0cm" style:auto-text-indent="false" style:vertical-align="auto">
        <style:tab-stops/>
      </style:paragraph-properties>
      <style:text-properties style:font-name="Courier New" fo:language="fr" fo:country="FR"/>
    </style:style>
    <style:style style:name="P23" style:family="paragraph" style:parent-style-name="Plain_20_Text">
      <style:paragraph-properties fo:margin-left="0cm" fo:margin-right="0cm" fo:margin-top="0cm" fo:margin-bottom="0cm" loext:contextual-spacing="false" fo:text-align="start" style:justify-single-word="false" fo:orphans="2" fo:widows="2" fo:text-indent="0cm" style:auto-text-indent="false" style:vertical-align="auto"/>
      <style:text-properties style:font-name="Courier New" fo:language="fr" fo:country="FR"/>
    </style:style>
    <style:style style:name="P24" style:family="paragraph" style:parent-style-name="Plain_20_Text">
      <style:paragraph-properties fo:margin-left="0cm" fo:margin-right="0cm" fo:margin-top="0cm" fo:margin-bottom="0cm" loext:contextual-spacing="false" fo:text-align="center" style:justify-single-word="false" fo:orphans="2" fo:widows="2" fo:text-indent="0cm" style:auto-text-indent="false" style:vertical-align="auto">
        <style:tab-stops/>
      </style:paragraph-properties>
      <style:text-properties style:font-name="Courier New" fo:language="en" fo:country="US" fo:font-weight="bold" style:font-weight-asian="bold"/>
    </style:style>
    <style:style style:name="P25" style:family="paragraph" style:parent-style-name="Plain_20_Text">
      <style:paragraph-properties fo:margin-left="0cm" fo:margin-right="0cm" fo:margin-top="0cm" fo:margin-bottom="0cm" loext:contextual-spacing="false" fo:text-align="center" style:justify-single-word="false" fo:orphans="2" fo:widows="2" fo:text-indent="0cm" style:auto-text-indent="false" style:vertical-align="auto"/>
      <style:text-properties style:font-name="Courier New" fo:language="en" fo:country="US"/>
    </style:style>
    <style:style style:name="P26" style:family="paragraph" style:parent-style-name="Plain_20_Text">
      <style:paragraph-properties fo:margin-left="0cm" fo:margin-right="0cm" fo:margin-top="0cm" fo:margin-bottom="0cm" loext:contextual-spacing="false" fo:text-align="center" style:justify-single-word="false" fo:orphans="2" fo:widows="2" fo:text-indent="0cm" style:auto-text-indent="false" style:vertical-align="auto">
        <style:tab-stops/>
      </style:paragraph-properties>
      <style:text-properties style:font-name="Courier New" fo:language="en" fo:country="US"/>
    </style:style>
    <style:style style:name="P27" style:family="paragraph" style:parent-style-name="Plain_20_Text">
      <style:paragraph-properties fo:margin-left="0cm" fo:margin-right="0cm" fo:margin-top="0cm" fo:margin-bottom="0cm" loext:contextual-spacing="false" fo:text-align="start" style:justify-single-word="false" fo:orphans="2" fo:widows="2" fo:text-indent="0cm" style:auto-text-indent="false" style:vertical-align="auto"/>
      <style:text-properties style:font-name="Courier New" fo:language="en" fo:country="US"/>
    </style:style>
    <style:style style:name="P28" style:family="paragraph" style:parent-style-name="Plain_20_Text">
      <style:paragraph-properties fo:margin-left="0cm" fo:margin-right="0cm" fo:margin-top="0cm" fo:margin-bottom="0cm" loext:contextual-spacing="false" fo:text-align="start" style:justify-single-word="false" fo:orphans="2" fo:widows="2" fo:text-indent="0cm" style:auto-text-indent="false" style:vertical-align="auto">
        <style:tab-stops/>
      </style:paragraph-properties>
      <style:text-properties style:font-name="Courier New" fo:language="en" fo:country="US"/>
    </style:style>
    <style:style style:name="P29" style:family="paragraph" style:parent-style-name="Plain_20_Text">
      <style:paragraph-properties fo:margin-left="0cm" fo:margin-right="0cm" fo:margin-top="0cm" fo:margin-bottom="0cm" loext:contextual-spacing="false" fo:text-align="start" style:justify-single-word="false" fo:orphans="2" fo:widows="2" fo:text-indent="0cm" style:auto-text-indent="false" style:vertical-align="auto"/>
      <style:text-properties style:font-name="Courier New"/>
    </style:style>
    <style:style style:name="P30" style:family="paragraph" style:parent-style-name="Plain_20_Text">
      <style:paragraph-properties fo:margin-left="0cm" fo:margin-right="0cm" fo:margin-top="0cm" fo:margin-bottom="0cm" loext:contextual-spacing="false" fo:text-align="center" style:justify-single-word="false" fo:orphans="2" fo:widows="2" fo:text-indent="0cm" style:auto-text-indent="false" style:vertical-align="auto"/>
      <style:text-properties style:font-name="Courier New"/>
    </style:style>
    <style:style style:name="P31" style:family="paragraph" style:parent-style-name="Plain_20_Text">
      <style:paragraph-properties fo:margin-left="0cm" fo:margin-right="0cm" fo:margin-top="0cm" fo:margin-bottom="0cm" loext:contextual-spacing="false" fo:text-align="center" style:justify-single-word="false" fo:orphans="2" fo:widows="2" fo:text-indent="0cm" style:auto-text-indent="false" fo:keep-with-next="always" style:vertical-align="auto"/>
      <style:text-properties style:font-name="Courier New" fo:language="fr" fo:country="FR"/>
    </style:style>
    <style:style style:name="P32" style:family="paragraph" style:parent-style-name="Plain_20_Text">
      <style:paragraph-properties fo:margin-left="0cm" fo:margin-right="0cm" fo:margin-top="0cm" fo:margin-bottom="0cm" loext:contextual-spacing="false" fo:text-align="start" style:justify-single-word="false" fo:orphans="2" fo:widows="2" fo:text-indent="0cm" style:auto-text-indent="false" fo:keep-with-next="always" style:vertical-align="auto"/>
      <style:text-properties style:font-name="Courier New" fo:language="fr" fo:country="FR"/>
    </style:style>
    <style:style style:name="P33" style:family="paragraph" style:parent-style-name="Standard">
      <style:paragraph-properties fo:margin-left="0cm" fo:margin-right="0cm" fo:margin-top="0cm" fo:margin-bottom="0.423cm" loext:contextual-spacing="false" style:line-height-at-least="0.423cm" fo:text-align="center" style:justify-single-word="false" fo:keep-together="always" fo:orphans="2" fo:widows="2" fo:text-indent="0cm" style:auto-text-indent="false" style:vertical-align="auto"/>
    </style:style>
    <style:style style:name="P34" style:family="paragraph" style:parent-style-name="Standard">
      <style:paragraph-properties fo:margin-left="0cm" fo:margin-right="0cm" fo:margin-top="0cm" fo:margin-bottom="0.423cm" loext:contextual-spacing="false" style:line-height-at-least="0.423cm" fo:text-align="justify" style:justify-single-word="false" fo:keep-together="always" fo:orphans="2" fo:widows="2" fo:text-indent="0cm" style:auto-text-indent="false" style:vertical-align="auto"/>
    </style:style>
    <style:style style:name="P35" style:family="paragraph" style:parent-style-name="Standard">
      <style:paragraph-properties fo:margin-left="0cm" fo:margin-right="0cm" fo:margin-top="0cm" fo:margin-bottom="0.423cm" loext:contextual-spacing="false" style:line-height-at-least="0.423cm" fo:text-align="start" style:justify-single-word="false" fo:keep-together="always" fo:orphans="2" fo:widows="2" fo:text-indent="0cm" style:auto-text-indent="false" style:vertical-align="auto"/>
    </style:style>
    <style:style style:name="P36" style:family="paragraph" style:parent-style-name="Standard">
      <style:paragraph-properties fo:margin-left="0cm" fo:margin-right="0cm" fo:margin-top="0cm" fo:margin-bottom="0.423cm" loext:contextual-spacing="false" style:line-height-at-least="0.423cm" fo:text-align="center" style:justify-single-word="false" fo:keep-together="always" fo:orphans="2" fo:widows="2" fo:text-indent="0cm" style:auto-text-indent="false" style:vertical-align="auto"/>
      <style:text-properties fo:font-size="18pt" fo:font-weight="bold" style:font-size-asian="18pt" style:font-weight-asian="bold"/>
    </style:style>
    <style:style style:name="P37" style:family="paragraph" style:parent-style-name="Plain_20_Text">
      <style:paragraph-properties fo:margin-left="0cm" fo:margin-right="0cm" fo:margin-top="0cm" fo:margin-bottom="0.423cm" loext:contextual-spacing="false" style:line-height-at-least="0.423cm" fo:text-align="start" style:justify-single-word="false" fo:keep-together="always" fo:orphans="2" fo:widows="2" fo:text-indent="0cm" style:auto-text-indent="false" style:vertical-align="auto"/>
    </style:style>
    <style:style style:name="P38" style:family="paragraph" style:parent-style-name="Standard">
      <style:paragraph-properties fo:margin-left="0cm" fo:margin-right="0cm" fo:margin-top="0cm" fo:margin-bottom="0.494cm" loext:contextual-spacing="false" fo:text-align="justify" style:justify-single-word="false" fo:keep-together="always" fo:orphans="2" fo:widows="2" fo:text-indent="0cm" style:auto-text-indent="false" style:vertical-align="auto"/>
    </style:style>
    <style:style style:name="P39" style:family="paragraph" style:parent-style-name="Body_20_Text_20_2">
      <style:paragraph-properties fo:margin-left="0cm" fo:margin-right="0cm" fo:margin-top="0cm" fo:margin-bottom="0.494cm" loext:contextual-spacing="false" fo:text-align="justify" style:justify-single-word="false" fo:keep-together="always" fo:orphans="2" fo:widows="2" fo:text-indent="0cm" style:auto-text-indent="false" style:vertical-align="auto">
        <style:tab-stops>
          <style:tab-stop style:position="0.501cm"/>
        </style:tab-stops>
      </style:paragraph-properties>
    </style:style>
    <style:style style:name="P40" style:family="paragraph" style:parent-style-name="Sommaire">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fo:break-before="page" style:vertical-align="auto"/>
    </style:style>
    <style:style style:name="P41" style:family="paragraph" style:parent-style-name="Sommaire">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style:vertical-align="auto"/>
      <style:text-properties fo:font-weight="normal" style:font-weight-asian="normal"/>
    </style:style>
    <style:style style:name="P42" style:family="paragraph" style:parent-style-name="Table">
      <style:paragraph-properties fo:margin-left="0cm" fo:margin-right="0cm" fo:margin-top="0.035cm" fo:margin-bottom="0.035cm" loext:contextual-spacing="false" fo:line-height="0.353cm" fo:text-align="justify" style:justify-single-word="false" fo:keep-together="always" fo:orphans="2" fo:widows="2" fo:text-indent="0cm" style:auto-text-indent="false" style:vertical-align="auto"/>
    </style:style>
    <style:style style:name="P43" style:family="paragraph" style:parent-style-name="Table">
      <style:paragraph-properties fo:margin-left="0cm" fo:margin-right="0cm" fo:margin-top="0.035cm" fo:margin-bottom="0.035cm" loext:contextual-spacing="false" fo:line-height="0.353cm" fo:text-align="justify" style:justify-single-word="false" fo:orphans="2" fo:widows="2" fo:text-indent="0cm" style:auto-text-indent="false" style:vertical-align="auto">
        <style:tab-stops/>
      </style:paragraph-properties>
      <style:text-properties fo:font-size="8pt" style:font-size-asian="8pt"/>
    </style:style>
    <style:style style:name="P44" style:family="paragraph" style:parent-style-name="Table">
      <style:paragraph-properties fo:margin-left="0cm" fo:margin-right="0cm" fo:margin-top="0.035cm" fo:margin-bottom="0.035cm" loext:contextual-spacing="false" fo:line-height="0.353cm" fo:text-align="justify" style:justify-single-word="false" fo:keep-together="always" fo:orphans="2" fo:widows="2" fo:text-indent="0cm" style:auto-text-indent="false" style:vertical-align="auto"/>
      <style:text-properties fo:font-size="8pt" style:font-size-asian="8pt"/>
    </style:style>
    <style:style style:name="P45" style:family="paragraph" style:parent-style-name="Standard">
      <style:paragraph-properties fo:margin-left="1.981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style>
    <style:style style:name="P46" style:family="paragraph" style:parent-style-name="Standard">
      <style:paragraph-properties fo:margin-left="1.981cm" fo:margin-right="0cm" fo:margin-top="0cm" fo:margin-bottom="0.423cm" loext:contextual-spacing="false" style:line-height-at-least="0.423cm" fo:text-align="justify" style:justify-single-word="false" fo:keep-together="always" fo:orphans="0" fo:widows="0" fo:text-indent="0cm" style:auto-text-indent="false" fo:keep-with-next="always" style:vertical-align="auto"/>
    </style:style>
    <style:style style:name="P47" style:family="paragraph" style:parent-style-name="Standard">
      <style:paragraph-properties fo:margin-left="1.981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ext-properties fo:language="en" fo:country="US"/>
    </style:style>
    <style:style style:name="P48" style:family="paragraph" style:parent-style-name="Header">
      <style:paragraph-properties fo:margin-left="1.981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style>
    <style:style style:name="P49" style:family="paragraph" style:parent-style-name="Enum_20_début">
      <style:paragraph-properties fo:margin-left="1.981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style>
    <style:style style:name="P50" style:family="paragraph" style:parent-style-name="Standard">
      <style:paragraph-properties fo:margin-left="1.981cm" fo:margin-right="0cm" fo:margin-top="0cm" fo:margin-bottom="0.423cm" loext:contextual-spacing="false" style:line-height-at-least="0.423cm" fo:text-align="justify" style:justify-single-word="false" fo:keep-together="always" fo:orphans="2" fo:widows="2" fo:text-indent="0cm" style:auto-text-indent="false" style:vertical-align="auto"/>
    </style:style>
    <style:style style:name="P51" style:family="paragraph" style:parent-style-name="Standard">
      <style:paragraph-properties fo:margin-left="1.981cm" fo:margin-right="0cm" fo:margin-top="0cm" fo:margin-bottom="0.423cm" loext:contextual-spacing="false" style:line-height-at-least="0.423cm" fo:text-align="start" style:justify-single-word="false" fo:keep-together="always" fo:orphans="2" fo:widows="2" fo:text-indent="0cm" style:auto-text-indent="false" style:vertical-align="auto"/>
      <style:text-properties fo:language="fr" fo:country="FR"/>
    </style:style>
    <style:style style:name="P52" style:family="paragraph" style:parent-style-name="Standard">
      <style:paragraph-properties fo:margin-left="1.981cm" fo:margin-right="0cm" fo:margin-top="0.212cm" fo:margin-bottom="0.212cm" loext:contextual-spacing="false" style:line-height-at-least="0.423cm" fo:text-align="justify" style:justify-single-word="false" fo:keep-together="always" fo:orphans="2" fo:widows="2" fo:text-indent="0cm" style:auto-text-indent="false" fo:keep-with-next="always" style:vertical-align="auto"/>
    </style:style>
    <style:style style:name="P53" style:family="paragraph" style:parent-style-name="code">
      <style:paragraph-properties fo:margin-left="1.98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fo:letter-spacing="-0.035cm"/>
    </style:style>
    <style:style style:name="P54" style:family="paragraph" style:parent-style-name="code">
      <style:paragraph-properties fo:margin-left="1.981cm" fo:margin-right="0cm" fo:text-align="start"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fo:letter-spacing="-0.035cm"/>
    </style:style>
    <style:style style:name="P55" style:family="paragraph" style:parent-style-name="code">
      <style:paragraph-properties fo:margin-left="1.98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56" style:family="paragraph" style:parent-style-name="code">
      <style:paragraph-properties fo:margin-left="1.98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fo:font-size="9pt" fo:letter-spacing="-0.035cm" style:font-size-asian="9pt"/>
    </style:style>
    <style:style style:name="P57" style:family="paragraph" style:parent-style-name="code">
      <style:paragraph-properties fo:margin-left="1.981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style>
    <style:style style:name="P58" style:family="paragraph" style:parent-style-name="code">
      <style:paragraph-properties fo:margin-left="1.981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 style:position="11.135cm"/>
        </style:tab-stops>
      </style:paragraph-properties>
    </style:style>
    <style:style style:name="P59" style:family="paragraph" style:parent-style-name="code">
      <style:paragraph-properties fo:margin-left="1.981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 style:position="10.721cm"/>
        </style:tab-stops>
      </style:paragraph-properties>
    </style:style>
    <style:style style:name="P60" style:family="paragraph" style:parent-style-name="code">
      <style:paragraph-properties fo:margin-left="1.981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text-properties fo:font-size="9pt" fo:letter-spacing="-0.035cm" style:font-size-asian="9pt"/>
    </style:style>
    <style:style style:name="P61" style:family="paragraph" style:parent-style-name="caption">
      <style:paragraph-properties fo:margin-left="1.981cm" fo:margin-right="0cm" fo:margin-top="0.071cm" fo:margin-bottom="0.423cm" loext:contextual-spacing="false" style:line-height-at-least="0.423cm" fo:text-align="center" style:justify-single-word="false" fo:keep-together="always" fo:orphans="2" fo:widows="2" fo:text-indent="0cm" style:auto-text-indent="false" style:vertical-align="auto"/>
    </style:style>
    <style:style style:name="P62" style:family="paragraph" style:parent-style-name="Standard">
      <style:paragraph-properties fo:margin-left="0.25cm" fo:margin-right="0cm" fo:margin-top="0cm" fo:margin-bottom="0.423cm" loext:contextual-spacing="false" style:line-height-at-least="0.423cm" fo:text-align="start" style:justify-single-word="false" fo:keep-together="always" fo:orphans="2" fo:widows="2" fo:text-indent="0cm" style:auto-text-indent="false" style:vertical-align="auto"/>
    </style:style>
    <style:style style:name="P63" style:family="paragraph" style:parent-style-name="code">
      <style:paragraph-properties fo:margin-left="2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64" style:family="paragraph" style:parent-style-name="code">
      <style:paragraph-properties fo:margin-left="2cm" fo:margin-right="0cm" fo:text-align="start"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65" style:family="paragraph" style:parent-style-name="PG_20_texte">
      <style:paragraph-properties fo:margin-left="0cm" fo:margin-right="0.03cm" fo:margin-top="0cm" fo:margin-bottom="0.176cm" loext:contextual-spacing="false" style:line-height-at-least="0.423cm" fo:text-align="center" style:justify-single-word="false" fo:keep-together="always" fo:orphans="2" fo:widows="2" fo:text-indent="0cm" style:auto-text-indent="false" fo:padding="0cm" fo:border="none" style:vertical-align="auto"/>
    </style:style>
    <style:style style:name="P66" style:family="paragraph" style:parent-style-name="PG_20_titre_20_projet">
      <style:paragraph-properties fo:margin-left="0cm" fo:margin-right="0.03cm" fo:margin-top="0.141cm" fo:margin-bottom="0.141cm" loext:contextual-spacing="false" style:line-height-at-least="0.423cm" fo:text-align="center" style:justify-single-word="false" fo:keep-together="always" fo:orphans="2" fo:widows="2" fo:text-indent="0cm" style:auto-text-indent="false" fo:padding="0cm" fo:border="none" style:vertical-align="auto"/>
      <style:text-properties fo:color="#ff0000" style:font-name="Impact" fo:language="en" fo:country="US" fo:font-weight="normal" style:font-weight-asian="normal"/>
    </style:style>
    <style:style style:name="P67" style:family="paragraph" style:parent-style-name="PG_20_trait">
      <style:paragraph-properties fo:margin-left="3.387cm" fo:margin-right="3.577cm" fo:margin-top="0.529cm" fo:margin-bottom="0.882cm" loext:contextual-spacing="false" style:line-height-at-least="0.423cm" fo:text-align="center" style:justify-single-word="false" fo:keep-together="always" fo:orphans="2" fo:widows="2" fo:text-indent="0cm" style:auto-text-indent="false" fo:padding="0cm" fo:border="none" style:vertical-align="auto"/>
      <style:text-properties fo:language="en" fo:country="US" fo:font-weight="normal" style:font-weight-asian="normal"/>
    </style:style>
    <style:style style:name="P68" style:family="paragraph" style:parent-style-name="PG_20_titre_20_document">
      <style:paragraph-properties fo:margin-left="0.035cm" fo:margin-right="0.03cm" style:line-height-at-least="0.423cm" fo:text-align="center" style:justify-single-word="false" fo:keep-together="always" fo:orphans="2" fo:widows="2" fo:text-indent="0cm" style:auto-text-indent="false" fo:padding="0cm" fo:border="none" style:vertical-align="auto"/>
    </style:style>
    <style:style style:name="P69" style:family="paragraph" style:parent-style-name="code">
      <style:paragraph-properties fo:margin-left="1.752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70" style:family="paragraph" style:parent-style-name="code">
      <style:paragraph-properties fo:margin-left="1.752cm" fo:margin-right="0cm" fo:text-align="start"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71" style:family="paragraph" style:parent-style-name="code">
      <style:paragraph-properties fo:margin-left="1.752cm" fo:margin-right="0cm" fo:text-align="start"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style>
    <style:style style:name="P72" style:family="paragraph" style:parent-style-name="code">
      <style:paragraph-properties fo:margin-left="1.75cm" fo:margin-right="0cm" fo:text-align="start"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73" style:family="paragraph" style:parent-style-name="Plain_20_Text">
      <style:paragraph-properties fo:margin-left="0cm" fo:margin-right="-0.18cm" fo:margin-top="0cm" fo:margin-bottom="0.423cm" loext:contextual-spacing="false" style:line-height-at-least="0.423cm" fo:text-align="start" style:justify-single-word="false" fo:keep-together="always" fo:orphans="2" fo:widows="2" fo:text-indent="0cm" style:auto-text-indent="false" style:vertical-align="auto"/>
    </style:style>
    <style:style style:name="P74" style:family="paragraph" style:parent-style-name="Plain_20_Text">
      <style:paragraph-properties fo:margin-left="0.199cm" fo:margin-right="0.199cm" fo:margin-top="0cm" fo:margin-bottom="0cm" loext:contextual-spacing="false" fo:text-align="center" style:justify-single-word="false" fo:orphans="2" fo:widows="2" fo:text-indent="0cm" style:auto-text-indent="false" style:vertical-align="auto">
        <style:tab-stops/>
      </style:paragraph-properties>
      <style:text-properties style:text-rotation-angle="90" style:text-rotation-scale="line-height"/>
    </style:style>
    <style:style style:name="P75"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language="en" fo:country="US"/>
    </style:style>
    <style:style style:name="P76" style:family="paragraph" style:parent-style-name="Standard" style:master-page-name="Standard">
      <style:paragraph-properties fo:margin-left="0cm" fo:margin-right="0cm" fo:margin-top="0cm" fo:margin-bottom="0cm" loext:contextual-spacing="false" style:line-height-at-least="0.423cm" fo:text-align="end" style:justify-single-word="false" fo:keep-together="always" fo:orphans="2" fo:widows="2" fo:text-indent="0cm" style:auto-text-indent="false" style:page-number="1" style:vertical-align="auto"/>
      <style:text-properties fo:font-size="18pt" fo:font-weight="bold" style:font-size-asian="18pt" style:font-weight-asian="bold"/>
    </style:style>
    <style:style style:name="P77" style:family="paragraph" style:parent-style-name="Standard">
      <style:paragraph-properties fo:margin-left="0cm" fo:margin-right="0cm" fo:margin-top="0cm" fo:margin-bottom="0cm" loext:contextual-spacing="false" style:line-height-at-least="0.423cm" fo:text-align="end" style:justify-single-word="false" fo:keep-together="always" fo:orphans="2" fo:widows="2" fo:text-indent="0cm" style:auto-text-indent="false" style:vertical-align="auto"/>
      <style:text-properties fo:font-size="18pt" fo:font-weight="bold" style:font-size-asian="18pt" style:font-weight-asian="bold"/>
    </style:style>
    <style:style style:name="P78" style:family="paragraph" style:parent-style-name="Standard">
      <style:paragraph-properties fo:margin-left="0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language="fr" fo:country="FR"/>
    </style:style>
    <style:style style:name="P79" style:family="paragraph" style:parent-style-name="Standard" style:list-style-name="WWNum54">
      <style:paragraph-properties fo:margin-left="2.611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2.611cm"/>
        </style:tab-stops>
      </style:paragraph-properties>
      <style:text-properties fo:font-weight="bold" style:font-weight-asian="bold" text:display="none"/>
    </style:style>
    <style:style style:name="P80" style:family="paragraph" style:parent-style-name="Standard" style:list-style-name="WWNum54">
      <style:paragraph-properties fo:margin-left="3.126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3.126cm"/>
        </style:tab-stops>
      </style:paragraph-properties>
      <style:text-properties fo:font-weight="bold" style:font-weight-asian="bold" text:display="none"/>
    </style:style>
    <style:style style:name="P81" style:family="paragraph" style:parent-style-name="Standard">
      <style:paragraph-properties fo:margin-left="0.25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language="fr" fo:country="FR"/>
    </style:style>
    <style:style style:name="P82" style:family="paragraph" style:parent-style-name="Standard">
      <style:paragraph-properties fo:margin-left="1.981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ext-properties fo:language="en" fo:country="US"/>
    </style:style>
    <style:style style:name="P83" style:family="paragraph" style:parent-style-name="Heading_20_3"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1.27cm"/>
          <style:tab-stop style:position="1.905cm"/>
          <style:tab-stop style:position="3.175cm"/>
        </style:tab-stops>
      </style:paragraph-properties>
    </style:style>
    <style:style style:name="P84" style:family="paragraph" style:parent-style-name="Heading_20_3"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1.27cm"/>
          <style:tab-stop style:position="1.905cm"/>
          <style:tab-stop style:position="3.175cm"/>
        </style:tab-stops>
      </style:paragraph-properties>
      <style:text-properties fo:language="fr" fo:country="FR" style:language-asian="fr" style:country-asian="FR"/>
    </style:style>
    <style:style style:name="P85" style:family="paragraph" style:parent-style-name="Heading_20_3"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1.27cm"/>
          <style:tab-stop style:position="1.905cm"/>
          <style:tab-stop style:position="3.175cm"/>
        </style:tab-stops>
      </style:paragraph-properties>
      <style:text-properties fo:language="fr" fo:country="FR"/>
    </style:style>
    <style:style style:name="P86" style:family="paragraph" style:parent-style-name="Heading_20_3"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1.27cm"/>
          <style:tab-stop style:position="1.905cm"/>
          <style:tab-stop style:position="3.175cm"/>
        </style:tab-stops>
      </style:paragraph-properties>
      <style:text-properties fo:language="en" fo:country="GB" fo:font-weight="normal" style:language-asian="en" style:country-asian="US" style:font-weight-asian="normal"/>
    </style:style>
    <style:style style:name="P87" style:family="paragraph" style:parent-style-name="Heading_20_3" style:list-style-name="WWNum1">
      <style:paragraph-properties fo:margin-left="0cm" fo:margin-right="0cm" fo:margin-top="0.282cm" fo:margin-bottom="0.141cm" loext:contextual-spacing="false" style:line-height-at-least="0.423cm" fo:text-align="start" style:justify-single-word="false" fo:keep-together="always" fo:orphans="2" fo:widows="2" fo:text-indent="0cm" style:auto-text-indent="false" fo:keep-with-next="always" style:vertical-align="auto">
        <style:tab-stops>
          <style:tab-stop style:position="1.27cm"/>
          <style:tab-stop style:position="1.905cm"/>
          <style:tab-stop style:position="3.175cm"/>
        </style:tab-stops>
      </style:paragraph-properties>
    </style:style>
    <style:style style:name="P88" style:family="paragraph" style:parent-style-name="Heading_20_3" style:list-style-name="WWNum1">
      <style:paragraph-properties fo:margin-left="0cm" fo:margin-right="0cm" fo:margin-top="0.282cm" fo:margin-bottom="0.141cm" loext:contextual-spacing="false" style:line-height-at-least="0.423cm" fo:text-align="start" style:justify-single-word="false" fo:keep-together="always" fo:orphans="2" fo:widows="2" fo:text-indent="0cm" style:auto-text-indent="false" fo:keep-with-next="always" style:vertical-align="auto">
        <style:tab-stops>
          <style:tab-stop style:position="1.27cm"/>
          <style:tab-stop style:position="1.905cm"/>
          <style:tab-stop style:position="3.175cm"/>
        </style:tab-stops>
      </style:paragraph-properties>
      <style:text-properties fo:language="fr" fo:country="FR" style:language-asian="fr" style:country-asian="FR"/>
    </style:style>
    <style:style style:name="P89" style:family="paragraph" style:parent-style-name="Heading_20_1"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break-before="page" style:vertical-align="auto">
        <style:tab-stops>
          <style:tab-stop style:position="0cm"/>
          <style:tab-stop style:position="0.635cm"/>
          <style:tab-stop style:position="0.762cm"/>
        </style:tab-stops>
      </style:paragraph-properties>
    </style:style>
    <style:style style:name="P90" style:family="paragraph" style:parent-style-name="Heading_20_1"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break-before="page" style:vertical-align="auto">
        <style:tab-stops>
          <style:tab-stop style:position="0cm"/>
          <style:tab-stop style:position="0.635cm"/>
          <style:tab-stop style:position="0.762cm"/>
        </style:tab-stops>
      </style:paragraph-properties>
      <style:text-properties fo:language="en" fo:country="GB"/>
    </style:style>
    <style:style style:name="P91" style:family="paragraph" style:parent-style-name="Heading_20_1" style:list-style-name="WWNum1">
      <style:paragraph-properties fo:margin-left="0cm" fo:margin-right="0cm" fo:margin-top="0.282cm" fo:margin-bottom="0.141cm" loext:contextual-spacing="false" style:line-height-at-least="0.423cm" fo:text-align="start" style:justify-single-word="false" fo:keep-together="always" fo:orphans="2" fo:widows="2" fo:text-indent="0cm" style:auto-text-indent="false" fo:break-before="page" style:vertical-align="auto">
        <style:tab-stops>
          <style:tab-stop style:position="0cm"/>
          <style:tab-stop style:position="0.635cm"/>
          <style:tab-stop style:position="0.762cm"/>
        </style:tab-stops>
      </style:paragraph-properties>
    </style:style>
    <style:style style:name="P92" style:family="paragraph" style:parent-style-name="Heading_20_4"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1.524cm"/>
          <style:tab-stop style:position="2.54cm"/>
          <style:tab-stop style:position="4.445cm"/>
        </style:tab-stops>
      </style:paragraph-properties>
    </style:style>
    <style:style style:name="P93" style:family="paragraph" style:parent-style-name="Heading_20_4"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1.524cm"/>
          <style:tab-stop style:position="2.54cm"/>
          <style:tab-stop style:position="4.445cm"/>
        </style:tab-stops>
      </style:paragraph-properties>
      <style:text-properties fo:language="en" fo:country="US"/>
    </style:style>
    <style:style style:name="P94" style:family="paragraph" style:parent-style-name="Heading_20_4" style:list-style-name="WWNum1">
      <style:paragraph-properties fo:margin-left="0cm" fo:margin-right="0cm" fo:margin-top="0.282cm" fo:margin-bottom="0.141cm" loext:contextual-spacing="false" style:line-height-at-least="0.423cm" fo:text-align="start" style:justify-single-word="false" fo:keep-together="always" fo:orphans="2" fo:widows="2" fo:text-indent="0cm" style:auto-text-indent="false" fo:keep-with-next="always" style:vertical-align="auto">
        <style:tab-stops>
          <style:tab-stop style:position="1.524cm"/>
          <style:tab-stop style:position="2.54cm"/>
          <style:tab-stop style:position="4.445cm"/>
        </style:tab-stops>
      </style:paragraph-properties>
    </style:style>
    <style:style style:name="P95" style:family="paragraph" style:parent-style-name="Heading_20_5" style:list-style-name="WWNum1">
      <style:paragraph-properties fo:margin-left="0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ab-stops>
          <style:tab-stop style:position="0.635cm"/>
          <style:tab-stop style:position="1.778cm"/>
          <style:tab-stop style:position="5.715cm"/>
        </style:tab-stops>
      </style:paragraph-properties>
    </style:style>
    <style:style style:name="P96" style:family="paragraph" style:parent-style-name="Heading_20_2"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break-before="page" fo:keep-with-next="always" style:vertical-align="auto">
        <style:tab-stops>
          <style:tab-stop style:position="0cm"/>
          <style:tab-stop style:position="1.251cm"/>
        </style:tab-stops>
      </style:paragraph-properties>
    </style:style>
    <style:style style:name="P97" style:family="paragraph" style:parent-style-name="Heading_20_2"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break-before="page" fo:keep-with-next="always" style:vertical-align="auto">
        <style:tab-stops>
          <style:tab-stop style:position="0cm"/>
          <style:tab-stop style:position="1.251cm"/>
        </style:tab-stops>
      </style:paragraph-properties>
      <style:text-properties fo:language="en" fo:country="US"/>
    </style:style>
    <style:style style:name="P98" style:family="paragraph" style:parent-style-name="Heading_20_2"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0cm"/>
          <style:tab-stop style:position="1.251cm"/>
        </style:tab-stops>
      </style:paragraph-properties>
    </style:style>
    <style:style style:name="P99" style:family="paragraph" style:parent-style-name="Heading_20_2"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0cm"/>
          <style:tab-stop style:position="1.251cm"/>
        </style:tab-stops>
      </style:paragraph-properties>
      <style:text-properties officeooo:paragraph-rsid="0010f1df"/>
    </style:style>
    <style:style style:name="P100" style:family="paragraph" style:parent-style-name="Heading_20_2" style:list-style-name="WWNum1">
      <style:paragraph-properties fo:margin-left="0cm" fo:margin-right="0cm" fo:margin-top="0.282cm" fo:margin-bottom="0.141cm" loext:contextual-spacing="false" style:line-height-at-least="0.423cm" fo:text-align="start" style:justify-single-word="false" fo:keep-together="always" fo:orphans="2" fo:widows="2" fo:text-indent="0cm" style:auto-text-indent="false" fo:keep-with-next="always" style:vertical-align="auto">
        <style:tab-stops>
          <style:tab-stop style:position="0cm"/>
          <style:tab-stop style:position="1.251cm"/>
        </style:tab-stops>
      </style:paragraph-properties>
    </style:style>
    <style:style style:name="P101" style:family="paragraph" style:parent-style-name="Heading_20_2" style:list-style-name="WWNum1">
      <style:paragraph-properties fo:margin-left="0cm" fo:margin-right="0cm" fo:margin-top="0.106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0cm"/>
          <style:tab-stop style:position="1.251cm"/>
        </style:tab-stops>
      </style:paragraph-properties>
    </style:style>
    <style:style style:name="P102" style:family="paragraph" style:parent-style-name="Heading_20_6" style:list-style-name="WWNum1">
      <style:paragraph-properties fo:margin-left="0.501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1.771cm"/>
          <style:tab-stop style:position="2.032cm"/>
        </style:tab-stops>
      </style:paragraph-properties>
    </style:style>
    <style:style style:name="P103" style:family="paragraph" style:parent-style-name="Footer">
      <style:paragraph-properties fo:margin-left="0cm" fo:margin-right="0.014cm" fo:margin-top="0.423cm" fo:margin-bottom="0.423cm" loext:contextual-spacing="false" style:line-height-at-least="0.423cm" fo:text-align="justify" style:justify-single-word="false" fo:keep-together="always" fo:orphans="2" fo:widows="2" fo:text-indent="0cm" style:auto-text-indent="false" fo:padding="0cm" fo:border-left="none" fo:border-right="none" fo:border-top="0.74pt solid #000001" fo:border-bottom="none" style:vertical-align="auto">
        <style:tab-stops>
          <style:tab-stop style:position="17.039cm" style:type="right"/>
        </style:tab-stops>
      </style:paragraph-properties>
      <style:text-properties style:font-name="Helvetica" fo:font-size="10pt" fo:language="en" fo:country="GB" style:font-size-asian="10pt" style:language-asian="en" style:country-asian="US"/>
    </style:style>
    <style:style style:name="P104" style:family="paragraph" style:parent-style-name="Contents_20_4">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Table">
      <style:paragraph-properties fo:margin-left="0cm" fo:margin-right="0cm" fo:margin-top="0.035cm" fo:margin-bottom="0.035cm" loext:contextual-spacing="false" fo:line-height="0.353cm" fo:text-align="justify" style:justify-single-word="false" fo:orphans="2" fo:widows="2" fo:text-indent="0cm" style:auto-text-indent="false" style:vertical-align="auto">
        <style:tab-stops/>
      </style:paragraph-properties>
      <style:text-properties fo:font-size="8pt" fo:language="fr" fo:country="FR" style:font-size-asian="8pt"/>
    </style:style>
    <style:style style:name="P109" style:family="paragraph" style:parent-style-name="Table">
      <style:paragraph-properties fo:margin-left="0cm" fo:margin-right="0cm" fo:margin-top="0.035cm" fo:margin-bottom="0.035cm" loext:contextual-spacing="false" fo:line-height="0.353cm" fo:text-align="justify" style:justify-single-word="false" fo:keep-together="always" fo:orphans="2" fo:widows="2" fo:text-indent="0cm" style:auto-text-indent="false" style:vertical-align="auto"/>
      <style:text-properties fo:font-size="8pt" fo:language="fr" fo:country="FR" style:font-size-asian="8pt"/>
    </style:style>
    <style:style style:name="P110" style:family="paragraph" style:parent-style-name="Table">
      <style:paragraph-properties fo:margin-left="0cm" fo:margin-right="0cm" fo:margin-top="0.035cm" fo:margin-bottom="0.035cm" loext:contextual-spacing="false" fo:line-height="0.353cm" fo:text-align="justify" style:justify-single-word="false" fo:orphans="2" fo:widows="2" fo:text-indent="0cm" style:auto-text-indent="false" style:vertical-align="auto">
        <style:tab-stops/>
      </style:paragraph-properties>
      <style:text-properties fo:font-size="8pt" style:font-size-asian="8pt"/>
    </style:style>
    <style:style style:name="P111" style:family="paragraph" style:parent-style-name="Table">
      <style:paragraph-properties fo:margin-left="0cm" fo:margin-right="0cm" fo:margin-top="0.035cm" fo:margin-bottom="0.035cm" loext:contextual-spacing="false" fo:line-height="0.353cm" fo:text-align="justify" style:justify-single-word="false" fo:keep-together="always" fo:orphans="2" fo:widows="2" fo:text-indent="0cm" style:auto-text-indent="false" style:vertical-align="auto"/>
      <style:text-properties fo:font-size="8pt" style:font-size-asian="8pt"/>
    </style:style>
    <style:style style:name="P112" style:family="paragraph" style:parent-style-name="Table">
      <style:paragraph-properties fo:margin-left="0cm" fo:margin-right="0cm" fo:margin-top="0.035cm" fo:margin-bottom="0.035cm" loext:contextual-spacing="false" fo:line-height="0.353cm" fo:text-align="justify" style:justify-single-word="false" fo:orphans="2" fo:widows="2" fo:text-indent="0cm" style:auto-text-indent="false" style:vertical-align="auto">
        <style:tab-stops/>
      </style:paragraph-properties>
      <style:text-properties fo:font-size="8pt" fo:language="en" fo:country="US" style:font-size-asian="8pt"/>
    </style:style>
    <style:style style:name="P113" style:family="paragraph" style:parent-style-name="Header">
      <style:paragraph-properties fo:margin-left="1.981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ext-properties fo:language="en" fo:country="US"/>
    </style:style>
    <style:style style:name="P114" style:family="paragraph" style:parent-style-name="Enum_20_1" style:list-style-name="WWNum59">
      <style:paragraph-properties fo:margin-left="2.501cm" fo:margin-right="0cm" fo:margin-top="0cm" fo:margin-bottom="0.141cm" loext:contextual-spacing="false" style:line-height-at-least="0.423cm" fo:text-align="justify" style:justify-single-word="false" fo:keep-together="always" fo:orphans="2" fo:widows="2" fo:text-indent="0cm" style:auto-text-indent="false" style:vertical-align="auto">
        <style:tab-stops/>
      </style:paragraph-properties>
    </style:style>
    <style:style style:name="P115" style:family="paragraph" style:parent-style-name="Enum_20_1" style:list-style-name="WWNum59">
      <style:paragraph-properties fo:margin-left="2.501cm" fo:margin-right="0cm" fo:margin-top="0cm" fo:margin-bottom="0.141cm" loext:contextual-spacing="false" style:line-height-at-least="0.423cm" fo:text-align="justify" style:justify-single-word="false" fo:keep-together="always" fo:orphans="2" fo:widows="2" fo:text-indent="0cm" style:auto-text-indent="false" style:vertical-align="auto">
        <style:tab-stops>
          <style:tab-stop style:position="2.635cm"/>
        </style:tab-stops>
      </style:paragraph-properties>
    </style:style>
    <style:style style:name="P116" style:family="paragraph" style:parent-style-name="Enum_20_1" style:list-style-name="WWNum59">
      <style:paragraph-properties fo:margin-left="2.501cm" fo:margin-right="0cm" fo:margin-top="0cm" fo:margin-bottom="0.141cm" loext:contextual-spacing="false" style:line-height-at-least="0.423cm" fo:text-align="start" style:justify-single-word="false" fo:keep-together="always" fo:orphans="2" fo:widows="2" fo:text-indent="0cm" style:auto-text-indent="false" style:vertical-align="auto">
        <style:tab-stops/>
      </style:paragraph-properties>
    </style:style>
    <style:style style:name="P117" style:family="paragraph" style:parent-style-name="Enum_20_1" style:list-style-name="WWNum59">
      <style:paragraph-properties fo:margin-left="2.501cm" fo:margin-right="0cm" fo:margin-top="0cm" fo:margin-bottom="0.141cm" loext:contextual-spacing="false" style:line-height-at-least="0.423cm" fo:text-align="justify" style:justify-single-word="false" fo:keep-together="always" fo:orphans="2" fo:widows="2" fo:text-indent="0cm" style:auto-text-indent="false" style:vertical-align="auto">
        <style:tab-stops/>
      </style:paragraph-properties>
      <style:text-properties fo:language="en" fo:country="US"/>
    </style:style>
    <style:style style:name="P118" style:family="paragraph" style:parent-style-name="Enum_20_1" style:list-style-name="WWNum59">
      <style:paragraph-properties fo:margin-left="2.501cm" fo:margin-right="0cm" fo:margin-top="0cm" fo:margin-bottom="0.141cm" loext:contextual-spacing="false" style:line-height-at-least="0.423cm" fo:text-align="justify" style:justify-single-word="false" fo:keep-together="always" fo:orphans="2" fo:widows="2" fo:text-indent="0cm" style:auto-text-indent="false" style:vertical-align="auto">
        <style:tab-stops/>
      </style:paragraph-properties>
      <style:text-properties fo:language="en" fo:country="GB" style:language-asian="en" style:country-asian="US"/>
    </style:style>
    <style:style style:name="P119" style:family="paragraph" style:parent-style-name="Enum_20_1" style:list-style-name="WWNum59">
      <style:paragraph-properties fo:margin-left="2.501cm" fo:margin-right="0cm" fo:margin-top="0cm" fo:margin-bottom="0.141cm" loext:contextual-spacing="false" style:line-height-at-least="0.423cm" fo:text-align="justify" style:justify-single-word="false" fo:keep-together="always" fo:orphans="2" fo:widows="2" fo:text-indent="0cm" style:auto-text-indent="false" style:vertical-align="auto">
        <style:tab-stops/>
      </style:paragraph-properties>
      <style:text-properties style:font-name="Courier New"/>
    </style:style>
    <style:style style:name="P120" style:family="paragraph" style:parent-style-name="Enum_20_1" style:list-style-name="WWNum59">
      <style:paragraph-properties fo:margin-left="2.501cm" fo:margin-right="0cm" fo:margin-top="0cm" fo:margin-bottom="0.141cm" loext:contextual-spacing="false" style:line-height-at-least="0.423cm" fo:text-align="justify" style:justify-single-word="false" fo:keep-together="always" fo:orphans="2" fo:widows="2" fo:text-indent="0cm" style:auto-text-indent="false" style:vertical-align="auto">
        <style:tab-stops/>
      </style:paragraph-properties>
      <style:text-properties style:font-name="Courier" fo:language="fr" fo:country="FR" style:language-asian="fr" style:country-asian="FR"/>
    </style:style>
    <style:style style:name="P121" style:family="paragraph" style:parent-style-name="Enum_20_1" style:list-style-name="WWNum59">
      <style:paragraph-properties fo:margin-left="2.501cm" fo:margin-right="0cm" fo:margin-top="0cm" fo:margin-bottom="0.141cm" loext:contextual-spacing="false" style:line-height-at-least="0.423cm" fo:text-align="justify" style:justify-single-word="false" fo:keep-together="always" fo:orphans="2" fo:widows="2" fo:text-indent="0cm" style:auto-text-indent="false" fo:keep-with-next="always" style:vertical-align="auto">
        <style:tab-stops/>
      </style:paragraph-properties>
    </style:style>
    <style:style style:name="P122" style:family="paragraph" style:parent-style-name="Enum_20_1" style:list-style-name="WWNum59">
      <style:paragraph-properties fo:margin-left="2cm" fo:margin-right="0cm" fo:margin-top="0cm" fo:margin-bottom="0.141cm" loext:contextual-spacing="false" style:line-height-at-least="0.423cm" fo:text-align="justify" style:justify-single-word="false" fo:keep-together="always" fo:orphans="2" fo:widows="2" fo:text-indent="0cm" style:auto-text-indent="false" style:vertical-align="auto"/>
    </style:style>
    <style:style style:name="P123" style:family="paragraph" style:parent-style-name="Enum_20_1" style:list-style-name="WWNum59">
      <style:paragraph-properties fo:margin-left="2.501cm" fo:margin-right="0cm" fo:margin-top="0cm" fo:margin-bottom="0.141cm" loext:contextual-spacing="false" style:line-height-at-least="0.423cm" fo:text-align="justify" style:justify-single-word="false" fo:keep-together="always" fo:orphans="2" fo:widows="2" fo:text-indent="-0.501cm" style:auto-text-indent="false" style:vertical-align="auto"/>
    </style:style>
    <style:style style:name="P124" style:family="paragraph" style:parent-style-name="Enum_20_1" style:list-style-name="WWNum59">
      <style:paragraph-properties fo:margin-left="2.501cm" fo:margin-right="0cm" fo:margin-top="0cm" fo:margin-bottom="0.141cm" loext:contextual-spacing="false" style:line-height-at-least="0.423cm" fo:text-align="justify" style:justify-single-word="false" fo:keep-together="always" fo:orphans="2" fo:widows="2" fo:text-indent="-0.501cm" style:auto-text-indent="false" fo:keep-with-next="always" style:vertical-align="auto"/>
    </style:style>
    <style:style style:name="P125" style:family="paragraph" style:parent-style-name="Enum_20_1">
      <style:paragraph-properties fo:margin-left="0cm" fo:margin-right="0cm" fo:margin-top="0cm" fo:margin-bottom="0.141cm" loext:contextual-spacing="false" style:line-height-at-least="0.423cm" fo:text-align="justify" style:justify-single-word="false" fo:orphans="2" fo:widows="2" fo:text-indent="0cm" style:auto-text-indent="false" style:vertical-align="auto">
        <style:tab-stops/>
      </style:paragraph-properties>
      <style:text-properties fo:font-weight="normal" style:font-weight-asian="normal"/>
    </style:style>
    <style:style style:name="P126" style:family="paragraph" style:parent-style-name="Enum_20_2" style:list-style-name="WWNum60">
      <style:paragraph-properties fo:margin-left="3.501cm" fo:margin-right="0cm" fo:margin-top="0cm" fo:margin-bottom="0.141cm" loext:contextual-spacing="false" style:line-height-at-least="0.423cm" fo:text-align="justify" style:justify-single-word="false" fo:keep-together="always" fo:orphans="2" fo:widows="2" fo:text-indent="0cm" style:auto-text-indent="false" style:vertical-align="auto">
        <style:tab-stops/>
      </style:paragraph-properties>
    </style:style>
    <style:style style:name="P127" style:family="paragraph" style:parent-style-name="Tête_20_de_20_page">
      <style:paragraph-properties fo:margin-left="0cm" fo:margin-right="0.014cm" fo:margin-top="0cm" fo:margin-bottom="0.635cm" loext:contextual-spacing="false" style:line-height-at-least="0.423cm" fo:text-align="start" style:justify-single-word="false" fo:keep-together="always" fo:orphans="2" fo:widows="2" fo:text-indent="0cm" style:auto-text-indent="false" fo:padding-left="0cm" fo:padding-right="0cm" fo:padding-top="0cm" fo:padding-bottom="0.071cm" fo:border-left="none" fo:border-right="none" fo:border-top="none" fo:border-bottom="0.74pt solid #000001" fo:keep-with-next="always" style:vertical-align="auto">
        <style:tab-stops>
          <style:tab-stop style:position="7.726cm" style:type="center"/>
          <style:tab-stop style:position="17.039cm" style:type="right"/>
        </style:tab-stops>
      </style:paragraph-properties>
      <style:text-properties style:font-name="Helvetica" fo:font-size="10pt" fo:language="en" fo:country="GB" style:font-size-asian="10pt" style:language-asian="en" style:country-asian="US"/>
    </style:style>
    <style:style style:name="P128" style:family="paragraph" style:parent-style-name="Enum_20_début">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ext-properties fo:background-color="#ffff00" text:display="none"/>
    </style:style>
    <style:style style:name="P129" style:family="paragraph" style:parent-style-name="PG_20_texte">
      <style:paragraph-properties fo:margin-left="0cm" fo:margin-right="0.03cm" fo:margin-top="0cm" fo:margin-bottom="0.176cm" loext:contextual-spacing="false" style:line-height-at-least="0.423cm" fo:text-align="center" style:justify-single-word="false" fo:keep-together="always" fo:orphans="2" fo:widows="2" fo:text-indent="0cm" style:auto-text-indent="false" fo:padding="0cm" fo:border="none" style:vertical-align="auto"/>
      <style:text-properties fo:language="en" fo:country="US"/>
    </style:style>
    <style:style style:name="P130" style:family="paragraph" style:parent-style-name="PG_20_titre_20_projet">
      <style:paragraph-properties fo:margin-left="0cm" fo:margin-right="0.03cm" fo:margin-top="0.141cm" fo:margin-bottom="0.141cm" loext:contextual-spacing="false" style:line-height-at-least="0.423cm" fo:text-align="center" style:justify-single-word="false" fo:keep-together="always" fo:orphans="2" fo:widows="2" fo:text-indent="0cm" style:auto-text-indent="false" fo:padding="0cm" fo:border="none" style:vertical-align="auto"/>
      <style:text-properties fo:language="en" fo:country="US"/>
    </style:style>
    <style:style style:name="P131" style:family="paragraph" style:parent-style-name="PG_20_titre_20_document">
      <style:paragraph-properties fo:margin-left="0.035cm" fo:margin-right="0.03cm" style:line-height-at-least="0.423cm" fo:text-align="center" style:justify-single-word="false" fo:keep-together="always" fo:orphans="2" fo:widows="2" fo:text-indent="0cm" style:auto-text-indent="false" fo:padding="0cm" fo:border="none" style:vertical-align="auto"/>
      <style:text-properties fo:language="en" fo:country="US"/>
    </style:style>
    <style:style style:name="P132" style:family="paragraph" style:parent-style-name="Sommaire" style:list-style-name="" style:master-page-name="Converted1">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style:page-number="auto" fo:break-before="page" style:vertical-align="auto"/>
      <style:text-properties fo:language="fr" fo:country="FR"/>
    </style:style>
    <style:style style:name="P133" style:family="paragraph" style:parent-style-name="Sommaire">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style:vertical-align="auto"/>
      <style:text-properties fo:language="fr" fo:country="FR"/>
    </style:style>
    <style:style style:name="P134" style:family="paragraph" style:parent-style-name="Sommaire" style:list-style-name="">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style:vertical-align="auto"/>
    </style:style>
    <style:style style:name="P135" style:family="paragraph" style:parent-style-name="Sommaire" style:list-style-name="">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style:vertical-align="auto"/>
      <style:text-properties fo:language="en" fo:country="US" fo:font-weight="normal" style:font-weight-asian="normal"/>
    </style:style>
    <style:style style:name="P136" style:family="paragraph" style:parent-style-name="Sommaire" style:list-style-name="">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fo:break-before="page" style:vertical-align="auto"/>
      <style:text-properties fo:language="en" fo:country="US"/>
    </style:style>
    <style:style style:name="P137" style:family="paragraph" style:parent-style-name="code">
      <style:paragraph-properties fo:margin-left="0cm" fo:margin-right="0cm" fo:margin-top="0cm" fo:margin-bottom="0cm" loext:contextual-spacing="false" fo:text-align="center" style:justify-single-word="false" fo:orphans="2" fo:widows="2" fo:text-indent="0cm" style:auto-text-indent="false" style:vertical-align="auto">
        <style:tab-stops/>
      </style:paragraph-properties>
      <style:text-properties style:font-name="Courier" fo:language="fr" fo:country="FR" style:language-asian="fr" style:country-asian="FR"/>
    </style:style>
    <style:style style:name="P138" style:family="paragraph" style:parent-style-name="code">
      <style:paragraph-properties fo:margin-left="0cm" fo:margin-right="0cm" fo:margin-top="0cm" fo:margin-bottom="0cm" loext:contextual-spacing="false" fo:text-align="justify" style:justify-single-word="false" fo:orphans="2" fo:widows="2" fo:text-indent="0cm" style:auto-text-indent="false" style:vertical-align="auto">
        <style:tab-stops/>
      </style:paragraph-properties>
      <style:text-properties style:font-name="Courier" fo:language="fr" fo:country="FR" style:language-asian="fr" style:country-asian="FR"/>
    </style:style>
    <style:style style:name="P139" style:family="paragraph" style:parent-style-name="code">
      <style:paragraph-properties fo:margin-left="1.98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fo:letter-spacing="-0.035cm"/>
    </style:style>
    <style:style style:name="P140" style:family="paragraph" style:parent-style-name="code">
      <style:paragraph-properties fo:margin-left="1.981cm" fo:margin-right="0cm" fo:text-align="start"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fo:letter-spacing="-0.035cm"/>
    </style:style>
    <style:style style:name="P141" style:family="paragraph" style:parent-style-name="code">
      <style:paragraph-properties fo:margin-left="1.98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fo:font-size="9pt" fo:letter-spacing="-0.035cm" style:font-size-asian="9pt"/>
    </style:style>
    <style:style style:name="P142" style:family="paragraph" style:parent-style-name="code">
      <style:paragraph-properties fo:margin-left="1.981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text-properties fo:font-size="9pt" fo:letter-spacing="-0.035cm" style:font-size-asian="9pt"/>
    </style:style>
    <style:style style:name="P143" style:family="paragraph" style:parent-style-name="code">
      <style:paragraph-properties fo:margin-left="2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fo:letter-spacing="-0.035cm"/>
    </style:style>
    <style:style style:name="P144" style:family="paragraph" style:parent-style-name="Plain_20_Text">
      <style:paragraph-properties fo:margin-left="0cm" fo:margin-right="0cm" fo:margin-top="0cm" fo:margin-bottom="0cm" loext:contextual-spacing="false" fo:line-height="150%" fo:text-align="center" style:justify-single-word="false" fo:orphans="2" fo:widows="2" fo:text-indent="0cm" style:auto-text-indent="false" style:vertical-align="auto">
        <style:tab-stops/>
      </style:paragraph-properties>
      <style:text-properties style:font-name="Courier New" fo:font-weight="bold" style:font-weight-asian="bold"/>
    </style:style>
    <style:style style:name="P145" style:family="paragraph" style:parent-style-name="Plain_20_Text">
      <style:paragraph-properties fo:margin-left="0cm" fo:margin-right="0cm" fo:margin-top="0cm" fo:margin-bottom="0cm" loext:contextual-spacing="false" fo:text-align="center" style:justify-single-word="false" fo:orphans="2" fo:widows="2" fo:text-indent="0cm" style:auto-text-indent="false" style:vertical-align="auto">
        <style:tab-stops/>
      </style:paragraph-properties>
      <style:text-properties style:font-name="Courier New" fo:font-weight="bold" style:font-weight-asian="bold"/>
    </style:style>
    <style:style style:name="P146" style:family="paragraph" style:parent-style-name="Plain_20_Text">
      <style:paragraph-properties fo:margin-left="0cm" fo:margin-right="0cm" fo:margin-top="0cm" fo:margin-bottom="0cm" loext:contextual-spacing="false" fo:text-align="center" style:justify-single-word="false" fo:orphans="2" fo:widows="2" fo:text-indent="0cm" style:auto-text-indent="false" style:vertical-align="auto">
        <style:tab-stops/>
      </style:paragraph-properties>
      <style:text-properties style:font-name="Courier New" fo:language="en" fo:country="US" fo:font-weight="bold" style:font-weight-asian="bold"/>
    </style:style>
    <style:style style:name="P147" style:family="paragraph" style:parent-style-name="Plain_20_Text">
      <style:paragraph-properties fo:margin-left="0cm" fo:margin-right="0cm" fo:margin-top="0cm" fo:margin-bottom="0cm" loext:contextual-spacing="false" fo:line-height="150%" fo:text-align="start" style:justify-single-word="false" fo:orphans="2" fo:widows="2" fo:text-indent="0cm" style:auto-text-indent="false" style:vertical-align="auto"/>
      <style:text-properties style:font-name="Courier New" fo:language="en" fo:country="US"/>
    </style:style>
    <style:style style:name="P148" style:family="paragraph" style:parent-style-name="Plain_20_Text">
      <style:paragraph-properties fo:margin-left="0cm" fo:margin-right="0cm" fo:margin-top="0cm" fo:margin-bottom="0cm" loext:contextual-spacing="false" fo:line-height="150%" fo:text-align="start" style:justify-single-word="false" fo:orphans="2" fo:widows="2" fo:text-indent="0cm" style:auto-text-indent="false" style:vertical-align="auto">
        <style:tab-stops/>
      </style:paragraph-properties>
      <style:text-properties style:font-name="Courier New" fo:language="en" fo:country="US"/>
    </style:style>
    <style:style style:name="P149" style:family="paragraph" style:parent-style-name="Plain_20_Text">
      <style:paragraph-properties fo:margin-left="0cm" fo:margin-right="0cm" fo:margin-top="0cm" fo:margin-bottom="0cm" loext:contextual-spacing="false" fo:text-align="start" style:justify-single-word="false" fo:orphans="2" fo:widows="2" fo:text-indent="0cm" style:auto-text-indent="false" style:vertical-align="auto">
        <style:tab-stops/>
      </style:paragraph-properties>
      <style:text-properties style:font-name="Courier New" fo:language="en" fo:country="US"/>
    </style:style>
    <style:style style:name="P150" style:family="paragraph" style:parent-style-name="Plain_20_Text">
      <style:paragraph-properties fo:margin-left="0cm" fo:margin-right="0cm" fo:margin-top="0cm" fo:margin-bottom="0cm" loext:contextual-spacing="false" fo:text-align="center" style:justify-single-word="false" fo:orphans="2" fo:widows="2" fo:text-indent="0cm" style:auto-text-indent="false" style:vertical-align="auto">
        <style:tab-stops/>
      </style:paragraph-properties>
      <style:text-properties style:font-name="Courier New" fo:language="fr" fo:country="FR" fo:font-weight="bold" style:font-weight-asian="bold"/>
    </style:style>
    <style:style style:name="P151" style:family="paragraph" style:parent-style-name="Plain_20_Text">
      <style:paragraph-properties fo:margin-left="0cm" fo:margin-right="0cm" fo:margin-top="0cm" fo:margin-bottom="0cm" loext:contextual-spacing="false" fo:line-height="150%" fo:text-align="start" style:justify-single-word="false" fo:orphans="2" fo:widows="2" fo:text-indent="0cm" style:auto-text-indent="false" style:vertical-align="auto">
        <style:tab-stops/>
      </style:paragraph-properties>
      <style:text-properties style:font-name="Courier New" fo:language="fr" fo:country="FR"/>
    </style:style>
    <style:style style:name="P152" style:family="paragraph" style:parent-style-name="Plain_20_Text">
      <style:paragraph-properties fo:margin-left="0cm" fo:margin-right="0cm" fo:margin-top="0cm" fo:margin-bottom="0cm" loext:contextual-spacing="false" fo:line-height="150%" fo:text-align="start" style:justify-single-word="false" fo:orphans="2" fo:widows="2" fo:text-indent="0cm" style:auto-text-indent="false" style:vertical-align="auto"/>
      <style:text-properties style:font-name="Courier New" fo:language="fr" fo:country="FR"/>
    </style:style>
    <style:style style:name="P153" style:family="paragraph" style:parent-style-name="Plain_20_Text">
      <style:paragraph-properties fo:margin-left="0cm" fo:margin-right="0cm" fo:margin-top="0cm" fo:margin-bottom="0cm" loext:contextual-spacing="false" fo:text-align="center" style:justify-single-word="false" fo:orphans="2" fo:widows="2" fo:text-indent="0cm" style:auto-text-indent="false" style:vertical-align="auto"/>
      <style:text-properties style:font-name="Courier New" fo:language="fr" fo:country="FR"/>
    </style:style>
    <style:style style:name="P154" style:family="paragraph" style:parent-style-name="Plain_20_Text">
      <style:paragraph-properties fo:margin-left="0cm" fo:margin-right="0cm" fo:margin-top="0cm" fo:margin-bottom="0cm" loext:contextual-spacing="false" fo:line-height="150%" fo:text-align="start" style:justify-single-word="false" fo:orphans="2" fo:widows="2" fo:text-indent="0cm" style:auto-text-indent="false" style:vertical-align="auto"/>
      <style:text-properties style:font-name="Courier New"/>
    </style:style>
    <style:style style:name="P155" style:family="paragraph" style:parent-style-name="Plain_20_Text">
      <style:paragraph-properties fo:margin-left="0cm" fo:margin-right="0cm" fo:margin-top="0cm" fo:margin-bottom="0cm" loext:contextual-spacing="false" fo:text-align="center" style:justify-single-word="false" fo:orphans="2" fo:widows="2" fo:text-indent="0cm" style:auto-text-indent="false" style:vertical-align="auto"/>
      <style:text-properties style:font-name="Courier New"/>
    </style:style>
    <style:style style:name="P156" style:family="paragraph" style:parent-style-name="Plain_20_Text">
      <style:paragraph-properties fo:margin-left="0cm" fo:margin-right="0cm" fo:margin-top="0cm" fo:margin-bottom="0cm" loext:contextual-spacing="false" fo:line-height="150%" fo:text-align="start" style:justify-single-word="false" fo:orphans="2" fo:widows="2" fo:text-indent="0cm" style:auto-text-indent="false" fo:keep-with-next="always" style:vertical-align="auto"/>
      <style:text-properties style:font-name="Courier New" fo:language="fr" fo:country="FR"/>
    </style:style>
    <style:style style:name="P157" style:family="paragraph" style:parent-style-name="Plain_20_Text">
      <style:paragraph-properties fo:margin-left="0.199cm" fo:margin-right="0.199cm" fo:margin-top="0cm" fo:margin-bottom="0cm" loext:contextual-spacing="false" fo:text-align="center" style:justify-single-word="false" fo:orphans="2" fo:widows="2" fo:text-indent="0cm" style:auto-text-indent="false" style:vertical-align="auto">
        <style:tab-stops/>
      </style:paragraph-properties>
      <style:text-properties style:font-name="Courier New" fo:font-weight="bold" style:font-weight-asian="bold" style:text-rotation-angle="90" style:text-rotation-scale="line-height"/>
    </style:style>
    <style:style style:name="P158" style:family="paragraph" style:parent-style-name="Definition" style:list-style-name="WWNum63">
      <style:paragraph-properties fo:margin-left="1.981cm" fo:margin-right="0cm" fo:margin-top="0.106cm" fo:margin-bottom="0.423cm" loext:contextual-spacing="false" style:line-height-at-least="0.423cm" fo:text-align="justify" style:justify-single-word="false" fo:keep-together="always" fo:orphans="2" fo:widows="2" fo:text-indent="0cm" style:auto-text-indent="false" fo:keep-with-next="always" style:vertical-align="auto">
        <style:tab-stops>
          <style:tab-stop style:position="1.981cm"/>
        </style:tab-stops>
      </style:paragraph-properties>
    </style:style>
    <style:style style:name="P159" style:family="paragraph" style:parent-style-name="Illustration_20_Index_20_1">
      <style:paragraph-properties>
        <style:tab-stops>
          <style:tab-stop style:position="17cm" style:type="right" style:leader-style="dotted" style:leader-text="."/>
        </style:tab-stops>
      </style:paragraph-properties>
    </style:style>
    <style:style style:name="P160" style:family="paragraph">
      <loext:graphic-properties draw:fill="none" draw:fill-color="#ffffff"/>
      <style:paragraph-properties fo:text-align="center"/>
    </style:style>
    <style:style style:name="P161" style:family="paragraph">
      <loext:graphic-properties draw:fill="none" draw:fill-color="#ffffff"/>
    </style:style>
    <style:style style:name="T1" style:family="text">
      <style:text-properties style:font-name="Helvetica"/>
    </style:style>
    <style:style style:name="T2" style:family="text">
      <style:text-properties style:font-name="Helvetica" fo:font-size="10pt" fo:language="en" fo:country="GB" style:font-size-asian="10pt" style:language-asian="en" style:country-asian="US"/>
    </style:style>
    <style:style style:name="T3" style:family="text">
      <style:text-properties style:font-name="Helvetica" fo:font-size="10pt" fo:language="en" fo:country="GB" fo:font-style="italic" style:font-size-asian="10pt" style:language-asian="en" style:country-asian="US" style:font-style-asian="italic"/>
    </style:style>
    <style:style style:name="T4" style:family="text">
      <style:text-properties style:font-name="Helvetica" fo:font-size="10pt" fo:language="en" fo:country="US" fo:font-style="italic" style:font-size-asian="10pt" style:language-asian="en" style:country-asian="US" style:font-style-asian="italic"/>
    </style:style>
    <style:style style:name="T5" style:family="text">
      <style:text-properties fo:language="en" fo:country="US"/>
    </style:style>
    <style:style style:name="T6" style:family="text">
      <style:text-properties fo:language="en" fo:country="US" fo:font-weight="bold" style:font-weight-asian="bold"/>
    </style:style>
    <style:style style:name="T7" style:family="text">
      <style:text-properties fo:language="en" fo:country="US" style:language-asian="en" style:country-asian="US"/>
    </style:style>
    <style:style style:name="T8" style:family="text">
      <style:text-properties fo:font-size="6pt" style:font-size-asian="6pt"/>
    </style:style>
    <style:style style:name="T9" style:family="text">
      <style:text-properties fo:font-size="6pt" fo:language="fr" fo:country="FR" style:font-size-asian="6pt" style:language-asian="fr" style:country-asian="FR"/>
    </style:style>
    <style:style style:name="T10" style:family="text">
      <style:text-properties fo:language="fr" fo:country="FR"/>
    </style:style>
    <style:style style:name="T11" style:family="text">
      <style:text-properties fo:language="fr" fo:country="FR" style:language-asian="fr" style:country-asian="FR"/>
    </style:style>
    <style:style style:name="T12" style:family="text">
      <style:text-properties fo:language="fr" fo:country="FR" style:language-asian="en" style:country-asian="US"/>
    </style:style>
    <style:style style:name="T13" style:family="text">
      <style:text-properties fo:font-size="8pt" fo:language="fr" fo:country="FR" style:font-size-asian="8pt"/>
    </style:style>
    <style:style style:name="T14" style:family="text">
      <style:text-properties fo:font-size="8pt" style:font-size-asian="8pt"/>
    </style:style>
    <style:style style:name="T15" style:family="text">
      <style:text-properties style:font-name="Courier"/>
    </style:style>
    <style:style style:name="T16" style:family="text">
      <style:text-properties style:font-name="Courier" fo:language="fr" fo:country="FR" fo:font-style="italic" style:language-asian="fr" style:country-asian="FR" style:font-style-asian="italic"/>
    </style:style>
    <style:style style:name="T17" style:family="text">
      <style:text-properties style:font-name="Courier" fo:language="fr" fo:country="FR" style:language-asian="fr" style:country-asian="FR"/>
    </style:style>
    <style:style style:name="T18" style:family="text">
      <style:text-properties style:font-name="Courier" fo:letter-spacing="-0.035cm"/>
    </style:style>
    <style:style style:name="T19" style:family="text">
      <style:text-properties style:font-name="Courier" fo:letter-spacing="-0.035cm" fo:font-style="italic" style:font-style-asian="italic"/>
    </style:style>
    <style:style style:name="T20" style:family="text">
      <style:text-properties style:font-name="Courier" fo:letter-spacing="-0.035cm" fo:language="fr" fo:country="FR" style:language-asian="fr" style:country-asian="FR"/>
    </style:style>
    <style:style style:name="T21" style:family="text">
      <style:text-properties style:font-name="Courier" fo:font-style="italic" style:font-style-asian="italic"/>
    </style:style>
    <style:style style:name="T22" style:family="text">
      <style:text-properties fo:language="en" fo:country="GB" style:language-asian="en" style:country-asian="US"/>
    </style:style>
    <style:style style:name="T23" style:family="text">
      <style:text-properties fo:font-weight="bold" style:font-weight-asian="bold"/>
    </style:style>
    <style:style style:name="T24" style:family="text">
      <style:text-properties style:font-name="Courier New"/>
    </style:style>
    <style:style style:name="T25" style:family="text">
      <style:text-properties style:font-name="Courier New" fo:language="fr" fo:country="FR" style:language-asian="fr" style:country-asian="FR"/>
    </style:style>
    <style:style style:name="T26" style:family="text">
      <style:text-properties style:font-name="Courier New" fo:font-weight="bold" style:font-weight-asian="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style:text-underline-mode="skip-white-space" style:text-overline-mode="skip-white-space" style:text-line-through-mode="skip-white-space"/>
    </style:style>
    <style:style style:name="T29" style:family="text">
      <style:text-properties fo:font-size="12pt" style:font-size-asian="12pt"/>
    </style:style>
    <style:style style:name="T30" style:family="text">
      <style:text-properties fo:font-size="12pt" fo:language="fr" fo:country="FR" style:font-size-asian="12pt"/>
    </style:style>
    <style:style style:name="T31" style:family="text">
      <style:text-properties fo:font-size="12pt" fo:language="fr" fo:country="FR" style:font-size-asian="12pt" style:language-asian="fr" style:country-asian="FR"/>
    </style:style>
    <style:style style:name="T32" style:family="text">
      <style:text-properties fo:letter-spacing="-0.035cm"/>
    </style:style>
    <style:style style:name="T33" style:family="text">
      <style:text-properties fo:letter-spacing="-0.035cm" fo:font-style="italic" style:font-style-asian="italic"/>
    </style:style>
    <style:style style:name="T34" style:family="text">
      <style:text-properties fo:font-style="italic" style:font-style-asian="italic"/>
    </style:style>
    <style:style style:name="fr1" style:family="graphic" style:parent-style-name="Frame">
      <style:graphic-properties fo:margin-left="0.318cm" fo:margin-right="0.318cm" fo:margin-top="0.318cm" fo:margin-bottom="0.318cm" style:wrap="none" style:vertical-pos="from-top" style:vertical-rel="page" style:horizontal-pos="from-left" style:horizontal-rel="page-content" fo:background-color="#ffffff" style:background-transparency="100%" draw:fill="solid" draw:fill-color="#ffffff" draw:opacity="0%" fo:padding="0cm" fo:border="none"/>
    </style:style>
    <style:style style:name="fr2" style:family="graphic" style:parent-style-name="Frame">
      <style:graphic-properties fo:margin-left="0.318cm" fo:margin-right="0.318cm" fo:margin-top="0.318cm" fo:margin-bottom="0.318cm" style:wrap="none" style:vertical-pos="from-top" style:vertical-rel="page" style:horizontal-pos="from-left" style:horizontal-rel="page" fo:background-color="#ffffff" style:background-transparency="100%" draw:fill="solid" draw:fill-color="#ffffff" draw:opacity="0%" fo:padding="0cm" fo:border="none"/>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padding-left="0.254cm" fo:padding-right="0.254cm" fo:padding-top="0.127cm" fo:padding-bottom="0.127cm" fo:border="1.45pt solid #000000" style:writing-mode="lr-tb"/>
    </style:style>
    <style:style style:name="fr4" style:family="graphic" style:parent-style-name="Frame">
      <style:graphic-properties style:run-through="foreground" style:wrap="run-through" style:number-wrapped-paragraphs="no-limit" style:vertical-pos="from-top" style:vertical-rel="paragraph" style:horizontal-pos="from-left" style:horizontal-rel="paragraph" fo:padding-left="0.254cm" fo:padding-right="0.254cm" fo:padding-top="0.127cm" fo:padding-bottom="0.127cm" fo:border="0.74pt solid #000000" style:writing-mode="lr-tb"/>
    </style:style>
    <style:style style:name="fr5"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4cm" fo:padding-right="0.254cm" fo:padding-top="0.127cm" fo:padding-bottom="0.127cm" fo:border="0.74pt solid #000000" style:writing-mode="lr-tb"/>
    </style:style>
    <style:style style:name="fr6" style:family="graphic" style:parent-style-name="Graphics">
      <style:graphic-properties fo:margin-left="0.319cm" fo:margin-right="0.319cm" fo:margin-top="0cm" fo:margin-bottom="0cm" style:wrap="left" style:number-wrapped-paragraphs="no-limit" style:wrap-contour="fals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fill="none" draw:fill-color="#ffffff" fo:min-height="0cm" fo:min-width="0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time-style style:name="N10041" number:language="en" number:country="US">
      <number:hours number:style="long"/>
      <number:text>:</number:text>
      <number:minutes number:style="long"/>
      <number:text>:</number:text>
      <number:seconds number:style="long"/>
    </number:time-style>
    <number:date-style style:name="N10121" number:language="en" number:country="US">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77"/>
      <text:p text:style-name="P33"><text:bookmark text:name="_Ref468003715"/></text:p>
      <text:p text:style-name="P36"/>
      <text:p text:style-name="P36"/>
      <text:p text:style-name="P68"/>
      <text:p text:style-name="P131">QA</text:p>
      <text:p text:style-name="P67"/>
      <text:p text:style-name="P130">User Guide</text:p>
      <text:p text:style-name="P66"/>
      <text:p text:style-name="P33"><draw:frame draw:style-name="fr1" draw:name="Cadre2" text:anchor-type="paragraph" svg:x="0cm" svg:y="22.19cm" draw:z-index="56"><draw:text-box fo:min-height="0.041cm" fo:min-width="0.041cm"><text:p text:style-name="P65"><text:line-break/>Version 0.01<text:line-break/>Wednesday, January 23, 2002</text:p><text:p text:style-name="P65"><text:span text:style-name="T8">Printed </text:span><text:span text:style-name="T9"><text:time style:data-style-name="N10121" text:time-value="2016-10-28T16:09:33.178351437">Friday 28 October 2016</text:time></text:span><text:span text:style-name="T8"> at </text:span><text:span text:style-name="T9"><text:time style:data-style-name="N10041" text:time-value="2016-10-28T16:09:33.178581520">16:08:25</text:time></text:span></text:p></draw:text-box></draw:frame><draw:frame draw:style-name="fr2" draw:name="Cadre1" text:anchor-type="paragraph" svg:x="2.032cm" svg:y="18.034cm" draw:z-index="55"><draw:text-box fo:min-height="0.041cm" fo:min-width="0.041cm"><text:p text:style-name="P129">Yves Guerte</text:p></draw:text-box></draw:frame></text:p>
      <text:h text:style-name="P132" text:outline-level="1"><text:bookmark-start text:name="__RefHeading___Toc6900_1662581381"/>Document<text:bookmark-end text:name="__RefHeading___Toc6900_1662581381"/></text:h>
      <table:table table:name="Tableau1" table:style-name="Tableau1">
        <table:table-column table:style-name="Tableau1.A"/>
        <table:table-column table:style-name="Tableau1.B"/>
        <table:table-row table:style-name="Tableau1.1">
          <table:table-cell table:style-name="Tableau1.A1" office:value-type="string">
            <text:p text:style-name="P108">Title</text:p>
          </table:table-cell>
          <table:table-cell table:style-name="Tableau1.B1" office:value-type="string">
            <text:p text:style-name="P108">QA: User Guide</text:p>
          </table:table-cell>
        </table:table-row>
        <table:table-row table:style-name="Tableau1.1">
          <table:table-cell table:style-name="Tableau1.A1" office:value-type="string">
            <text:p text:style-name="P109">Authors</text:p>
          </table:table-cell>
          <table:table-cell table:style-name="Tableau1.B2" office:value-type="string">
            <text:p text:style-name="P109">Yves Guerte</text:p>
          </table:table-cell>
        </table:table-row>
        <table:table-row table:style-name="Tableau1.1">
          <table:table-cell table:style-name="Tableau1.A1" office:value-type="string">
            <text:p text:style-name="P109">Type of document</text:p>
          </table:table-cell>
          <table:table-cell table:style-name="Tableau1.B3" office:value-type="string">
            <text:p text:style-name="P42"><text:span text:style-name="T14">Technical</text:span><text:span text:style-name="T13"> document</text:span></text:p>
          </table:table-cell>
        </table:table-row>
      </table:table>
      <text:p text:style-name="P8"/>
      <text:p text:style-name="P133">Distribution</text:p>
      <table:table table:name="Tableau2" table:style-name="Tableau2">
        <table:table-column table:style-name="Tableau2.A"/>
        <table:table-column table:style-name="Tableau2.B" table:number-columns-repeated="2"/>
        <table:table-row table:style-name="Tableau2.1">
          <table:table-cell table:style-name="Tableau2.A1" office:value-type="string">
            <text:p text:style-name="P43">Name</text:p>
          </table:table-cell>
          <table:table-cell table:style-name="Tableau2.B1" office:value-type="string">
            <text:p text:style-name="P43">Company</text:p>
          </table:table-cell>
          <table:table-cell table:style-name="Tableau2.B1" office:value-type="string">
            <text:p text:style-name="P43">Latest version and purpose</text:p>
          </table:table-cell>
        </table:table-row>
        <table:table-row table:style-name="Tableau2.1">
          <table:table-cell table:style-name="Tableau2.A2" office:value-type="string">
            <text:p text:style-name="P43"/>
          </table:table-cell>
          <table:table-cell table:style-name="Tableau2.B2" office:value-type="string">
            <text:p text:style-name="P43"/>
          </table:table-cell>
          <table:table-cell table:style-name="Tableau2.C2" office:value-type="string">
            <text:p text:style-name="P43"/>
          </table:table-cell>
        </table:table-row>
        <table:table-row table:style-name="Tableau2.1">
          <table:table-cell table:style-name="Tableau2.A3" office:value-type="string">
            <text:p text:style-name="P44"/>
          </table:table-cell>
          <table:table-cell table:style-name="Tableau2.B3" office:value-type="string">
            <text:p text:style-name="P44"/>
          </table:table-cell>
          <table:table-cell table:style-name="Tableau2.C3" office:value-type="string">
            <text:p text:style-name="P44"/>
          </table:table-cell>
        </table:table-row>
        <table:table-row table:style-name="Tableau2.1">
          <table:table-cell table:style-name="Tableau2.A4" office:value-type="string">
            <text:p text:style-name="P44"/>
          </table:table-cell>
          <table:table-cell table:style-name="Tableau2.B4" office:value-type="string">
            <text:p text:style-name="P44"/>
          </table:table-cell>
          <table:table-cell table:style-name="Tableau2.C4" office:value-type="string">
            <text:p text:style-name="P44"/>
          </table:table-cell>
        </table:table-row>
      </table:table>
      <text:p text:style-name="P7"/>
      <text:h text:style-name="P134" text:outline-level="1"><text:bookmark-start text:name="__RefHeading___Toc6902_1662581381"/>Versions<text:bookmark-end text:name="__RefHeading___Toc6902_1662581381"/></text:h>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3">Version number</text:p>
          </table:table-cell>
          <table:table-cell table:style-name="Tableau3.A1" office:value-type="string">
            <text:p text:style-name="P43">Date</text:p>
          </table:table-cell>
          <table:table-cell table:style-name="Tableau3.A1" office:value-type="string">
            <text:p text:style-name="P43">Status</text:p>
          </table:table-cell>
          <table:table-cell table:style-name="Tableau3.A1" office:value-type="string">
            <text:p text:style-name="P43">Major changes</text:p>
          </table:table-cell>
        </table:table-row>
        <table:table-row table:style-name="Tableau3.1">
          <table:table-cell table:style-name="Tableau3.A2" office:value-type="string">
            <text:p text:style-name="P43">0.00</text:p>
          </table:table-cell>
          <table:table-cell table:style-name="Tableau3.B2" office:value-type="string">
            <text:p text:style-name="P112">February 25, 2003</text:p>
          </table:table-cell>
          <table:table-cell table:style-name="Tableau3.C2" office:value-type="string">
            <text:p text:style-name="P43">Creation</text:p>
          </table:table-cell>
          <table:table-cell table:style-name="Tableau3.D2" office:value-type="string">
            <text:p text:style-name="P43">Creation by Yves Guerte</text:p>
          </table:table-cell>
        </table:table-row>
        <table:table-row table:style-name="Tableau3.1">
          <table:table-cell table:style-name="Tableau3.A3" office:value-type="string">
            <text:p text:style-name="P44"/>
          </table:table-cell>
          <table:table-cell table:style-name="Tableau3.B3" office:value-type="string">
            <text:p text:style-name="P44"/>
          </table:table-cell>
          <table:table-cell table:style-name="Tableau3.C3" office:value-type="string">
            <text:p text:style-name="P44"/>
          </table:table-cell>
          <table:table-cell table:style-name="Tableau3.D3" office:value-type="string">
            <text:p text:style-name="P44"/>
          </table:table-cell>
        </table:table-row>
        <table:table-row table:style-name="Tableau3.1">
          <table:table-cell table:style-name="Tableau3.A4" office:value-type="string">
            <text:p text:style-name="P44"/>
          </table:table-cell>
          <table:table-cell table:style-name="Tableau3.B4" office:value-type="string">
            <text:p text:style-name="P44"/>
          </table:table-cell>
          <table:table-cell table:style-name="Tableau3.C4" office:value-type="string">
            <text:p text:style-name="P44"/>
          </table:table-cell>
          <table:table-cell table:style-name="Tableau3.D4" office:value-type="string">
            <text:p text:style-name="P44"/>
          </table:table-cell>
        </table:table-row>
      </table:table>
      <text:p text:style-name="P7"/>
      <text:p text:style-name="P7"/>
      <text:h text:style-name="P135" text:outline-level="1"/>
      <text:h text:style-name="P136" text:outline-level="1"><text:bookmark-start text:name="__RefHeading___Toc6904_1662581381"/>Content<text:bookmark-end text:name="__RefHeading___Toc6904_1662581381"/></text:h>
      <text:table-of-content text:style-name="Sect1" text:protected="true" text:name="Table des matière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text:a xlink:type="simple" xlink:href="#__RefHeading___Toc6900_1662581381" text:style-name="Index_20_Link" text:visited-style-name="Index_20_Link">Document<text:tab/>2</text:a></text:p>
          <text:p text:style-name="P107"><text:a xlink:type="simple" xlink:href="#__RefHeading___Toc6902_1662581381" text:style-name="Index_20_Link" text:visited-style-name="Index_20_Link">Versions<text:tab/>2</text:a></text:p>
          <text:p text:style-name="P107"><text:a xlink:type="simple" xlink:href="#__RefHeading___Toc6904_1662581381" text:style-name="Index_20_Link" text:visited-style-name="Index_20_Link">Content<text:tab/>3</text:a></text:p>
          <text:p text:style-name="P106"><text:a xlink:type="simple" xlink:href="#__RefHeading___Toc6908_1662581381" text:style-name="Index_20_Link" text:visited-style-name="Index_20_Link">1.1Preliminary remark<text:tab/>9</text:a></text:p>
          <text:p text:style-name="P106"><text:a xlink:type="simple" xlink:href="#__RefHeading___Toc6910_1662581381" text:style-name="Index_20_Link" text:visited-style-name="Index_20_Link">1.2Overall considerations<text:tab/>9</text:a></text:p>
          <text:p text:style-name="P105"><text:a xlink:type="simple" xlink:href="#__RefHeading___Toc6912_1662581381" text:style-name="Index_20_Link" text:visited-style-name="Index_20_Link">1.2.1Purpose and scope of the QA environment<text:tab/>9</text:a></text:p>
          <text:p text:style-name="P105"><text:a xlink:type="simple" xlink:href="#__RefHeading___Toc6914_1662581381" text:style-name="Index_20_Link" text:visited-style-name="Index_20_Link">1.2.2Context<text:tab/>9</text:a></text:p>
          <text:p text:style-name="P105"><text:a xlink:type="simple" xlink:href="#__RefHeading___Toc6916_1662581381" text:style-name="Index_20_Link" text:visited-style-name="Index_20_Link">1.2.3Features<text:tab/>10</text:a></text:p>
          <text:p text:style-name="P106"><text:a xlink:type="simple" xlink:href="#__RefHeading___Toc6918_1662581381" text:style-name="Index_20_Link" text:visited-style-name="Index_20_Link">1.3Basic definitions<text:tab/>10</text:a></text:p>
          <text:p text:style-name="P106"><text:a xlink:type="simple" xlink:href="#__RefHeading___Toc6920_1662581381" text:style-name="Index_20_Link" text:visited-style-name="Index_20_Link">1.4Requirements and Features<text:tab/>12</text:a></text:p>
          <text:p text:style-name="P105"><text:a xlink:type="simple" xlink:href="#__RefHeading___Toc6922_1662581381" text:style-name="Index_20_Link" text:visited-style-name="Index_20_Link">1.4.1Flexibility and genericity<text:tab/>12</text:a></text:p>
          <text:p text:style-name="P104"><text:a xlink:type="simple" xlink:href="#__RefHeading___Toc6924_1662581381" text:style-name="Index_20_Link" text:visited-style-name="Index_20_Link">1.4.1.1 QA tools<text:tab/>12</text:a></text:p>
          <text:p text:style-name="P104"><text:a xlink:type="simple" xlink:href="#__RefHeading___Toc6926_1662581381" text:style-name="Index_20_Link" text:visited-style-name="Index_20_Link">1.4.1.2 Test sets<text:tab/>12</text:a></text:p>
          <text:p text:style-name="P104"><text:a xlink:type="simple" xlink:href="#__RefHeading___Toc6928_1662581381" text:style-name="Index_20_Link" text:visited-style-name="Index_20_Link">1.4.1.3 Compiling and simulation tools<text:tab/>13</text:a></text:p>
          <text:p text:style-name="P105"><text:a xlink:type="simple" xlink:href="#__RefHeading___Toc6930_1662581381" text:style-name="Index_20_Link" text:visited-style-name="Index_20_Link">1.4.2Portability<text:tab/>13</text:a></text:p>
          <text:p text:style-name="P105"><text:a xlink:type="simple" xlink:href="#__RefHeading___Toc6932_1662581381" text:style-name="Index_20_Link" text:visited-style-name="Index_20_Link">1.4.3Distributed and shared access<text:tab/>13</text:a></text:p>
          <text:p text:style-name="P106"><text:a xlink:type="simple" xlink:href="#__RefHeading___Toc6934_1662581381" text:style-name="Index_20_Link" text:visited-style-name="Index_20_Link">1.5Constraints and restrictions<text:tab/>14</text:a></text:p>
          <text:p text:style-name="P106"><text:a xlink:type="simple" xlink:href="#__RefHeading___Toc6936_1662581381" text:style-name="Index_20_Link" text:visited-style-name="Index_20_Link">1.6Terminology<text:tab/>14</text:a></text:p>
          <text:p text:style-name="P106"><text:a xlink:type="simple" xlink:href="#__RefHeading___Toc6938_1662581381" text:style-name="Index_20_Link" text:visited-style-name="Index_20_Link">1.7Outline and Content of this document<text:tab/>15</text:a></text:p>
          <text:p text:style-name="P105"><text:a xlink:type="simple" xlink:href="#__RefHeading___Toc6940_1662581381" text:style-name="Index_20_Link" text:visited-style-name="Index_20_Link">1.7.1Who should read this document?<text:tab/>15</text:a></text:p>
          <text:p text:style-name="P105"><text:a xlink:type="simple" xlink:href="#__RefHeading___Toc6942_1662581381" text:style-name="Index_20_Link" text:visited-style-name="Index_20_Link">1.7.2Content of the document<text:tab/>15</text:a></text:p>
          <text:p text:style-name="P105"><text:a xlink:type="simple" xlink:href="#__RefHeading___Toc6944_1662581381" text:style-name="Index_20_Link" text:visited-style-name="Index_20_Link">1.7.3Learning more<text:tab/>16</text:a></text:p>
          <text:p text:style-name="P106"><text:a xlink:type="simple" xlink:href="#__RefHeading___Toc6946_1662581381" text:style-name="Index_20_Link" text:visited-style-name="Index_20_Link">1.8Graphic styles and conventions<text:tab/>16</text:a></text:p>
          <text:p text:style-name="P107"><text:a xlink:type="simple" xlink:href="#__RefHeading___Toc6948_1662581381" text:style-name="Index_20_Link" text:visited-style-name="Index_20_Link">2.Preliminary Illustration<text:tab/>17</text:a></text:p>
          <text:p text:style-name="P106"><text:a xlink:type="simple" xlink:href="#__RefHeading___Toc6950_1662581381" text:style-name="Index_20_Link" text:visited-style-name="Index_20_Link">2.1Running one test on a single machine<text:tab/>18</text:a></text:p>
          <text:p text:style-name="P106"><text:a xlink:type="simple" xlink:href="#__RefHeading___Toc6952_1662581381" text:style-name="Index_20_Link" text:visited-style-name="Index_20_Link">2.2Running multiple tests on a single machine<text:tab/>18</text:a></text:p>
          <text:p text:style-name="P107"><text:a xlink:type="simple" xlink:href="#__RefHeading___Toc6954_1662581381" text:style-name="Index_20_Link" text:visited-style-name="Index_20_Link">3.Using an existing QA<text:tab/>20</text:a></text:p>
          <text:p text:style-name="P106"><text:a xlink:type="simple" xlink:href="#__RefHeading___Toc6956_1662581381" text:style-name="Index_20_Link" text:visited-style-name="Index_20_Link">3.1Main commands<text:tab/>21</text:a></text:p>
          <text:p text:style-name="P106"><text:soft-page-break/><text:a xlink:type="simple" xlink:href="#__RefHeading___Toc6958_1662581381" text:style-name="Index_20_Link" text:visited-style-name="Index_20_Link">3.2Assumptions and context<text:tab/>21</text:a></text:p>
          <text:p text:style-name="P104"><text:a xlink:type="simple" xlink:href="#__RefHeading___Toc6960_1662581381" text:style-name="Index_20_Link" text:visited-style-name="Index_20_Link">3.2.1.1 Username<text:tab/>21</text:a></text:p>
          <text:p text:style-name="P104"><text:a xlink:type="simple" xlink:href="#__RefHeading___Toc6962_1662581381" text:style-name="Index_20_Link" text:visited-style-name="Index_20_Link">3.2.1.2 Environment variables<text:tab/>21</text:a></text:p>
          <text:p text:style-name="P104"><text:a xlink:type="simple" xlink:href="#__RefHeading___Toc6964_1662581381" text:style-name="Index_20_Link" text:visited-style-name="Index_20_Link">3.2.1.3 Shared data<text:tab/>22</text:a></text:p>
          <text:p text:style-name="P104"><text:a xlink:type="simple" xlink:href="#__RefHeading___Toc6966_1662581381" text:style-name="Index_20_Link" text:visited-style-name="Index_20_Link">3.2.1.4 QA tests location and hierarchy<text:tab/>22</text:a></text:p>
          <text:p text:style-name="P104"><text:a xlink:type="simple" xlink:href="#__RefHeading___Toc6968_1662581381" text:style-name="Index_20_Link" text:visited-style-name="Index_20_Link">3.2.1.5 Reports<text:tab/>23</text:a></text:p>
          <text:p text:style-name="P106"><text:a xlink:type="simple" xlink:href="#__RefHeading___Toc6970_1662581381" text:style-name="Index_20_Link" text:visited-style-name="Index_20_Link">3.3Running tests<text:tab/>23</text:a></text:p>
          <text:p text:style-name="P105"><text:a xlink:type="simple" xlink:href="#__RefHeading___Toc6972_1662581381" text:style-name="Index_20_Link" text:visited-style-name="Index_20_Link">3.3.1Preparing the test<text:tab/>23</text:a></text:p>
          <text:p text:style-name="P105"><text:a xlink:type="simple" xlink:href="#__RefHeading___Toc6974_1662581381" text:style-name="Index_20_Link" text:visited-style-name="Index_20_Link">3.3.2Launching the test<text:tab/>24</text:a></text:p>
          <text:p text:style-name="P105"><text:a xlink:type="simple" xlink:href="#__RefHeading___Toc6976_1662581381" text:style-name="Index_20_Link" text:visited-style-name="Index_20_Link">3.3.3Collecting and archiving results<text:tab/>29</text:a></text:p>
          <text:p text:style-name="P104"><text:a xlink:type="simple" xlink:href="#__RefHeading___Toc6978_1662581381" text:style-name="Index_20_Link" text:visited-style-name="Index_20_Link">3.3.3.1 Report location<text:tab/>29</text:a></text:p>
          <text:p text:style-name="P104"><text:a xlink:type="simple" xlink:href="#__RefHeading___Toc6980_1662581381" text:style-name="Index_20_Link" text:visited-style-name="Index_20_Link">3.3.3.2 Report content<text:tab/>30</text:a></text:p>
          <text:p text:style-name="P105"><text:a xlink:type="simple" xlink:href="#__RefHeading___Toc6982_1662581381" text:style-name="Index_20_Link" text:visited-style-name="Index_20_Link">3.3.4Concurrent access considerations<text:tab/>38</text:a></text:p>
          <text:p text:style-name="P104"><text:a xlink:type="simple" xlink:href="#__RefHeading___Toc6984_1662581381" text:style-name="Index_20_Link" text:visited-style-name="Index_20_Link">3.3.4.1 Single entry points<text:tab/>38</text:a></text:p>
          <text:p text:style-name="P104"><text:a xlink:type="simple" xlink:href="#__RefHeading___Toc6986_1662581381" text:style-name="Index_20_Link" text:visited-style-name="Index_20_Link">3.3.4.2 Using single entry points<text:tab/>38</text:a></text:p>
          <text:p text:style-name="P107"><text:a xlink:type="simple" xlink:href="#__RefHeading___Toc6988_1662581381" text:style-name="Index_20_Link" text:visited-style-name="Index_20_Link">4.Detailed description of tools<text:tab/>42</text:a></text:p>
          <text:p text:style-name="P106"><text:a xlink:type="simple" xlink:href="#__RefHeading___Toc6990_1662581381" text:style-name="Index_20_Link" text:visited-style-name="Index_20_Link">4.1Detailed description of the QA commands<text:tab/>43</text:a></text:p>
          <text:p text:style-name="P105"><text:a xlink:type="simple" xlink:href="#__RefHeading___Toc6992_1662581381" text:style-name="Index_20_Link" text:visited-style-name="Index_20_Link">4.1.1run_allapp.pl<text:tab/>43</text:a></text:p>
          <text:p text:style-name="P105"><text:a xlink:type="simple" xlink:href="#__RefHeading___Toc6994_1662581381" text:style-name="Index_20_Link" text:visited-style-name="Index_20_Link">4.1.2allapp_reports_pack.pl<text:tab/>43</text:a></text:p>
          <text:p text:style-name="P105"><text:a xlink:type="simple" xlink:href="#__RefHeading___Toc6996_1662581381" text:style-name="Index_20_Link" text:visited-style-name="Index_20_Link">4.1.3validation.csh<text:tab/>44</text:a></text:p>
          <text:p text:style-name="P105"><text:a xlink:type="simple" xlink:href="#__RefHeading___Toc6998_1662581381" text:style-name="Index_20_Link" text:visited-style-name="Index_20_Link">4.1.4cleanup.csh<text:tab/>46</text:a></text:p>
          <text:p text:style-name="P105"><text:a xlink:type="simple" xlink:href="#__RefHeading___Toc7000_1662581381" text:style-name="Index_20_Link" text:visited-style-name="Index_20_Link">4.1.5versions.pl<text:tab/>46</text:a></text:p>
          <text:p text:style-name="P105"><text:a xlink:type="simple" xlink:href="#__RefHeading___Toc7002_1662581381" text:style-name="Index_20_Link" text:visited-style-name="Index_20_Link">4.1.6unlock_all.csh<text:tab/>47</text:a></text:p>
          <text:p text:style-name="P106"><text:a xlink:type="simple" xlink:href="#__RefHeading___Toc7004_1662581381" text:style-name="Index_20_Link" text:visited-style-name="Index_20_Link">4.2Syntax of a scenario<text:tab/>48</text:a></text:p>
          <text:p text:style-name="P105"><text:a xlink:type="simple" xlink:href="#__RefHeading___Toc7006_1662581381" text:style-name="Index_20_Link" text:visited-style-name="Index_20_Link">4.2.1Grammar<text:tab/>48</text:a></text:p>
          <text:p text:style-name="P105"><text:a xlink:type="simple" xlink:href="#__RefHeading___Toc7008_1662581381" text:style-name="Index_20_Link" text:visited-style-name="Index_20_Link">4.2.2Example<text:tab/>50</text:a></text:p>
          <text:p text:style-name="P104"><text:a xlink:type="simple" xlink:href="#__RefHeading___Toc7010_1662581381" text:style-name="Index_20_Link" text:visited-style-name="Index_20_Link">4.2.2.1 Variables<text:tab/>50</text:a></text:p>
          <text:p text:style-name="P104"><text:a xlink:type="simple" xlink:href="#__RefHeading___Toc7012_1662581381" text:style-name="Index_20_Link" text:visited-style-name="Index_20_Link">4.2.2.2 Environment variables<text:tab/>50</text:a></text:p>
          <text:p text:style-name="P104"><text:a xlink:type="simple" xlink:href="#__RefHeading___Toc7014_1662581381" text:style-name="Index_20_Link" text:visited-style-name="Index_20_Link">4.2.2.3 Quoted strings<text:tab/>51</text:a></text:p>
          <text:p text:style-name="P104"><text:a xlink:type="simple" xlink:href="#__RefHeading___Toc7016_1662581381" text:style-name="Index_20_Link" text:visited-style-name="Index_20_Link">4.2.2.4 Factorisations in descriptions<text:tab/>51</text:a></text:p>
          <text:p text:style-name="P106"><text:soft-page-break/><text:a xlink:type="simple" xlink:href="#__RefHeading___Toc7018_1662581381" text:style-name="Index_20_Link" text:visited-style-name="Index_20_Link">4.3Master script parameters<text:tab/>52</text:a></text:p>
          <text:p text:style-name="P105"><text:a xlink:type="simple" xlink:href="#__RefHeading___Toc7020_1662581381" text:style-name="Index_20_Link" text:visited-style-name="Index_20_Link">4.3.1Generic master scripts<text:tab/>52</text:a></text:p>
          <text:p text:style-name="P105"><text:a xlink:type="simple" xlink:href="#__RefHeading___Toc7022_1662581381" text:style-name="Index_20_Link" text:visited-style-name="Index_20_Link">4.3.2General syntax<text:tab/>53</text:a></text:p>
          <text:p text:style-name="P105"><text:a xlink:type="simple" xlink:href="#__RefHeading___Toc7024_1662581381" text:style-name="Index_20_Link" text:visited-style-name="Index_20_Link">4.3.3Further possible parameters<text:tab/>54</text:a></text:p>
          <text:p text:style-name="P105"><text:a xlink:type="simple" xlink:href="#__RefHeading___Toc7026_1662581381" text:style-name="Index_20_Link" text:visited-style-name="Index_20_Link">4.3.4Default parameter values<text:tab/>54</text:a></text:p>
          <text:p text:style-name="P105"><text:a xlink:type="simple" xlink:href="#__RefHeading___Toc7028_1662581381" text:style-name="Index_20_Link" text:visited-style-name="Index_20_Link">4.3.5Exceptions<text:tab/>55</text:a></text:p>
          <text:p text:style-name="P107"><text:a xlink:type="simple" xlink:href="#__RefHeading___Toc7030_1662581381" text:style-name="Index_20_Link" text:visited-style-name="Index_20_Link">5.Quick start<text:tab/>56</text:a></text:p>
          <text:p text:style-name="P106"><text:a xlink:type="simple" xlink:href="#__RefHeading___Toc7032_1662581381" text:style-name="Index_20_Link" text:visited-style-name="Index_20_Link">5.1Single user installation<text:tab/>57</text:a></text:p>
          <text:p text:style-name="P105"><text:a xlink:type="simple" xlink:href="#__RefHeading___Toc7034_1662581381" text:style-name="Index_20_Link" text:visited-style-name="Index_20_Link">5.1.1System and machines supported<text:tab/>57</text:a></text:p>
          <text:p text:style-name="P105"><text:a xlink:type="simple" xlink:href="#__RefHeading___Toc7036_1662581381" text:style-name="Index_20_Link" text:visited-style-name="Index_20_Link">5.1.2QA tarball<text:tab/>57</text:a></text:p>
          <text:p text:style-name="P105"><text:a xlink:type="simple" xlink:href="#__RefHeading___Toc7038_1662581381" text:style-name="Index_20_Link" text:visited-style-name="Index_20_Link">5.1.3Installation<text:tab/>57</text:a></text:p>
          <text:p text:style-name="P104"><text:a xlink:type="simple" xlink:href="#__RefHeading___Toc7040_1662581381" text:style-name="Index_20_Link" text:visited-style-name="Index_20_Link">5.1.3.1 Import the tarballs<text:tab/>57</text:a></text:p>
          <text:p text:style-name="P104"><text:a xlink:type="simple" xlink:href="#__RefHeading___Toc7042_1662581381" text:style-name="Index_20_Link" text:visited-style-name="Index_20_Link">5.1.3.2 Prepare you environment<text:tab/>57</text:a></text:p>
          <text:p text:style-name="P104"><text:a xlink:type="simple" xlink:href="#__RefHeading___Toc7044_1662581381" text:style-name="Index_20_Link" text:visited-style-name="Index_20_Link">5.1.3.3 Installing the QA tools and database<text:tab/>59</text:a></text:p>
          <text:p text:style-name="P106"><text:a xlink:type="simple" xlink:href="#__RefHeading___Toc7046_1662581381" text:style-name="Index_20_Link" text:visited-style-name="Index_20_Link">5.2Testing your QA installation<text:tab/>60</text:a></text:p>
          <text:p text:style-name="P105"><text:a xlink:type="simple" xlink:href="#__RefHeading___Toc7048_1662581381" text:style-name="Index_20_Link" text:visited-style-name="Index_20_Link">5.2.1Define a compiler to be used<text:tab/>60</text:a></text:p>
          <text:p text:style-name="P105"><text:a xlink:type="simple" xlink:href="#__RefHeading___Toc7050_1662581381" text:style-name="Index_20_Link" text:visited-style-name="Index_20_Link">5.2.2Try a simple scenario<text:tab/>60</text:a></text:p>
          <text:p text:style-name="P105"><text:a xlink:type="simple" xlink:href="#__RefHeading___Toc7052_1662581381" text:style-name="Index_20_Link" text:visited-style-name="Index_20_Link">5.2.3Modify and launch a scenario file<text:tab/>61</text:a></text:p>
          <text:p text:style-name="P107"><text:a xlink:type="simple" xlink:href="#__RefHeading___Toc7054_1662581381" text:style-name="Index_20_Link" text:visited-style-name="Index_20_Link">6.Learning and doing more<text:tab/>62</text:a></text:p>
          <text:p text:style-name="P106"><text:a xlink:type="simple" xlink:href="#__RefHeading___Toc7056_1662581381" text:style-name="Index_20_Link" text:visited-style-name="Index_20_Link">6.1Running a scenario<text:tab/>63</text:a></text:p>
          <text:p text:style-name="P105"><text:a xlink:type="simple" xlink:href="#__RefHeading___Toc7058_1662581381" text:style-name="Index_20_Link" text:visited-style-name="Index_20_Link">6.1.1Stopping a scenario execution<text:tab/>63</text:a></text:p>
          <text:p text:style-name="P105"><text:a xlink:type="simple" xlink:href="#__RefHeading___Toc7060_1662581381" text:style-name="Index_20_Link" text:visited-style-name="Index_20_Link">6.1.2Getting global results before the end of a scenario execution<text:tab/>63</text:a></text:p>
          <text:p text:style-name="P106"><text:a xlink:type="simple" xlink:href="#__RefHeading___Toc7062_1662581381" text:style-name="Index_20_Link" text:visited-style-name="Index_20_Link">6.2Running test by hand in a test folder<text:tab/>64</text:a></text:p>
          <text:p text:style-name="P106"><text:a xlink:type="simple" xlink:href="#__RefHeading___Toc7064_1662581381" text:style-name="Index_20_Link" text:visited-style-name="Index_20_Link">6.3Using others compilers<text:tab/>65</text:a></text:p>
          <text:p text:style-name="P106"><text:a xlink:type="simple" xlink:href="#__RefHeading___Toc7066_1662581381" text:style-name="Index_20_Link" text:visited-style-name="Index_20_Link">6.4Using prototype functions<text:tab/>65</text:a></text:p>
          <text:p text:style-name="P105"><text:a xlink:type="simple" xlink:href="#__RefHeading___Toc7068_1662581381" text:style-name="Index_20_Link" text:visited-style-name="Index_20_Link">6.4.1The </text:a><text:a xlink:type="simple" xlink:href="#__RefHeading___Toc7068_1662581381" text:style-name="Index_20_Link" text:visited-style-name="Index_20_Link"><text:span text:style-name="T34">PROTO</text:span></text:a><text:a xlink:type="simple" xlink:href="#__RefHeading___Toc7068_1662581381" text:style-name="Index_20_Link" text:visited-style-name="Index_20_Link"> makefile variable<text:tab/>65</text:a></text:p>
          <text:p text:style-name="P105"><text:a xlink:type="simple" xlink:href="#__RefHeading___Toc7070_1662581381" text:style-name="Index_20_Link" text:visited-style-name="Index_20_Link">6.4.2Default values<text:tab/>66</text:a></text:p>
          <text:p text:style-name="P106"><text:a xlink:type="simple" xlink:href="#__RefHeading___Toc7074_1662581381" text:style-name="Index_20_Link" text:visited-style-name="Index_20_Link">6.5Including disassembler<text:tab/>66</text:a></text:p>
          <text:p text:style-name="P105"><text:a xlink:type="simple" xlink:href="#__RefHeading___Toc7076_1662581381" text:style-name="Index_20_Link" text:visited-style-name="Index_20_Link">6.5.1The </text:a><text:a xlink:type="simple" xlink:href="#__RefHeading___Toc7076_1662581381" text:style-name="Index_20_Link" text:visited-style-name="Index_20_Link"><text:span text:style-name="T34">DASM</text:span></text:a><text:a xlink:type="simple" xlink:href="#__RefHeading___Toc7076_1662581381" text:style-name="Index_20_Link" text:visited-style-name="Index_20_Link"> makefile.scc macro<text:tab/>66</text:a></text:p>
          <text:p text:style-name="P105"><text:a xlink:type="simple" xlink:href="#__RefHeading___Toc7078_1662581381" text:style-name="Index_20_Link" text:visited-style-name="Index_20_Link">6.5.2Default values<text:tab/>69</text:a></text:p>
          <text:p text:style-name="P107"><text:a xlink:type="simple" xlink:href="#__RefHeading___Toc7080_1662581381" text:style-name="Index_20_Link" text:visited-style-name="Index_20_Link">7.Further work<text:tab/>70</text:a></text:p>
          <text:p text:style-name="P107"><text:a xlink:type="simple" xlink:href="#__RefHeading___Toc7082_1662581381" text:style-name="Index_20_Link" text:visited-style-name="Index_20_Link">8.The “CW FOR STARCORE” tests base<text:tab/>71</text:a></text:p>
          <text:p text:style-name="P107"><text:soft-page-break/><text:a xlink:type="simple" xlink:href="#__RefHeading___Toc7084_1662581381" text:style-name="Index_20_Link" text:visited-style-name="Index_20_Link">9.References and bibliography<text:tab/>73</text:a></text:p>
          <text:p text:style-name="P106"><text:a xlink:type="simple" xlink:href="#__RefHeading___Toc7086_1662581381" text:style-name="Index_20_Link" text:visited-style-name="Index_20_Link">9.1Web sites<text:tab/>74</text:a></text:p>
          <text:p text:style-name="P105"><text:a xlink:type="simple" xlink:href="#__RefHeading___Toc7088_1662581381" text:style-name="Index_20_Link" text:visited-style-name="Index_20_Link">9.1.1Cygwin and GNU Projects<text:tab/>74</text:a></text:p>
          <text:p text:style-name="P105"><text:a xlink:type="simple" xlink:href="#__RefHeading___Toc7090_1662581381" text:style-name="Index_20_Link" text:visited-style-name="Index_20_Link">9.1.2Perl<text:tab/>74</text:a></text:p>
          <text:p text:style-name="P105"><text:a xlink:type="simple" xlink:href="#__RefHeading___Toc7092_1662581381" text:style-name="Index_20_Link" text:visited-style-name="Index_20_Link">9.1.3Standards<text:tab/>74</text:a></text:p>
          <text:p text:style-name="P105"><text:a xlink:type="simple" xlink:href="#__RefHeading___Toc7094_1662581381" text:style-name="Index_20_Link" text:visited-style-name="Index_20_Link">9.1.4DSP<text:tab/>74</text:a></text:p>
        </text:index-body>
      </text:table-of-content>
      <text:p text:style-name="P41"/>
      <text:p text:style-name="P40">Figures</text:p>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9">Figure 1: Running one simple test<text:tab/>19</text:p>
          <text:p text:style-name="P159">Figure 2: Running several tests sequentially<text:tab/>19</text:p>
          <text:p text:style-name="P159">Figure 3: Running multiple distributed tests<text:tab/>20</text:p>
          <text:p text:style-name="P159">Figure 4: Hierarchy for tests<text:tab/>23</text:p>
        </text:index-body>
      </text:illustration-index>
      <text:p text:style-name="P40">Tables</text:p>
      <text:illustration-index text:style-name="Sect1" text:protected="true" text:name="Index des illustration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9">Table 1: Codec applications tests features<text:tab/>71</text:p>
          <text:p text:style-name="P159">Table 2: Unit tests features<text:tab/>72</text:p>
        </text:index-body>
      </text:illustration-index>
      <text:list xml:id="list5641221197076427092" text:style-name="WWNum1">
        <text:list-item>
          <text:list>
            <text:list-item>
              <text:h text:style-name="P96" text:outline-level="2"><text:bookmark-start text:name="__RefHeading___Toc6908_1662581381"/><text:bookmark-start text:name="_Toc35435926"/>Preliminary remark<text:bookmark-end text:name="__RefHeading___Toc6908_1662581381"/><text:bookmark-end text:name="_Toc35435926"/></text:h>
            </text:list-item>
          </text:list>
        </text:list-item>
      </text:list>
      <text:p text:style-name="P7">This document is a first description of the QA test environment developed in Grenoble. </text:p>
      <text:p text:style-name="P7">This environment was first developed to test the CW for StarCore compiler. New features are added on a regular basis, either to improve part of the package, or to extend its scope (for instance to cope with new compilers). This document describes the current state of the QA. It aims to allow the Reader to start using it. The set of capabilities described here is not exhaustive. Another document is currently being prepared corresponding with more advanced use of the QA.</text:p>
      <text:p text:style-name="P7">Any remark either on the document or QA itself are welcome.</text:p>
      <text:list xml:id="list160935000166165" text:continue-numbering="true" text:style-name="WWNum1">
        <text:list-item>
          <text:list>
            <text:list-item>
              <text:h text:style-name="P98" text:outline-level="2"><text:bookmark-start text:name="__RefHeading___Toc6910_1662581381"/><text:bookmark-start text:name="_Toc35435927"/>Overall considerations<text:bookmark-end text:name="__RefHeading___Toc6910_1662581381"/><text:bookmark-end text:name="_Toc35435927"/></text:h>
              <text:list>
                <text:list-item>
                  <text:h text:style-name="P83" text:outline-level="3"><text:bookmark-start text:name="__RefHeading___Toc6912_1662581381"/><text:bookmark-start text:name="_Toc35435928"/>Purpose and scope of the QA environment<text:bookmark-end text:name="__RefHeading___Toc6912_1662581381"/><text:bookmark-end text:name="_Toc35435928"/></text:h>
                </text:list-item>
              </text:list>
            </text:list-item>
          </text:list>
        </text:list-item>
      </text:list>
      <text:p text:style-name="P7">The QA environment has been defined and developed to provide quality measurements for compilers. The Metrowerks CodeWarrior for StarCore C compiler was the first target compiler.</text:p>
      <text:p text:style-name="P7">Testing a compiler is not that easy. Even though indirect and non exhaustive, the most common way consists in testing the outputs of resulting programs, as compared with either expected ones, or with those obtained by means of a reference compiler. By quality criterions for a compiler we thus mean:</text:p>
      <text:list xml:id="list2995280275053957392" text:style-name="WWNum59">
        <text:list-item>
          <text:p text:style-name="P114">functional exactness: compiled programs give the expected results,</text:p>
        </text:list-item>
        <text:list-item>
          <text:p text:style-name="P114">optimisation efficiency: embedded applications are constrained in terms of both code speed and size. Optimizing compiler must also be tested from this point of view. The QA is designed to provide an easy access to program speed and size, and to highlight any regression. .</text:p>
        </text:list-item>
        <text:list-item>
          <text:p text:style-name="P122">However other and more direct means are available. They may consist in:</text:p>
        </text:list-item>
        <text:list-item>
          <text:p text:style-name="P114">code checker. They check that the resulting code does not produce any memory violation (access outside arrays for instance). This may be performed by specific tools or till some extent by simulators. </text:p>
        </text:list-item>
        <text:list-item>
          <text:p text:style-name="P114">internal checkers. They checks that the internal representations used by the compiler is always consistent correct (cast consistency, assembler programming rules for instance)</text:p>
        </text:list-item>
        <text:list-item>
          <text:p text:style-name="P122">Even if less tightly integrated and more compiler-dependent, the QA allows this kind of checking too.</text:p>
        </text:list-item>
        <text:list-item>
          <text:p text:style-name="P122">It is important to notice that the QA is designed to test compilers that can be launched thanks to command line. It does not aim to test integrated compilers (i.e. IDE including debugger, editors,).</text:p>
        </text:list-item>
      </text:list>
      <text:list xml:id="list160934838643665" text:continue-list="list160935000166165" text:style-name="WWNum1">
        <text:list-item>
          <text:list>
            <text:list-item>
              <text:list>
                <text:list-item>
                  <text:h text:style-name="P87" text:outline-level="3"><text:bookmark-start text:name="__RefHeading___Toc6914_1662581381"/><text:bookmark-start text:name="_Toc35435929"/>Context<text:bookmark-end text:name="__RefHeading___Toc6914_1662581381"/><text:bookmark-end text:name="_Toc35435929"/></text:h>
                </text:list-item>
              </text:list>
            </text:list-item>
          </text:list>
        </text:list-item>
      </text:list>
      <text:p text:style-name="P10">The QA is designed to be easily integrated into the compiler development process:</text:p>
      <text:list xml:id="list160933605977586" text:continue-list="list2995280275053957392" text:style-name="WWNum59">
        <text:list-item>
          <text:p text:style-name="P117">For the software engineer: to run unit tests before compiler components integration and for debug purpose.</text:p>
        </text:list-item>
        <text:list-item>
          <text:p text:style-name="P117">For the commercial engineer: to bring quality insurance to the customer and provide benchmarks comparisons with competitors' tools.</text:p>
        </text:list-item>
        <text:list-item>
          <text:p text:style-name="P117"><text:soft-page-break/>For the test team: to have standard and reusable test sets for many compilers and to shorten integration of new tests as well as the test process with an automated testing environment.</text:p>
        </text:list-item>
        <text:list-item>
          <text:p text:style-name="P117">For the team leaders: to validate the improvements of new algorithms and research directions.</text:p>
        </text:list-item>
      </text:list>
      <text:list xml:id="list160934252218809" text:continue-list="list160934838643665" text:style-name="WWNum1">
        <text:list-item>
          <text:list>
            <text:list-item>
              <text:list>
                <text:list-item>
                  <text:h text:style-name="P87" text:outline-level="3"><text:bookmark-start text:name="__RefHeading___Toc6916_1662581381"/><text:bookmark-start text:name="_Toc35435930"/>Features<text:bookmark-end text:name="__RefHeading___Toc6916_1662581381"/><text:bookmark-end text:name="_Toc35435930"/></text:h>
                </text:list-item>
              </text:list>
            </text:list-item>
          </text:list>
        </text:list-item>
      </text:list>
      <text:p text:style-name="P10">Multiple uses of the QA environment imply multiple properties:</text:p>
      <text:list xml:id="list160933720213432" text:continue-list="list160933605977586" text:style-name="WWNum59">
        <text:list-item>
          <text:p text:style-name="P117">Debug facilities: the clear and standardized structure of the QA as for the inner tests themselves, the standardized run method and the standardized errors reporting simplify the bug hunting.</text:p>
        </text:list-item>
        <text:list-item>
          <text:p text:style-name="P117">Evolutivity: the standardized framework and templates allow fast new tests integration. QA tools improvements are also available for the entire QA tests.</text:p>
        </text:list-item>
        <text:list-item>
          <text:p text:style-name="P117">Readability: many levels of reports allow many points of views (Excel graphs versus linear text).</text:p>
        </text:list-item>
        <text:list-item>
          <text:p text:style-name="P117">Portability: compilers are implemented on many platforms and the QA environment and tools are immediately usable as soon as a Unix layout is provided.</text:p>
        </text:list-item>
        <text:list-item>
          <text:p text:style-name="P117">Traceability: the history of the QA tests reports with their compiler identification allows following the evolutions of the quality/efficiency of a compiler between its successive versions.</text:p>
        </text:list-item>
      </text:list>
      <text:list xml:id="list160934234732476" text:continue-list="list160934252218809" text:style-name="WWNum1">
        <text:list-item>
          <text:list>
            <text:list-item>
              <text:h text:style-name="P100" text:outline-level="2"><text:bookmark-start text:name="_Ref35082886"/><text:bookmark-start text:name="__RefHeading___Toc6918_1662581381"/><text:bookmark-start text:name="_Toc35435931"/>Basic definitions<text:bookmark-end text:name="_Ref35082886"/><text:bookmark-end text:name="__RefHeading___Toc6918_1662581381"/><text:bookmark-end text:name="_Toc35435931"/></text:h>
            </text:list-item>
          </text:list>
        </text:list-item>
      </text:list>
      <text:list xml:id="list5107744948575573932" text:style-name="WWNum54">
        <text:list-item>
          <text:p text:style-name="P79">goal: describes the main goals of the QA (compiler validation and performance evaluation).</text:p>
        </text:list-item>
        <text:list-item>
          <text:p text:style-name="P79">components and means: you should clearly separate the </text:p>
        </text:list-item>
        <text:list-item>
          <text:p text:style-name="P80">QA tools/core (all the scripts, tools, … which are generic, configurable and will be present in all instances of the QA) and the </text:p>
        </text:list-item>
        <text:list-item>
          <text:p text:style-name="P80">QA test base (i.e. the set of all the tests in one or several instances of the QA. Different instances of the QA may refer to different test sets). Explain that an existing test base is available…</text:p>
        </text:list-item>
      </text:list>
      <text:list xml:id="list87720470315507253" text:style-name="WWNum63">
        <text:list-item>
          <text:p text:style-name="P158"><text:span text:style-name="T23">The QA</text:span> is the generic term used to denote the QA tests environment. Its purpose is to test the quality of compilers. What is a compiler? It is software set that allows transforming a source code into an executable code.</text:p>
        </text:list-item>
      </text:list>
      <text:p text:style-name="P7">The most common way to test a compiler consists in verifying that the executable code generated by the compiler on numerous applications is correct. Correctness is measured by comparison with a reference compiler, or with expected outputs when specified. The size of the code and its execution speed are also taken in account.</text:p>
      <text:p text:style-name="P7">Thus the QA is made of two parts:</text:p>
      <text:list xml:id="list160933921290424" text:continue-list="list160933720213432" text:style-name="WWNum59">
        <text:list-item>
          <text:p text:style-name="P114">a set of comprehensive and generic tools (scripts, utilities, …) that makes tests possible,</text:p>
        </text:list-item>
        <text:list-item>
          <text:p text:style-name="P114">a set of benchmarks and applications used as compiler inputs.</text:p>
        </text:list-item>
      </text:list>
      <text:list xml:id="list160933575225027" text:continue-list="list87720470315507253" text:style-name="WWNum63">
        <text:list-item>
          <text:p text:style-name="P158"><text:span text:style-name="T23">A QA test</text:span>: it consists in source code, reference inputs, reference outputs, a file to declare how the executable files is built from source code (i.e. a makefile, one is needed for each compiler to be tested), a file to map the reference inputs to the reference outputs and the execution parameters.</text:p>
        </text:list-item>
      </text:list>
      <text:p text:style-name="P7">Source code files are C language source files as the first compiler target to be tested was the Metrowerks CW for StarCore C compiler. However, using “makefiles” allow others languages and compilers to be tested. </text:p>
      <text:p text:style-name="P7"><text:soft-page-break/>For the same reason (first compiler taken onto account was the CW for StarCore), source files are mainly “codec” applications (coders and decoders), and the inputs, outputs and reference files are mostly sound (voice) files. There are many image and video files for the corresponding applications. Some applications come from the standard compiler testing benchmarks and few tests from development unit tests and bug reports. Reference outputs are files containing the expected results. These reference outputs are obtained either by hand when possible or by using a reference compiler (usually <text:span text:style-name="T24">gcc</text:span>) with many compilation and run options. In a few cases expected outputs are specified (for instance: some ITU applications may be featured by expected and normalized input/output test vectors the compiler must comply with).</text:p>
      <text:list xml:id="list160933572329405" text:continue-numbering="true" text:style-name="WWNum63">
        <text:list-item>
          <text:p text:style-name="P158"><text:span text:style-name="T23">A QA test execution</text:span>: it consists in compiling the source code of a QA test, executing the generated code (on hardware or with a simulator) with standard inputs and associated execution parameters, comparing the outputs to the expected reference outputs and reporting the results of the comparison and information about the compilation and execution.</text:p>
        </text:list-item>
      </text:list>
      <text:p text:style-name="P7">A QA test diagnosis consists in either a success or a failure report. A QA test execution is said to pass or to result in a success when:</text:p>
      <text:list xml:id="list160934218996274" text:continue-list="list160933921290424" text:style-name="WWNum59">
        <text:list-item>
          <text:p text:style-name="P114">the executable file is properly created </text:p>
        </text:list-item>
        <text:list-item>
          <text:p text:style-name="P114">the executable file is properly executed</text:p>
        </text:list-item>
        <text:list-item>
          <text:p text:style-name="P114">the output matches the expected ones. </text:p>
        </text:list-item>
      </text:list>
      <text:p text:style-name="P7">It is said to fail or to result in a failure if either:</text:p>
      <text:list xml:id="list160933882974699" text:continue-numbering="true" text:style-name="WWNum59">
        <text:list-item>
          <text:p text:style-name="P114">the compilation stage failed because either a compiler internal error, or a checker error, or a compiler fatal error or crash, or a missing executable (for any other reason),</text:p>
        </text:list-item>
        <text:list-item>
          <text:p text:style-name="P118">the execution stage failed because of either a simulator or hardware error or wrong outputs.</text:p>
        </text:list-item>
      </text:list>
      <text:p text:style-name="P4">Success and failure do not explicitly cope with code speed and size so far (i.e. success and failure report is issued without considering code speed and size). However a successful QA test can reveal a regression of the efficiency of the compiler if, for the same source code, same inputs, same simulator and same execution parameters:</text:p>
      <text:list xml:id="list160934163912363" text:continue-numbering="true" text:style-name="WWNum59">
        <text:list-item>
          <text:p text:style-name="P114">if the size of the generated code has grown although the size optimisation was activated,</text:p>
        </text:list-item>
        <text:list-item>
          <text:p text:style-name="P114">if the number of execution cycles has grown although a speed optimisation was activated.</text:p>
        </text:list-item>
      </text:list>
      <text:list xml:id="list160935122056410" text:continue-list="list160933572329405" text:style-name="WWNum63">
        <text:list-item>
          <text:p text:style-name="P158"><text:span text:style-name="T23">A QA test report</text:span>: it contains all the information on a QA test execution. This means:</text:p>
        </text:list-item>
      </text:list>
      <text:list xml:id="list160934560145104" text:continue-list="list160934163912363" text:style-name="WWNum59">
        <text:list-item>
          <text:p text:style-name="P114">the status of the compilation stage, </text:p>
        </text:list-item>
        <text:list-item>
          <text:p text:style-name="P114">the status of the execution/simulation stage and the outputs with reference data comparison. </text:p>
        </text:list-item>
      </text:list>
      <text:p text:style-name="P7">It also reports all the compilation and simulation features, including:</text:p>
      <text:list xml:id="list160935288803365" text:continue-numbering="true" text:style-name="WWNum59">
        <text:list-item>
          <text:p text:style-name="P114">versions of the compiler tools, </text:p>
        </text:list-item>
        <text:list-item>
          <text:p text:style-name="P114">compiling parameters and options</text:p>
        </text:list-item>
        <text:list-item>
          <text:p text:style-name="P114">execution features: simulator and input vectors if any</text:p>
        </text:list-item>
      </text:list>
      <text:p text:style-name="P7">This allows an easy replay of test if needed. When it is possible, the report includes (always for the CW for StarCore C compiler) the size and the speed (number of cycles of execution) of the generated code. The values are normalized when possible (cycles per frame and MIPS when the inputs are frame based and if the acquisition frequency is known).</text:p>
      <text:p text:style-name="P16"><text:soft-page-break/>In addition, when a failure occurs in one stage of the compilation/execution/verification process, the test report contains the circumstances of the error (compiler or simulator error status, position of the erroneous value in the outputs with its frame number when computable).</text:p>
      <text:list xml:id="list160934630715304" text:continue-list="list160935122056410" text:style-name="WWNum63">
        <text:list-item>
          <text:p text:style-name="P158"><text:span text:style-name="T23">Distributed tests</text:span> execution denotes tests ran on different machines. Namely the QA offers some sharing and distribution features. The aim is to speed up heavy test campaigns by running them on several machines, without loss of consistency. Today distributed features are available on PCs only.</text:p>
        </text:list-item>
      </text:list>
      <text:list xml:id="list160934224317855" text:continue-list="list160934234732476" text:style-name="WWNum1">
        <text:list-item>
          <text:list>
            <text:list-item>
              <text:h text:style-name="P101" text:outline-level="2"><text:bookmark-start text:name="__RefHeading___Toc6920_1662581381"/><text:bookmark-start text:name="_Toc35435932"/>Requirements and Features<text:bookmark-end text:name="__RefHeading___Toc6920_1662581381"/><text:bookmark-end text:name="_Toc35435932"/></text:h>
              <text:list>
                <text:list-item>
                  <text:h text:style-name="P83" text:outline-level="3"><text:bookmark-start text:name="__RefHeading___Toc6922_1662581381"/><text:bookmark-start text:name="_Toc35435933"/>Flexibility and genericity<text:bookmark-end text:name="__RefHeading___Toc6922_1662581381"/><text:bookmark-end text:name="_Toc35435933"/></text:h>
                  <text:list>
                    <text:list-item>
                      <text:h text:style-name="P92" text:outline-level="4"><text:bookmark-start text:name="__RefHeading___Toc6924_1662581381"/><text:bookmark-start text:name="_Toc35435934"/>QA tools<text:bookmark-end text:name="__RefHeading___Toc6924_1662581381"/><text:bookmark-end text:name="_Toc35435934"/></text:h>
                    </text:list-item>
                  </text:list>
                </text:list-item>
              </text:list>
            </text:list-item>
          </text:list>
        </text:list-item>
      </text:list>
      <text:p text:style-name="P16">The QA offers a flexible, user friendly and comprehensive set of tools to easily:</text:p>
      <text:list xml:id="list160934386062698" text:continue-list="list160935288803365" text:style-name="WWNum59">
        <text:list-item>
          <text:p text:style-name="P114">run validation and performance tests,</text:p>
        </text:list-item>
        <text:list-item>
          <text:p text:style-name="P114">choose the compiler and the simulation tool,</text:p>
        </text:list-item>
        <text:list-item>
          <text:p text:style-name="P114">vary compiler options (optimisation, architecture), </text:p>
        </text:list-item>
        <text:list-item>
          <text:p text:style-name="P114">vary the depth level of a test:</text:p>
        </text:list-item>
      </text:list>
      <text:list xml:id="list2303685563184747967" text:style-name="WWNum60">
        <text:list-item>
          <text:p text:style-name="P126">limit the number of executables built in a test (useful to replay parts of a test),</text:p>
        </text:list-item>
        <text:list-item>
          <text:p text:style-name="P126">limit the number of inputs submitted to each built executable,</text:p>
        </text:list-item>
      </text:list>
      <text:list xml:id="list160935273175458" text:continue-list="list160934386062698" text:style-name="WWNum59">
        <text:list-item>
          <text:p text:style-name="P114">handle various types of error arising either at compile or at run time,</text:p>
        </text:list-item>
        <text:list-item>
          <text:p text:style-name="P114">collect results and prepare the reporting,</text:p>
        </text:list-item>
        <text:list-item>
          <text:p text:style-name="P114">build a compiler with different components and test it.</text:p>
        </text:list-item>
      </text:list>
      <text:list xml:id="list160933924046629" text:continue-list="list160934224317855" text:style-name="WWNum1">
        <text:list-item>
          <text:list>
            <text:list-item>
              <text:list>
                <text:list-item>
                  <text:list>
                    <text:list-item>
                      <text:h text:style-name="P94" text:outline-level="4"><text:bookmark-start text:name="__RefHeading___Toc6926_1662581381"/><text:bookmark-start text:name="_Toc35435935"/>Test sets<text:bookmark-end text:name="__RefHeading___Toc6926_1662581381"/><text:bookmark-end text:name="_Toc35435935"/></text:h>
                    </text:list-item>
                  </text:list>
                </text:list-item>
              </text:list>
            </text:list-item>
          </text:list>
        </text:list-item>
      </text:list>
      <text:p text:style-name="P7">A list of QA tests to be performed within a given test campaign can be specified in a file. This file defines the applications and compiler options to be tested, the compiling tools to be used, as well as any other features described in the sections above. This file is called a scenario and it allows to:</text:p>
      <text:list xml:id="list160935108509720" text:continue-list="list160935273175458" text:style-name="WWNum59">
        <text:list-item>
          <text:p text:style-name="P114">define sets of options (compiler and simulator ones, depth level, etc) for all the QA tests in the list, or individually,</text:p>
        </text:list-item>
        <text:list-item>
          <text:p text:style-name="P114">set symbolic computer names to sub-sets of QA tests so that tests are distributed when the distributed tools or options are used.</text:p>
        </text:list-item>
      </text:list>
      <text:p text:style-name="P7">The QA tools that run these scenarios allow to:</text:p>
      <text:list xml:id="list160934706444144" text:continue-numbering="true" text:style-name="WWNum59">
        <text:list-item>
          <text:p text:style-name="P114">run the list of QA tests in the scenario in a sequential way,</text:p>
        </text:list-item>
        <text:list-item>
          <text:p text:style-name="P114">handle concurrent accesses to QA tests:</text:p>
        </text:list-item>
      </text:list>
      <text:list xml:id="list160935021179032" text:continue-list="list2303685563184747967" text:style-name="WWNum60">
        <text:list-item>
          <text:p text:style-name="P126">“lock” each one which is in execution,</text:p>
        </text:list-item>
        <text:list-item>
          <text:p text:style-name="P126">skip a QA test already locked (and come back to it when possible),</text:p>
        </text:list-item>
        <text:list-item>
          <text:p text:style-name="P126"><text:soft-page-break/>wait for a locked QA test when it is the last one of a scenario,</text:p>
        </text:list-item>
      </text:list>
      <text:list xml:id="list160933593139192" text:continue-list="list160934706444144" text:style-name="WWNum59">
        <text:list-item>
          <text:p text:style-name="P114">report the scenario execution (time spent, user break that allows to skip one test without return),</text:p>
        </text:list-item>
        <text:list-item>
          <text:p text:style-name="P114">launch the concatenation of selected individual reports of the QA tests.</text:p>
        </text:list-item>
      </text:list>
      <text:p text:style-name="P7"/>
      <text:list xml:id="list160933806026276" text:continue-list="list160933924046629" text:style-name="WWNum1">
        <text:list-item>
          <text:list>
            <text:list-item>
              <text:list>
                <text:list-item>
                  <text:list>
                    <text:list-item>
                      <text:h text:style-name="P92" text:outline-level="4"><text:bookmark-start text:name="_Ref32408162"/><text:bookmark-start text:name="__RefHeading___Toc6928_1662581381"/><text:bookmark-start text:name="_Toc35435936"/>Compiling and simulation tools<text:bookmark-end text:name="_Ref32408162"/><text:bookmark-end text:name="__RefHeading___Toc6928_1662581381"/><text:bookmark-end text:name="_Toc35435936"/></text:h>
                    </text:list-item>
                  </text:list>
                </text:list-item>
              </text:list>
            </text:list-item>
          </text:list>
        </text:list-item>
      </text:list>
      <text:p text:style-name="P7">The QA test environment is designed to use any compiler or simulator that can be launched with a command line. All the current QA tests can use both the GNU C <text:span text:style-name="T17">gcc</text:span> compiler and the CW for StarCore C <text:span text:style-name="T17">scc</text:span> compiler (with the exception of the <text:span text:style-name="T17">Plumhall</text:span> test and two others testbeds that check intermediate compiler files).</text:p>
      <text:p text:style-name="P7">The generated code is run native when the GNU C compiler is used. Otherwise the <text:span text:style-name="T15">runsc100</text:span> and <text:span text:style-name="T15">sc100-sim</text:span> simulators are used for code obtained thanks to the CW for StarCore C compiler.</text:p>
      <text:p text:style-name="P7">The Metrowerks C/C++ compiler for Embedded PowerPC is in integration phase into the QA environment, as the ISS and AME simulators.</text:p>
      <text:list xml:id="list160935148979372" text:continue-numbering="true" text:style-name="WWNum1">
        <text:list-item>
          <text:list>
            <text:list-item>
              <text:list>
                <text:list-item>
                  <text:h text:style-name="P83" text:outline-level="3"><text:bookmark-start text:name="__RefHeading___Toc6930_1662581381"/><text:bookmark-start text:name="_Toc35435937"/>Portability<text:bookmark-end text:name="__RefHeading___Toc6930_1662581381"/><text:bookmark-end text:name="_Toc35435937"/></text:h>
                </text:list-item>
              </text:list>
            </text:list-item>
          </text:list>
        </text:list-item>
      </text:list>
      <text:p text:style-name="P7">The QA can be installed on various sites/network architectures and different computers and systems as soon as a Unix layer is available (so far, the QA was tested in a heterogeneous environment mixing both Windows NT/2000 PC with Cygwin and Solaris Sun workstations<text:note text:id="ftn1" text:note-class="footnote"><text:note-citation>1</text:note-citation><text:note-body><text:p text:style-name="Footnote"><text:span text:style-name="T3"><text:s/></text:span><text:span text:style-name="T4">Even though the implementation of the QA is generic and should work under various UNIX environments, installing it under untested systems may require further tests and adaptations.</text:span></text:p></text:note-body></text:note>). </text:p>
      <text:p text:style-name="P7">Test scripts (the scripts that perform the distribution of the tests among the computers, the scheduling of the scenario files, the compilation, execution of the generated code and verification of the results) are written in either pure shell (<text:span text:style-name="T17">sh</text:span>, <text:span text:style-name="T17">csh</text:span> from the Unix layer) or <text:span text:style-name="T17">Perl</text:span> scripts. They are the same on both Windows PC with Cygwin and Unix workstations. Installing the QA also requires additional MS/DOS batch scripts to be installed at the Cygwin root and environment variables to be defined to provide remote capabilities to the test scripts on Windows PCs. The tests entry points are the same on both environments.</text:p>
      <text:p text:style-name="P7">The QA tests and tools can be stored at any place on a computer. The only need is to set two environment variables to point there (one that defines the root of the QA folder, and the other one that defines the location of the folder that contains basic QA tool scripts).</text:p>
      <text:list xml:id="list160935357524195" text:continue-numbering="true" text:style-name="WWNum1">
        <text:list-item>
          <text:list>
            <text:list-item>
              <text:list>
                <text:list-item>
                  <text:h text:style-name="P83" text:outline-level="3"><text:bookmark-start text:name="__RefHeading___Toc6932_1662581381"/><text:bookmark-start text:name="_Toc35435938"/>Distributed and shared access<text:bookmark-end text:name="__RefHeading___Toc6932_1662581381"/><text:bookmark-end text:name="_Toc35435938"/></text:h>
                </text:list-item>
              </text:list>
            </text:list-item>
          </text:list>
        </text:list-item>
      </text:list>
      <text:p text:style-name="P7">The QA can be installed/used in a distributed and shared mode:</text:p>
      <text:list xml:id="list160934437652361" text:continue-list="list160933593139192" text:style-name="WWNum59">
        <text:list-item>
          <text:p text:style-name="P114">concurrent runs of QA tests are handled in a safe and efficient way: a system of mutual exclusions avoids conflicts between runs even initiated by different ways (manually, with scenarios or remotely with distributed tests).</text:p>
        </text:list-item>
        <text:list-item>
          <text:p text:style-name="P114">one run can also be distributed on several machines to speed up test campaigns: as the computers can remotely copy files and launch tests, one tool allows building remote QA tests bases, launching tests on many computers and retrieving all the results.</text:p>
        </text:list-item>
      </text:list>
      <text:p text:style-name="P7"/>
      <text:list xml:id="list160934912959096" text:continue-list="list160935357524195" text:style-name="WWNum1">
        <text:list-item>
          <text:list>
            <text:list-item>
              <text:h text:style-name="P98" text:outline-level="2"><text:bookmark-start text:name="__RefHeading___Toc6934_1662581381"/><text:bookmark-start text:name="_Toc35435939"/><text:soft-page-break/>Constraints and restrictions<text:bookmark-end text:name="__RefHeading___Toc6934_1662581381"/><text:bookmark-end text:name="_Toc35435939"/></text:h>
            </text:list-item>
          </text:list>
        </text:list-item>
      </text:list>
      <text:p text:style-name="P7">The QA test environment installed on Solaris Sun workstations in Grenoble is the reference version. It is located in the <text:span text:style-name="T15">qatools</text:span> account. In any case, QA development and update are performed in this reference version. If an update is needed due to external requests, then the request must be addressed to the "QA manager", who is in charge of its integration in the QA reference.</text:p>
      <text:list xml:id="list160934652415457" text:continue-numbering="true" text:style-name="WWNum1">
        <text:list-item>
          <text:list>
            <text:list-item>
              <text:h text:style-name="P98" text:outline-level="2"><text:bookmark-start text:name="__RefHeading___Toc6936_1662581381"/><text:bookmark-start text:name="_Toc35435940"/>Terminology<text:bookmark-end text:name="__RefHeading___Toc6936_1662581381"/><text:bookmark-end text:name="_Toc35435940"/></text:h>
            </text:list-item>
          </text:list>
        </text:list-item>
      </text:list>
      <text:p text:style-name="P45">This chapter presents the main key-terms of the test environment we have defined. Even though they may partly overlap definitions listed in section <text:bookmark-ref text:reference-format="number" text:ref-name="_Ref35082886">1.3</text:bookmark-ref>, they provide the reader with a set of further definitions:</text:p>
      <text:list xml:id="list160933943235347" text:continue-list="list160934437652361" text:style-name="WWNum59">
        <text:list-item>
          <text:p text:style-name="P116">The "<text:span text:style-name="T27">QA</text:span>": this term is the acronym of "Quality Analysis". It represents the whole set of software needed to test a compiler: tools to launch and control the tests and their reports, source files to be compiled and reference results files for the execution of compiled files. This set is not exhaustive and will be extended in the future (new applications, new facilities, new reporting system to present results of test campaigns in a synthetic way using tables and worksheets for instance, …).<text:line-break/>All this software is stored in two directories: one named “QA root” and the other “QA tools”.</text:p>
        </text:list-item>
        <text:list-item>
          <text:p text:style-name="P114">The "<text:span text:style-name="T27">QA root</text:span>" is the root directory where begins all the hierarchy containing the source files for the tests (the hierarchy makes a test classification), their reports, their backups, their documentation, and all what is specific to them. The <text:span text:style-name="T15">QA_ROOT</text:span> variable points to this directory.</text:p>
        </text:list-item>
        <text:list-item>
          <text:p text:style-name="P114">The "<text:span text:style-name="T27">QA tools</text:span>" directory contains all the tools that manage the tests (launch, control, collect reports). They are not specific to any test. The <text:span text:style-name="T15">QA_TOOLS</text:span> variable points to the directory that contains them.</text:p>
        </text:list-item>
        <text:list-item>
          <text:p text:style-name="P114">The "<text:span text:style-name="T27">QA tests</text:span>" are entire applications, or excerpts of applications, or pieces of code that are used to test a compiler. Each application or coherent set of source files is stored in one directory called a "<text:span text:style-name="T27">test directory</text:span>".</text:p>
        </text:list-item>
        <text:list-item>
          <text:p text:style-name="P114">The "<text:span text:style-name="T27">master script</text:span>" is the unique entry point of a QA test to apply the compilation/execution/comparison process on the source and data files of the test directory.</text:p>
        </text:list-item>
        <text:list-item>
          <text:p text:style-name="P114">A "<text:span text:style-name="T27">script</text:span>" is a text file containing commands. It is written with the syntax of commonly used interpreters as system shells (sh or tcsh) or system tools (awk, Perl).</text:p>
        </text:list-item>
        <text:list-item>
          <text:p text:style-name="P114">A "<text:span text:style-name="T27">level</text:span>" of test is a symbolic name that tells the depth of the test to the master script of each QA test. It defines how exhaustive the test must be (in charge to the master script to give an interpretation to the four levels: restriction on the number of executable generated for unit tests or restriction on the number of input files for the codecs applications).</text:p>
        </text:list-item>
        <text:list-item>
          <text:p text:style-name="P114">A "<text:span text:style-name="T27">scenario</text:span>" file is a text file containing a list of QA tests. To each QA test path is associated a level of test and compilation and simulation options (including the compiler and the simulator used).</text:p>
        </text:list-item>
        <text:list-item>
          <text:p text:style-name="P114"><text:soft-page-break/>The "<text:span text:style-name="T27">functional test mode</text:span>" is a test method where the correctness of the output of the execution of compiled programs is tested. Input and outputs are read/written from/into files. The size and speed of the generated code are reported and can be taken in account but they are not entirely representative of the compiler efficiency. Namely, code size and speed are increased due to the file inputs and outputs needed to test the functional correctness.</text:p>
        </text:list-item>
        <text:list-item>
          <text:p text:style-name="P114">A "<text:span text:style-name="T27">performance test mode</text:span>" for an application (mostly codec ones) is a test method where file inputs and outputs as well as references outputs have been replaced by data inlined in the source code. They have also been shortened to small parts of data used in functional mode (often few frames when inputs and outputs can be divided into frames, relevant for various application modes if any). The background idea is to approach as much as we can a realistic embedded implementation in order to be able to provide real framework for real applications.</text:p>
        </text:list-item>
        <text:list-item>
          <text:p text:style-name="P114">A "<text:span text:style-name="T27">performance test mode</text:span>" for a unit test (mostly small parts of code where inputs and outputs are very small or with no input) is a test method where outputs have been suppressed to report the size and efficiency values after a functional test stage.</text:p>
        </text:list-item>
        <text:list-item>
          <text:p text:style-name="P114">A "<text:span text:style-name="T28">target</text:span>" is the symbolic name of an executable. For QA tests that are codec applications, the targets are <text:span text:style-name="T17">coder</text:span>, <text:span text:style-name="T17">decoder</text:span> and serialized <text:span text:style-name="T17">coder_decoder</text:span>. For unit tests they can be plenty (for example, the <text:span text:style-name="T17">benchmarks_loop</text:span> QA test contains source code for more than 300 executables). It allows re-launching a test only for a particular target for debug purpose. It allows indicating a particular executable to build (for example <text:span text:style-name="T17">coder</text:span> or <text:span text:style-name="T17">decoder</text:span> only) without taking care of its filename, which can change accordingly to the compiler used. <text:s/></text:p>
        </text:list-item>
      </text:list>
      <text:list xml:id="list160935329776517" text:continue-list="list160934652415457" text:style-name="WWNum1">
        <text:list-item>
          <text:list>
            <text:list-item>
              <text:h text:style-name="P100" text:outline-level="2"><text:bookmark-start text:name="__RefHeading___Toc6938_1662581381"/><text:bookmark-start text:name="_Toc35435941"/>Outline and Content of this document<text:bookmark-end text:name="__RefHeading___Toc6938_1662581381"/><text:bookmark-end text:name="_Toc35435941"/></text:h>
              <text:list>
                <text:list-item>
                  <text:h text:style-name="P83" text:outline-level="3"><text:bookmark-start text:name="__RefHeading___Toc6940_1662581381"/><text:bookmark-start text:name="_Toc35435942"/>Who should read this document?<text:bookmark-end text:name="__RefHeading___Toc6940_1662581381"/><text:bookmark-end text:name="_Toc35435942"/></text:h>
                </text:list-item>
              </text:list>
            </text:list-item>
          </text:list>
        </text:list-item>
      </text:list>
      <text:p text:style-name="P7">This User Guide describes basic use of the QA. It should be read by:</text:p>
      <text:list xml:id="list160935147381986" text:continue-list="list160933943235347" text:style-name="WWNum59">
        <text:list-item>
          <text:p text:style-name="P114">Users who only want to test one of the compilers already integrated within an already installed QA environment, </text:p>
        </text:list-item>
        <text:list-item>
          <text:p text:style-name="P114">Users who want to see and compare previous compiler tests results,</text:p>
        </text:list-item>
        <text:list-item>
          <text:p text:style-name="P114">Users who want to perform a basic installation of the QA environment.</text:p>
        </text:list-item>
      </text:list>
      <text:list xml:id="list160934770880267" text:continue-list="list160935329776517" text:style-name="WWNum1">
        <text:list-item>
          <text:list>
            <text:list-item>
              <text:list>
                <text:list-item>
                  <text:h text:style-name="P87" text:outline-level="3"><text:bookmark-start text:name="__RefHeading___Toc6942_1662581381"/><text:bookmark-start text:name="_Toc35435943"/>Content of the document<text:bookmark-end text:name="__RefHeading___Toc6942_1662581381"/><text:bookmark-end text:name="_Toc35435943"/></text:h>
                </text:list-item>
              </text:list>
            </text:list-item>
          </text:list>
        </text:list-item>
      </text:list>
      <text:p text:style-name="P7">This document mainly describes how to launch a unique test or set of tests using the standard process (based on scenario) on a single machine. Distributed tests are also briefly described. Some guidelines are provided to perform a basic installation of the QA, i.e. on a single machine.</text:p>
      <text:p text:style-name="P7">This document is structured as follows:</text:p>
      <text:list xml:id="list160934360805904" text:continue-list="list160935147381986" text:style-name="WWNum59">
        <text:list-item>
          <text:p text:style-name="P114">section <text:bookmark-ref text:reference-format="number" text:ref-name="_Ref35144581">2</text:bookmark-ref> provides some illustrations and schemes that aim to help the Reader understanding the QA structure,</text:p>
        </text:list-item>
        <text:list-item>
          <text:p text:style-name="P114">section <text:bookmark-ref text:reference-format="number" text:ref-name="_Ref35144637">3</text:bookmark-ref> describes basic use of an existing QA (i.e. already installed on one or several machines). <text:s/>It mainly focuses on single-machine tests, but also provides basic inputs related with distributed tests,</text:p>
        </text:list-item>
        <text:list-item>
          <text:p text:style-name="P114">section <text:bookmark-ref text:reference-format="number" text:ref-name="_Ref35144726">4</text:bookmark-ref> provides a detailed descriptions of main tools and facilities available with the QA (table of commands, syntax of the scenario, …),</text:p>
        </text:list-item>
        <text:list-item>
          <text:p text:style-name="P114">section <text:bookmark-ref text:reference-format="number" text:ref-name="_Ref35144788">5</text:bookmark-ref> is a “Quick Start” guide. It summarizes main steps to be completed to install the QA on a single machine and run first QA tests,</text:p>
        </text:list-item>
        <text:list-item>
          <text:p text:style-name="P114"><text:soft-page-break/>section <text:bookmark-ref text:reference-format="number" text:ref-name="_Ref35144854">6</text:bookmark-ref> is an introduction to advanced use of the QA,</text:p>
        </text:list-item>
        <text:list-item>
          <text:p text:style-name="P114">section <text:span text:style-name="T6"><text:bookmark-ref text:reference-format="number" text:ref-name="_Ref32921869">Erreur : source de la référence non trouvée</text:bookmark-ref></text:span> describes the set of test applications and benchmarks currently available with the QA delivery,</text:p>
        </text:list-item>
        <text:list-item>
          <text:p text:style-name="P114">section <text:bookmark-ref text:reference-format="number" text:ref-name="_Ref34415943">9</text:bookmark-ref> provides some references and bibliographic inputs.</text:p>
        </text:list-item>
      </text:list>
      <text:list xml:id="list160934139891100" text:continue-list="list160934770880267" text:style-name="WWNum1">
        <text:list-item>
          <text:list>
            <text:list-item>
              <text:list>
                <text:list-item>
                  <text:h text:style-name="P87" text:outline-level="3"><text:bookmark-start text:name="__RefHeading___Toc6944_1662581381"/><text:bookmark-start text:name="_Toc35435944"/>Learning more<text:bookmark-end text:name="__RefHeading___Toc6944_1662581381"/><text:bookmark-end text:name="_Toc35435944"/></text:h>
                </text:list-item>
              </text:list>
            </text:list-item>
          </text:list>
        </text:list-item>
      </text:list>
      <text:p text:style-name="P7">Even though it briefly introduce them, this document does not focus on advanced installations and uses of the QA like distributed installation and tests, integration of new test applications within the QA environment, …</text:p>
      <text:p text:style-name="P7">Those items will be described in the QA Reference Manual. This document is still to be completed. It will describe advanced use of to the QA, including QA administrator tasks. The user in charge of the installation of the QA tests base should read it. Windows PCs and Unix workstations are taken in account. It should also be read by the user who wants to:</text:p>
      <text:list xml:id="list160933324571449" text:continue-list="list160934360805904" text:style-name="WWNum59">
        <text:list-item>
          <text:p text:style-name="P114">import a new test from another QA tests base,</text:p>
        </text:list-item>
        <text:list-item>
          <text:p text:style-name="P114">create a new test or integrate an existing test in the QA (use the generic test framework),</text:p>
        </text:list-item>
        <text:list-item>
          <text:p text:style-name="P114">modify an existing test in the QA (modify or add tests inputs, modify how the test level is taken in account,).</text:p>
        </text:list-item>
      </text:list>
      <text:list xml:id="list160933863955401" text:continue-list="list160934139891100" text:style-name="WWNum1">
        <text:list-item>
          <text:list>
            <text:list-item>
              <text:h text:style-name="P100" text:outline-level="2"><text:bookmark-start text:name="__RefHeading___Toc6946_1662581381"/><text:bookmark-start text:name="_Toc35435945"/>Graphic styles and conventions<text:bookmark-end text:name="__RefHeading___Toc6946_1662581381"/><text:bookmark-end text:name="_Toc35435945"/></text:h>
            </text:list-item>
          </text:list>
        </text:list-item>
      </text:list>
      <text:p text:style-name="P7">When included in explanation text, all text corresponding to a file name, a directory name, a computer command or a file excerpt is written with fixed font (the <text:span text:style-name="T15">courier font</text:span> for example). This text can be surrounded by quotes or double quotes when it improves the reading (for example for the string "<text:span text:style-name="T15">cygdrive flags</text:span>" which contains a space character, or the string <text:span text:style-name="T15">'‑Xicode ‑F "&lt;file&gt;"'</text:span> which already contains double quotes).</text:p>
      <text:p text:style-name="P7">When not included in explanation text but counting many lines, files excerpts or commands session have a light grey background. When the text concerns only PC computers with Cygwin or only Unix workstation, it is indicated as following:</text:p>
      <table:table table:name="Tableau4" table:style-name="Tableau4">
        <table:table-column table:style-name="Tableau4.A"/>
        <table:table-row table:style-name="Tableau4.1">
          <table:table-cell table:style-name="Tableau4.A1" office:value-type="string">
            <text:p text:style-name="P137">PC</text:p>
          </table:table-cell>
        </table:table-row>
        <table:table-row table:style-name="Tableau4.2">
          <table:table-cell table:style-name="Tableau4.A2" office:value-type="string">
            <text:p text:style-name="P17"/>
            <text:p text:style-name="P17">cp /bin/cygwin1.dll "$SC100_HOME/."</text:p>
            <text:p text:style-name="P17">cp /bin/make.exe /bin/gmake.exe</text:p>
            <text:p text:style-name="P17"/>
          </table:table-cell>
        </table:table-row>
      </table:table>
      <text:p text:style-name="P7"/>
      <text:list xml:id="list160934271038958" text:continue-numbering="true" text:style-name="WWNum1">
        <text:list-item>
          <text:h text:style-name="P89" text:outline-level="1"><text:bookmark-start text:name="_Ref35144581"/><text:bookmark-start text:name="__RefHeading___Toc6948_1662581381"/><text:bookmark-start text:name="_Toc35435946"/>Preliminary Illustration<text:bookmark-end text:name="_Ref35144581"/><text:bookmark-end text:name="__RefHeading___Toc6948_1662581381"/><text:bookmark-end text:name="_Toc35435946"/></text:h>
          <text:list>
            <text:list-item>
              <text:h text:style-name="P97" text:outline-level="2"><text:bookmark-start text:name="__RefHeading___Toc6950_1662581381"/><text:bookmark-start text:name="_Toc35435947"/>Running one test on a single machine<text:bookmark-end text:name="__RefHeading___Toc6950_1662581381"/><text:bookmark-end text:name="_Toc35435947"/></text:h>
            </text:list-item>
          </text:list>
        </text:list-item>
      </text:list>
      <text:p text:style-name="P7"><draw:frame draw:style-name="fr3" draw:name="Cadre3" text:anchor-type="char" svg:x="1.946cm" svg:y="1.065cm" svg:width="3.302cm" svg:height="0.762cm" draw:z-index="54"><draw:text-box><text:p text:style-name="P81">One Computer</text:p></draw:text-box></draw:frame>The run_allapp.pl is the main command to be used to run QA tests. With <text:span text:style-name="T15">run_allapp.pl</text:span> we can launch in a simple way one test on the computer you are logged on:</text:p>
      <text:p text:style-name="P52"><draw:custom-shape text:anchor-type="char" draw:z-index="53" draw:style-name="gr2" draw:text-style-name="P161" svg:width="14.987cm" svg:height="5.927cm" svg:x="1.946cm" svg:y="0.557cm"><text:p/><draw:enhanced-geometry svg:viewBox="0 0 21600 21600" draw:type="rectangle" draw:enhanced-path="M 0 0 L 21600 0 21600 21600 0 21600 0 0 Z N"/></draw:custom-shape></text:p>
      <text:p text:style-name="P13"><draw:frame draw:style-name="fr4" draw:name="1" text:anchor-type="char" svg:x="2.565cm" svg:y="0.279cm" svg:width="2.794cm" svg:height="0.762cm" draw:z-index="45"><draw:text-box><text:p text:style-name="P78">Environment</text:p></draw:text-box></draw:frame><draw:frame draw:style-name="fr4" draw:name="2" text:anchor-type="char" svg:x="8.407cm" svg:y="0.279cm" svg:width="2.794cm" svg:height="0.762cm" draw:z-index="46"><draw:text-box><text:p text:style-name="P78">Scenario file</text:p></draw:text-box></draw:frame></text:p>
      <text:p text:style-name="P11"><draw:frame draw:style-name="fr4" draw:name="3" text:anchor-type="char" svg:x="2.565cm" svg:y="0.194cm" svg:width="4.318cm" svg:height="1.778cm" draw:z-index="44"><draw:text-box><text:p text:style-name="P37"><text:line-break/><text:span text:style-name="T1">where is the compiler?<text:tab/></text:span><text:line-break/><text:span text:style-name="T1">where is the QA?</text:span></text:p><text:p text:style-name="P37"/></draw:text-box></draw:frame><draw:frame draw:style-name="fr4" draw:name="4" text:anchor-type="char" svg:x="8.407cm" svg:y="0.194cm" svg:width="5.08cm" svg:height="2.54cm" draw:z-index="47"><draw:text-box><text:p text:style-name="P62"><text:line-break/>which QA test?<text:tab/><text:line-break/>which compiles options?<text:line-break/>which level?<text:tab/><text:line-break/><text:span text:style-name="T10">which simulator ?<text:tab/></text:span><text:line-break/></text:p><text:p text:style-name="P37"/></draw:text-box></draw:frame></text:p>
      <text:p text:style-name="P11"/>
      <text:p text:style-name="P13"><draw:line text:anchor-type="char" draw:z-index="50" draw:style-name="gr1" draw:text-style-name="P160" svg:x1="4.597cm" svg:y1="0.279cm" svg:x2="5.867cm" svg:y2="1.803cm"><text:p/></draw:line></text:p>
      <text:p text:style-name="P12"><draw:line text:anchor-type="char" draw:z-index="51" draw:style-name="gr1" draw:text-style-name="P160" svg:x1="7.899cm" svg:y1="0.194cm" svg:x2="8.407cm" svg:y2="0.956cm"><text:p/></draw:line><text:tab/></text:p>
      <text:p text:style-name="P11"><draw:line text:anchor-type="char" draw:z-index="52" draw:style-name="gr1" draw:text-style-name="P160" svg:x1="7.899cm" svg:y1="0.617cm" svg:x2="9.169cm" svg:y2="0.617cm"><text:p/></draw:line><draw:frame draw:style-name="fr5" draw:name="5" text:anchor-type="char" svg:x="5.359cm" svg:y="0.109cm" svg:width="3.048cm" svg:height="0.762cm" draw:z-index="48"><draw:text-box><text:p text:style-name="P81">run_allapp.pl</text:p></draw:text-box></draw:frame><draw:frame draw:style-name="fr4" draw:name="6" text:anchor-type="char" svg:x="9.169cm" svg:y="0.109cm" svg:width="2.032cm" svg:height="0.762cm" draw:z-index="49"><draw:text-box><text:p text:style-name="P81">report</text:p></draw:text-box></draw:frame></text:p>
      <text:p text:style-name="P11"/>
      <text:p text:style-name="P61"><text:bookmark-start text:name="_Toc35436022"/><text:span text:style-name="T29">Figure </text:span><text:span text:style-name="T31"><text:sequence text:ref-name="refFigure0" text:name="Figure" text:formula="ooow:Figure+1" style:num-format="1">1</text:sequence></text:span><text:span text:style-name="T29">: Running one simple test</text:span><text:bookmark-end text:name="_Toc35436022"/></text:p>
      <text:p text:style-name="P50">Dotted arrows show data flow dependencies.</text:p>
      <text:list xml:id="list160935194340011" text:continue-numbering="true" text:style-name="WWNum1">
        <text:list-item>
          <text:list>
            <text:list-item>
              <text:h text:style-name="P98" text:outline-level="2"><text:bookmark-start text:name="__RefHeading___Toc6952_1662581381"/><text:bookmark-start text:name="_Toc35435948"/>Running multiple tests on a single machine<text:bookmark-end text:name="__RefHeading___Toc6952_1662581381"/><text:bookmark-end text:name="_Toc35435948"/></text:h>
            </text:list-item>
          </text:list>
        </text:list-item>
      </text:list>
      <text:p text:style-name="P45"><draw:frame draw:style-name="fr3" draw:name="7" text:anchor-type="char" svg:x="2.057cm" svg:y="1.125cm" svg:width="3.302cm" svg:height="0.762cm" draw:z-index="13"><draw:text-box><text:p text:style-name="P81">One computer</text:p></draw:text-box></draw:frame>With <text:span text:style-name="T15">run_allapp.pl</text:span> we can launch many tests on the computer you are logged on. Many users can do it at the same time:</text:p>
      <text:p text:style-name="P45"><draw:custom-shape text:anchor-type="char" draw:z-index="12" draw:style-name="gr2" draw:text-style-name="P161" svg:width="14.987cm" svg:height="5.927cm" svg:x="2.057cm" svg:y="0.617cm"><text:p/><draw:enhanced-geometry svg:viewBox="0 0 21600 21600" draw:type="rectangle" draw:enhanced-path="M 0 0 L 21600 0 21600 21600 0 21600 0 0 Z N"/></draw:custom-shape></text:p>
      <text:p text:style-name="P45"><draw:frame draw:style-name="fr4" draw:name="8" text:anchor-type="char" svg:x="2.565cm" svg:y="0.22cm" svg:width="2.794cm" svg:height="0.762cm" draw:z-index="1"><draw:text-box><text:p text:style-name="P78">Environment</text:p></draw:text-box></draw:frame><draw:frame draw:style-name="fr4" draw:name="9" text:anchor-type="char" svg:x="7.645cm" svg:y="0.22cm" svg:width="2.794cm" svg:height="0.762cm" draw:z-index="2"><draw:text-box><text:p text:style-name="P78">Scenario file</text:p></draw:text-box></draw:frame></text:p>
      <text:p text:style-name="P45"><draw:frame draw:style-name="fr4" draw:name="10" text:anchor-type="char" svg:x="7.645cm" svg:y="0.136cm" svg:width="8.731cm" svg:height="2.54cm" draw:z-index="3"><draw:text-box><text:p text:style-name="P35"><text:line-break/>which QA test, compiling options, level, simulator?<text:line-break/>which QA test, compiling options, level, simulator?<text:line-break/>which QA test, compiling options, level, simulator?<text:line-break/>…</text:p></draw:text-box></draw:frame><draw:frame draw:style-name="fr4" draw:name="11" text:anchor-type="char" svg:x="2.565cm" svg:y="0.136cm" svg:width="4.318cm" svg:height="1.778cm" draw:z-index="0"><draw:text-box><text:p text:style-name="P37"><text:line-break/><text:span text:style-name="T1">where is the compiler?<text:tab/></text:span><text:line-break/><text:span text:style-name="T1">where is the QA?</text:span></text:p><text:p text:style-name="P37"/></draw:text-box></draw:frame></text:p>
      <text:p text:style-name="P45"/>
      <text:p text:style-name="P45"><draw:line text:anchor-type="char" draw:z-index="6" draw:style-name="gr1" draw:text-style-name="P160" svg:x1="4.343cm" svg:y1="0.22cm" svg:x2="6.121cm" svg:y2="2.252cm"><text:p/></draw:line></text:p>
      <text:p text:style-name="P45"><draw:line text:anchor-type="char" draw:z-index="7" draw:style-name="gr1" draw:text-style-name="P160" svg:x1="6.629cm" svg:y1="0.136cm" svg:x2="8.153cm" svg:y2="1.406cm"><text:p/></draw:line></text:p>
      <text:p text:style-name="P48"><draw:frame draw:style-name="fr4" draw:name="12" text:anchor-type="char" svg:x="9.423cm" svg:y="0.39cm" svg:width="2.032cm" svg:height="0.762cm" draw:z-index="5"><draw:text-box><text:p text:style-name="P81">report</text:p></draw:text-box></draw:frame><draw:frame draw:style-name="fr5" draw:name="13" text:anchor-type="char" svg:x="5.105cm" svg:y="0.39cm" svg:width="3.048cm" svg:height="0.762cm" draw:z-index="4"><draw:text-box><text:p text:style-name="P81">run_allapp.pl</text:p></draw:text-box></draw:frame></text:p>
      <text:p text:style-name="P45"><draw:line text:anchor-type="char" draw:z-index="8" draw:style-name="gr1" draw:text-style-name="P160" svg:x1="7.899cm" svg:y1="0.051cm" svg:x2="9.169cm" svg:y2="0.051cm"><text:p/></draw:line></text:p>
      <text:p text:style-name="P61"><text:bookmark-start text:name="_Toc35436023"/><text:span text:style-name="T29">Figure </text:span><text:span text:style-name="T31"><text:sequence text:ref-name="refFigure1" text:name="Figure" text:formula="ooow:Figure+1" style:num-format="1">2</text:sequence></text:span><text:span text:style-name="T29">: Running several tests sequentially</text:span><text:bookmark-end text:name="_Toc35436023"/></text:p>
      <text:p text:style-name="P7"><text:soft-page-break/>With <text:span text:style-name="T15">validation.csh</text:span> we can launch many tests running on many computers and get the overall report locally. The tool <text:span text:style-name="T15">validation.csh</text:span> offers supplementary options for instance:</text:p>
      <text:list xml:id="list160933523831222" text:continue-list="list160933324571449" text:style-name="WWNum59">
        <text:list-item>
          <text:p text:style-name="P114">options that ensure the consistency of the compiling tools to be used on different machines, </text:p>
        </text:list-item>
        <text:list-item>
          <text:p text:style-name="P114">options to update QA installation before launching tests,</text:p>
        </text:list-item>
        <text:list-item>
          <text:p text:style-name="P114">options to build the runtime libraries and update compiling tools before tests.</text:p>
        </text:list-item>
      </text:list>
      <text:p text:style-name="P7"/>
      <text:p text:style-name="P11"><draw:custom-shape text:anchor-type="char" draw:z-index="10" draw:style-name="gr2" draw:text-style-name="P161" svg:width="14.987cm" svg:height="8.129cm" svg:x="2.057cm" svg:y="0.813cm"><text:p/><draw:enhanced-geometry svg:viewBox="0 0 21600 21600" draw:type="rectangle" draw:enhanced-path="M 0 0 L 21600 0 21600 21600 0 21600 0 0 Z N"/></draw:custom-shape><draw:frame draw:style-name="fr3" draw:name="14" text:anchor-type="char" svg:x="2.057cm" svg:y="0.051cm" svg:width="3.048cm" svg:height="0.762cm" draw:z-index="14"><draw:text-box><text:p text:style-name="P81">Computer 1</text:p></draw:text-box></draw:frame></text:p>
      <text:p text:style-name="P45"><draw:frame draw:style-name="fr4" draw:name="15" text:anchor-type="char" svg:x="7.391cm" svg:y="0.22cm" svg:width="2.794cm" svg:height="0.762cm" draw:z-index="15"><draw:text-box><text:p text:style-name="P78">Scenario file</text:p></draw:text-box></draw:frame><draw:frame draw:style-name="fr4" draw:name="16" text:anchor-type="char" svg:x="2.565cm" svg:y="0.22cm" svg:width="2.794cm" svg:height="0.762cm" draw:z-index="11"><draw:text-box><text:p text:style-name="P78">Environment</text:p></draw:text-box></draw:frame></text:p>
      <text:p text:style-name="P11"><draw:frame draw:style-name="fr4" draw:name="17" text:anchor-type="char" svg:x="7.391cm" svg:y="0.136cm" svg:width="9.054cm" svg:height="2.54cm" draw:z-index="16"><draw:text-box><text:p text:style-name="P35"><text:line-break/>Computer 1: which QA test, compiling options…?<text:line-break/>Computer 2: which QA test, compiling options…?<text:line-break/>Computer 3: which QA test, compiling options…?<text:line-break/>…</text:p></draw:text-box></draw:frame><draw:frame draw:style-name="fr4" draw:name="18" text:anchor-type="char" svg:x="2.565cm" svg:y="0.136cm" svg:width="4.318cm" svg:height="1.778cm" draw:z-index="9"><draw:text-box><text:p text:style-name="P37"><text:line-break/><text:span text:style-name="T1">Where is the compiler?<text:tab/></text:span><text:line-break/><text:span text:style-name="T1">Where is the QA?</text:span></text:p><text:p text:style-name="P37"/></draw:text-box></draw:frame></text:p>
      <text:p text:style-name="P11"/>
      <text:p text:style-name="P11"><draw:frame draw:style-name="fr4" draw:name="19" text:anchor-type="char" svg:x="2.538cm" svg:y="0.75cm" svg:width="2.794cm" svg:height="0.762cm" draw:z-index="43"><draw:text-box><text:p text:style-name="P34">Parameters</text:p></draw:text-box></draw:frame></text:p>
      <text:p text:style-name="P11"><draw:frame draw:style-name="fr4" draw:name="20" text:anchor-type="char" svg:x="2.538cm" svg:y="0.644cm" svg:width="8.271cm" svg:height="2.54cm" draw:z-index="17"><draw:text-box><text:p text:style-name="P39">Computer 1: computer name, where to get the QA and the compiler, building or getting the runtime libraries?</text:p><text:p text:style-name="P38">Computer 2: …</text:p><text:p text:style-name="P38">Computer 3: …</text:p><text:p text:style-name="P38"><text:line-break/>…</text:p></draw:text-box></draw:frame><draw:line text:anchor-type="char" draw:z-index="37" draw:style-name="gr1" draw:text-style-name="P160" svg:x1="13.741cm" svg:y1="0.136cm" svg:x2="14.503cm" svg:y2="7.248cm"><text:p/></draw:line><draw:line text:anchor-type="char" draw:z-index="31" draw:style-name="gr1" draw:text-style-name="P160" svg:x1="7.645cm" svg:y1="0.136cm" svg:x2="13.741cm" svg:y2="7.248cm"><text:p/></draw:line><draw:line text:anchor-type="char" draw:z-index="30" draw:style-name="gr1" draw:text-style-name="P160" svg:x1="13.741cm" svg:y1="0.136cm" svg:x2="15.011cm" svg:y2="0.898cm"><text:p/></draw:line></text:p>
      <text:p text:style-name="P11"><draw:custom-shape text:anchor-type="char" draw:z-index="41" draw:style-name="gr2" draw:text-style-name="P161" svg:width="5.335cm" svg:height="3.049cm" svg:x="9.169cm" svg:y="0.559cm"><text:p/><draw:enhanced-geometry svg:viewBox="0 0 3168 1728" draw:type="non-primitive" draw:enhanced-path="M 0 1728 C 756 1704 1512 1680 1872 1440 2232 1200 1944 528 2160 288 2376 48 3000 24 3168 0 N"/></draw:custom-shape><draw:frame draw:style-name="fr5" draw:name="21" text:anchor-type="char" svg:x="14.249cm" svg:y="0.051cm" svg:width="3.048cm" svg:height="0.762cm" draw:z-index="27"><draw:text-box><text:p text:style-name="P81">run_allapp.pl</text:p></draw:text-box></draw:frame><draw:line text:anchor-type="char" draw:z-index="24" draw:style-name="gr1" draw:text-style-name="P160" svg:x1="15.265cm" svg:y1="0.559cm" svg:x2="15.519cm" svg:y2="1.575cm"><text:p/></draw:line></text:p>
      <text:p text:style-name="P11"><draw:frame draw:style-name="fr4" draw:name="22" text:anchor-type="char" svg:x="14.757cm" svg:y="0.728cm" svg:width="2.032cm" svg:height="0.762cm" draw:z-index="22"><draw:text-box><text:p text:style-name="P81">report</text:p></draw:text-box></draw:frame></text:p>
      <text:p text:style-name="P14"><draw:line text:anchor-type="char" draw:z-index="29" draw:style-name="gr1" draw:text-style-name="P160" svg:x1="7.899cm" svg:y1="0.644cm" svg:x2="7.899cm" svg:y2="1.66cm"><text:p/></draw:line></text:p>
      <text:p text:style-name="P11"><draw:line text:anchor-type="char" draw:z-index="42" draw:style-name="gr1" draw:text-style-name="P160" svg:x1="15.773cm" svg:y1="0.051cm" svg:x2="16.027cm" svg:y2="3.861cm"><text:p/></draw:line><draw:line text:anchor-type="char" draw:z-index="25" draw:style-name="gr1" draw:text-style-name="P160" svg:x1="8.153cm" svg:y1="0.051cm" svg:x2="15.519cm" svg:y2="4.115cm"><text:p/></draw:line><draw:frame draw:style-name="fr5" draw:name="23" text:anchor-type="char" svg:x="6.375cm" svg:y="0.559cm" svg:width="3.048cm" svg:height="0.762cm" draw:z-index="28"><draw:text-box><text:p text:style-name="P81">validation.csh</text:p></draw:text-box></draw:frame></text:p>
      <text:p text:style-name="P11"><draw:custom-shape text:anchor-type="char" draw:z-index="39" draw:style-name="gr2" draw:text-style-name="P161" svg:width="1.863cm" svg:height="2.795cm" svg:x="5.782cm" svg:y="0.22cm"><text:p/><draw:enhanced-geometry svg:viewBox="0 0 1200 1584" draw:type="non-primitive" draw:enhanced-path="M 1200 0 C 792 228 384 456 192 720 0 984 24 1284 48 1584 N"/></draw:custom-shape><draw:custom-shape text:anchor-type="char" draw:z-index="40" draw:style-name="gr2" draw:text-style-name="P161" svg:width="4.827cm" svg:height="2.795cm" svg:x="9.169cm" svg:y="0.22cm"><text:p/><draw:enhanced-geometry svg:viewBox="0 0 3600 1584" draw:type="non-primitive" draw:enhanced-path="M 0 0 C 1224 84 2448 168 3024 432 3600 696 3432 1368 3456 1584 N"/></draw:custom-shape></text:p>
      <text:p text:style-name="P45"><draw:frame draw:style-name="fr5" draw:name="24" text:anchor-type="char" svg:x="13.233cm" svg:y="2.168cm" svg:width="3.048cm" svg:height="0.762cm" draw:z-index="35"><draw:text-box><text:p text:style-name="P81">run_allapp.pl</text:p></draw:text-box></draw:frame><draw:frame draw:style-name="fr3" draw:name="25" text:anchor-type="char" svg:x="9.931cm" svg:y="0.39cm" svg:width="3.048cm" svg:height="0.762cm" draw:z-index="38"><draw:text-box><text:p text:style-name="P81">Computer 3</text:p></draw:text-box></draw:frame><draw:frame draw:style-name="fr3" draw:name="26" text:anchor-type="char" svg:x="2.057cm" svg:y="0.39cm" svg:width="3.048cm" svg:height="0.762cm" draw:z-index="26"><draw:text-box><text:p text:style-name="P81">Computer 2</text:p></draw:text-box></draw:frame></text:p>
      <text:p text:style-name="P48"><draw:custom-shape text:anchor-type="char" draw:z-index="19" draw:style-name="gr2" draw:text-style-name="P161" svg:width="7.113cm" svg:height="4.573cm" svg:x="2.057cm" svg:y="0.305cm"><text:p/><draw:enhanced-geometry svg:viewBox="0 0 21600 21600" draw:type="rectangle" draw:enhanced-path="M 0 0 L 21600 0 21600 21600 0 21600 0 0 Z N"/></draw:custom-shape><draw:custom-shape text:anchor-type="char" draw:z-index="33" draw:style-name="gr2" draw:text-style-name="P161" svg:width="7.113cm" svg:height="4.573cm" svg:x="9.931cm" svg:y="0.305cm"><text:p/><draw:enhanced-geometry svg:viewBox="0 0 21600 21600" draw:type="rectangle" draw:enhanced-path="M 0 0 L 21600 0 21600 21600 0 21600 0 0 Z N"/></draw:custom-shape></text:p>
      <text:p text:style-name="P45"><draw:frame draw:style-name="fr5" draw:name="27" text:anchor-type="char" svg:x="5.359cm" svg:y="0.474cm" svg:width="3.048cm" svg:height="0.762cm" draw:z-index="21"><draw:text-box><text:p text:style-name="P81">run_allapp.pl</text:p></draw:text-box></draw:frame></text:p>
      <text:p text:style-name="P45"><draw:line text:anchor-type="char" draw:z-index="36" draw:style-name="gr1" draw:text-style-name="P160" svg:x1="14.757cm" svg:y1="0.136cm" svg:x2="14.757cm" svg:y2="0.898cm"><text:p/></draw:line><draw:line text:anchor-type="char" draw:z-index="23" draw:style-name="gr1" draw:text-style-name="P160" svg:x1="6.883cm" svg:y1="0.136cm" svg:x2="6.883cm" svg:y2="0.898cm"><text:p/></draw:line><draw:frame draw:style-name="fr4" draw:name="28" text:anchor-type="char" svg:x="10.439cm" svg:y="0.136cm" svg:width="2.794cm" svg:height="0.762cm" draw:z-index="34"><draw:text-box><text:p text:style-name="P78">Environment</text:p></draw:text-box></draw:frame></text:p>
      <text:p text:style-name="P45"><draw:frame draw:style-name="fr4" draw:name="29" text:anchor-type="char" svg:x="2.565cm" svg:y="0.051cm" svg:width="6.096cm" svg:height="1.778cm" draw:z-index="18"><draw:text-box><text:p text:style-name="P73"><text:line-break/><text:span text:style-name="T1">Copy of the compiler of Computer 1</text:span><text:line-break/><text:span text:style-name="T1">Local QA of Computer 2</text:span></text:p></draw:text-box></draw:frame><draw:frame draw:style-name="fr4" draw:name="30" text:anchor-type="char" svg:x="10.439cm" svg:y="0.051cm" svg:width="6.096cm" svg:height="1.778cm" draw:z-index="32"><draw:text-box><text:p text:style-name="P73"><text:line-break/><text:span text:style-name="T1">Copy of the compiler of Computer 1</text:span><text:line-break/><text:span text:style-name="T1">Local QA of Computer 3</text:span></text:p></draw:text-box></draw:frame><draw:frame draw:style-name="fr4" draw:name="31" text:anchor-type="char" svg:x="2.565cm" svg:y="-0.711cm" svg:width="2.794cm" svg:height="0.762cm" draw:z-index="20"><draw:text-box><text:p text:style-name="P78">Environment</text:p></draw:text-box></draw:frame></text:p>
      <text:p text:style-name="P45"/>
      <text:p text:style-name="P45"/>
      <text:p text:style-name="P61"><text:bookmark-start text:name="_Toc35436024"/><text:span text:style-name="T29">Figure </text:span><text:span text:style-name="T31"><text:sequence text:ref-name="refFigure2" text:name="Figure" text:formula="ooow:Figure+1" style:num-format="1">3</text:sequence></text:span><text:span text:style-name="T29">: Running multiple distributed tests</text:span><text:bookmark-end text:name="_Toc35436024"/></text:p>
      <text:p text:style-name="P4">The bold and curved arrows show launching actions.</text:p>
      <text:p text:style-name="P7"/>
      <text:list xml:id="list160934449545835" text:continue-list="list160935194340011" text:style-name="WWNum1">
        <text:list-item>
          <text:h text:style-name="P89" text:outline-level="1"><text:bookmark-start text:name="_Ref35144637"/><text:bookmark-start text:name="__RefHeading___Toc6954_1662581381"/><text:bookmark-start text:name="_Toc35435949"/>Using an existing QA<text:bookmark-end text:name="_Ref35144637"/><text:bookmark-end text:name="__RefHeading___Toc6954_1662581381"/><text:bookmark-end text:name="_Toc35435949"/></text:h>
          <text:list>
            <text:list-item>
              <text:h text:style-name="P96" text:outline-level="2"><text:bookmark-start text:name="__RefHeading___Toc6956_1662581381"/><text:bookmark-start text:name="_Toc35435950"/>Main commands<text:bookmark-end text:name="__RefHeading___Toc6956_1662581381"/><text:bookmark-end text:name="_Toc35435950"/></text:h>
            </text:list-item>
          </text:list>
        </text:list-item>
      </text:list>
      <text:p text:style-name="P128">Simple list of high level commands to be used by standard users, …</text:p>
      <text:p text:style-name="P7">All the tools used to run tests dump their invocation syntax when they are launched without any parameter. All the tools are used in the same way whatever the Unix layer is (i.e. on Windows PCs with Cygwin and on Unix workstation).</text:p>
      <text:p text:style-name="P7">The <text:span text:style-name="T15">run_allapp.pl</text:span> tool launches a test or a set of tests. The scenario file given as parameter describes the tests to process, the test options and compiling options to use.</text:p>
      <text:p text:style-name="P7">The <text:span text:style-name="T15">allapp_reports_pack.pl</text:span> tool collects all the reports of each test launched by a <text:span text:style-name="T15">run_allapp.pl</text:span> command and concatenates them in the order the user wants.</text:p>
      <text:p text:style-name="P7">The <text:span text:style-name="T15">validation.csh</text:span> tool launches a test or a set of tests distributed on many computers.</text:p>
      <text:p text:style-name="P7">The <text:span text:style-name="T17">cleanup.csh</text:span> tool removes old reports from local QA test, unnecessary intermediate or output files (that were not deleted for debug purpose).</text:p>
      <text:p text:style-name="P7">The <text:span text:style-name="T17">versions.pl</text:span> tool reports the version ids of the CW for StarCore C compiler components.</text:p>
      <text:p text:style-name="P7">The <text:span text:style-name="T17">unlock_all.csh</text:span> tool allows unlocking all locked QA test of the QA test database (that may have been manually locked and forgot, or if a test process have not been properly stopped but killed).</text:p>
      <text:list xml:id="list160933738804008" text:continue-numbering="true" text:style-name="WWNum1">
        <text:list-item>
          <text:list>
            <text:list-item>
              <text:h text:style-name="P98" text:outline-level="2"><text:bookmark-start text:name="_Toc35435951"/><text:bookmark-start text:name="_Ref33437612"/><text:bookmark-start text:name="__RefHeading___Toc6958_1662581381"/><text:bookmark-start text:name="_Ref33437617"/>Assumptions and context<text:bookmark-end text:name="_Toc35435951"/><text:bookmark-end text:name="_Ref33437612"/><text:bookmark-end text:name="__RefHeading___Toc6958_1662581381"/><text:bookmark-end text:name="_Ref33437617"/></text:h>
              <text:list>
                <text:list-item>
                  <text:list>
                    <text:list-item>
                      <text:h text:style-name="P92" text:outline-level="4"><text:bookmark-start text:name="__RefHeading___Toc6960_1662581381"/><text:bookmark-start text:name="_Toc35435952"/>Username<text:bookmark-end text:name="__RefHeading___Toc6960_1662581381"/><text:bookmark-end text:name="_Toc35435952"/></text:h>
                    </text:list-item>
                  </text:list>
                </text:list-item>
              </text:list>
            </text:list-item>
          </text:list>
        </text:list-item>
      </text:list>
      <text:p text:style-name="P10">The QA is assumed to be installed in a user account with username “qatools”. This user should be the only one authorized to launch tests on the QA in a shared environment. A shared environment means:</text:p>
      <text:list xml:id="list160935193303488" text:continue-list="list160933523831222" text:style-name="WWNum59">
        <text:list-item>
          <text:p text:style-name="P117">one or several Unix workstation(s) shared by many users</text:p>
        </text:list-item>
        <text:list-item>
          <text:p text:style-name="P117">one or several Windows PC(s) with Cygwin where tests may be remotely launched.</text:p>
        </text:list-item>
      </text:list>
      <text:p text:style-name="P7"><text:span text:style-name="T5">In these cases, the QA is installed on the </text:span><text:span text:style-name="T15">qatools</text:span><text:span text:style-name="T5"> account (with </text:span><text:span text:style-name="T15">qatools</text:span><text:span text:style-name="T5"> as owner).</text:span></text:p>
      <text:p text:style-name="P7"><text:span text:style-name="T5">On a single machine and single user environment, there is no restriction on username. The only reason for the constraint on the </text:span><text:span text:style-name="T17">qatools</text:span><text:span text:style-name="T5"> user is to prevent access rights problems on shared files (mostly counters and file locks) that may occur with multiple machines and users.</text:span></text:p>
      <text:list xml:id="list160934962667736" text:continue-list="list160933738804008" text:style-name="WWNum1">
        <text:list-item>
          <text:list>
            <text:list-item>
              <text:list>
                <text:list-item>
                  <text:list>
                    <text:list-item>
                      <text:h text:style-name="P92" text:outline-level="4"><text:bookmark-start text:name="__RefHeading___Toc6962_1662581381"/><text:bookmark-start text:name="_Toc35435953"/>Environment variables<text:bookmark-end text:name="__RefHeading___Toc6962_1662581381"/><text:bookmark-end text:name="_Toc35435953"/></text:h>
                    </text:list-item>
                  </text:list>
                </text:list-item>
              </text:list>
            </text:list-item>
          </text:list>
        </text:list-item>
      </text:list>
      <text:p text:style-name="P7">On computers where the QA is installed, the <text:span text:style-name="T15">QA_ROOT</text:span> and <text:span text:style-name="T24">QA_TOOLS</text:span> environment variables must be defined. The first one should point to the QA root folder. The second one corresponds with the folder that contains all the tools used by the QA. Their values are defined at the QA installation. We assume that default logging scripts (<text:span text:style-name="T15">.profile</text:span> or <text:span text:style-name="T15">.login </text:span>or <text:span text:style-name="T15">.cshrc</text:span>) define them.</text:p>
      <text:p text:style-name="P7">The <text:span text:style-name="T15">PATH</text:span> variable must contain the <text:span text:style-name="T15">QA_TOOLS</text:span> variable value and the paths needed to access the compilers and simulators used.</text:p>
      <text:list xml:id="list160933451410341" text:continue-numbering="true" text:style-name="WWNum1">
        <text:list-item>
          <text:list>
            <text:list-item>
              <text:list>
                <text:list-item>
                  <text:list>
                    <text:list-item>
                      <text:h text:style-name="P92" text:outline-level="4"><text:bookmark-start text:name="__RefHeading___Toc6964_1662581381"/><text:bookmark-start text:name="_Toc35435954"/><text:soft-page-break/>Shared data<text:bookmark-end text:name="__RefHeading___Toc6964_1662581381"/><text:bookmark-end text:name="_Toc35435954"/></text:h>
                    </text:list-item>
                  </text:list>
                </text:list-item>
              </text:list>
            </text:list-item>
          </text:list>
        </text:list-item>
      </text:list>
      <text:p text:style-name="P4"><text:span text:style-name="T5">For the distributed validation, a common shared location is a convenient way to access the compiler executable files to be tested and the reports and traces for all the computers used. On a Windows PC it may be either a drive (for example "</text:span><text:span text:style-name="T17">Z:</text:span><text:span text:style-name="T5">") or a directory (for example "</text:span><text:span text:style-name="T17">/cygdrive/z</text:span><text:span text:style-name="T5">"). The drive can be a mapping to a remote directory on another PC. On a Unix workstation, it must be a directory (for example "</text:span><text:span text:style-name="T17">~qatools/maxtor_nfs</text:span><text:span text:style-name="T5">") that can be on a mounted device from another Unix workstation.</text:span></text:p>
      <text:list xml:id="list160933761211753" text:continue-numbering="true" text:style-name="WWNum1">
        <text:list-item>
          <text:list>
            <text:list-item>
              <text:list>
                <text:list-item>
                  <text:list>
                    <text:list-item>
                      <text:h text:style-name="P92" text:outline-level="4"><text:bookmark-start text:name="__RefHeading___Toc6966_1662581381"/><text:bookmark-start text:name="_Toc35435955"/>QA tests location and hierarchy<text:bookmark-end text:name="__RefHeading___Toc6966_1662581381"/><text:bookmark-end text:name="_Toc35435955"/></text:h>
                      <text:list>
                        <text:list-item>
                          <text:h text:style-name="P95" text:outline-level="5">QA tests hierarchy</text:h>
                        </text:list-item>
                      </text:list>
                    </text:list-item>
                  </text:list>
                </text:list-item>
              </text:list>
            </text:list-item>
          </text:list>
        </text:list-item>
      </text:list>
      <text:p text:style-name="P7"><draw:frame draw:style-name="fr6" draw:name="Image1" text:anchor-type="char" svg:x="2.011cm" svg:y="1.27cm" svg:width="12.765cm" svg:height="9.052cm" draw:z-index="57"><draw:image xlink:href="Pictures/20000646000069F000004B239D749729E05C7D5C.wmf" xlink:type="simple" xlink:show="embed" xlink:actuate="onLoad"/></draw:frame><text:span text:style-name="T5">As previously described, the QA test directories are stored in the </text:span><text:span text:style-name="T17">$QA_ROOT</text:span><text:span text:style-name="T5"> directory. They are organized as a hierarchy </text:span>beginning at $<text:span text:style-name="T17">QA_ROOT/runtest</text:span> and currently classified as follows:</text:p>
      <text:p text:style-name="P61"><text:bookmark-start text:name="_Toc535679952"/><text:bookmark-start text:name="_Toc35436025"/><text:bookmark-start text:name="_Ref535410520"/><text:bookmark-start text:name="_Ref535410526"/><text:span text:style-name="T29">Figure </text:span><text:span text:style-name="T31"><text:sequence text:ref-name="refFigure3" text:name="Figure" text:formula="ooow:Figure+1" style:num-format="1">4</text:sequence></text:span><text:span text:style-name="T29">: Hierarchy for test</text:span><text:bookmark-end text:name="_Toc535679952"/><text:bookmark-end text:name="_Toc35436025"/><text:bookmark-end text:name="_Ref535410526"/><text:span text:style-name="T29">s</text:span><text:bookmark-end text:name="_Ref535410520"/></text:p>
      <text:p text:style-name="P45">A test directory within the <text:span text:style-name="T15">runtest</text:span> directory matches one of the patterns below: </text:p>
      <text:list xml:id="list160933614932524" text:continue-list="list160935193303488" text:style-name="WWNum59">
        <text:list-item>
          <text:p text:style-name="P115"><text:span text:style-name="T32">{</text:span><text:span text:style-name="T18">applications|standards|unit_tests}/</text:span><text:span text:style-name="T19">&lt;test_name&gt;</text:span><text:span text:style-name="T32">/ v</text:span><text:span text:style-name="T33">&lt;ref_number&gt;</text:span></text:p>
        </text:list-item>
        <text:list-item>
          <text:p text:style-name="P115"><text:span text:style-name="T15">bug_reports/</text:span><text:span text:style-name="T21">&lt;</text:span><text:span text:style-name="T34">bench_name&gt;</text:span>/<text:span text:style-name="T32"> v</text:span><text:span text:style-name="T33">&lt;ref_number&gt;</text:span></text:p>
        </text:list-item>
        <text:list-item>
          <text:p text:style-name="P115"><text:span text:style-name="T15">customers/</text:span><text:span text:style-name="T21">&lt;customer_name&gt;</text:span><text:span text:style-name="T15">/</text:span><text:span text:style-name="T21">&lt;identifier_or_project_name&gt;</text:span>/<text:span text:style-name="T32"> v</text:span><text:span text:style-name="T33">&lt;ref_number&gt;</text:span></text:p>
        </text:list-item>
      </text:list>
      <text:p text:style-name="P49"><text:soft-page-break/>Test directories are currently classified into different clusters:</text:p>
      <text:list xml:id="list160933816724869" text:continue-numbering="true" text:style-name="WWNum59">
        <text:list-item>
          <text:p text:style-name="P115"><text:span text:style-name="T15">applications</text:span> directory contains tests which are excerpts from real or commercial (mostly audio and video codec) applications,</text:p>
        </text:list-item>
        <text:list-item>
          <text:p text:style-name="P115"><text:span text:style-name="T15">standards</text:span> directory contains standard compiler tests. This may include tests that a compiler should pass to comply with the C standards, or tests that were published and are widely used to check compilers for instance,</text:p>
        </text:list-item>
        <text:list-item>
          <text:p text:style-name="P115"><text:span text:style-name="T15">units_tests</text:span> directory contains small tests that were used for the StarCore compiler development purpose,</text:p>
        </text:list-item>
        <text:list-item>
          <text:p text:style-name="P115"><text:span text:style-name="T15">bug_reports</text:span> directory contains tests created to reproduce a bug environment when one is found. It is then used to ensure non-regression. This folder allow tight coupling between the development process and the test process. Namely it implements links between the bug data base and the CVS/RCS layer used for the CW for StarCore compiler,</text:p>
        </text:list-item>
        <text:list-item>
          <text:p text:style-name="P115"><text:span text:style-name="T15">customers</text:span> directory contains tests given by customers. </text:p>
        </text:list-item>
      </text:list>
      <text:list xml:id="list160934774751273" text:continue-list="list160933761211753" text:style-name="WWNum1">
        <text:list-item>
          <text:list>
            <text:list-item>
              <text:list>
                <text:list-item>
                  <text:list>
                    <text:list-item>
                      <text:list>
                        <text:list-item>
                          <text:h text:style-name="P95" text:outline-level="5">Versions of test or application</text:h>
                        </text:list-item>
                      </text:list>
                    </text:list-item>
                  </text:list>
                </text:list-item>
              </text:list>
            </text:list-item>
          </text:list>
        </text:list-item>
      </text:list>
      <text:p text:style-name="P7">Each QA test may exist in several versions, depending on the possible evolutions and updates of the corresponding application. Each one may be changed or improved outside the QA, but can also be modified within the QA for platform optimisations (StarCore, PowerPC, etc). An example of versions that may exist for vocoder applications within the context of the StarCore compiler is:</text:p>
      <text:list xml:id="list160935177779008" text:continue-list="list160933816724869" text:style-name="WWNum59">
        <text:list-item>
          <text:p text:style-name="P114">an Out Of the Box (OOB version) corresponding with the initial implementation, with simple replacement of intrinsic function by prototypes one,</text:p>
        </text:list-item>
        <text:list-item>
          <text:p text:style-name="P114">a QA-compliant version with both a performance and a functional test mode (usually denoted as the “v0” version”),</text:p>
        </text:list-item>
        <text:list-item>
          <text:p text:style-name="P114">an “optimized” version, including various changes in source code and algorithms aiming to increase code and compiler efficiency. For instance some critical functions may be optimized manually when those changes can not be automatically performed by the compiler.</text:p>
        </text:list-item>
      </text:list>
      <text:list xml:id="list160934566230638" text:continue-list="list160934774751273" text:style-name="WWNum1">
        <text:list-item>
          <text:list>
            <text:list-item>
              <text:list>
                <text:list-item>
                  <text:list>
                    <text:list-item>
                      <text:h text:style-name="P94" text:outline-level="4"><text:bookmark-start text:name="__RefHeading___Toc6968_1662581381"/><text:bookmark-start text:name="_Toc35435956"/>Reports<text:bookmark-end text:name="__RefHeading___Toc6968_1662581381"/><text:bookmark-end text:name="_Toc35435956"/></text:h>
                    </text:list-item>
                  </text:list>
                </text:list-item>
              </text:list>
            </text:list-item>
          </text:list>
        </text:list-item>
      </text:list>
      <text:p text:style-name="P7">Within the <text:span text:style-name="T17">$QA_ROOT</text:span> directory, the <text:span text:style-name="T15">allapp_reports</text:span> directory contains all the reports of tests issued when a test is launched thanks to a scenario.</text:p>
      <text:list xml:id="list160933905618459" text:continue-numbering="true" text:style-name="WWNum1">
        <text:list-item>
          <text:list>
            <text:list-item>
              <text:h text:style-name="P98" text:outline-level="2"><text:bookmark-start text:name="_Toc35435957"/><text:bookmark-start text:name="_Ref33937894"/><text:bookmark-start text:name="__RefHeading___Toc6970_1662581381"/><text:bookmark-start text:name="_Ref33937897"/>Running tests<text:bookmark-end text:name="_Toc35435957"/><text:bookmark-end text:name="_Ref33937894"/><text:bookmark-end text:name="__RefHeading___Toc6970_1662581381"/><text:bookmark-end text:name="_Ref33937897"/></text:h>
            </text:list-item>
          </text:list>
        </text:list-item>
      </text:list>
      <text:p text:style-name="P7">This section presents how to typically use the QA in the context described above.</text:p>
      <text:list xml:id="list160935403479710" text:continue-numbering="true" text:style-name="WWNum1">
        <text:list-item>
          <text:list>
            <text:list-item>
              <text:list>
                <text:list-item>
                  <text:h text:style-name="P83" text:outline-level="3"><text:bookmark-start text:name="_Ref34388682"/><text:bookmark-start text:name="__RefHeading___Toc6972_1662581381"/><text:bookmark-start text:name="_Toc35435958"/>Preparing the test<text:bookmark-end text:name="_Ref34388682"/><text:bookmark-end text:name="__RefHeading___Toc6972_1662581381"/><text:bookmark-end text:name="_Toc35435958"/></text:h>
                </text:list-item>
              </text:list>
            </text:list-item>
          </text:list>
        </text:list-item>
      </text:list>
      <text:p text:style-name="P45">The user first chooses:</text:p>
      <text:list xml:id="list160933817060979" text:continue-list="list160935177779008" text:style-name="WWNum59">
        <text:list-item>
          <text:p text:style-name="P114">the list of the QA tests he wants to launch,</text:p>
        </text:list-item>
        <text:list-item>
          <text:p text:style-name="P114">the compiler optimisation options he wants to test,</text:p>
        </text:list-item>
        <text:list-item>
          <text:p text:style-name="P114">depending on the time and bandwidth available to run the tests:</text:p>
        </text:list-item>
      </text:list>
      <text:list xml:id="list160934576686825" text:continue-list="list160935021179032" text:style-name="WWNum60">
        <text:list-item>
          <text:p text:style-name="P126">the functional or performance test mode for codecs,</text:p>
        </text:list-item>
        <text:list-item>
          <text:p text:style-name="P126">the depth level of the test (full or light).</text:p>
        </text:list-item>
      </text:list>
      <text:p text:style-name="P7"/>
      <text:p text:style-name="P7"><text:soft-page-break/>To know the possibilities of each QA test (for instance: some tests don’t exist in performance mode, like the <text:span text:style-name="T17">mpeg4</text:span> one, etc).</text:p>
      <text:p text:style-name="P7">In distributed installations and if he wants to, the user can split the list of tests into several cluster to be ran on different computers. This is achieved by attributing a symbolic computer name to each test to be run. This partition will be taken in account optionally.</text:p>
      <text:p text:style-name="P45"><text:s/>For example in the following "<text:span text:style-name="T17">simple.scn</text:span>" scenario:</text:p>
      <text:list xml:id="list160934989145808" text:continue-list="list160933817060979" text:style-name="WWNum59">
        <text:list-item>
          <text:p text:style-name="P114">the <text:span text:style-name="T17">amr</text:span> and <text:span text:style-name="T17">efr</text:span> applications in the functional mode, with the "light" level and the "‑O3 ‑Og" compiler optimisation options,</text:p>
        </text:list-item>
        <text:list-item>
          <text:p text:style-name="P114">the <text:span text:style-name="T17">benchmarks_loop</text:span> unit tests in the default mode (no indication), with "full" level and the "‑O3 ‑Og ‑Os" compiler optimisation options.</text:p>
        </text:list-item>
      </text:list>
      <text:p text:style-name="P53"/>
      <text:p text:style-name="P53">applications/amr/v0 <text:s text:c="12"/>-f <text:s/>-l light <text:s/>‑O3 ‑Og</text:p>
      <text:p text:style-name="P53">applications/efr/v0 <text:s text:c="12"/>-f <text:s/>-l light <text:s/>‑O3 ‑Og</text:p>
      <text:p text:style-name="P53">unit_tests/benchmarks_loop/v0 <text:s text:c="6"/>-l full <text:s text:c="2"/>‑O3 ‑Og -Os</text:p>
      <text:p text:style-name="P53"/>
      <text:list xml:id="list160935111112020" text:continue-list="list160935403479710" text:style-name="WWNum1">
        <text:list-item>
          <text:list>
            <text:list-item>
              <text:list>
                <text:list-item>
                  <text:h text:style-name="P83" text:outline-level="3"><text:bookmark-start text:name="_Ref33777066"/><text:bookmark-start text:name="__RefHeading___Toc6974_1662581381"/><text:bookmark-start text:name="_Toc35435959"/>Launching the test<text:bookmark-end text:name="_Ref33777066"/><text:bookmark-end text:name="__RefHeading___Toc6974_1662581381"/><text:bookmark-end text:name="_Toc35435959"/></text:h>
                </text:list-item>
              </text:list>
            </text:list-item>
          </text:list>
        </text:list-item>
      </text:list>
      <text:p text:style-name="P7">The environment is the one described in the § <text:bookmark-ref text:reference-format="number" text:ref-name="_Ref33437617">3.2</text:bookmark-ref> "<text:bookmark-ref text:reference-format="text" text:ref-name="_Ref33437612">Assumptions and context</text:bookmark-ref>".</text:p>
      <text:list xml:id="list160933413890464" text:continue-numbering="true" text:style-name="WWNum1">
        <text:list-item>
          <text:list>
            <text:list-item>
              <text:list>
                <text:list-item>
                  <text:list>
                    <text:list-item>
                      <text:list>
                        <text:list-item>
                          <text:h text:style-name="P95" text:outline-level="5"><text:bookmark-start text:name="_Ref34382094"/>Simple test<text:bookmark-end text:name="_Ref34382094"/></text:h>
                        </text:list-item>
                      </text:list>
                    </text:list-item>
                  </text:list>
                </text:list-item>
              </text:list>
            </text:list-item>
          </text:list>
        </text:list-item>
      </text:list>
      <text:p text:style-name="P7">The user must provide:</text:p>
      <text:list xml:id="list160935489263120" text:continue-list="list160934989145808" text:style-name="WWNum59">
        <text:list-item>
          <text:p text:style-name="P114">a scenario,</text:p>
        </text:list-item>
        <text:list-item>
          <text:p text:style-name="P114">an optional test session identifier (must not be unique).</text:p>
        </text:list-item>
      </text:list>
      <text:p text:style-name="P7"/>
      <text:p text:style-name="P7">If the user wants to execute the <text:span text:style-name="T17">simple.scn</text:span> scenario with the string "simple_try" as identifier, if the scenario is stored with the others scenarios in the <text:span text:style-name="T17">$QA_ROOT/scenarios</text:span> directory, the launching command is:</text:p>
      <text:p text:style-name="P53"/>
      <text:p text:style-name="P53">cd $QA_ROOT/runtest </text:p>
      <text:p text:style-name="P53">run_allapp.pl -v simple_try scenarios/simple.scn</text:p>
      <text:p text:style-name="P53"/>
      <text:p text:style-name="P7"/>
      <text:p text:style-name="P7"><text:soft-page-break/>The user then gets:</text:p>
      <text:list xml:id="list160934504806600" text:continue-numbering="true" text:style-name="WWNum59">
        <text:list-item>
          <text:p text:style-name="P114">a trace file while the tests are executed,</text:p>
        </text:list-item>
        <text:list-item>
          <text:p text:style-name="P114">a global report at the end of the run.</text:p>
        </text:list-item>
      </text:list>
      <text:p text:style-name="P7"/>
      <text:p text:style-name="P7">The optional identifier is concatenated to a test counter to get the "test version". If the identifier is not provided, the current date is used instead. Assuming the counter in the <text:span text:style-name="T17">$QA_ROOT/runtest/current_run_id</text:span> contains the value 334 at the launch, the test version is <text:span text:style-name="T17">v0334_simple_try</text:span> and the trace file is <text:span text:style-name="T17">$QA_ROOT/runtest/running.v0334_simple_try</text:span>.</text:p>
      <text:p text:style-name="P7">While the scenario is executed, the user can read its progress in the trace file. Next figure represents its content once the first QA test has been executed:</text:p>
      <text:p text:style-name="P53"><text:soft-page-break/></text:p>
      <text:p text:style-name="P53">Begin run_allapp.pl -v v0334_simple_try scenarios/simple.scn</text:p>
      <text:p text:style-name="P53"/>
      <text:p text:style-name="P53">HOST <text:s text:c="7"/>= 'taillefer'</text:p>
      <text:p text:style-name="P53">SC100_HOME <text:s/>= '/home/qatools/local_enterprise_20drop'</text:p>
      <text:p text:style-name="P53">Path to scc = '/home/qatools/local_enterprise_20drop/bin'</text:p>
      <text:p text:style-name="P53"/>
      <text:p text:style-name="P53">scc version: 2.0 - 021803-1140</text:p>
      <text:p text:style-name="P53">cobj version: 2.4</text:p>
      <text:p text:style-name="P53">icode version: 2.33</text:p>
      <text:p text:style-name="P53">llt version: 1.1.2 - MDCR-NEWRA_128_Wed Feb 19</text:p>
      <text:p text:style-name="P53">asmsc100 version: 6.4.48</text:p>
      <text:p text:style-name="P53">sc100_ld version: 1.3.32 - 2003.02.13</text:p>
      <text:p text:style-name="P53">runsc100 version: 1.39</text:p>
      <text:p text:style-name="P53">sc100_sim version: 1.5</text:p>
      <text:p text:style-name="P53"/>
      <text:p text:style-name="P53">=============================================================================</text:p>
      <text:p text:style-name="P53">/home/qatools/QA/…/applications/amr/v0 =&gt; ([-f -l light -O3 -Og] [-f -l light –O1 -Og])</text:p>
      <text:p text:style-name="P53">/home/qatools/QA/…/applications/efr/v0 =&gt; ([-f -l light -O3 -Og])</text:p>
      <text:p text:style-name="P53">/home/qatools/QA/…/unit_tests/benchmarks_loop/v0 =&gt; ([-l full -O3 –Og -Os])</text:p>
      <text:p text:style-name="P53">=============================================================================</text:p>
      <text:p text:style-name="P53"/>
      <text:p text:style-name="P53">Wed Feb 19 18:01:36 2003 <text:s/>Begin /home/qatools/…/applications/amr/v0 ‑f ‑l light ‑O3 ‑Og</text:p>
      <text:p text:style-name="P53">Wed Feb 19 18:34:48 2003 <text:s/>End <text:s text:c="2"/>/home/qatools/…/applications/amr/v0 ‑f ‑l light ‑O3 ‑Og</text:p>
      <text:p text:style-name="P53"><text:soft-page-break/><text:s text:c="9"/>Times (user=0h0'0"5, system=0h0'0"12, cuser=0h0'4"54, csystem=0h0'5"58)</text:p>
      <text:p text:style-name="P53"/>
      <text:p text:style-name="P4"/>
      <text:p text:style-name="P7">The header reminds:</text:p>
      <text:list xml:id="list160935011862256" text:continue-numbering="true" text:style-name="WWNum59">
        <text:list-item>
          <text:p text:style-name="P114">the launching command line,</text:p>
        </text:list-item>
        <text:list-item>
          <text:p text:style-name="P114">the computer on which the test runs,</text:p>
        </text:list-item>
        <text:list-item>
          <text:p text:style-name="P114">the compiler location,</text:p>
        </text:list-item>
        <text:list-item>
          <text:p text:style-name="P114">the versions of the CW for StarCore compiler components,</text:p>
        </text:list-item>
        <text:list-item>
          <text:p text:style-name="P114">the QA tests paths and for each one the list of parameters sets passed to the master script.</text:p>
        </text:list-item>
      </text:list>
      <text:p text:style-name="P7">In the header above, a second set of parameters has been added to the <text:span text:style-name="code_20_Char">amr</text:span> test for example purpose.</text:p>
      <text:p text:style-name="P7">After follow the trace information:</text:p>
      <text:list xml:id="list160935269072608" text:continue-numbering="true" text:style-name="WWNum59">
        <text:list-item>
          <text:p text:style-name="P114">the QA test which is executed with its master script parameters,</text:p>
        </text:list-item>
        <text:list-item>
          <text:p text:style-name="P114">the beginning and ending time,</text:p>
        </text:list-item>
        <text:list-item>
          <text:p text:style-name="P114">the cpu time spent in each test.</text:p>
        </text:list-item>
      </text:list>
      <text:p text:style-name="P7"/>
      <text:p text:style-name="P7">When the whole scenario execution is finished, the collection of all local QA tests reports is launched and the trace file is deleted. The <text:span text:style-name="T20">allapp_report_v0334_simple_try</text:span> global report is created in the <text:span text:style-name="T20">$QA_ROOT/runtest/allapp_reports</text:span> directory. It contains all the information of the <text:span text:style-name="T20">running.v0334_simple_try </text:span>trace file plus the command launched to do the reports collection plus the concatenation of all the local tests reports (read next § <text:bookmark-ref text:reference-format="number" text:ref-name="_Ref33525433">3.3.3</text:bookmark-ref>"<text:bookmark-ref text:reference-format="text" text:ref-name="_Ref33525433">Collecting and archiving results</text:bookmark-ref>" with a report example page <text:span text:style-name="T11"><text:bookmark-ref text:reference-format="page" text:ref-name="_Ref34389092">31</text:bookmark-ref></text:span>).</text:p>
      <text:list xml:id="list160934643319799" text:continue-list="list160933413890464" text:style-name="WWNum1">
        <text:list-item>
          <text:list>
            <text:list-item>
              <text:list>
                <text:list-item>
                  <text:list>
                    <text:list-item>
                      <text:list>
                        <text:list-item>
                          <text:h text:style-name="P95" text:outline-level="5"><text:bookmark-start text:name="_Ref33940215"/>Distributed test<text:bookmark-end text:name="_Ref33940215"/></text:h>
                        </text:list-item>
                      </text:list>
                    </text:list-item>
                  </text:list>
                </text:list-item>
              </text:list>
            </text:list-item>
          </text:list>
        </text:list-item>
      </text:list>
      <text:p text:style-name="P47">This feature is currently available only on PCs with Cygwin. The user must provide:</text:p>
      <text:list xml:id="list160933446524181" text:continue-list="list160935269072608" text:style-name="WWNum59">
        <text:list-item>
          <text:p text:style-name="P117">a scenario,</text:p>
        </text:list-item>
        <text:list-item>
          <text:p text:style-name="P114">an optional test session identifier (must not be unique),</text:p>
        </text:list-item>
        <text:list-item>
          <text:p text:style-name="P117">a compiler location.</text:p>
        </text:list-item>
      </text:list>
      <text:p text:style-name="P7"/>
      <text:p text:style-name="P50">The scenario is the same for all the computers. To specify which computer must run a given QA test, we must put a prefix on each line. Each prefix contains a symbolic computer name (that may differ from the actual computer name). For example with the distribution of the previous scenario on 3 computers:</text:p>
      <text:p text:style-name="P53"><text:soft-page-break/></text:p>
      <text:p text:style-name="P53">@PC1 applications/amr/v0 <text:s text:c="12"/>-f <text:s/>-l light <text:s/>‑O3 ‑Og</text:p>
      <text:p text:style-name="P53">@PC2 applications/efr/v0 <text:s text:c="12"/>-f <text:s/>-l light <text:s/>‑O3 ‑Og</text:p>
      <text:p text:style-name="P53">@PC3 unit_tests/benchmarks_loop/v0 <text:s text:c="6"/>-l full <text:s text:c="2"/>‑O3 ‑Og -Os</text:p>
      <text:p text:style-name="P53"/>
      <text:p text:style-name="P50"/>
      <text:p text:style-name="P45">The mapping between the symbolic computer name and its real name is made at launch time. </text:p>
      <text:p text:style-name="P7">The compiler folder is assumed to contain a whole <text:span text:style-name="T17">compiler</text:span> setup as in its standard installation. This standard installation can be found in the <text:span text:style-name="T17">$SC100_HOME</text:span> directory. The compiler that will be used on the multiple computers for the tests must be stored in a drive shared by all the machines (same drive name on all computers). If the drive name is <text:span text:style-name="T17">$SHAREDDRIVE</text:span> and the compiler identifier is <text:span text:style-name="T17">$COMP_ID</text:span>, then the "<text:span text:style-name="T17">compiler</text:span>" directory must be stored at the following location:</text:p>
      <text:list xml:id="list160933506608857" text:continue-numbering="true" text:style-name="WWNum59">
        <text:list-item>
          <text:p text:style-name="P114"><text:span text:style-name="T24">$SHAREDDRIVE:/qatools/share/compilers/$</text:span><text:span text:style-name="T25">COMP_ID</text:span><text:span text:style-name="T24">/</text:span></text:p>
        </text:list-item>
        <text:list-item>
          <text:p text:style-name="P123"/>
        </text:list-item>
      </text:list>
      <text:p text:style-name="P7">For example the user <text:span text:style-name="T17">smith</text:span> who has a drive <text:span text:style-name="T17">Z:</text:span> shared among many PCs puts its <text:span text:style-name="T17">compiler</text:span> directory in: <text:span text:style-name="T17">Z:/qatools/share/compilers/smith/</text:span></text:p>
      <text:list xml:id="list160933672751960" text:continue-numbering="true" text:style-name="WWNum59">
        <text:list-item>
          <text:p text:style-name="P124">The launching commands are:</text:p>
        </text:list-item>
      </text:list>
      <text:p text:style-name="P54"/>
      <text:p text:style-name="P54">validation.csh ‑trace ‑cpu_id PC1 ‑remote bach ‑scenario simple.scn ‑nogetqa \ ‑shareddrive Z ‑othercomp smith ‑keeplib</text:p>
      <text:p text:style-name="P54"/>
      <text:p text:style-name="P54">validation.csh ‑trace ‑cpu_id PC2 ‑remote mozart ‑scenario simple.scn ‑nogetqa \ ‑shareddrive Z ‑othercomp smith ‑keeplib</text:p>
      <text:p text:style-name="P54"/>
      <text:p text:style-name="P54">validation.csh ‑trace ‑cpu_id PC3 ‑remote verdi ‑scenario simple.scn ‑nogetqa \ ‑shareddrive Z ‑othercomp smith ‑keeplib</text:p>
      <text:p text:style-name="P54"/>
      <text:p text:style-name="P7"/>
      <text:p text:style-name="P45"><text:soft-page-break/>Parameters descriptions:</text:p>
      <text:list xml:id="list160935185224892" text:continue-numbering="true" text:style-name="WWNum59">
        <text:list-item>
          <text:p text:style-name="P114">the <text:span text:style-name="T17">‑trace</text:span> parameter enables the writing of the entire standard output to a file (this may be useful when running overnight tests: accurate information is then immediately available especially in case of failure).</text:p>
        </text:list-item>
        <text:list-item>
          <text:p text:style-name="P114">the <text:span text:style-name="T17">‑cpu_id</text:span><text:span text:style-name="T32"> </text:span>parameters indicates that the three computers are <text:span text:style-name="T17">bach</text:span>, <text:span text:style-name="T17">mozart</text:span> and <text:span text:style-name="T17">verdi</text:span>. They are used to run the scenario as respectively the <text:span text:style-name="T17">CPU1</text:span>, <text:span text:style-name="T17">CPU2</text:span>, <text:span text:style-name="T17">CPU3</text:span> symbolic computers,</text:p>
        </text:list-item>
        <text:list-item>
          <text:p text:style-name="P114">the <text:span text:style-name="T17">‑nogetqa</text:span> parameter indicates that it is not necessary to update the QA test database from a reference remote drive or computer before tests, but to use the local installation as it instead. If the ­­<text:span text:style-name="T24">‑getqa</text:span> parameter is used, then the QA is updated,</text:p>
        </text:list-item>
        <text:list-item>
          <text:p text:style-name="P114">the <text:span text:style-name="T17">‑keeplib</text:span> parameter indicates that the existing runtime library (already present in the compiler setup) can be used for tests. Otherwise, the runtime library can be updated before tests. In this case all related computers wait for those runtimes to be updated and available in the compiler setup before running tests </text:p>
        </text:list-item>
      </text:list>
      <text:p text:style-name="P7">Without the <text:span text:style-name="T17">‑cpu_id</text:span> parameter, the <text:span text:style-name="T17">@&lt;symbolic_computer&gt;</text:span> prefixes in the lines are not taken in account and the entire scenario is executed. Lines without <text:span text:style-name="T17">@&lt;symbolic_computer&gt;</text:span> prefixes are executed whatever the <text:span text:style-name="T17">‑cpu_id</text:span> parameter is.</text:p>
      <text:p text:style-name="P7">Once tests are completed, the following information is available on each computer:</text:p>
      <text:list xml:id="list160934979340330" text:continue-numbering="true" text:style-name="WWNum59">
        <text:list-item>
          <text:p text:style-name="P114">a trace file,</text:p>
        </text:list-item>
        <text:list-item>
          <text:p text:style-name="P114">a global report</text:p>
        </text:list-item>
      </text:list>
      <text:p text:style-name="P10">Those outputs are available when tests are ran on single machines as well</text:p>
      <text:p text:style-name="P7"><text:span text:style-name="T5">If the user wants to look at the test progress on each computer, he must log into each one and read the running trace file in the </text:span><text:span text:style-name="T17">$QA_ROOT/runtest</text:span><text:span text:style-name="T5"> directory.</text:span></text:p>
      <text:list xml:id="list160934370916599" text:continue-list="list160934643319799" text:style-name="WWNum1">
        <text:list-item>
          <text:list>
            <text:list-item>
              <text:list>
                <text:list-item>
                  <text:h text:style-name="P83" text:outline-level="3"><text:bookmark-start text:name="_Ref33525433"/><text:bookmark-start text:name="__RefHeading___Toc6976_1662581381"/><text:bookmark-start text:name="_Toc35435960"/>Collecting and archiving results<text:bookmark-end text:name="_Ref33525433"/><text:bookmark-end text:name="__RefHeading___Toc6976_1662581381"/><text:bookmark-end text:name="_Toc35435960"/></text:h>
                  <text:list>
                    <text:list-item>
                      <text:h text:style-name="P92" text:outline-level="4"><text:bookmark-start text:name="_Ref34381637"/><text:bookmark-start text:name="__RefHeading___Toc6978_1662581381"/><text:bookmark-start text:name="_Toc35435961"/>Report location<text:bookmark-end text:name="_Ref34381637"/><text:bookmark-end text:name="__RefHeading___Toc6978_1662581381"/><text:bookmark-end text:name="_Toc35435961"/></text:h>
                      <text:list>
                        <text:list-item>
                          <text:h text:style-name="P95" text:outline-level="5">Simple test</text:h>
                        </text:list-item>
                      </text:list>
                    </text:list-item>
                  </text:list>
                </text:list-item>
              </text:list>
            </text:list-item>
          </text:list>
        </text:list-item>
      </text:list>
      <text:p text:style-name="P7">The <text:span text:style-name="T17">$QA_ROOT/runtest/allapp_reports</text:span> contains the reports of the scenario execution. They are named <text:span text:style-name="T17">allapp_report_v</text:span><text:span text:style-name="T16">&lt;test_version&gt;</text:span>. With the previous simple test example, the report is named <text:span text:style-name="T20">allapp_report_v0334_simple_try</text:span>.</text:p>
      <text:list xml:id="list160934188161183" text:continue-numbering="true" text:style-name="WWNum1">
        <text:list-item>
          <text:list>
            <text:list-item>
              <text:list>
                <text:list-item>
                  <text:list>
                    <text:list-item>
                      <text:list>
                        <text:list-item>
                          <text:h text:style-name="P95" text:outline-level="5">Distributed test</text:h>
                        </text:list-item>
                      </text:list>
                    </text:list-item>
                  </text:list>
                </text:list-item>
              </text:list>
            </text:list-item>
          </text:list>
        </text:list-item>
      </text:list>
      <text:p text:style-name="P7">While executing distributed tests, the global report of each computer is stored locally on the computer like a non-distributed tests with the version built with the local test counter and the date. Then this report is copied on the shared drive that contains the inputs for the distributed tests. It is stored in the <text:span text:style-name="T17">qatools/share/allapp_reports</text:span> directory. Its name is prefixed by the computer name.</text:p>
      <text:p text:style-name="P7">For example with the previous distributed test, the user will get:</text:p>
      <text:list xml:id="list160935484068916" text:continue-list="list160934979340330" text:style-name="WWNum59">
        <text:list-item>
          <text:p text:style-name="P114"><text:span text:style-name="T24">Z:/qatools/share/allapp_reports/bach.allapp_report_v0078</text:span><text:span text:style-name="T25">_2003-2-19</text:span></text:p>
        </text:list-item>
        <text:list-item>
          <text:p text:style-name="P119">Z:/qatools/share/allapp_reports/mozart.allapp_report_v0335_2003-2-19</text:p>
        </text:list-item>
        <text:list-item>
          <text:p text:style-name="P119"><text:soft-page-break/>Z:/qatools/share/allapp_reports/verdi.allapp_report_v0107_2003-2-19</text:p>
        </text:list-item>
      </text:list>
      <text:p text:style-name="P4"/>
      <text:p text:style-name="P7">The standard output (<text:span text:style-name="T17">stdout</text:span>, if required in the launching command) will be stored in the <text:span text:style-name="T17">qatools/share/trace</text:span> directory on the shared drive. Its name is <text:span text:style-name="T20">validation</text:span><text:span text:style-name="T17">_&lt;computer_name&gt;_</text:span><text:span text:style-name="T20">output</text:span><text:span text:style-name="T17">_&lt;scenario&gt;_&lt;date&gt;_&lt;time&gt;.txt</text:span></text:p>
      <text:p text:style-name="P7">For example with the previous distributed test, the user gets in <text:span text:style-name="T17">Z:/qatools/share/trace</text:span>:</text:p>
      <text:list xml:id="list160933454228797" text:continue-numbering="true" text:style-name="WWNum59">
        <text:list-item>
          <text:p text:style-name="P119">validation_bach_output_simple.scn_2003-2-19_16-07-44.txt</text:p>
        </text:list-item>
        <text:list-item>
          <text:p text:style-name="P119">validation_mozart_output_simple.scn_2003-2-19_16-07-44.txt</text:p>
        </text:list-item>
        <text:list-item>
          <text:p text:style-name="P119">validation_verdi_output_simple.scn_2003-2-19_16-07-44.txt</text:p>
        </text:list-item>
      </text:list>
      <text:p text:style-name="P7">According to the large amount of information stored in trace files, enabling this option may require large disk space to be available (typically 15Mb for tests running all night long on one computer).</text:p>
      <text:list xml:id="list160934405947830" text:continue-list="list160934188161183" text:style-name="WWNum1">
        <text:list-item>
          <text:list>
            <text:list-item>
              <text:list>
                <text:list-item>
                  <text:list>
                    <text:list-item>
                      <text:h text:style-name="P92" text:outline-level="4"><text:bookmark-start text:name="__RefHeading___Toc6980_1662581381"/><text:bookmark-start text:name="_Toc35435962"/>Report content<text:bookmark-end text:name="__RefHeading___Toc6980_1662581381"/><text:bookmark-end text:name="_Toc35435962"/></text:h>
                    </text:list-item>
                  </text:list>
                </text:list-item>
              </text:list>
            </text:list-item>
          </text:list>
        </text:list-item>
      </text:list>
      <text:p text:style-name="P7">After the header that contains the compiler environment and the running trace as detailed in § <text:bookmark-ref text:reference-format="number" text:ref-name="_Ref33777066">3.3.2</text:bookmark-ref> "<text:bookmark-ref text:reference-format="text" text:ref-name="_Ref33777066">Launching the test</text:bookmark-ref>", the report contains the command launched to collect and merge all individual test reports. Report format aims to make importation of data into standard spreadsheets (Lotus, Excel).</text:p>
      <text:list xml:id="list160935415327068" text:continue-numbering="true" text:style-name="WWNum1">
        <text:list-item>
          <text:list>
            <text:list-item>
              <text:list>
                <text:list-item>
                  <text:list>
                    <text:list-item>
                      <text:list>
                        <text:list-item>
                          <text:h text:style-name="P95" text:outline-level="5">Report order</text:h>
                        </text:list-item>
                      </text:list>
                    </text:list-item>
                  </text:list>
                </text:list-item>
              </text:list>
            </text:list-item>
          </text:list>
        </text:list-item>
      </text:list>
      <text:p text:style-name="P7">As the QA tests in a scenario are not always executed in their writing order (when a QA test is already running and locked for another scenario, it is skipped and launched later when unlocked), the local reports collection is not made using this execution order. The order used is defined by the <text:span text:style-name="T17">$QA_ROOT/runtest/scenarios/report_order.scn</text:span> scenario.</text:p>
      <text:p text:style-name="P45">The command launched to do the local reports collection appears after the header of the global report and is before the concatenated local reports. For example with the simple test it is:</text:p>
      <text:p text:style-name="P56"/>
      <text:p text:style-name="P56">Concatenation of the reports made by: </text:p>
      <text:p text:style-name="P56">'allapp_reports_pack.pl -v v0334_simple /home/qatools/QA/runtest/scenarios/report_order.scn'</text:p>
      <text:p text:style-name="P56"/>
      <text:p text:style-name="P7"/>
      <text:p text:style-name="P7">This report collection can be performed at any time and using any specified order. The order can be changed thanks to a dedicated scenario (in this case, the test options don’t matter).</text:p>
      <text:list xml:id="list160933983666791" text:continue-numbering="true" text:style-name="WWNum1">
        <text:list-item>
          <text:list>
            <text:list-item>
              <text:list>
                <text:list-item>
                  <text:list>
                    <text:list-item>
                      <text:list>
                        <text:list-item>
                          <text:h text:style-name="P95" text:outline-level="5"><text:bookmark-start text:name="_Ref34389092"/><text:soft-page-break/>Individual test report content<text:bookmark-end text:name="_Ref34389092"/></text:h>
                        </text:list-item>
                      </text:list>
                    </text:list-item>
                  </text:list>
                </text:list-item>
              </text:list>
            </text:list-item>
          </text:list>
        </text:list-item>
      </text:list>
      <text:p text:style-name="P45">Here is an example of the global report of the <text:span text:style-name="T17">simple.scn</text:span> scenario without its header. It would also be divided in three parts with the previous distributed tests (each global report would contain one QA test report):</text:p>
      <text:p text:style-name="P56"/>
      <text:p text:style-name="P56">******************************************************************</text:p>
      <text:p text:style-name="P56">* <text:s/>Launch date: <text:s text:c="27"/>2003/02/19 - 18:01:39 *</text:p>
      <text:p text:style-name="P56">* <text:s text:c="3"/>Test name: <text:s text:c="45"/>AMR *</text:p>
      <text:p text:style-name="P56">* Test version: <text:s text:c="32"/>v0334_simple_try *</text:p>
      <text:p text:style-name="P56">* <text:s text:c="3"/>Test path: <text:s text:c="29"/>applications/amr/v0 *</text:p>
      <text:p text:style-name="P56">* <text:s text:c="63"/>*</text:p>
      <text:p text:style-name="P56">* <text:s text:c="3"/>Test mode: <text:s text:c="38"/>functional *</text:p>
      <text:p text:style-name="P56">* <text:s text:c="7"/>Level: <text:s text:c="43"/>light *</text:p>
      <text:p text:style-name="P56">* <text:s text:c="2"/>CC options: -O3 -Og -D_USE_CW_PROTO_ -mb -mem crtscamrmm.cmd *</text:p>
      <text:p text:style-name="P56">* <text:s text:c="5"/>Targets: <text:s text:c="43"/>coder *</text:p>
      <text:p text:style-name="P56">* <text:s text:c="55"/>decoder *</text:p>
      <text:p text:style-name="P56">* <text:s text:c="49"/>coder_decoder *</text:p>
      <text:p text:style-name="P56">* <text:s text:c="4"/>Makefile: <text:s text:c="36"/>makefile.scc *</text:p>
      <text:p text:style-name="P56">* Make options: <text:s text:c="49"/>*</text:p>
      <text:p text:style-name="P56">* <text:s text:c="3"/>Simulator: <text:s text:c="39"/>sc100-sim *</text:p>
      <text:p text:style-name="P56">* Sim. options: <text:s text:c="49"/>*</text:p>
      <text:p text:style-name="P56">******************************************************************</text:p>
      <text:p text:style-name="P56"/>
      <text:p text:style-name="P56"><text:s text:c="7"/>Target, <text:s text:c="6"/>Input file; <text:s text:c="9"/>Status; Size (b); <text:s text:c="3"/>Cycles; Cycles/frame; <text:s/>...</text:p>
      <text:p text:style-name="P56">-------------------------------------------------------------------------------------------</text:p>
      <text:p text:style-name="P56"><text:s text:c="8"/>coder, <text:s text:c="2"/>speech.cod.pcm; <text:s text:c="11"/>PASS; <text:s text:c="3"/>60672; <text:s/>62716561; <text:s text:c="6"/>147568; 7.378 MIPS</text:p>
      <text:p text:style-name="P56"><text:s text:c="6"/>decoder, speech.dec.bstrm; <text:s text:c="11"/>PASS; <text:s text:c="3"/>30640; <text:s/>14910212; <text:s text:c="7"/>35083; 1.754 MIPS</text:p>
      <text:p text:style-name="P56"><text:soft-page-break/>coder_decoder, <text:s text:c="2"/>speech.cod.pcm; <text:s text:c="11"/>PASS; <text:s text:c="3"/>87424; <text:s/>78988533; <text:s text:c="6"/>185855; 9.293 MIPS</text:p>
      <text:p text:style-name="P56"><text:soft-page-break/>-------------------------------------------------------------------------------------------</text:p>
      <text:p text:style-name="P56"><text:s text:c="8"/>Total, <text:s text:c="16"/>; num F_A_I_L = 0; <text:s text:c="2"/>178736; 156615306</text:p>
      <text:p text:style-name="P56"/>
      <text:p text:style-name="P56"/>
      <text:p text:style-name="P56">**************************************************************</text:p>
      <text:p text:style-name="P56"/>
      <text:p text:style-name="P56"/>
      <text:p text:style-name="P56"/>
      <text:p text:style-name="P56">**************************************************************</text:p>
      <text:p text:style-name="P56">* <text:s/>Launch date: <text:s text:c="23"/>2003/02/19 - 18:34:51 *</text:p>
      <text:p text:style-name="P56">* <text:s text:c="3"/>Test name: <text:s text:c="40"/>efr <text:s/>*</text:p>
      <text:p text:style-name="P56">* Test version: <text:s text:c="28"/>v0334_simple_try *</text:p>
      <text:p text:style-name="P56">* <text:s text:c="3"/>Test path: <text:s text:c="25"/>applications/efr/v0 *</text:p>
      <text:p text:style-name="P56">* <text:s text:c="59"/>*</text:p>
      <text:p text:style-name="P56">* <text:s text:c="3"/>Test mode: <text:s text:c="34"/>functional *</text:p>
      <text:p text:style-name="P56">* <text:s text:c="7"/>Level: <text:s text:c="39"/>light *</text:p>
      <text:p text:style-name="P56">* <text:s text:c="2"/>CC options: <text:s text:c="16"/>-O3 -Og -D_USE_CW_PROTO_ -mb *</text:p>
      <text:p text:style-name="P56">* <text:s text:c="5"/>Targets: <text:s text:c="39"/>coder *</text:p>
      <text:p text:style-name="P56">* <text:s text:c="51"/>decoder *</text:p>
      <text:p text:style-name="P56">* <text:s text:c="45"/>coder_decoder *</text:p>
      <text:p text:style-name="P56">* <text:s text:c="4"/>Makefile: <text:s text:c="32"/>makefile.scc *</text:p>
      <text:p text:style-name="P56">* Make options: <text:s text:c="45"/>*</text:p>
      <text:p text:style-name="P56">* <text:s text:c="3"/>Simulator: <text:s text:c="35"/>sc100-sim *</text:p>
      <text:p text:style-name="P56">* Sim. options: <text:s text:c="45"/>*</text:p>
      <text:p text:style-name="P56">**************************************************************</text:p>
      <text:p text:style-name="P56"/>
      <text:p text:style-name="P56"><text:s text:c="11"/>Target, <text:s text:c="4"/>Input file; <text:s text:c="8"/>Status; Size(b); <text:s text:c="3"/>Cycles; Cycles/frame; <text:s/>...</text:p>
      <text:p text:style-name="P56">----------------------------------------------------------------------------------------------</text:p>
      <text:p text:style-name="P56"><text:s text:c="12"/>coder, test0.inp.swap; <text:s text:c="10"/>PASS; <text:s text:c="2"/>28480; <text:s/>55708899; <text:s text:c="6"/>195470; 9.773 MIPS</text:p>
      <text:p text:style-name="P56"><text:soft-page-break/><text:s text:c="8"/>coder dtx, dtx01.inp.swap; <text:s text:c="10"/>PASS; <text:s text:c="2"/>28480; 126187569; <text:s text:c="6"/>177729; 8.886 MIPS</text:p>
      <text:p text:style-name="P56"><text:s text:c="10"/>decoder, test0.dec.swap; <text:s text:c="10"/>PASS; <text:s text:c="2"/>12800; <text:s text:c="2"/>8350711; <text:s text:c="7"/>29301; 1.465 MIPS</text:p>
      <text:p text:style-name="P56"><text:s text:c="6"/>decoder dtx, dtx01.dec.swap; <text:s text:c="10"/>PASS; <text:s text:c="2"/>12800; <text:s/>19599769; <text:s text:c="7"/>27605; 1.380 MIPS</text:p>
      <text:p text:style-name="P56"><text:s text:c="4"/>coder_decoder, test0.inp.swap; <text:s text:c="10"/>PASS; <text:s text:c="2"/>38096; <text:s/>62700555; <text:s text:c="6"/>220002; 11.000 MIPS</text:p>
      <text:p text:style-name="P56">coder_decoder dtx, dtx01.inp.swap; <text:s text:c="10"/>PASS; <text:s text:c="2"/>38096; 145025944; <text:s text:c="6"/>204262; 10.213 MIPS</text:p>
      <text:p text:style-name="P56">----------------------------------------------------------------------------------------</text:p>
      <text:p text:style-name="P56"><text:s text:c="12"/>Total, <text:s text:c="14"/>;num F_A_I_L = 0; <text:s text:c="2"/>79376; 417573447</text:p>
      <text:p text:style-name="P56"/>
      <text:p text:style-name="P56"/>
      <text:p text:style-name="P56">**************************************************************</text:p>
      <text:p text:style-name="P56"/>
      <text:p text:style-name="P56"/>
      <text:p text:style-name="P56"/>
      <text:p text:style-name="P56">**************************************************************</text:p>
      <text:p text:style-name="P56">* <text:s/>Launch date: <text:s text:c="23"/>2003/02/19 - 21:24:38 *</text:p>
      <text:p text:style-name="P56">* <text:s text:c="3"/>Test name: <text:s text:c="29"/>Benchmarks loop *</text:p>
      <text:p text:style-name="P56">* Test version: <text:s text:c="28"/>v0334_simple_try *</text:p>
      <text:p text:style-name="P56">* <text:s text:c="3"/>Test path: <text:s text:c="15"/>unit_tests/benchmarks_loop/v0 *</text:p>
      <text:p text:style-name="P56">* <text:s text:c="59"/>*</text:p>
      <text:p text:style-name="P56">* <text:s text:c="3"/>Test mode: <text:s text:c="22"/>functional+performance *</text:p>
      <text:p text:style-name="P56">* <text:s text:c="7"/>Level: <text:s text:c="40"/>full *</text:p>
      <text:p text:style-name="P56">* <text:s text:c="2"/>CC options: <text:s text:c="16"/>-O3 -Og -Os -D_USE_CW_PROTO_ *</text:p>
      <text:p text:style-name="P56">* <text:s text:c="5"/>Targets: <text:s text:c="39"/>&lt;all&gt; *</text:p>
      <text:p text:style-name="P56">* <text:s text:c="4"/>Makefile: <text:s text:c="32"/>makefile.scc *</text:p>
      <text:p text:style-name="P56">* Make options: <text:s text:c="45"/>*</text:p>
      <text:p text:style-name="P56">* <text:s text:c="3"/>Simulator: <text:s text:c="35"/>sc100-sim *</text:p>
      <text:p text:style-name="P56"><text:soft-page-break/>* Sim. options: <text:s text:c="45"/>*</text:p>
      <text:p text:style-name="P56">**************************************************************</text:p>
      <text:p text:style-name="P56"/>
      <text:p text:style-name="P56"><text:s text:c="11"/>Target, <text:s text:c="14"/>Status; Size (b); <text:s text:c="8"/>Cycles; Cycles/frame; <text:s/>...</text:p>
      <text:p text:style-name="P56">---------------------------------------------------------------------</text:p>
      <text:p text:style-name="P56"><text:s text:c="4"/>bench_autocorr; <text:s text:c="15"/>PASS; <text:s text:c="5"/>258; <text:s text:c="10"/>6411</text:p>
      <text:p text:style-name="P56"><text:s text:c="6"/>bench_chebps; <text:s text:c="15"/>PASS; <text:s text:c="5"/>140; <text:s text:c="11"/>170</text:p>
      <text:p text:style-name="P56"><text:s text:c="7"/>bench_cor_h; <text:s text:c="15"/>PASS; <text:s text:c="5"/>416; <text:s text:c="10"/>7456</text:p>
      <text:p text:style-name="P56"><text:s text:c="5"/>bench_lag_max; <text:s text:c="15"/>PASS; <text:s text:c="5"/>248; <text:s text:c="10"/>3340</text:p>
      <text:p text:style-name="P56"><text:s text:c="3"/>bench_norm_corr; <text:s text:c="15"/>PASS; <text:s text:c="5"/>400; <text:s text:c="10"/>8847</text:p>
      <text:p text:style-name="P56"/>
      <text:p text:style-name="P56"><text:s text:c="6"/>bug_4dim_arr; <text:s text:c="15"/>PASS; <text:s text:c="5"/>188; <text:s text:c="8"/>243266</text:p>
      <text:p text:style-name="P56"><text:s text:c="5"/>v42bis_simple; <text:s text:c="2"/>PASS(compil only); <text:s text:c="8"/>;</text:p>
      <text:p text:style-name="P56"><text:s text:c="9"/>test_copy; <text:s text:c="15"/>PASS; <text:s text:c="6"/>30; <text:s text:c="11"/>415</text:p>
      <text:p text:style-name="P56"><text:s text:c="11"/>bug_lpg; <text:s text:c="2"/>PASS(compil only); <text:s text:c="8"/>;</text:p>
      <text:p text:style-name="P56"><text:s text:c="2"/>bug_propag_cross; <text:s text:c="15"/>PASS; <text:s text:c="5"/>104; <text:s text:c="10"/>1439</text:p>
      <text:p text:style-name="P56"/>
      <text:p text:style-name="P56"><text:s/>bug_infineon_cc09;FAIL(sim status 256); <text:s text:c="6"/>96; <text:s text:c="8"/>(fail)</text:p>
      <text:p text:style-name="P56"><text:s text:c="6"/>bug_plum_uns; <text:s text:c="15"/>PASS; <text:s text:c="6"/>36; <text:s text:c="10"/>5329</text:p>
      <text:p text:style-name="P56"><text:s text:c="5"/>bug_plum_uns2; <text:s text:c="15"/>PASS; <text:s text:c="6"/>60; <text:s text:c="10"/>3534</text:p>
      <text:p text:style-name="P56"><text:s text:c="4"/>bug_plum_float; <text:s text:c="15"/>PASS; <text:s text:c="5"/>172; <text:s text:c="9"/>15422</text:p>
      <text:p text:style-name="P56"><text:s text:c="2"/>bug_HR_preincseq; <text:s text:c="15"/>PASS; <text:s text:c="5"/>344; <text:s text:c="10"/>1495</text:p>
      <text:p text:style-name="P56"><text:s text:c="7"/>bug_seq_pcs; <text:s text:c="9"/>FAIL(Diff); <text:s text:c="6"/>88; <text:s text:c="11"/>199</text:p>
      <text:p text:style-name="P56"><text:s text:c="5"/>bug_nb_mod_iv; <text:s text:c="9"/>FAIL(Diff); <text:s text:c="5"/>202; <text:s text:c="11"/>396</text:p>
      <text:p text:style-name="P56"><text:s text:c="4"/>bug_postdec_hw; <text:s text:c="15"/>PASS; <text:s text:c="6"/>12; <text:s text:c="11"/>119</text:p>
      <text:p text:style-name="P56"><text:s text:c="4"/>bug_nb_mod_iv2; <text:s text:c="9"/>FAIL(Diff); <text:s text:c="6"/>96; <text:s text:c="11"/>243</text:p>
      <text:p text:style-name="P56"><text:s text:c="5"/>bug_b_mod_iv3; <text:s text:c="9"/>FAIL(Diff); <text:s text:c="5"/>106; <text:s text:c="11"/>209</text:p>
      <text:p text:style-name="P56">---------------------------------------------------------------------</text:p>
      <text:p text:style-name="P56"><text:s text:c="13"/>Total; <text:s text:c="4"/>num F_A_I_L = 5; <text:s text:c="3"/>66688; <text:s text:c="7"/>1209245</text:p>
      <text:p text:style-name="P56"><text:soft-page-break/></text:p>
      <text:p text:style-name="P56">*****************************************************</text:p>
      <text:p text:style-name="P56"/>
      <text:p text:style-name="P7"/>
      <text:list xml:id="list160935204884998" text:continue-numbering="true" text:style-name="WWNum1">
        <text:list-item>
          <text:list>
            <text:list-item>
              <text:list>
                <text:list-item>
                  <text:list>
                    <text:list-item>
                      <text:list>
                        <text:list-item>
                          <text:list>
                            <text:list-item>
                              <text:h text:style-name="P102" text:outline-level="6">Headers</text:h>
                            </text:list-item>
                          </text:list>
                        </text:list-item>
                      </text:list>
                    </text:list-item>
                  </text:list>
                </text:list-item>
              </text:list>
            </text:list-item>
          </text:list>
        </text:list-item>
      </text:list>
      <text:p text:style-name="P7">Each QA test local report begins with a header reminding the launching information. Among them are:</text:p>
      <text:list xml:id="list160934855694938" text:continue-list="list160933454228797" text:style-name="WWNum59">
        <text:list-item>
          <text:p text:style-name="P114">test path: from the <text:span text:style-name="T17">$QA_ROOT/runtest</text:span> directory,</text:p>
        </text:list-item>
        <text:list-item>
          <text:p text:style-name="P114">test mode: for a codec application it can be either functional or performance. For unit tests (as the <text:span text:style-name="T17">benchmarks_loop</text:span> test), it is functional and performance together (the mode functional only is possible but must be restricted for debug purpose),</text:p>
        </text:list-item>
        <text:list-item>
          <text:p text:style-name="P114">the compiler options: they are the options passed in the <text:span text:style-name="T17">CFLAGS</text:span> variable to the makefile and are passed as parameters to the compiler. They are the compiler options from the scenario plus test mandatory options added when necessary. For example, that is the case with the <text:span text:style-name="T17">amr</text:span> test:</text:p>
        </text:list-item>
      </text:list>
      <text:list xml:id="list160934354365134" text:continue-list="list160934576686825" text:style-name="WWNum60">
        <text:list-item>
          <text:p text:style-name="P126"><text:span text:style-name="T17">-D_USE_CW_PROTO_</text:span> to define the macro <text:span text:style-name="T17">_USE_CW_PROTO_</text:span> to use the CW prototype, instead of Basic_Op functions (read § <text:bookmark-ref text:reference-format="number" text:ref-name="_Ref33803382">6.4</text:bookmark-ref> "<text:bookmark-ref text:reference-format="text" text:ref-name="_Ref33803382">Using prototype functions</text:bookmark-ref>"),</text:p>
        </text:list-item>
        <text:list-item>
          <text:p text:style-name="P126"><text:span text:style-name="T17">-mb</text:span> for the big memory model,</text:p>
        </text:list-item>
        <text:list-item>
          <text:p text:style-name="P126"><text:span text:style-name="T17">-mem crtscamrmm.cmd</text:span> to set a link memory control file,</text:p>
        </text:list-item>
      </text:list>
      <text:list xml:id="list160934483480134" text:continue-list="list160934855694938" text:style-name="WWNum59">
        <text:list-item>
          <text:p text:style-name="P114">the targets: for codecs applications they are <text:span text:style-name="T17">coder</text:span>, <text:span text:style-name="T17">decoder</text:span>, <text:span text:style-name="T17">coder_decoder</text:span>, but for standard or unit tests they can be in huge number of targets (one target usually corresponds with one of the unit tests, i.e. one source code containing a main root function). The string <text:span text:style-name="T17">"&lt;all&gt;"</text:span> is used when all the targets are used (when their list is not shortened with the <text:span text:style-name="T17">-t</text:span> option) and when they are less than 10,</text:p>
        </text:list-item>
        <text:list-item>
          <text:p text:style-name="P114">the makefile: this is <text:span text:style-name="T17">makefile.scc</text:span> by default (makefile for CW for StarCore C compiler) but another compiler can be used while choosing another makefile. The <text:span text:style-name="T17">makefile.gcc</text:span> exists for quite all the tests and <text:span text:style-name="T17">makefile.ppc</text:span> for few ones (read § <text:bookmark-ref text:reference-format="number" text:ref-name="_Ref33804114">6.3</text:bookmark-ref> "<text:bookmark-ref text:reference-format="text" text:ref-name="_Ref33804114">Using others compilers</text:bookmark-ref>"),</text:p>
        </text:list-item>
        <text:list-item>
          <text:p text:style-name="P114">the makefile options: can be used to define some macros in the makefiles (for an example read § <text:bookmark-ref text:reference-format="number" text:ref-name="_Ref33803382">6.4</text:bookmark-ref> "<text:bookmark-ref text:reference-format="text" text:ref-name="_Ref33803382">Using prototype functions</text:bookmark-ref>"),</text:p>
        </text:list-item>
        <text:list-item>
          <text:p text:style-name="P114">the simulator: this is <text:span text:style-name="T17">sc100-sim</text:span> by default but others can be used (read § <text:bookmark-ref text:reference-format="number" text:ref-name="_Ref33804114">6.3</text:bookmark-ref> "<text:bookmark-ref text:reference-format="text" text:ref-name="_Ref33804114">Using others compilers</text:bookmark-ref>"),</text:p>
        </text:list-item>
        <text:list-item>
          <text:p text:style-name="P114">the simulator options: can be used to pass others options than the target to run and its parameters. Simulator options can be processor architecture or checking options.</text:p>
        </text:list-item>
      </text:list>
      <text:p text:style-name="P34"/>
      <text:list xml:id="list160933894011623" text:continue-list="list160935204884998" text:style-name="WWNum1">
        <text:list-item>
          <text:list>
            <text:list-item>
              <text:list>
                <text:list-item>
                  <text:list>
                    <text:list-item>
                      <text:list>
                        <text:list-item>
                          <text:list>
                            <text:list-item>
                              <text:h text:style-name="P102" text:outline-level="6">Column definition and test header lines</text:h>
                            </text:list-item>
                          </text:list>
                        </text:list-item>
                      </text:list>
                    </text:list-item>
                  </text:list>
                </text:list-item>
              </text:list>
            </text:list-item>
          </text:list>
        </text:list-item>
      </text:list>
      <text:p text:style-name="P7"><text:soft-page-break/>For each QA test, a header line is provided. It contains the definition of each column name present in target test report (one line per target compilation - execution/simulation - verification cycles). Within lines, values are semicolon separated, excepted for codec applications where the target is associated with its launching input, and separated only by a comma. This allows comparing two reports with the same test options with the first column for the keys (with semicolon as separator).</text:p>
      <text:list xml:id="list160933520827314" text:continue-numbering="true" text:style-name="WWNum1">
        <text:list-item>
          <text:list>
            <text:list-item>
              <text:list>
                <text:list-item>
                  <text:list>
                    <text:list-item>
                      <text:list>
                        <text:list-item>
                          <text:list>
                            <text:list-item>
                              <text:h text:style-name="P102" text:outline-level="6">Target column </text:h>
                            </text:list-item>
                          </text:list>
                        </text:list-item>
                      </text:list>
                    </text:list-item>
                  </text:list>
                </text:list-item>
              </text:list>
            </text:list-item>
          </text:list>
        </text:list-item>
      </text:list>
      <text:p text:style-name="P7">The first column describes the target with the description of the way it was ran (input parameters of resulting executable like options, input vector name …). For example with the <text:span text:style-name="T17">efr</text:span> test, the <text:span text:style-name="T17">coder</text:span> or <text:span text:style-name="T17">decoder</text:span> can be used with an option activating the voice detection. The "<text:span text:style-name="T17">dtx</text:span>" associated with target names in the <text:span text:style-name="T17">efr</text:span> test means that the voice detection is enabled.</text:p>
      <text:list xml:id="list160934370876712" text:continue-numbering="true" text:style-name="WWNum1">
        <text:list-item>
          <text:list>
            <text:list-item>
              <text:list>
                <text:list-item>
                  <text:list>
                    <text:list-item>
                      <text:list>
                        <text:list-item>
                          <text:list>
                            <text:list-item>
                              <text:h text:style-name="P102" text:outline-level="6">Status column</text:h>
                            </text:list-item>
                          </text:list>
                        </text:list-item>
                      </text:list>
                    </text:list-item>
                  </text:list>
                </text:list-item>
              </text:list>
            </text:list-item>
          </text:list>
        </text:list-item>
      </text:list>
      <text:p text:style-name="P7">This field indicates the test main diagnosis, i.e. either PASS of FAIL depending on either the success or failure of the compilation - execution/simulation - verification stages. Additional information may appear surrounded by parenthesis:</text:p>
      <text:list xml:id="list160934800915502" text:continue-list="list160934483480134" text:style-name="WWNum59">
        <text:list-item>
          <text:p text:style-name="P114"><text:span text:style-name="T17">PASS(compil only)</text:span>: this may occur:</text:p>
        </text:list-item>
      </text:list>
      <text:list xml:id="list160935608466685" text:continue-list="list160934354365134" text:style-name="WWNum60">
        <text:list-item>
          <text:p text:style-name="P126">when test level is "<text:span text:style-name="T17">compile</text:span>",</text:p>
        </text:list-item>
        <text:list-item>
          <text:p text:style-name="P126">in unit tests for source files that doesn't contain a "main". Then the compilation is made without execution,</text:p>
        </text:list-item>
      </text:list>
      <text:list xml:id="list160935267465221" text:continue-list="list160934800915502" text:style-name="WWNum59">
        <text:list-item>
          <text:p text:style-name="P114"><text:span text:style-name="T17">FAIL(make error)</text:span>: this may occur when the "make" compilation command fails returning an error status,</text:p>
        </text:list-item>
        <text:list-item>
          <text:p text:style-name="P114"><text:span text:style-name="T17">FAIL(no exe)</text:span>: this may occur when the "make" compilation succeeded but no target file (executable file or object file when no "main") was generated,</text:p>
        </text:list-item>
        <text:list-item>
          <text:p text:style-name="P114"><text:span text:style-name="T17">FAIL(sim status </text:span><text:span text:style-name="T16">&lt;number&gt;</text:span><text:span text:style-name="T17">)</text:span>: this may occur when the simulator failed returning an error status (which is reported),</text:p>
        </text:list-item>
        <text:list-item>
          <text:p text:style-name="P114"><text:span text:style-name="T17">FAIL(no out)</text:span>: this may occur when no output was generated (STDOUT or output file) and that one was expected,</text:p>
        </text:list-item>
        <text:list-item>
          <text:p text:style-name="P114"><text:span text:style-name="T17">FAIL(no ref)</text:span>: this may occur when the reference file is missing (it's a bug of the QA),</text:p>
        </text:list-item>
        <text:list-item>
          <text:p text:style-name="P114"><text:span text:style-name="T17">FAIL(Diff)</text:span>: the most common fail report. It occurs when the output file differs from the corresponding reference file.</text:p>
        </text:list-item>
        <text:list-item>
          <text:p text:style-name="P123"/>
        </text:list-item>
      </text:list>
      <text:list xml:id="list160933754933359" text:continue-list="list160934370876712" text:style-name="WWNum1">
        <text:list-item>
          <text:list>
            <text:list-item>
              <text:list>
                <text:list-item>
                  <text:list>
                    <text:list-item>
                      <text:list>
                        <text:list-item>
                          <text:list>
                            <text:list-item>
                              <text:h text:style-name="P102" text:outline-level="6">Size column</text:h>
                            </text:list-item>
                          </text:list>
                        </text:list-item>
                      </text:list>
                    </text:list-item>
                  </text:list>
                </text:list-item>
              </text:list>
            </text:list-item>
          </text:list>
        </text:list-item>
      </text:list>
      <text:p text:style-name="P7">This field reports the size in bytes of the generated code. In the case of the CW for StarCore C compiler this is the text total field reported from the <text:span text:style-name="T17">sc100-size</text:span> command computed on the <text:span text:style-name="T24">.eln</text:span> files.</text:p>
      <text:list xml:id="list160934161545271" text:continue-numbering="true" text:style-name="WWNum1">
        <text:list-item>
          <text:list>
            <text:list-item>
              <text:list>
                <text:list-item>
                  <text:list>
                    <text:list-item>
                      <text:list>
                        <text:list-item>
                          <text:list>
                            <text:list-item>
                              <text:h text:style-name="P102" text:outline-level="6">Cycles</text:h>
                            </text:list-item>
                          </text:list>
                        </text:list-item>
                      </text:list>
                    </text:list-item>
                  </text:list>
                </text:list-item>
              </text:list>
            </text:list-item>
          </text:list>
        </text:list-item>
      </text:list>
      <text:p text:style-name="P7">This field reports the number of cycles reported by the simulator indicated in the header.</text:p>
      <text:list xml:id="list160934223802485" text:continue-numbering="true" text:style-name="WWNum1">
        <text:list-item>
          <text:list>
            <text:list-item>
              <text:list>
                <text:list-item>
                  <text:list>
                    <text:list-item>
                      <text:list>
                        <text:list-item>
                          <text:list>
                            <text:list-item>
                              <text:h text:style-name="P102" text:outline-level="6">Cycles/frame</text:h>
                            </text:list-item>
                          </text:list>
                        </text:list-item>
                      </text:list>
                    </text:list-item>
                  </text:list>
                </text:list-item>
              </text:list>
            </text:list-item>
          </text:list>
        </text:list-item>
      </text:list>
      <text:p text:style-name="P7">This field contains a value when the QA test is an audio codec (as the <text:span text:style-name="T17">amr</text:span> and <text:span text:style-name="T17">efr</text:span> in the previous tests) and when the input files are frame based (not the case for the <text:span text:style-name="T17">jpeg</text:span> coder for example).</text:p>
      <text:list xml:id="list160934330402782" text:continue-numbering="true" text:style-name="WWNum1">
        <text:list-item>
          <text:list>
            <text:list-item>
              <text:list>
                <text:list-item>
                  <text:list>
                    <text:list-item>
                      <text:list>
                        <text:list-item>
                          <text:list>
                            <text:list-item>
                              <text:h text:style-name="P102" text:outline-level="6"><text:soft-page-break/>Columns that may follow…</text:h>
                            </text:list-item>
                          </text:list>
                        </text:list-item>
                      </text:list>
                    </text:list-item>
                  </text:list>
                </text:list-item>
              </text:list>
            </text:list-item>
          </text:list>
        </text:list-item>
      </text:list>
      <text:p text:style-name="P7">This field contains a normalisation of the speed value when possible. For codec applications with frame based input files and that have a frequency of acquisition, a MIPS value is reported (the unit is reported in the value field, as MIPS for the <text:span text:style-name="T17">amr</text:span> and <text:span text:style-name="T17">efr</text:span> tests). This field and those that follow can contain more details about fails: for codec applications the frame number of the frame that differs in the output file from the reference file is reported (as the filename for <text:span text:style-name="T17">coder_decoder</text:span> where there are two output files).</text:p>
      <text:list xml:id="list160934559095968" text:continue-numbering="true" text:style-name="WWNum1">
        <text:list-item>
          <text:list>
            <text:list-item>
              <text:list>
                <text:list-item>
                  <text:h text:style-name="P83" text:outline-level="3"><text:bookmark-start text:name="_Hlt6288965"/><text:bookmark-start text:name="__RefHeading___Toc6982_1662581381"/><text:bookmark text:name="_Toc35435963"/>Concurrent access considerations<text:bookmark-end text:name="_Hlt6288965"/><text:bookmark-end text:name="__RefHeading___Toc6982_1662581381"/></text:h>
                  <text:list>
                    <text:list-item>
                      <text:h text:style-name="P92" text:outline-level="4"><text:bookmark-start text:name="__RefHeading___Toc6984_1662581381"/><text:bookmark-start text:name="_Toc35435964"/>Single entry points<text:bookmark-end text:name="__RefHeading___Toc6984_1662581381"/><text:bookmark-end text:name="_Toc35435964"/></text:h>
                    </text:list-item>
                  </text:list>
                </text:list-item>
              </text:list>
            </text:list-item>
          </text:list>
        </text:list-item>
      </text:list>
      <text:p text:style-name="P7">As several users may run different tests on one or several machines at the same time, and as QA tests are not re-entrants, a locking utility is used to ensure exclusive access to:</text:p>
      <text:list xml:id="list160934766605282" text:continue-list="list160935267465221" text:style-name="WWNum59">
        <text:list-item>
          <text:p text:style-name="P114">counters (run id for the version of the scenario execution),</text:p>
        </text:list-item>
        <text:list-item>
          <text:p text:style-name="P114">master scripts.</text:p>
        </text:list-item>
        <text:list-item>
          <text:p text:style-name="P123"/>
        </text:list-item>
      </text:list>
      <text:p text:style-name="P7">It is worth noticing that test folders can only be locked globally (i.e. running one target in this set prevents any concurrent access to any target of the same folder).</text:p>
      <text:list xml:id="list160934894815965" text:continue-numbering="true" text:style-name="WWNum59">
        <text:list-item>
          <text:p text:style-name="P123"/>
        </text:list-item>
      </text:list>
      <text:list xml:id="list160934814988948" text:continue-list="list160934559095968" text:style-name="WWNum1">
        <text:list-item>
          <text:list>
            <text:list-item>
              <text:list>
                <text:list-item>
                  <text:list>
                    <text:list-item>
                      <text:h text:style-name="P94" text:outline-level="4"><text:bookmark-start text:name="__RefHeading___Toc6986_1662581381"/><text:bookmark-start text:name="_Toc35435965"/>Using single entry points<text:bookmark-end text:name="__RefHeading___Toc6986_1662581381"/><text:bookmark-end text:name="_Toc35435965"/></text:h>
                      <text:list>
                        <text:list-item>
                          <text:h text:style-name="P95" text:outline-level="5">Scope and principle</text:h>
                        </text:list-item>
                      </text:list>
                    </text:list-item>
                  </text:list>
                </text:list-item>
              </text:list>
            </text:list-item>
          </text:list>
        </text:list-item>
      </text:list>
      <text:p text:style-name="P7">These entry points are files that the user can lock manually (read about <text:span text:style-name="T17">lock.pl</text:span>, <text:span text:style-name="T17">unlock.pl</text:span> commands § "Locking/unlocking a test" of the Reference Manual) for debug purpose or QA administration tasks. The scripts that lock these files are <text:span text:style-name="T17">run_allapp.pl</text:span> and <text:span text:style-name="T17">cleanup.csh</text:span>. They share the same library than the <text:span text:style-name="T17">lock.pl</text:span> and <text:span text:style-name="T17">unlock.pl</text:span> commands available for the user. This library uses system services to handle semaphore files and is very safe.</text:p>
      <text:list xml:id="list160933878152923" text:continue-numbering="true" text:style-name="WWNum1">
        <text:list-item>
          <text:list>
            <text:list-item>
              <text:list>
                <text:list-item>
                  <text:list>
                    <text:list-item>
                      <text:list>
                        <text:list-item>
                          <text:h text:style-name="P95" text:outline-level="5">Example</text:h>
                        </text:list-item>
                      </text:list>
                    </text:list-item>
                  </text:list>
                </text:list-item>
              </text:list>
            </text:list-item>
          </text:list>
        </text:list-item>
      </text:list>
      <text:p text:style-name="P7">While executing a test based on a scenario, then the <text:span text:style-name="T17">run_allapp.pl</text:span> script attempts to lock the master script (<text:span text:style-name="T17">run_all</text:span>) of each test before running it. If the lock succeeds, then the test is launched. Otherwise the <text:span text:style-name="T17">run_allapp.pl</text:span> continues and tries with the next QA tests of the scenario. The test whose lock failed will be retried latter on. If only one test remains to be run in a scenario, and if this test is locked, then the <text:span text:style-name="T17">run_allapp.pl</text:span> script waits until the test is unlocked.</text:p>
      <text:p text:style-name="P7">For example the following short scenario contains three QA tests, with only one target and the "compile" level only each. No execution/simulation is performed:</text:p>
      <text:p text:style-name="P56"><text:soft-page-break/></text:p>
      <text:p text:style-name="P56">unit_tests/benchmarks_loop/v0 <text:s text:c="6"/>-l compile <text:s text:c="3"/>-t <text:s/>bench_autocorr</text:p>
      <text:p text:style-name="P56">standards/dhry/v0 <text:s text:c="18"/>-l compile <text:s text:c="3"/>-t <text:s/>dhry</text:p>
      <text:p text:style-name="P56">unit_tests/benchmarks_loop/v0 <text:s text:c="6"/>-l compile <text:s text:c="3"/>-t <text:s/>bench_cor_h</text:p>
      <text:p text:style-name="P56">standards/pstone/v0 <text:s text:c="16"/>-l compile <text:s text:c="3"/>-t <text:s/>auto</text:p>
      <text:p text:style-name="P56">unit_tests/benchmarks_loop/v0 <text:s text:c="6"/>-l compile <text:s text:c="3"/>-t <text:s/>bench_norm_corr</text:p>
      <text:p text:style-name="P56"/>
      <text:p text:style-name="P4"/>
      <text:p text:style-name="P45">If we launch this scenario twice on the same machine at the same time referring to the same QA database, then we get on the standard output for the first log:</text:p>
      <text:p text:style-name="P56"/>
      <text:p text:style-name="P56">Wed Feb 26 11:00:00 <text:s/>Begin <text:s/>unit_tests/benchmarks_loop/v0 -l compile -t bench_autocorr</text:p>
      <text:p text:style-name="P56">Wed Feb 26 11:00:20 <text:s/>End <text:s text:c="3"/>unit_tests/benchmarks_loop/v0 -l compile -t bench_autocorr</text:p>
      <text:p text:style-name="P56">Wed Feb 26 11:00:20 <text:s/>Begin <text:s/>standards/dhry/v0 -l compile -t dhry</text:p>
      <text:p text:style-name="P56">Wed Feb 26 11:00:26 <text:s/>End <text:s text:c="3"/>standards/dhry/v0 -l compile -t dhry</text:p>
      <text:p text:style-name="P56">Wed Feb 26 11:00:26 <text:s/>Begin <text:s/>unit_tests/benchmarks_loop/v0 -l compile -t bench_cor_h</text:p>
      <text:p text:style-name="P56">Wed Feb 26 11:00:36 <text:s/>End <text:s text:c="3"/>unit_tests/benchmarks_loop/v0 -l compile -t bench_cor_h</text:p>
      <text:p text:style-name="P56">Wed Feb 26 11:00:36 <text:s/>Begin <text:s/>standards/pstone/v0 -l compile -t auto</text:p>
      <text:p text:style-name="P56">Wed Feb 26 11:00:58 <text:s/>End <text:s text:c="3"/>standards/pstone/v0 -l compile -t auto</text:p>
      <text:p text:style-name="P56"/>
      <text:p text:style-name="P56">Wed Feb 26 11:00:58 <text:s/>Skip <text:s text:c="2"/>unit_tests/benchmarks_loop/v0 (locked)</text:p>
      <text:p text:style-name="P56">Wed Feb 26 11:01:08 <text:s/>Skip <text:s text:c="2"/>unit_tests/benchmarks_loop/v0 (locked)</text:p>
      <text:p text:style-name="P56">Wed Feb 26 11:01:18 <text:s/>Skip <text:s text:c="2"/>unit_tests/benchmarks_loop/v0 (locked)</text:p>
      <text:p text:style-name="P56"/>
      <text:p text:style-name="P56">Wed Feb 26 11:01:28 <text:s/>Begin <text:s/>unit_tests/benchmarks_loop/v0 -l compile -t bench_norm_corr</text:p>
      <text:p text:style-name="P56">Wed Feb 26 11:01:58 <text:s/>End <text:s text:c="3"/>unit_tests/benchmarks_loop/v0 -l compile -t bench_norm_corr</text:p>
      <text:p text:style-name="P56"/>
      <text:p text:style-name="P50"/>
      <text:p text:style-name="P15"><text:soft-page-break/>For the concurrent launch we get:</text:p>
      <text:p text:style-name="P56"/>
      <text:p text:style-name="P56">Wed Feb 26 11:00:00 <text:s/>Skip <text:s text:c="2"/>unit_tests/benchmarks_loop/v0 (locked)</text:p>
      <text:p text:style-name="P56"/>
      <text:p text:style-name="P56">Wed Feb 26 11:00:10 <text:s/>Begin <text:s/>standards/dhry/v0 -l compile -t dhry</text:p>
      <text:p text:style-name="P56">Wed Feb 26 11:00:18 <text:s/>End <text:s text:c="3"/>standards/dhry/v0 -l compile -t dhry</text:p>
      <text:p text:style-name="P56"/>
      <text:p text:style-name="P56">Wed Feb 26 11:00:19 <text:s/>Skip <text:s text:c="2"/>unit_tests/benchmarks_loop/v0 (locked)</text:p>
      <text:p text:style-name="P56">Wed Feb 26 11:00:29 <text:s/>Skip <text:s text:c="2"/>unit_tests/benchmarks_loop/v0 (locked)</text:p>
      <text:p text:style-name="P56">Wed Feb 26 11:00:39 <text:s/>Skip <text:s text:c="2"/>standards/pstone/v0 (locked)</text:p>
      <text:p text:style-name="P56"/>
      <text:p text:style-name="P56">Wed Feb 26 11:00:51 <text:s/>Begin <text:s/>unit_tests/benchmarks_loop/v0 -l compile -t bench_norm_corr</text:p>
      <text:p text:style-name="P56">Wed Feb 26 11:01:05 <text:s/>End <text:s text:c="3"/>unit_tests/benchmarks_loop/v0 -l compile -t bench_norm_corr</text:p>
      <text:p text:style-name="P56">Wed Feb 26 11:01:05 <text:s/>Begin <text:s/>unit_tests/benchmarks_loop/v0 -l compile -t bench_autocorr</text:p>
      <text:p text:style-name="P56">Wed Feb 26 11:01:14 <text:s/>End <text:s text:c="3"/>unit_tests/benchmarks_loop/v0 -l compile -t bench_autocorr</text:p>
      <text:p text:style-name="P56">Wed Feb 26 11:01:14 <text:s/>Begin <text:s/>unit_tests/benchmarks_loop/v0 -l compile -t bench_cor_h</text:p>
      <text:p text:style-name="P56">Wed Feb 26 11:01:24 <text:s/>End <text:s text:c="3"/>unit_tests/benchmarks_loop/v0 -l compile -t bench_cor_h</text:p>
      <text:p text:style-name="P56">Wed Feb 26 11:01:24 <text:s/>Begin <text:s/>standards/pstone/v0 -l compile -t auto</text:p>
      <text:p text:style-name="P56">Wed Feb 26 11:01:56 <text:s/>End <text:s text:c="3"/>standards/pstone/v0 -l compile -t auto</text:p>
      <text:p text:style-name="P56"/>
      <text:p text:style-name="P4"/>
      <text:p text:style-name="P7">The predefined cycle is 10 seconds between two attempts to lock a QA test when one is already locked. We can verify that:</text:p>
      <text:list xml:id="list160933537548299" text:continue-list="list160934894815965" text:style-name="WWNum59">
        <text:list-item>
          <text:p text:style-name="P114">the first scenario execution process was the first to try and lock the <text:span text:style-name="T17">benchmarks_loop</text:span> test and succeeded. The second scenario execution tried and locked it while the first one was already running. The lock thus failed. The test was then skipped the script then launched the <text:span text:style-name="T17">dhry</text:span> test,</text:p>
        </text:list-item>
        <text:list-item>
          <text:p text:style-name="P114"><text:soft-page-break/>when the first scenario execution process reached the last test of the scenario, it had to launch the <text:span text:style-name="T17">benchmarks_loop</text:span> test that was already locked by the second scenario execution process. Then it had to wait until the second scenario execution process unlocked this test,</text:p>
        </text:list-item>
        <text:list-item>
          <text:p text:style-name="P114">after the execution of the <text:span text:style-name="T17">dhry</text:span> test in the second scenario execution process, it tried to lock the <text:span text:style-name="T17">benchmarks_loop</text:span> test for the <text:span text:style-name="T17">bench_autocorr</text:span> target, locked by the first process, then the <text:span text:style-name="T17">benchmarks_loop</text:span> test for the <text:span text:style-name="T17">bench_cor_h</text:span> target, locked by the first process, then the <text:span text:style-name="T17">pstone</text:span> test, locked by the first process (that finished the <text:span text:style-name="T17">benchmarks_loop</text:span> test meanwhile), then succeeded in locking and launching the <text:span text:style-name="T17">benchmarks_loop</text:span> test for the <text:span text:style-name="T17">bench_norm_corr</text:span> target.</text:p>
        </text:list-item>
        <text:list-item>
          <text:p text:style-name="P123"/>
        </text:list-item>
      </text:list>
      <text:list xml:id="list160934862704382" text:continue-list="list160933878152923" text:style-name="WWNum1">
        <text:list-item>
          <text:h text:style-name="P91" text:outline-level="1"><text:bookmark-start text:name="_Ref35144726"/><text:bookmark-start text:name="__RefHeading___Toc6988_1662581381"/><text:bookmark-start text:name="_Toc35435966"/>Detailed description of tools<text:bookmark-end text:name="_Ref35144726"/><text:bookmark-end text:name="__RefHeading___Toc6988_1662581381"/><text:bookmark-end text:name="_Toc35435966"/></text:h>
          <text:list>
            <text:list-item>
              <text:h text:style-name="P96" text:outline-level="2"><text:bookmark-start text:name="__RefHeading___Toc6990_1662581381"/><text:bookmark-start text:name="_Toc35435967"/>Detailed description of the QA commands<text:bookmark-end text:name="__RefHeading___Toc6990_1662581381"/><text:bookmark-end text:name="_Toc35435967"/></text:h>
              <text:list>
                <text:list-item>
                  <text:h text:style-name="P83" text:outline-level="3"><text:bookmark-start text:name="__RefHeading___Toc6992_1662581381"/><text:bookmark-start text:name="_Toc35435968"/>run_allapp.pl<text:bookmark-end text:name="__RefHeading___Toc6992_1662581381"/><text:bookmark-end text:name="_Toc35435968"/></text:h>
                </text:list-item>
              </text:list>
            </text:list-item>
          </text:list>
        </text:list-item>
      </text:list>
      <text:p text:style-name="P45"><text:span text:style-name="T5">This</text:span> tool is used to run a scenario. It provides the following help information:</text:p>
      <text:p text:style-name="P55"/>
      <text:p text:style-name="P55">run_allapp.pl [-v version] [-i cpu_id] [-tar] scenario_file</text:p>
      <text:p text:style-name="P55"/>
      <text:p text:style-name="P7"/>
      <text:p text:style-name="P7">It accepts the following input parameters:</text:p>
      <text:list xml:id="list160933584559579" text:continue-list="list160933537548299" text:style-name="WWNum59">
        <text:list-item>
          <text:p text:style-name="P114">the <text:span text:style-name="T17">‑v</text:span> parameter is a string used to build the "test version". Without it, the current date is used instead.</text:p>
        </text:list-item>
        <text:list-item>
          <text:p text:style-name="P114">the <text:span text:style-name="T17">‑i</text:span> parameter is a string defining the symbolic computer that is running the test. With this parameter and with the value <text:span text:style-name="T16">&lt;cpu_id&gt;</text:span> the script will execute the only lines of the scenario without prefix and those with the <text:span text:style-name="T17">@</text:span><text:span text:style-name="T16">&lt;cpu_id&gt;</text:span> prefix.</text:p>
        </text:list-item>
        <text:list-item>
          <text:p text:style-name="P114">the <text:span text:style-name="T17">‑tar</text:span> parameter tells to not only concatenate the local QA tests reports to build the global scenario report but to make a tar file of all these local reports. The tar filename is the same than the global report filename but with the <text:span text:style-name="T17">.tar</text:span> filename extension.</text:p>
        </text:list-item>
        <text:list-item>
          <text:p text:style-name="P114">the scenario files uses the grammar defined in § <text:bookmark-ref text:reference-format="number" text:ref-name="_Ref33937768">4.2</text:bookmark-ref> "<text:bookmark-ref text:reference-format="text" text:ref-name="_Ref33937772">Syntax of a scenario</text:bookmark-ref>" and is interpreted as explained in § <text:bookmark-ref text:reference-format="number" text:ref-name="_Ref33937897">3.3</text:bookmark-ref> "<text:bookmark-ref text:reference-format="text" text:ref-name="_Ref33937894">Running tests</text:bookmark-ref>".</text:p>
        </text:list-item>
      </text:list>
      <text:p text:style-name="P7">The name and location of the report (related with the -v parameter) is explained for simple test in § <text:bookmark-ref text:reference-format="number" text:ref-name="_Ref33525433">3.3.3</text:bookmark-ref> "<text:bookmark-ref text:reference-format="text" text:ref-name="_Ref33525433">Collecting and archiving results</text:bookmark-ref>".</text:p>
      <text:list xml:id="list160935437316800" text:continue-list="list160934862704382" text:style-name="WWNum1">
        <text:list-item>
          <text:list>
            <text:list-item>
              <text:list>
                <text:list-item>
                  <text:h text:style-name="P83" text:outline-level="3"><text:bookmark-start text:name="__RefHeading___Toc6994_1662581381"/><text:bookmark-start text:name="_Toc35435969"/>allapp_reports_pack.pl<text:bookmark-end text:name="__RefHeading___Toc6994_1662581381"/><text:bookmark-end text:name="_Toc35435969"/></text:h>
                </text:list-item>
              </text:list>
            </text:list-item>
          </text:list>
        </text:list-item>
      </text:list>
      <text:p text:style-name="P7">The <text:span text:style-name="T15">allapp_reports_pack.pl</text:span> tool is called by the <text:span text:style-name="T15">run_allapp.pl</text:span> command to collect all the reports of each test of an executed scenario. It can be launched manually to concatenate the local QA tests reports in the order the user wants (other than the standard <text:span text:style-name="T17">report_order.scn</text:span> one, or before the end of the scenario execution). This script provides the following help information:</text:p>
      <text:p text:style-name="P55"/>
      <text:p text:style-name="P55">Scenario file is mandatory.</text:p>
      <text:p text:style-name="P55">Syntax:</text:p>
      <text:p text:style-name="P55">allapp_reports_pack.pl -v version [-i cpu_id] [-tar] scenario_file</text:p>
      <text:p text:style-name="P55"/>
      <text:p text:style-name="P7"/>
      <text:p text:style-name="P7">The <text:span text:style-name="T17">-i</text:span>, <text:span text:style-name="T17">-v</text:span> and <text:span text:style-name="T17">-tar</text:span> parameters have the same meaning than for the <text:span text:style-name="T15">run_allapp.pl </text:span>command. The only difference is that the scenario is used only to define the QA tests where to look in the report directory for a report with the given version. No test execution is made.</text:p>
      <text:p text:style-name="P46"><text:soft-page-break/>The name and location of the report is detailed for simple test in section § <text:bookmark-ref text:reference-format="number" text:ref-name="_Ref33525433">3.3.3</text:bookmark-ref> "<text:bookmark-ref text:reference-format="text" text:ref-name="_Ref33525433">Collecting and archiving results</text:bookmark-ref>".</text:p>
      <text:list xml:id="list160934745509745" text:continue-numbering="true" text:style-name="WWNum1">
        <text:list-item>
          <text:list>
            <text:list-item>
              <text:list>
                <text:list-item>
                  <text:h text:style-name="P83" text:outline-level="3"><text:bookmark-start text:name="__RefHeading___Toc6996_1662581381"/><text:bookmark-start text:name="_Toc35435970"/>validation.csh<text:bookmark-end text:name="__RefHeading___Toc6996_1662581381"/><text:bookmark-end text:name="_Toc35435970"/></text:h>
                </text:list-item>
              </text:list>
            </text:list-item>
          </text:list>
        </text:list-item>
      </text:list>
      <text:p text:style-name="P45">The <text:span text:style-name="T15">validation.csh</text:span> tool launches tests distributed on several computers. This script delivers the following help information:</text:p>
      <text:p text:style-name="P69"/>
      <text:p text:style-name="P71">Usage: validation.csh options</text:p>
      <text:p text:style-name="P71">The options are:</text:p>
      <text:p text:style-name="P71"><text:s text:c="15"/>[-help]</text:p>
      <text:p text:style-name="P71"><text:s text:c="15"/>[-trace]</text:p>
      <text:p text:style-name="P71"><text:s text:c="15"/>[-cpu_id &lt;cpu_id_string&gt;]</text:p>
      <text:p text:style-name="P71"><text:s text:c="15"/>[-prefix &lt;prfx_string&gt; | -scenario &lt;scenario_fname&gt;]</text:p>
      <text:p text:style-name="P71"><text:s text:c="15"/>[-remote &lt;remote_pc&gt;]</text:p>
      <text:p text:style-name="P71"><text:s text:c="15"/>[-getqa|-nogetqa]</text:p>
      <text:p text:style-name="P71"><text:s text:c="15"/>[-qadrive &lt;drive&gt; | -qastation &lt;workstation_adress&gt;]</text:p>
      <text:p text:style-name="P71"><text:s text:c="15"/>[-shareddrive &lt;drive&gt; | -shareddir &lt;directory&gt;]</text:p>
      <text:p text:style-name="P71"><text:s text:c="15"/>[-othercomp &lt;compiler_path&gt;]</text:p>
      <text:p text:style-name="P71"><text:s text:c="15"/>[-buildlib | -getlib | -keeplib]</text:p>
      <text:p text:style-name="P71"/>
      <text:p text:style-name="P71">The default parameters are: -GetQA -GetLib</text:p>
      <text:p text:style-name="P71"/>
      <text:p text:style-name="P70">On PC the QA can be updated from:</text:p>
      <text:p text:style-name="P70"><text:s text:c="5"/><text:span text:style-name="T32">/cygdrive/&lt;the_qa_drive&gt;/QA and /cygdrive/&lt;the_qa_drive&gt;/tools</text:span></text:p>
      <text:p text:style-name="P70"/>
      <text:p text:style-name="P70">On PC and Unix workstation the QA can be updated from qatools@&lt;qastation&gt;</text:p>
      <text:p text:style-name="P70"/>
      <text:p text:style-name="P70"><text:soft-page-break/>On PC the SC compiler can be got in:</text:p>
      <text:p text:style-name="P70"><text:s text:c="5"/><text:span text:style-name="T32">/cygdrive/&lt;the_shared_drive&gt;/qatools/share/compilers/&lt;compiler_path&gt;/compiler</text:span></text:p>
      <text:p text:style-name="P70"/>
      <text:p text:style-name="P70">On PC and Unix workstation the SC compiler can be got in:</text:p>
      <text:p text:style-name="P71"><text:s text:c="5"/><text:span text:style-name="T32">&lt;the_shared_directory&gt;/share/compilers/&lt;compiler_path&gt;/compiler</text:span></text:p>
      <text:p text:style-name="P71"/>
      <text:p text:style-name="P71"><text:s/>- Buildlib: we build the runtime library, test and use it.</text:p>
      <text:p text:style-name="P71"><text:s/>- Getlib: <text:s text:c="2"/>we get the runtime library once built and tested.</text:p>
      <text:p text:style-name="P71"><text:s/>- Keeplib: <text:s/>we use the lib where the SC compiler was got.</text:p>
      <text:p text:style-name="P72"><text:s/>- The prefix 'prfx_string' is added to valid_$HOST.scn when building the scenarios names.</text:p>
      <text:p text:style-name="P69"/>
      <text:p text:style-name="P7"/>
      <text:p text:style-name="P7">The <text:span text:style-name="T17">-trace</text:span>, <text:span text:style-name="T17">-cpu_id</text:span>, <text:span text:style-name="T17">-scenario</text:span>, <text:span text:style-name="T17">-remote</text:span>, <text:span text:style-name="T17">-othercomp</text:span> parameters are well explained in the § <text:bookmark-ref text:reference-format="number" text:ref-name="_Ref33940215">3.3.2.1 b</text:bookmark-ref> "<text:bookmark-ref text:reference-format="text" text:ref-name="_Ref33940215">Distributed test</text:bookmark-ref>".</text:p>
      <text:p text:style-name="P7">The other options are described below:</text:p>
      <text:list xml:id="list160934105236247" text:continue-list="list160933584559579" text:style-name="WWNum59">
        <text:list-item>
          <text:p text:style-name="P114">the <text:span text:style-name="T17">‑prefix</text:span> option allows (when not using the <text:span text:style-name="T17">­­‑scenario</text:span> parameter only) to run different scenarios according to computer names (string reported by the <text:span text:style-name="T17">hostname</text:span> command). The scenario used is then named <text:span text:style-name="T15">prfx_string</text:span><text:span text:style-name="T17">_valid_&lt;hostname&gt;.scn</text:span> and must be in the <text:span text:style-name="T17">$QA_ROOT/runtest/scenarios</text:span> directory.</text:p>
        </text:list-item>
        <text:list-item>
          <text:p text:style-name="P114">the <text:span text:style-name="T17">-getqa</text:span> parameter allows to remotely update the QA tools and test database before the tests. The reference QA database is downloaded from:</text:p>
        </text:list-item>
      </text:list>
      <text:list xml:id="list160933864141295" text:continue-list="list160935608466685" text:style-name="WWNum60">
        <text:list-item>
          <text:p text:style-name="P126">either a drive specified by the <text:span text:style-name="T17">-qadrive</text:span> parameter. The <text:span text:style-name="T17">$QA_TOOLS</text:span> tools directory is updated from the <text:span text:style-name="T17">tools</text:span> directory and the <text:span text:style-name="T17">$QA_ROOT</text:span> is updated from the <text:span text:style-name="T17">QA</text:span> directory,</text:p>
        </text:list-item>
        <text:list-item>
          <text:p text:style-name="P126">or from the Unix workstation whose name is given by the <text:span text:style-name="T17">-qastation</text:span> parameter. The remote user is <text:span text:style-name="T17">qatools</text:span> and access permissions must have been granted on the QA installation on the Unix workstation (read § "Remote considerations" of the Reference Manual).</text:p>
        </text:list-item>
      </text:list>
      <text:list xml:id="list160935268205755" text:continue-list="list160934105236247" text:style-name="WWNum59">
        <text:list-item>
          <text:p text:style-name="P114">the <text:span text:style-name="T17">‑nogetqa</text:span> tells not to update the QA scripts and test database.</text:p>
        </text:list-item>
        <text:list-item>
          <text:p text:style-name="P114">the <text:span text:style-name="T17">‑qadrive</text:span> and <text:span text:style-name="T17">‑qastation</text:span> parameters are used as explained for the <text:span text:style-name="T17">‑getqa</text:span> option.</text:p>
        </text:list-item>
        <text:list-item>
          <text:p text:style-name="P114">the <text:span text:style-name="T17">-shareddrive</text:span> and <text:span text:style-name="T17">-shareddir</text:span> parameters use is well explained in the help message.</text:p>
        </text:list-item>
        <text:list-item>
          <text:p text:style-name="P114"><text:soft-page-break/>the <text:span text:style-name="T17">-buildlib</text:span>, <text:span text:style-name="T17">-getlib</text:span> and <text:span text:style-name="T17">-keeplib</text:span> parameters use is explained in the help message. Once built (on the computer that has the <text:span text:style-name="T17">-buildlib</text:span> parameter), the runtime library is tested with the <text:span text:style-name="T17">$QA_ROOT/runtest/scenarios/valid_lib.scn</text:span> scenario. The test compiler specified is updated with the built runtimes if the test succeeds. A <text:span text:style-name="T17">lib_ok</text:span> file as flag is also created at the provided compiler location and the computers with the <text:span text:style-name="T17">-getlib</text:span> parameter will update their test compiler with the new built runtime libraries before running the tests.</text:p>
        </text:list-item>
      </text:list>
      <text:list xml:id="list160935216216042" text:continue-list="list160934745509745" text:style-name="WWNum1">
        <text:list-item>
          <text:list>
            <text:list-item>
              <text:list>
                <text:list-item>
                  <text:h text:style-name="P88" text:outline-level="3"><text:bookmark-start text:name="__RefHeading___Toc6998_1662581381"/><text:bookmark-start text:name="_Toc35435971"/>cleanup.csh<text:bookmark-end text:name="__RefHeading___Toc6998_1662581381"/><text:bookmark-end text:name="_Toc35435971"/></text:h>
                </text:list-item>
              </text:list>
            </text:list-item>
          </text:list>
        </text:list-item>
      </text:list>
      <text:p text:style-name="P7">The <text:span text:style-name="T17">cleanup.csh</text:span> tool removes old reports from local QA test, unnecessary intermediate or output files (that were not deleted for debug purpose).</text:p>
      <text:p text:style-name="P7">It doesn't require any parameters since it uses the <text:span text:style-name="T17">$QA_ROOT</text:span> environment variable to find the QA location. The locked QA test directories are not processed (they can be in execution or locked for manual tests, updates, or debug purpose).</text:p>
      <text:p text:style-name="P7">It is recommended to launch this script on a regular basis in order to save disk space.</text:p>
      <text:list xml:id="list160933940930650" text:continue-numbering="true" text:style-name="WWNum1">
        <text:list-item>
          <text:list>
            <text:list-item>
              <text:list>
                <text:list-item>
                  <text:h text:style-name="P83" text:outline-level="3"><text:bookmark-start text:name="__RefHeading___Toc7000_1662581381"/><text:bookmark-start text:name="_Toc35435972"/>versions.pl<text:bookmark-end text:name="__RefHeading___Toc7000_1662581381"/><text:bookmark-end text:name="_Toc35435972"/></text:h>
                </text:list-item>
              </text:list>
            </text:list-item>
          </text:list>
        </text:list-item>
      </text:list>
      <text:p text:style-name="P7">The <text:span text:style-name="T17">versions.pl</text:span> tool reports the version IDs of the CW for StarCore C compiler components. No parameter is needed. Here an example of report when this command succeeds:</text:p>
      <text:p text:style-name="P45">Versions for respectively scc, cobj, icode, llt, asmsc100, sc100-ld, runsc100, sc100-sim are:</text:p>
      <text:p text:style-name="P55"/>
      <text:p text:style-name="P55">Versions for respectively scc, cobj, icode, llt, asmsc100, sc100-ld, runsc100, sc100-sim are:</text:p>
      <text:p text:style-name="P55">2.0 - 011403-1418</text:p>
      <text:p text:style-name="P55">X2.3</text:p>
      <text:p text:style-name="P55">2.34</text:p>
      <text:p text:style-name="P55">1.1.2 - MDCR-NEWRA_134_Tue Feb 25</text:p>
      <text:p text:style-name="P55">6.4.42</text:p>
      <text:p text:style-name="P55">1.3.31 - 2003.01.14</text:p>
      <text:p text:style-name="P55">6.5.1</text:p>
      <text:p text:style-name="P55">1.5.5e</text:p>
      <text:p text:style-name="P55"/>
      <text:p text:style-name="P7"/>
      <text:p text:style-name="P45"><text:soft-page-break/>If the compilers components can't be launched, the command fails and reports:</text:p>
      <text:p text:style-name="P55"/>
      <text:p text:style-name="P55">Versions for respectively scc, cobj, icode, llt, asmsc100, sc100-ld, runsc100, sc100-sim are:</text:p>
      <text:p text:style-name="P55">Error: cannot find scc</text:p>
      <text:p text:style-name="P55">Error: cannot find cobj</text:p>
      <text:p text:style-name="P55">Error: cannot find icode</text:p>
      <text:p text:style-name="P55">Error: cannot find llt</text:p>
      <text:p text:style-name="P55">Error: cannot find asmsc100</text:p>
      <text:p text:style-name="P55">Error: cannot find sc100_ld</text:p>
      <text:p text:style-name="P55">Error: cannot find runsc100</text:p>
      <text:p text:style-name="P55">Error: cannot find sc100_sim</text:p>
      <text:p text:style-name="P55"/>
      <text:p text:style-name="P7"/>
      <text:list xml:id="list160934768383253" text:continue-numbering="true" text:style-name="WWNum1">
        <text:list-item>
          <text:list>
            <text:list-item>
              <text:list>
                <text:list-item>
                  <text:h text:style-name="P84" text:outline-level="3"><text:bookmark-start text:name="__RefHeading___Toc7002_1662581381"/><text:bookmark-start text:name="_Toc35435973"/>unlock_all.csh<text:bookmark-end text:name="__RefHeading___Toc7002_1662581381"/><text:bookmark-end text:name="_Toc35435973"/></text:h>
                </text:list-item>
              </text:list>
            </text:list-item>
          </text:list>
        </text:list-item>
      </text:list>
      <text:p text:style-name="P7">The <text:span text:style-name="T17">unlock_all.csh</text:span> tool allows unlocking all locked QA test of the QA test database (they may have been manually locked and forgot, or a test process may have been not properly killed). The script asks the user to confirm each unlock.</text:p>
      <text:p text:style-name="P7"/>
      <text:list xml:id="list160933812281806" text:continue-numbering="true" text:style-name="WWNum1">
        <text:list-item>
          <text:list>
            <text:list-item>
              <text:h text:style-name="P98" text:outline-level="2"><text:bookmark-start text:name="_Toc35435974"/><text:bookmark-start text:name="_Ref33937768"/><text:bookmark-start text:name="__RefHeading___Toc7004_1662581381"/><text:bookmark-start text:name="_Ref33937772"/><text:soft-page-break/>Syntax of a scenario<text:bookmark-end text:name="_Toc35435974"/><text:bookmark-end text:name="_Ref33937768"/><text:bookmark-end text:name="__RefHeading___Toc7004_1662581381"/><text:bookmark-end text:name="_Ref33937772"/></text:h>
              <text:list>
                <text:list-item>
                  <text:h text:style-name="P83" text:outline-level="3"><text:bookmark-start text:name="_Ref34140233"/><text:bookmark-start text:name="__RefHeading___Toc7006_1662581381"/><text:bookmark-start text:name="_Toc35435975"/>Grammar<text:bookmark-end text:name="_Ref34140233"/><text:bookmark-end text:name="__RefHeading___Toc7006_1662581381"/><text:bookmark-end text:name="_Toc35435975"/></text:h>
                </text:list-item>
              </text:list>
            </text:list-item>
          </text:list>
        </text:list-item>
      </text:list>
      <text:p text:style-name="P55"/>
      <text:p text:style-name="P57">scenario ::= <text:span text:style-name="T34">&lt;scenario_line&gt;</text:span>*</text:p>
      <text:p text:style-name="P57"/>
      <text:p text:style-name="P57">scenario_line ::= <text:s text:c="2"/><text:span text:style-name="T34">&lt;comment&gt;</text:span> </text:p>
      <text:p text:style-name="P57"><text:s text:c="18"/>| &lt;vardef_or_test&gt;</text:p>
      <text:p text:style-name="P57"><text:s text:c="18"/>| @&lt;symbolic_computer&gt; &lt;vardef_or_test&gt;</text:p>
      <text:p text:style-name="P57"/>
      <text:p text:style-name="P57">comment ::= #<text:span text:style-name="T34">&lt;text_until_carriage_return&gt;</text:span></text:p>
      <text:p text:style-name="P57"/>
      <text:p text:style-name="P57">symbolic_computer ::= [:alphanum:]+</text:p>
      <text:p text:style-name="P57"/>
      <text:p text:style-name="P57">vardef_or_test ::= <text:s text:c="2"/><text:span text:style-name="T34">&lt;variable_definition&gt;</text:span> </text:p>
      <text:p text:style-name="P57"><text:s text:c="19"/>| <text:span text:style-name="T34">&lt;test&gt;</text:span></text:p>
      <text:p text:style-name="P57"/>
      <text:p text:style-name="P57">variable_definition ::= <text:span text:style-name="T34">&lt;variable&gt;</text:span> = <text:span text:style-name="T34">&lt;description&gt;</text:span></text:p>
      <text:p text:style-name="P57">variable <text:s text:c="11"/>::= [:alphanum:]+</text:p>
      <text:p text:style-name="P57"/>
      <text:p text:style-name="P57">description ::= <text:s text:c="2"/><text:span text:style-name="T34">&lt;item&gt;</text:span> | <text:span text:style-name="T34">&lt;item&gt; &lt;description&gt;</text:span></text:p>
      <text:p text:style-name="P57"><text:s text:c="15"/>| ( <text:span text:style-name="T34">&lt;description&gt;</text:span> ) </text:p>
      <text:p text:style-name="P57"><text:s text:c="15"/>| <text:span text:style-name="T34">&lt;item&gt;</text:span> , <text:span text:style-name="T34">&lt;description&gt;</text:span></text:p>
      <text:p text:style-name="P57"/>
      <text:p text:style-name="P57">item <text:s text:c="4"/>::= <text:s text:c="2"/>[:alphanum:]+ | '[^']*' | "[^"]*"</text:p>
      <text:p text:style-name="P57"><text:s text:c="15"/>| <text:span text:style-name="T34">&lt;system_variable&gt;</text:span></text:p>
      <text:p text:style-name="P57"><text:soft-page-break/></text:p>
      <text:p text:style-name="P58">system_variable ::= $[:alphanum:]+<text:tab/></text:p>
      <text:p text:style-name="P57"/>
      <text:p text:style-name="P57">test ::= <text:span text:style-name="T34">&lt;path&gt;</text:span> <text:span text:style-name="T34">&lt;master_script_params&gt;</text:span></text:p>
      <text:p text:style-name="P57">path ::= [:alphanum:/]+</text:p>
      <text:p text:style-name="P57"/>
      <text:p text:style-name="P59">master_script_params ::= <text:span text:style-name="T34">&lt;description&gt;</text:span><text:tab/></text:p>
      <text:p text:style-name="P57"/>
      <text:p text:style-name="P4"/>
      <text:p text:style-name="P7">Some terminal definitions:</text:p>
      <text:list xml:id="list160934405743927" text:continue-list="list160935268205755" text:style-name="WWNum59">
        <text:list-item>
          <text:p text:style-name="P114">The <text:span text:style-name="T17">:alphanum:</text:span> means an alphanumeric character.</text:p>
        </text:list-item>
        <text:list-item>
          <text:p text:style-name="P114">The <text:span text:style-name="T17">[]</text:span> surround a set of characters.</text:p>
        </text:list-item>
        <text:list-item>
          <text:p text:style-name="P114">The <text:span text:style-name="T17">+</text:span> following a terminal or non terminal means “at least one”.</text:p>
        </text:list-item>
        <text:list-item>
          <text:p text:style-name="P114">The <text:span text:style-name="T17">?</text:span> following a terminal or non terminal means “none or one”.</text:p>
        </text:list-item>
        <text:list-item>
          <text:p text:style-name="P114">The <text:span text:style-name="T17">*</text:span> following a terminal or non terminal means “any number of”.</text:p>
        </text:list-item>
      </text:list>
      <text:p text:style-name="P7"/>
      <text:p text:style-name="P7">For a more detailed definition of what are “master script parameters”, read the § <text:bookmark-ref text:reference-format="number" text:ref-name="_Ref34066145">4.3</text:bookmark-ref> “<text:bookmark-ref text:reference-format="text" text:ref-name="_Ref34135693">Master script </text:bookmark-ref>”. The parameters that are accepted by the master scripts are described there. </text:p>
      <text:list xml:id="list160934259647018" text:continue-list="list160933812281806" text:style-name="WWNum1">
        <text:list-item>
          <text:list>
            <text:list-item>
              <text:list>
                <text:list-item>
                  <text:h text:style-name="P83" text:outline-level="3"><text:bookmark-start text:name="__RefHeading___Toc7008_1662581381"/><text:bookmark-start text:name="_Toc35435976"/><text:soft-page-break/>Example<text:bookmark-end text:name="__RefHeading___Toc7008_1662581381"/><text:bookmark-end text:name="_Toc35435976"/></text:h>
                </text:list-item>
              </text:list>
            </text:list-item>
          </text:list>
        </text:list-item>
      </text:list>
      <text:p text:style-name="P55"/>
      <text:p text:style-name="P55"># Example of comment</text:p>
      <text:p text:style-name="P57"/>
      <text:p text:style-name="P57">level = -l light</text:p>
      <text:p text:style-name="P57"/>
      <text:p text:style-name="P57">icode_opt = -Xicode "-F $QA_ROOT/runtest/Xicode-F/icode-basic.opt"</text:p>
      <text:p text:style-name="P57"/>
      <text:p text:style-name="P57">cc_optim_options = (-O2, -O3) (-be, ) icode_opt</text:p>
      <text:p text:style-name="P57"/>
      <text:p text:style-name="P57">applications/g728/v1 <text:s text:c="11"/>level <text:s/>-p <text:s/>cc_options icode_opt</text:p>
      <text:p text:style-name="P57"/>
      <text:p text:style-name="P55">@PC3 applications/amr/v0 <text:s text:c="7"/>level <text:s/>-p <text:s/>cc_options icode_opt</text:p>
      <text:p text:style-name="P55"/>
      <text:p text:style-name="P7"/>
      <text:list xml:id="list160935387706135" text:continue-numbering="true" text:style-name="WWNum1">
        <text:list-item>
          <text:list>
            <text:list-item>
              <text:list>
                <text:list-item>
                  <text:list>
                    <text:list-item>
                      <text:h text:style-name="P92" text:outline-level="4"><text:bookmark-start text:name="__RefHeading___Toc7010_1662581381"/><text:bookmark-start text:name="_Toc35435977"/>Variables<text:bookmark-end text:name="__RefHeading___Toc7010_1662581381"/><text:bookmark-end text:name="_Toc35435977"/></text:h>
                    </text:list-item>
                  </text:list>
                </text:list-item>
              </text:list>
            </text:list-item>
          </text:list>
        </text:list-item>
      </text:list>
      <text:p text:style-name="P7">We can notice that there are three variable definitions: <text:span text:style-name="T17">level</text:span>, <text:span text:style-name="T17">icode_opt</text:span> and <text:span text:style-name="T17">cc_optim_options</text:span>. The variables must be defined before their use and each variable use is replaced by its value before the QA tests runs.</text:p>
      <text:p text:style-name="P7">For example, in the two test definitions (<text:span text:style-name="T17">g728</text:span> and <text:span text:style-name="T17">amr</text:span>) of the previous scenario the <text:span text:style-name="T17">level</text:span> string is replaced by <text:span text:style-name="T17">-l light</text:span>.</text:p>
      <text:list xml:id="list160935225590959" text:continue-numbering="true" text:style-name="WWNum1">
        <text:list-item>
          <text:list>
            <text:list-item>
              <text:list>
                <text:list-item>
                  <text:list>
                    <text:list-item>
                      <text:h text:style-name="P92" text:outline-level="4"><text:bookmark-start text:name="__RefHeading___Toc7012_1662581381"/><text:bookmark-start text:name="_Toc35435978"/>Environment variables<text:bookmark-end text:name="__RefHeading___Toc7012_1662581381"/><text:bookmark-end text:name="_Toc35435978"/></text:h>
                    </text:list-item>
                  </text:list>
                </text:list-item>
              </text:list>
            </text:list-item>
          </text:list>
        </text:list-item>
      </text:list>
      <text:p text:style-name="P7">Every environment variable can be used while using <text:span text:style-name="T17">$</text:span><text:span text:style-name="T16">&lt;string&gt;</text:span> syntax. No replacement is made when launching the QA tests if the variable doesn't exist. This case can yield to an error message from the master script, the compiler or the simulator depending on the parameter using this unknown environment variable.</text:p>
      <text:p text:style-name="P7">As the QA can be relocated and as this only requires the <text:span text:style-name="T17">$QA_ROOT</text:span> variable to be set, the user can give files locations from this root directory. In the previous example, the <text:span text:style-name="T17">icode-basic.opt</text:span> option file for the <text:span text:style-name="T17">icode</text:span> component of the CW for StarCore compiler is located in:</text:p>
      <text:list xml:id="list160935102677021" text:continue-list="list160934405743927" text:style-name="WWNum59">
        <text:list-item>
          <text:p text:style-name="P120"><text:soft-page-break/>$QA_ROOT/runtest/Xicode‑F</text:p>
        </text:list-item>
      </text:list>
      <text:list xml:id="list160934238766552" text:continue-list="list160935225590959" text:style-name="WWNum1">
        <text:list-item>
          <text:list>
            <text:list-item>
              <text:list>
                <text:list-item>
                  <text:list>
                    <text:list-item>
                      <text:h text:style-name="P94" text:outline-level="4"><text:bookmark-start text:name="__RefHeading___Toc7014_1662581381"/><text:bookmark-start text:name="_Toc35435979"/>Quoted strings<text:bookmark-end text:name="__RefHeading___Toc7014_1662581381"/><text:bookmark-end text:name="_Toc35435979"/></text:h>
                    </text:list-item>
                  </text:list>
                </text:list-item>
              </text:list>
            </text:list-item>
          </text:list>
        </text:list-item>
      </text:list>
      <text:p text:style-name="P7">Some parameters of the master script must include the space character or quotes or double quotes. In these case items can be surrounded by quotes or double quotes and may contain any other character. For example the <text:span text:style-name="T17">"-F $QA_ROOT/runtest/Xicode-F/icode-basic.opt"</text:span> is a single parameter of the <text:span text:style-name="T17">-Xicode</text:span> CW for StarCore C compiler option.</text:p>
      <text:list xml:id="list160934209032341" text:continue-numbering="true" text:style-name="WWNum1">
        <text:list-item>
          <text:list>
            <text:list-item>
              <text:list>
                <text:list-item>
                  <text:list>
                    <text:list-item>
                      <text:h text:style-name="P92" text:outline-level="4"><text:bookmark-start text:name="__RefHeading___Toc7016_1662581381"/><text:bookmark-start text:name="_Toc35435980"/>Factorisations in descriptions<text:bookmark-end text:name="__RefHeading___Toc7016_1662581381"/><text:bookmark-end text:name="_Toc35435980"/></text:h>
                    </text:list-item>
                  </text:list>
                </text:list-item>
              </text:list>
            </text:list-item>
          </text:list>
        </text:list-item>
      </text:list>
      <text:p text:style-name="P7">It is possible to factorize options and test descriptions. The space and comma characters are respectively used as the <text:span text:style-name="T17">AND</text:span> and <text:span text:style-name="T17">OR</text:span> logical operators. The distributive property of these operators also applies:</text:p>
      <text:p text:style-name="P55"/>
      <text:p text:style-name="P55">(-O2, -O3) (-be, ) icode_opt</text:p>
      <text:p text:style-name="P57"/>
      <text:p text:style-name="P11">thus means:</text:p>
      <text:p text:style-name="P55"/>
      <text:p text:style-name="P55">-O2 -be icode_opt, -O2 icode_opt, -O3 -be icode_opt, -O3 icode_opt</text:p>
      <text:p text:style-name="P57"/>
      <text:p text:style-name="P7"/>
      <text:p text:style-name="P7">The description part of the tests definitions in the scenarios is developed to obtain a unique disjunction of conjunctions as in previous example. Each conjunction (list of items separated by spaces is then a list of parameters for one call of the QA test master script. In the previous scenario, if the QA is installed in <text:span text:style-name="T17">/home/qatools/QA</text:span>, the master script of the <text:span text:style-name="T17">applications/g728/v1</text:span> QA test will be launched four times with the following parameters:</text:p>
      <text:p text:style-name="P56"/>
      <text:p text:style-name="P56">-l light -p -O2 -be icode_opt ‑Xicode "‑F /home/qatools/QA/runtest/Xicode-F/icode-basic.opt"</text:p>
      <text:p text:style-name="P56">-l light -p -O2 <text:s text:c="4"/>icode_opt ‑Xicode "‑F /home/qatools/QA/runtest/Xicode-F/icode-basic.opt"</text:p>
      <text:p text:style-name="P56">-l light -p -O3 -be icode_opt ‑Xicode "‑F /home/qatools/QA/runtest/Xicode-F/icode-basic.opt"</text:p>
      <text:p text:style-name="P56">-l light -p -O3 <text:s text:c="4"/>icode_opt ‑Xicode "‑F /home/qatools/QA/runtest/Xicode-F/icode-basic.opt"</text:p>
      <text:p text:style-name="P56"/>
      <text:p text:style-name="P4"/>
      <text:list xml:id="list160934621795963" text:continue-numbering="true" text:style-name="WWNum1">
        <text:list-item>
          <text:list>
            <text:list-item>
              <text:h text:style-name="P98" text:outline-level="2"><text:bookmark-start text:name="_Toc35435981"/><text:bookmark-start text:name="_Ref34066145"/><text:bookmark-start text:name="__RefHeading___Toc7018_1662581381"/><text:bookmark-start text:name="_Ref34135693"/><text:soft-page-break/>Master script <text:bookmark-end text:name="_Ref34135693"/>parameters<text:bookmark-end text:name="_Toc35435981"/><text:bookmark-end text:name="_Ref34066145"/><text:bookmark-end text:name="__RefHeading___Toc7018_1662581381"/></text:h>
              <text:list>
                <text:list-item>
                  <text:h text:style-name="P83" text:outline-level="3"><text:bookmark-start text:name="__RefHeading___Toc7020_1662581381"/><text:bookmark-start text:name="_Toc35435982"/>Generic master scripts<text:bookmark-end text:name="__RefHeading___Toc7020_1662581381"/><text:bookmark-end text:name="_Toc35435982"/></text:h>
                </text:list-item>
              </text:list>
            </text:list-item>
          </text:list>
        </text:list-item>
      </text:list>
      <text:p text:style-name="P16">Almost all QA test master scripts are generic master scripts, plus some configuration data. There are also two generic master scripts for:</text:p>
      <text:list xml:id="list160934684918449" text:continue-list="list160935102677021" text:style-name="WWNum59">
        <text:list-item>
          <text:p text:style-name="P114">codec application tests,</text:p>
        </text:list-item>
        <text:list-item>
          <text:p text:style-name="P114">unit tests.</text:p>
        </text:list-item>
      </text:list>
      <text:p text:style-name="P7">A few special tests have their own master script (<text:span text:style-name="T17">plumhall</text:span> and others tests that verify intermediate compiler files). The <text:span text:style-name="T17">standard.scn</text:span> scenario in <text:span text:style-name="T17">$QA_ROOT/runtest/scenarios</text:span> is also a good example of the test possibilities.</text:p>
      <text:p text:style-name="P7">Another way to know the supported parameters of a master script is to launch it without any parameter. The help message is then returned with the supported syntax and parameter list.</text:p>
      <text:list xml:id="list160935487428494" text:continue-list="list160934621795963" text:style-name="WWNum1">
        <text:list-item>
          <text:list>
            <text:list-item>
              <text:list>
                <text:list-item>
                  <text:h text:style-name="P83" text:outline-level="3"><text:bookmark-start text:name="__RefHeading___Toc7022_1662581381"/><text:bookmark-start text:name="_Toc35435983"/><text:soft-page-break/>General syntax<text:bookmark-end text:name="__RefHeading___Toc7022_1662581381"/><text:bookmark-end text:name="_Toc35435983"/></text:h>
                </text:list-item>
              </text:list>
            </text:list-item>
          </text:list>
        </text:list-item>
      </text:list>
      <text:p text:style-name="P45">The generic master scripts have the same parameter syntax but vary for the supported ones between codec applications and unit tests. Without parameter, the generic master scripts return this help message:</text:p>
      <text:p text:style-name="P56"/>
      <text:p text:style-name="P56">usage: run_all [MASTER SCRIPT OPTIONS] [--] [COMPILER OPTIONS]</text:p>
      <text:p text:style-name="P56"/>
      <text:p text:style-name="P56">MASTER SCRIPT OPTIONS:</text:p>
      <text:p text:style-name="P56">-f, <text:s/>-functional <text:s text:c="13"/>functional test mode (exclusive with the -p option)</text:p>
      <text:p text:style-name="P56">-p, <text:s/>-performance <text:s text:c="12"/>performance test mode (exclusive with the -f option)</text:p>
      <text:p text:style-name="P56">-v, <text:s/>-version <text:s text:c="4"/>[VERSION] <text:s text:c="2"/>version string of this test</text:p>
      <text:p text:style-name="P56">-l, <text:s/>-level <text:s text:c="6"/>[LEVEL] <text:s text:c="4"/>level value among [skip, compile, light, full], default is full</text:p>
      <text:p text:style-name="P56">-t, <text:s/>-target <text:s text:c="5"/>[TARGET] <text:s text:c="3"/>make target name (-target &lt;target_name&gt; can occur many times)</text:p>
      <text:p text:style-name="P56">-m, <text:s/>-makefile <text:s text:c="3"/>[MAKEFILE] <text:s/>makefile file name</text:p>
      <text:p text:style-name="P56">-mo, -make_option [MAKEFILE OPTION] (can occur many times)</text:p>
      <text:p text:style-name="P56">-s, <text:s/>-simulator <text:s text:c="2"/>[SIMULATOR] simulator reference among [runsc100, sc100-sim, none]</text:p>
      <text:p text:style-name="P56">-so, -sim_option <text:s/>[SIMULATOR OPTION] simulator option (can occur many times)</text:p>
      <text:p text:style-name="P56">-no_clean <text:s text:c="20"/>don't delete files after compilation nor execution</text:p>
      <text:p text:style-name="P56">-no_pre_clean <text:s text:c="16"/>don't delete files before compilation</text:p>
      <text:p text:style-name="P56"/>
      <text:p text:style-name="P56">COMPILER OPTIONS are options passed to the compiler via the CFLAGS makefile parameter</text:p>
      <text:p text:style-name="P56">the "--" parameter is used to stop the parameters parsing:</text:p>
      <text:p text:style-name="P56">all the parameters that follow are compiler options (this allows -v, -l, -t, ...).</text:p>
      <text:p text:style-name="P56"/>
      <text:p text:style-name="P7"/>
      <text:p text:style-name="P7">The list of items defined as &lt;master_script_params&gt; in the scenario grammar § <text:bookmark-ref text:reference-format="number" text:ref-name="_Ref34140233">4.2.1</text:bookmark-ref> "<text:bookmark-ref text:reference-format="text" text:ref-name="_Ref34140233">Grammar</text:bookmark-ref>" must match the master script parameters description above.</text:p>
      <text:p text:style-name="P7">The parameters are classified into two main sets:</text:p>
      <text:list xml:id="list160934682482211" text:continue-list="list160934684918449" text:style-name="WWNum59">
        <text:list-item>
          <text:p text:style-name="P114">the master script options that specify the expected master script behaviour,</text:p>
        </text:list-item>
        <text:list-item>
          <text:p text:style-name="P114">the compiler options that are transmitted to the compiler through the makefile.</text:p>
        </text:list-item>
      </text:list>
      <text:p text:style-name="P7"><text:soft-page-break/>The order of the master script options and the compiler options doesn't matter as long as there is no conflict between them. If a compiler options may conflict with a master script one, then it can be used provided that it is preceded by a "<text:span text:style-name="T17">--</text:span>" separator.</text:p>
      <text:list xml:id="list160934599497570" text:continue-list="list160935487428494" text:style-name="WWNum1">
        <text:list-item>
          <text:list>
            <text:list-item>
              <text:list>
                <text:list-item>
                  <text:h text:style-name="P83" text:outline-level="3"><text:bookmark-start text:name="__RefHeading___Toc7024_1662581381"/><text:bookmark-start text:name="_Toc35435984"/>Further possible parameters<text:bookmark-end text:name="__RefHeading___Toc7024_1662581381"/><text:bookmark-end text:name="_Toc35435984"/></text:h>
                </text:list-item>
              </text:list>
            </text:list-item>
          </text:list>
        </text:list-item>
      </text:list>
      <text:p text:style-name="P7">The help message may be incomplete concerning some of the parameters. The exhaustive information is thus listed below:</text:p>
      <text:list xml:id="list160935279608514" text:continue-list="list160934682482211" text:style-name="WWNum59">
        <text:list-item>
          <text:p text:style-name="P114"><text:span text:style-name="T17">-f or -p</text:span>: the functional or performance test mode:</text:p>
        </text:list-item>
      </text:list>
      <text:list xml:id="list160934617277865" text:continue-list="list160933864141295" text:style-name="WWNum60">
        <text:list-item>
          <text:p text:style-name="P126">codec applications: either <text:span text:style-name="T17">-f</text:span> or <text:span text:style-name="T17">-p</text:span>,</text:p>
        </text:list-item>
        <text:list-item>
          <text:p text:style-name="P126">unit tests: both <text:span text:style-name="T17">-f</text:span> <text:span text:style-name="T17">-p</text:span> simultaneously or <text:span text:style-name="T17">-f</text:span> alone for debug purpose or with compilers and simulators that don't provide size nor speed values.</text:p>
        </text:list-item>
      </text:list>
      <text:list xml:id="list160934485958329" text:continue-list="list160935279608514" text:style-name="WWNum59">
        <text:list-item>
          <text:p text:style-name="P114"><text:span text:style-name="T17">-v</text:span>: the version of the test, is provided by the <text:span text:style-name="T17">run_allapp.pl</text:span> scenario interpreter,</text:p>
        </text:list-item>
        <text:list-item>
          <text:p text:style-name="P114"><text:span text:style-name="T17">-l</text:span>: supported by all QA tests,</text:p>
        </text:list-item>
        <text:list-item>
          <text:p text:style-name="P114"><text:span text:style-name="T17">-t</text:span>: the targets:</text:p>
        </text:list-item>
      </text:list>
      <text:list xml:id="list160935452141677" text:continue-list="list160934617277865" text:style-name="WWNum60">
        <text:list-item>
          <text:p text:style-name="P126">for codec applications:<text:span text:style-name="T17"> coder</text:span>, <text:span text:style-name="T17">decoder</text:span> and <text:span text:style-name="T17">coder_decoder</text:span>,</text:p>
        </text:list-item>
        <text:list-item>
          <text:p text:style-name="P126">unit tests: depending on the level, in the first column of the <text:span text:style-name="T17">files_in_out_ref.txt</text:span> and <text:span text:style-name="T17">files_in_out_ref_light.txt</text:span> files of each QA test directory,</text:p>
        </text:list-item>
      </text:list>
      <text:list xml:id="list160934532137378" text:continue-list="list160934485958329" text:style-name="WWNum59">
        <text:list-item>
          <text:p text:style-name="P114"><text:span text:style-name="T17">-m</text:span>: the <text:span text:style-name="T17">makefile.scc</text:span> and <text:span text:style-name="T17">makefile.gcc</text:span> are supported by quite all the QA tests,</text:p>
        </text:list-item>
        <text:list-item>
          <text:p text:style-name="P114"><text:span text:style-name="T17">-mo</text:span>: all macro supported by the makefiles. Some optional macros can be defined:</text:p>
        </text:list-item>
      </text:list>
      <text:list xml:id="list160933958927034" text:continue-list="list160935452141677" text:style-name="WWNum60">
        <text:list-item>
          <text:p text:style-name="P126">in<text:span text:style-name="T17"> makefile.gcc and makefile.scc </text:span>the<text:span text:style-name="T17"> PROTO</text:span> macro can have the values: <text:span text:style-name="T17">BASIC_OP</text:span>, <text:span text:style-name="T17">EMULATE</text:span> and <text:span text:style-name="T17">NPR</text:span> (read § <text:bookmark-ref text:reference-format="number" text:ref-name="_Ref33803382">6.4</text:bookmark-ref> "<text:bookmark-ref text:reference-format="text" text:ref-name="_Ref33803382">Using prototype functions</text:bookmark-ref>")</text:p>
        </text:list-item>
        <text:list-item>
          <text:p text:style-name="P126">in<text:span text:style-name="T17"> makefile.scc DASM</text:span> that can have the <text:span text:style-name="T17">eln</text:span> and <text:span text:style-name="T17">eld</text:span> values (read § <text:bookmark-ref text:reference-format="number" text:ref-name="_Ref34219209">6.5</text:bookmark-ref> "<text:bookmark-ref text:reference-format="text" text:ref-name="_Ref34219209">Including disassembler</text:bookmark-ref>")</text:p>
        </text:list-item>
      </text:list>
      <text:list xml:id="list160935311751892" text:continue-list="list160934532137378" text:style-name="WWNum59">
        <text:list-item>
          <text:p text:style-name="P114">-s: the simulator to use depends on the compiler used:</text:p>
        </text:list-item>
      </text:list>
      <text:list xml:id="list160933758767696" text:continue-list="list160933958927034" text:style-name="WWNum60">
        <text:list-item>
          <text:p text:style-name="P126">with the <text:span text:style-name="T17">scc</text:span> compiler: <text:span text:style-name="T17">runsc100</text:span><text:span text:style-name="T32"> </text:span>and<text:span text:style-name="T32"> <text:s/></text:span><text:span text:style-name="T17">sc100-sim</text:span>,</text:p>
        </text:list-item>
        <text:list-item>
          <text:p text:style-name="P126">with the <text:span text:style-name="T17">gcc</text:span> compiler: <text:span text:style-name="T17">none</text:span>.</text:p>
        </text:list-item>
      </text:list>
      <text:list xml:id="list160935374006787" text:continue-list="list160934599497570" text:style-name="WWNum1">
        <text:list-item>
          <text:list>
            <text:list-item>
              <text:list>
                <text:list-item>
                  <text:h text:style-name="P87" text:outline-level="3"><text:bookmark-start text:name="_Toc35435985"/><text:bookmark-start text:name="_Ref35425666"/><text:bookmark-start text:name="__RefHeading___Toc7026_1662581381"/><text:bookmark-start text:name="_Ref35425685"/>Default parameter values<text:bookmark-end text:name="_Toc35435985"/><text:bookmark-end text:name="_Ref35425666"/><text:bookmark-end text:name="__RefHeading___Toc7026_1662581381"/><text:bookmark-end text:name="_Ref35425685"/></text:h>
                </text:list-item>
              </text:list>
            </text:list-item>
          </text:list>
        </text:list-item>
      </text:list>
      <text:p text:style-name="P45"><text:span text:style-name="T5">Only the </text:span><text:span text:style-name="T17">-v</text:span><text:span text:style-name="T5"> version parameter is mandatory to launch the master script of each QA test (it is provided by the </text:span><text:span text:style-name="T17">run_allapp.pl</text:span><text:span text:style-name="T5"> scenario interpreter when the test is not launched manually). Other master script options have default values and the compiler options list may be empty:</text:span></text:p>
      <text:list xml:id="list160934894953874" text:continue-list="list160935311751892" text:style-name="WWNum59">
        <text:list-item>
          <text:p text:style-name="P114"><text:span text:style-name="T17">-f or -p</text:span>: the test mode:</text:p>
        </text:list-item>
      </text:list>
      <text:list xml:id="list160935577639919" text:continue-list="list160933758767696" text:style-name="WWNum60">
        <text:list-item>
          <text:p text:style-name="P126"><text:span text:style-name="T10">codec applications: </text:span><text:span text:style-name="T17">-f</text:span><text:span text:style-name="T10">,</text:span></text:p>
        </text:list-item>
        <text:list-item>
          <text:p text:style-name="P126">unit tests: <text:span text:style-name="T17">-f</text:span> <text:span text:style-name="T17">-p</text:span> simultaneously,</text:p>
        </text:list-item>
      </text:list>
      <text:list xml:id="list160935344283686" text:continue-list="list160934894953874" text:style-name="WWNum59">
        <text:list-item>
          <text:p text:style-name="P114"><text:span text:style-name="T17">-l</text:span>: full,</text:p>
        </text:list-item>
        <text:list-item>
          <text:p text:style-name="P114"><text:span text:style-name="T17">-t</text:span>: the targets:</text:p>
        </text:list-item>
      </text:list>
      <text:list xml:id="list160935604377658" text:continue-list="list160935577639919" text:style-name="WWNum60">
        <text:list-item>
          <text:p text:style-name="P126">for codec applications:<text:span text:style-name="T17"> coder</text:span>, <text:span text:style-name="T17">decoder</text:span> and <text:span text:style-name="T17">coder_decoder</text:span>,</text:p>
        </text:list-item>
        <text:list-item>
          <text:p text:style-name="P126"><text:soft-page-break/>unit tests: depending on the level, in the first column of the <text:span text:style-name="T17">files_in_out_ref.txt</text:span> and <text:span text:style-name="T17">files_in_out_ref_light.txt</text:span> files of each QA test directory,</text:p>
        </text:list-item>
      </text:list>
      <text:list xml:id="list160934047353773" text:continue-list="list160935344283686" text:style-name="WWNum59">
        <text:list-item>
          <text:p text:style-name="P114"><text:span text:style-name="T17">-m</text:span>: <text:span text:style-name="T17">makefile.scc</text:span>,</text:p>
        </text:list-item>
        <text:list-item>
          <text:p text:style-name="P114"><text:span text:style-name="T17">-mo</text:span>: the master script defines no macro. The <text:span text:style-name="T17">PROTO</text:span> macro has its default value defined in <text:span text:style-name="T17">makefile.gcc </text:span>and<text:span text:style-name="T17"> makefile.scc</text:span> (read § <text:bookmark-ref text:reference-format="number" text:ref-name="_Ref33803382">6.4</text:bookmark-ref> "<text:bookmark-ref text:reference-format="text" text:ref-name="_Ref33803382">Using prototype functions</text:bookmark-ref>"). The <text:span text:style-name="T17">DASM</text:span> macro has its default value defined in <text:span text:style-name="T17">makefile.scc</text:span> (read § <text:bookmark-ref text:reference-format="number" text:ref-name="_Ref34219209">6.5</text:bookmark-ref> "<text:bookmark-ref text:reference-format="text" text:ref-name="_Ref34219209">Including disassembler</text:bookmark-ref>").</text:p>
        </text:list-item>
        <text:list-item>
          <text:p text:style-name="P114">-s: the <text:span text:style-name="T17">sc100-sim</text:span> simulator.</text:p>
        </text:list-item>
      </text:list>
      <text:p text:style-name="P7"/>
      <text:list xml:id="list160934026629708" text:continue-list="list160935374006787" text:style-name="WWNum1">
        <text:list-item>
          <text:list>
            <text:list-item>
              <text:list>
                <text:list-item>
                  <text:h text:style-name="P83" text:outline-level="3"><text:bookmark-start text:name="__RefHeading___Toc7028_1662581381"/><text:bookmark-start text:name="_Toc35435986"/>Exceptions<text:bookmark-end text:name="__RefHeading___Toc7028_1662581381"/><text:bookmark-end text:name="_Toc35435986"/></text:h>
                </text:list-item>
              </text:list>
            </text:list-item>
          </text:list>
        </text:list-item>
      </text:list>
      <text:p text:style-name="P45">Some codec applications QA tests don't support:</text:p>
      <text:list xml:id="list160933712874373" text:continue-list="list160934047353773" text:style-name="WWNum59">
        <text:list-item>
          <text:p text:style-name="P114">both <text:span text:style-name="T17">functional</text:span> and <text:span text:style-name="T17">performance</text:span> modes,</text:p>
        </text:list-item>
        <text:list-item>
          <text:p text:style-name="P114">the three <text:span text:style-name="T17">coder</text:span>, <text:span text:style-name="T17">decoder</text:span>, <text:span text:style-name="T17">coder_decoder</text:span> targets.</text:p>
        </text:list-item>
      </text:list>
      <text:p text:style-name="P7">Some QA tests don't have a <text:span text:style-name="T17">makefile.gcc</text:span> makefile (for example the tests that verify intermediate output files, as assembler ones).</text:p>
      <text:p text:style-name="P45">The default values that are not supported for one QA test are set to correct values by the master script itself.</text:p>
      <text:p text:style-name="P7">To check these exceptions, read the § <text:span text:style-name="T6"><text:bookmark-ref text:reference-format="number" text:ref-name="_Ref32921869">Erreur : source de la référence non trouvée</text:bookmark-ref></text:span> "<text:span text:style-name="T6"><text:bookmark-ref text:reference-format="text" text:ref-name="_Ref32921869">Erreur : source de la référence non trouvée</text:bookmark-ref></text:span>".</text:p>
      <text:list xml:id="list160935396808181" text:continue-list="list160934026629708" text:style-name="WWNum1">
        <text:list-item>
          <text:h text:style-name="P89" text:outline-level="1"><text:bookmark-start text:name="_Ref35144788"/><text:bookmark-start text:name="__RefHeading___Toc7030_1662581381"/><text:bookmark-start text:name="_Toc35435987"/>Quick <text:bookmark-end text:name="_Toc35435987"/>start<text:bookmark-end text:name="_Ref35144788"/><text:bookmark-end text:name="__RefHeading___Toc7030_1662581381"/></text:h>
          <text:list>
            <text:list-item>
              <text:h text:style-name="P96" text:outline-level="2"><text:bookmark-start text:name="__RefHeading___Toc7032_1662581381"/><text:bookmark-start text:name="_Toc35435988"/>Single user installation<text:bookmark-end text:name="__RefHeading___Toc7032_1662581381"/><text:bookmark-end text:name="_Toc35435988"/></text:h>
            </text:list-item>
          </text:list>
        </text:list-item>
      </text:list>
      <text:p text:style-name="P7">The fast installation described in this section allows a single user practice of the QA. In this condition the user can install the QA in his own account. If the user plans to share his QA environment with other local users or to allow distant computers to use his QA remotely, he must install the QA in the <text:span text:style-name="T17">qatools</text:span> user account (and not <text:span text:style-name="T17">smith</text:span>), and should refer to the Reference Manual.</text:p>
      <text:list xml:id="list160933614754220" text:continue-numbering="true" text:style-name="WWNum1">
        <text:list-item>
          <text:list>
            <text:list-item>
              <text:list>
                <text:list-item>
                  <text:h text:style-name="P83" text:outline-level="3"><text:bookmark-start text:name="__RefHeading___Toc7034_1662581381"/><text:bookmark-start text:name="_Toc35435989"/>System and machines supported<text:bookmark-end text:name="__RefHeading___Toc7034_1662581381"/><text:bookmark-end text:name="_Toc35435989"/></text:h>
                </text:list-item>
              </text:list>
            </text:list-item>
          </text:list>
        </text:list-item>
      </text:list>
      <text:p text:style-name="P45">The QA environment requires a Unix layout to be available on the host machine. Two kinds of setup have been tested so far, in either stand-alone or mixed configurations:</text:p>
      <text:list xml:id="list160935239159545" text:continue-list="list160933712874373" text:style-name="WWNum59">
        <text:list-item>
          <text:p text:style-name="P114">Windows NT or 2000 with:</text:p>
        </text:list-item>
      </text:list>
      <text:list xml:id="list160933624996820" text:continue-list="list160935604377658" text:style-name="WWNum60">
        <text:list-item>
          <text:p text:style-name="P126">Cygwin (at least 1.3.12-4 version),</text:p>
        </text:list-item>
        <text:list-item>
          <text:p text:style-name="P126">Hummingbird Connectivity with Inetd (service in control panel),</text:p>
        </text:list-item>
      </text:list>
      <text:list xml:id="list160935503013172" text:continue-list="list160935239159545" text:style-name="WWNum59">
        <text:list-item>
          <text:p text:style-name="P114">Unix workstation (Solaris 8 SUN workstation for instance)</text:p>
        </text:list-item>
      </text:list>
      <text:list xml:id="list160935180648286" text:continue-list="list160933614754220" text:style-name="WWNum1">
        <text:list-item>
          <text:list>
            <text:list-item>
              <text:list>
                <text:list-item>
                  <text:h text:style-name="P87" text:outline-level="3"><text:bookmark-start text:name="__RefHeading___Toc7036_1662581381"/><text:bookmark-start text:name="_Toc35435990"/>QA tarball<text:bookmark-end text:name="__RefHeading___Toc7036_1662581381"/><text:bookmark-end text:name="_Toc35435990"/></text:h>
                </text:list-item>
              </text:list>
            </text:list-item>
          </text:list>
        </text:list-item>
      </text:list>
      <text:p text:style-name="P45">Two tar files are provided to install the QA environment:</text:p>
      <text:list xml:id="list160935224908304" text:continue-list="list160935503013172" text:style-name="WWNum59">
        <text:list-item>
          <text:p text:style-name="P119">qa_root.tar.gz</text:p>
        </text:list-item>
        <text:list-item>
          <text:p text:style-name="P119">qa_tools.tar.gz</text:p>
        </text:list-item>
      </text:list>
      <text:p text:style-name="P7"/>
      <text:p text:style-name="P7">A Cygwin installation requires one more file:</text:p>
      <text:list xml:id="list160934462729465" text:continue-numbering="true" text:style-name="WWNum59">
        <text:list-item>
          <text:p text:style-name="P114"><text:s/><text:span text:style-name="T11">After_Cygwin_Install.tar.gz</text:span></text:p>
        </text:list-item>
      </text:list>
      <text:p text:style-name="P9"/>
      <text:list xml:id="list160935563110092" text:continue-list="list160935180648286" text:style-name="WWNum1">
        <text:list-item>
          <text:list>
            <text:list-item>
              <text:list>
                <text:list-item>
                  <text:h text:style-name="P83" text:outline-level="3"><text:bookmark-start text:name="__RefHeading___Toc7038_1662581381"/><text:bookmark-start text:name="_Toc35435991"/>Installation<text:bookmark-end text:name="__RefHeading___Toc7038_1662581381"/><text:bookmark-end text:name="_Toc35435991"/></text:h>
                  <text:list>
                    <text:list-item>
                      <text:h text:style-name="P92" text:outline-level="4"><text:bookmark-start text:name="__RefHeading___Toc7040_1662581381"/><text:bookmark-start text:name="_Toc35435992"/>Import the tarballs<text:bookmark-end text:name="__RefHeading___Toc7040_1662581381"/><text:bookmark-end text:name="_Toc35435992"/></text:h>
                    </text:list-item>
                  </text:list>
                </text:list-item>
              </text:list>
            </text:list-item>
          </text:list>
        </text:list-item>
      </text:list>
      <text:p text:style-name="P7">Copy the tarball required (two or three files above) to your home directory (in the case of Cygwin: if you are the user <text:span text:style-name="T17">smith</text:span>, and if Cygwin is installed in <text:span text:style-name="T17">C:\Cygwin</text:span>, then your home directory is <text:span text:style-name="T17">C:\Cygwin\home\smith\</text:span>).</text:p>
      <text:list xml:id="list160933571914488" text:continue-numbering="true" text:style-name="WWNum1">
        <text:list-item>
          <text:list>
            <text:list-item>
              <text:list>
                <text:list-item>
                  <text:list>
                    <text:list-item>
                      <text:h text:style-name="P92" text:outline-level="4"><text:bookmark-start text:name="__RefHeading___Toc7042_1662581381"/><text:bookmark-start text:name="_Toc35435993"/>Prepare you environment<text:bookmark-end text:name="__RefHeading___Toc7042_1662581381"/><text:bookmark-end text:name="_Toc35435993"/></text:h>
                      <text:list>
                        <text:list-item>
                          <text:h text:style-name="P95" text:outline-level="5">Cygwin bonus</text:h>
                        </text:list-item>
                      </text:list>
                    </text:list-item>
                  </text:list>
                </text:list-item>
              </text:list>
            </text:list-item>
          </text:list>
        </text:list-item>
      </text:list>
      <text:p text:style-name="P7"><text:span text:style-name="T5">Launch your shell environment (the "</text:span><text:span text:style-name="T17">Cygwin Bash Shell</text:span><text:span text:style-name="T5">" item in your Program menu, or the </text:span><text:span text:style-name="T17">C:\Cygwin\Cygwin.bat</text:span><text:span text:style-name="T5"> batch file, or your preferred </text:span><text:span text:style-name="T17">tcsh</text:span><text:span text:style-name="T5"> shell if you are an advanced user) and apply the </text:span><text:span text:style-name="T17">After_Cygwin_Install.tar.gz</text:span> patch:</text:p>
      <text:p text:style-name="P55"><text:soft-page-break/></text:p>
      <text:p text:style-name="P55">gzip -cd After_Cygwin_Install.tar.gz | tar xf -</text:p>
      <text:p text:style-name="P55">cd After_Cygwin_Install</text:p>
      <text:p text:style-name="P57"/>
      <text:p text:style-name="P47"/>
      <text:p text:style-name="P45"><text:span text:style-name="T5">Two text files are now present in the folder named </text:span><text:span text:style-name="T17">After_Cygwin_Install</text:span><text:span text:style-name="T5">. They should be read carefully. The text file named </text:span><text:span text:style-name="T17">patch_cygwin_readme.txt</text:span><text:span text:style-name="T5">.describes some patches and commands to be run to prevent potential problem between Cygwin, Windows and CW for StarCore IDE. </text:span></text:p>
      <text:p text:style-name="P10">This patch is automatic. Simply go into the "patch_cygwin" directory and launch the command ./patch_all.csh. A patch.log is generated in each patch subdirectory.</text:p>
      <text:p text:style-name="P10">Then reboot your PC (mandatory).</text:p>
      <text:list xml:id="list160935693718423" text:continue-numbering="true" text:style-name="WWNum1">
        <text:list-item>
          <text:list>
            <text:list-item>
              <text:list>
                <text:list-item>
                  <text:list>
                    <text:list-item>
                      <text:list>
                        <text:list-item>
                          <text:h text:style-name="P95" text:outline-level="5">Environment variables</text:h>
                        </text:list-item>
                      </text:list>
                    </text:list-item>
                  </text:list>
                </text:list-item>
              </text:list>
            </text:list-item>
          </text:list>
        </text:list-item>
      </text:list>
      <text:p text:style-name="P7">The <text:span text:style-name="T17">QA_ROOT</text:span> and <text:span text:style-name="T17">QA_TOOLS</text:span> variables must be defined in the <text:span text:style-name="T17">.cshrc</text:span> file (and <text:span text:style-name="T17">.profile</text:span> or <text:span text:style-name="T17">.bashrc</text:span> if you want to use another shell than <text:span text:style-name="T17">tcsh</text:span> as your interactive shell).</text:p>
      <text:list xml:id="list160935589548681" text:continue-numbering="true" text:style-name="WWNum1">
        <text:list-item>
          <text:list>
            <text:list-item>
              <text:list>
                <text:list-item>
                  <text:list>
                    <text:list-item>
                      <text:list>
                        <text:list-item>
                          <text:list>
                            <text:list-item>
                              <text:h text:style-name="P102" text:outline-level="6">Unix workstation case</text:h>
                            </text:list-item>
                          </text:list>
                        </text:list-item>
                      </text:list>
                    </text:list-item>
                  </text:list>
                </text:list-item>
              </text:list>
            </text:list-item>
          </text:list>
        </text:list-item>
      </text:list>
      <text:p text:style-name="P7">Add in the <text:span text:style-name="T17">.cshrc</text:span> file of the <text:span text:style-name="T17">qatools</text:span> user (in his home directory) the following lines, replacing the paths values by the values you choose for the installation.</text:p>
      <text:p text:style-name="P55"/>
      <text:p text:style-name="P55">setenv QA_ROOT <text:s text:c="4"/>/home/qatools/QA</text:p>
      <text:p text:style-name="P55">setenv QA_TOOLS <text:s text:c="3"/>/home/qatools/tools</text:p>
      <text:p text:style-name="P55">setenv PATH <text:s text:c="7"/>"${QA_TOOLS}:${PATH}"</text:p>
      <text:p text:style-name="P55"/>
      <text:p text:style-name="P7">Do not forget to restart your shell to enable these variables definitions.</text:p>
      <text:list xml:id="list160935436398723" text:continue-numbering="true" text:style-name="WWNum1">
        <text:list-item>
          <text:list>
            <text:list-item>
              <text:list>
                <text:list-item>
                  <text:list>
                    <text:list-item>
                      <text:list>
                        <text:list-item>
                          <text:list>
                            <text:list-item>
                              <text:h text:style-name="P102" text:outline-level="6">Cygwin case</text:h>
                            </text:list-item>
                          </text:list>
                        </text:list-item>
                      </text:list>
                    </text:list-item>
                  </text:list>
                </text:list-item>
              </text:list>
            </text:list-item>
          </text:list>
        </text:list-item>
      </text:list>
      <text:p text:style-name="P7">You have already modified these two variables in the <text:span text:style-name="T17">.cshrc</text:span> if you have followed the instructions of the Cygwin patch.</text:p>
      <text:list xml:id="list160934329216027" text:continue-numbering="true" text:style-name="WWNum1">
        <text:list-item>
          <text:list>
            <text:list-item>
              <text:list>
                <text:list-item>
                  <text:list>
                    <text:list-item>
                      <text:list>
                        <text:list-item>
                          <text:h text:style-name="P95" text:outline-level="5">Test the system setup</text:h>
                        </text:list-item>
                      </text:list>
                    </text:list-item>
                  </text:list>
                </text:list-item>
              </text:list>
            </text:list-item>
          </text:list>
        </text:list-item>
      </text:list>
      <text:p text:style-name="P7"><text:span text:style-name="T5">Launch your shell environment. You must be in your home directory, where you put the </text:span><text:span text:style-name="T17">qa_root.tar.gz</text:span><text:span text:style-name="T5"> and </text:span><text:span text:style-name="T17">qa_tools.tar.gz</text:span> <text:span text:style-name="T5">files. Verify your configuration variables:</text:span></text:p>
      <text:p text:style-name="P55"><text:soft-page-break/></text:p>
      <text:p text:style-name="P57">echo $QA_ROOT</text:p>
      <text:p text:style-name="P55"/>
      <text:p text:style-name="P55">echo $QA_TOOLS</text:p>
      <text:p text:style-name="P55"/>
      <text:p text:style-name="P10"/>
      <text:p text:style-name="P7"><text:span text:style-name="T5">You must get the paths to the folder where you want to store the QA tools and test database ("</text:span><text:span text:style-name="T17">/home/smith/QA</text:span><text:span text:style-name="T5">" and "</text:span><text:span text:style-name="T17">/home/smith/tools</text:span><text:span text:style-name="T5">" for example).</text:span></text:p>
      <text:list xml:id="list160934690654264" text:continue-numbering="true" text:style-name="WWNum1">
        <text:list-item>
          <text:list>
            <text:list-item>
              <text:list>
                <text:list-item>
                  <text:list>
                    <text:list-item>
                      <text:h text:style-name="P93" text:outline-level="4"><text:bookmark-start text:name="__RefHeading___Toc7044_1662581381"/><text:bookmark-start text:name="_Toc35435994"/>Installing the QA tools and database<text:bookmark-end text:name="__RefHeading___Toc7044_1662581381"/><text:bookmark-end text:name="_Toc35435994"/></text:h>
                      <text:list>
                        <text:list-item>
                          <text:h text:style-name="P95" text:outline-level="5">Inflate the QA database tarball</text:h>
                        </text:list-item>
                      </text:list>
                    </text:list-item>
                  </text:list>
                </text:list-item>
              </text:list>
            </text:list-item>
          </text:list>
        </text:list-item>
      </text:list>
      <text:p text:style-name="P10">You now need to launch:</text:p>
      <text:p text:style-name="P55"/>
      <text:p text:style-name="P55">mkdir -p "$QA_ROOT"</text:p>
      <text:p text:style-name="P55">cd $QA_ROOT</text:p>
      <text:p text:style-name="P55">gzip -cd $HOME/qa_root.tar.gz | tar xf -</text:p>
      <text:p text:style-name="P55"/>
      <text:p text:style-name="P10"/>
      <text:list xml:id="list160935575451111" text:continue-numbering="true" text:style-name="WWNum1">
        <text:list-item>
          <text:list>
            <text:list-item>
              <text:list>
                <text:list-item>
                  <text:list>
                    <text:list-item>
                      <text:list>
                        <text:list-item>
                          <text:h text:style-name="P95" text:outline-level="5">Inflate the QA tools tarball</text:h>
                        </text:list-item>
                      </text:list>
                    </text:list-item>
                  </text:list>
                </text:list-item>
              </text:list>
            </text:list-item>
          </text:list>
        </text:list-item>
      </text:list>
      <text:p text:style-name="P45"><text:span text:style-name="T5">Put the </text:span><text:span text:style-name="T17">qa_tools.tar.gz</text:span><text:span text:style-name="T5"> file in the </text:span><text:span text:style-name="T17">$QA_TOOLS</text:span><text:span text:style-name="T5"> directory and launch:</text:span></text:p>
      <text:p text:style-name="P55"/>
      <text:p text:style-name="P55">mkdir -p "$QA_TOOLS"</text:p>
      <text:p text:style-name="P55">cd $QA_TOOLS</text:p>
      <text:p text:style-name="P55">gzip -cd $HOME/qa_tools.tar.gz | tar xf -</text:p>
      <text:p text:style-name="P55"/>
      <text:p text:style-name="P10"/>
      <text:list xml:id="list160935423055363" text:continue-numbering="true" text:style-name="WWNum1">
        <text:list-item>
          <text:list>
            <text:list-item>
              <text:list>
                <text:list-item>
                  <text:list>
                    <text:list-item>
                      <text:list>
                        <text:list-item>
                          <text:h text:style-name="P95" text:outline-level="5">Remove the original tarball</text:h>
                        </text:list-item>
                      </text:list>
                    </text:list-item>
                  </text:list>
                </text:list-item>
              </text:list>
            </text:list-item>
          </text:list>
        </text:list-item>
      </text:list>
      <text:p text:style-name="P10">If no problem is reported you can remove the tar files:</text:p>
      <text:p text:style-name="P55"><text:soft-page-break/></text:p>
      <text:p text:style-name="P55">cd $HOME</text:p>
      <text:p text:style-name="P55">rm -f qa_root.tar.gz qa_tools.tar.gz</text:p>
      <text:p text:style-name="P55"/>
      <text:p text:style-name="P10"/>
      <text:list xml:id="list160934549885083" text:continue-numbering="true" text:style-name="WWNum1">
        <text:list-item>
          <text:list>
            <text:list-item>
              <text:h text:style-name="P98" text:outline-level="2"><text:bookmark-start text:name="_Toc34474246"/><text:bookmark-start text:name="__RefHeading___Toc7046_1662581381"/><text:bookmark-start text:name="_Toc35435995"/>Testing your QA installation<text:bookmark-end text:name="_Toc34474246"/><text:bookmark-end text:name="__RefHeading___Toc7046_1662581381"/><text:bookmark-end text:name="_Toc35435995"/></text:h>
              <text:list>
                <text:list-item>
                  <text:h text:style-name="P83" text:outline-level="3"><text:bookmark-start text:name="__RefHeading___Toc7048_1662581381"/><text:bookmark-start text:name="_Toc35435996"/>Define a compiler to be used<text:bookmark-end text:name="__RefHeading___Toc7048_1662581381"/><text:bookmark-end text:name="_Toc35435996"/></text:h>
                </text:list-item>
              </text:list>
            </text:list-item>
          </text:list>
        </text:list-item>
      </text:list>
      <text:p text:style-name="P45">Specify the path to the compiler (CW for StarCore). This is done by setting your <text:span text:style-name="T17">PATH</text:span> variable so that the <text:span text:style-name="T17">scc</text:span> compiler can be found. You can verify its access by running:</text:p>
      <text:p text:style-name="P55"/>
      <text:p text:style-name="P55">versions.pl</text:p>
      <text:p text:style-name="P55"/>
      <text:p text:style-name="P7"/>
      <text:p text:style-name="P7">The command must return the version of the compiler components.</text:p>
      <text:list xml:id="list160934716181709" text:continue-numbering="true" text:style-name="WWNum1">
        <text:list-item>
          <text:list>
            <text:list-item>
              <text:list>
                <text:list-item>
                  <text:h text:style-name="P83" text:outline-level="3"><text:bookmark-start text:name="__RefHeading___Toc7050_1662581381"/><text:bookmark-start text:name="_Toc35435997"/>Try a simple scenario<text:bookmark-end text:name="__RefHeading___Toc7050_1662581381"/><text:bookmark-end text:name="_Toc35435997"/></text:h>
                </text:list-item>
              </text:list>
            </text:list-item>
          </text:list>
        </text:list-item>
      </text:list>
      <text:p text:style-name="P45">Run the <text:span text:style-name="T17">applis.scn</text:span> scenario:</text:p>
      <text:p text:style-name="P55"/>
      <text:p text:style-name="P55">cd $QA_ROOT/runtest</text:p>
      <text:p text:style-name="P55">run_allapp.pl -v test scenarios/applis.scn</text:p>
      <text:p text:style-name="P55"/>
      <text:p text:style-name="P7"/>
      <text:p text:style-name="P7">As it is your first scenario execution, you can read in the <text:span text:style-name="T17">runtest</text:span> directory the <text:span text:style-name="T17">running.v0001_test</text:span> trace file. At the end of the execution, the global report is named <text:span text:style-name="T17">allapp_report_v0001_test</text:span> and is stored in the <text:span text:style-name="T17">runtest/allapp_reports</text:span> directory.</text:p>
      <text:p text:style-name="P7">If no error is reported, and if the report contains the expected results, then the QA is operational.</text:p>
      <text:list xml:id="list160934316653587" text:continue-numbering="true" text:style-name="WWNum1">
        <text:list-item>
          <text:list>
            <text:list-item>
              <text:list>
                <text:list-item>
                  <text:h text:style-name="P83" text:outline-level="3"><text:bookmark-start text:name="__RefHeading___Toc7052_1662581381"/><text:bookmark-start text:name="_Toc35435998"/><text:soft-page-break/>Modify and launch a scenario file<text:bookmark-end text:name="__RefHeading___Toc7052_1662581381"/><text:bookmark-end text:name="_Toc35435998"/></text:h>
                </text:list-item>
              </text:list>
            </text:list-item>
          </text:list>
        </text:list-item>
      </text:list>
      <text:p text:style-name="P7">You can copy the standard.scn scenario to your own scenario file:</text:p>
      <text:p text:style-name="P55"/>
      <text:p text:style-name="P55">cd $QA_ROOT/runtest/scenarios</text:p>
      <text:p text:style-name="P55">cp standard.scn smith.scn</text:p>
      <text:p text:style-name="P55"/>
      <text:p text:style-name="P7"/>
      <text:p text:style-name="P7">You can then edit the <text:span text:style-name="T17">smith.scn</text:span> scenario and keep for example only one test. You launch it with:</text:p>
      <text:p text:style-name="P55"/>
      <text:p text:style-name="P55">cd $QA_ROOT/runtest</text:p>
      <text:p text:style-name="P55">run_allapp.pl -v smith scenarios/smith.scn</text:p>
      <text:p text:style-name="P55"/>
      <text:p text:style-name="P7"/>
      <text:p text:style-name="P7">As it is your second scenario execution, you can read in the runtest directory the <text:span text:style-name="T17">running.v0002_smith</text:span> trace file. At the end of the execution, the global report is named <text:span text:style-name="T17">allapp_report_v0001_smith</text:span> and is stored in the <text:span text:style-name="T17">runtest/allapp_reports</text:span> directory.</text:p>
      <text:list xml:id="list160935242650495" text:continue-numbering="true" text:style-name="WWNum1">
        <text:list-item>
          <text:h text:style-name="P89" text:outline-level="1"><text:bookmark-start text:name="_Ref35144854"/><text:bookmark-start text:name="__RefHeading___Toc7054_1662581381"/><text:bookmark-start text:name="_Toc35435999"/>Learning and doing more<text:bookmark-end text:name="_Ref35144854"/><text:bookmark-end text:name="__RefHeading___Toc7054_1662581381"/><text:bookmark-end text:name="_Toc35435999"/></text:h>
          <text:list>
            <text:list-item>
              <text:h text:style-name="P96" text:outline-level="2"><text:bookmark-start text:name="__RefHeading___Toc7056_1662581381"/><text:bookmark-start text:name="_Toc35436000"/>Running a scenario<text:bookmark-end text:name="__RefHeading___Toc7056_1662581381"/><text:bookmark-end text:name="_Toc35436000"/></text:h>
              <text:list>
                <text:list-item>
                  <text:h text:style-name="P83" text:outline-level="3"><text:bookmark-start text:name="__RefHeading___Toc7058_1662581381"/><text:bookmark-start text:name="_Toc35436001"/>Stopping a scenario execution<text:bookmark-end text:name="__RefHeading___Toc7058_1662581381"/><text:bookmark-end text:name="_Toc35436001"/></text:h>
                </text:list-item>
              </text:list>
            </text:list-item>
          </text:list>
        </text:list-item>
      </text:list>
      <text:p text:style-name="P7">The user can interrupt a scenario execution by Ctrl-C. The <text:span text:style-name="T17">run_allapp.pl</text:span> then writes the interrupt event in the "running" trace file in the <text:span text:style-name="T17">$QA_ROOT/runtest</text:span> directory and asks the user to choose between:</text:p>
      <text:list xml:id="list160934150014224" text:continue-list="list160934462729465" text:style-name="WWNum59">
        <text:list-item>
          <text:p text:style-name="P114">stopping the entire scenario,</text:p>
        </text:list-item>
        <text:list-item>
          <text:p text:style-name="P114">stopping only the currently running QA test.</text:p>
        </text:list-item>
      </text:list>
      <text:p text:style-name="P63"/>
      <text:p text:style-name="P63">Do you want to abort all the tests ? y|o/n [y]</text:p>
      <text:p text:style-name="P63"/>
      <text:p text:style-name="P16"/>
      <text:p text:style-name="P16">If the whole scenario is stopped ("y" or "o" or "enter" key only answers) then the assembly of the global report is launched. This report will contain only the local reports of QA test that have already run:</text:p>
      <text:p text:style-name="P63"/>
      <text:p text:style-name="P63">Launching the concatenation of the reports <text:span text:style-name="T32">(allapp_reports_pack.pl -v v0334_simple_try /home/qatools/QA/runtest/scenarios/report_order.scn)</text:span></text:p>
      <text:p text:style-name="P64"/>
      <text:p text:style-name="P7"/>
      <text:p text:style-name="P7">The global report will be stored in the <text:span text:style-name="T17">$QA_ROOT/runtest/allapp_reports</text:span> directory as if the scenario wouldn't have been stopped (read § <text:bookmark-ref text:reference-format="number" text:ref-name="_Ref34381637">3.3.3.1</text:bookmark-ref> "<text:bookmark-ref text:reference-format="text" text:ref-name="_Ref34381637">Report location</text:bookmark-ref>").</text:p>
      <text:p text:style-name="P7">If the currently running QA test only is stopped ("n" answer) then the <text:span text:style-name="T17">run_allapp.pl</text:span> script continues with the next QA test of the scenario to be executed.</text:p>
      <text:list xml:id="list160933920311610" text:continue-list="list160935242650495" text:style-name="WWNum1">
        <text:list-item>
          <text:list>
            <text:list-item>
              <text:list>
                <text:list-item>
                  <text:h text:style-name="P83" text:outline-level="3"><text:bookmark-start text:name="__RefHeading___Toc7060_1662581381"/><text:bookmark-start text:name="_Toc35436002"/>Getting global results before the end of a scenario execution<text:bookmark-end text:name="__RefHeading___Toc7060_1662581381"/><text:bookmark-end text:name="_Toc35436002"/></text:h>
                </text:list-item>
              </text:list>
            </text:list-item>
          </text:list>
        </text:list-item>
      </text:list>
      <text:p text:style-name="P7">The user can get a global report of all the QA tests that have already run while launching directly the <text:span text:style-name="T17">allapp_reports_pack.pl</text:span> script. The user only needs to know the test version of the execution of his scenario. To include the trace of the QA tests already executed and use the standard report order, he must do:</text:p>
      <text:p text:style-name="P63"><text:soft-page-break/></text:p>
      <text:p text:style-name="P63">cd $QA_ROOT/runtest</text:p>
      <text:p text:style-name="P63">cp running.<text:span text:style-name="T34">&lt;version&gt;</text:span> <text:s/>allapp_reports/allapp_report_<text:span text:style-name="T34">&lt;version&gt;</text:span></text:p>
      <text:p text:style-name="P63"><text:span text:style-name="T32">allapp_reports_pack.pl</text:span> -v <text:span text:style-name="T34">&lt;version&gt;</text:span> <text:span text:style-name="T32">$QA_ROOT/runtest/scenarios/report_order.scn</text:span></text:p>
      <text:p text:style-name="P63"/>
      <text:p text:style-name="P7"/>
      <text:p text:style-name="P7">The partial global report will be stored in the <text:span text:style-name="T17">$QA_ROOT/runtest/allapp_reports</text:span> directory with the same name as the final global report (read § <text:bookmark-ref text:reference-format="number" text:ref-name="_Ref34381637">3.3.3.1</text:bookmark-ref> "<text:bookmark-ref text:reference-format="text" text:ref-name="_Ref34381637">Report location</text:bookmark-ref>").</text:p>
      <text:p text:style-name="P4">For example with the <text:span text:style-name="T17">simple.scn</text:span> scenario execution of § <text:bookmark-ref text:reference-format="number" text:ref-name="_Ref34382094">3.3.2.1 a</text:bookmark-ref> "<text:bookmark-ref text:reference-format="text" text:ref-name="_Ref34382094">Simple test</text:bookmark-ref>" and choosing a scenario named <text:span text:style-name="T17">other_order.scn</text:span> for the report order (assuming that all the QA tests paths in <text:span text:style-name="T17">simple.scn</text:span> are included in <text:span text:style-name="T17">other_order.scn</text:span>):</text:p>
      <text:p text:style-name="P63"/>
      <text:p text:style-name="P63">cd $QA_ROOT/runtest</text:p>
      <text:p text:style-name="P63">cp running.v0334<text:span text:style-name="T32">_simple_try</text:span> <text:s/>allapp_reports/allapp_report_v0334<text:span text:style-name="T32">_simple_try</text:span> <text:s/></text:p>
      <text:p text:style-name="P143">allapp_reports_pack.pl -v v0334_simple_try $QA_ROOT/runtest/scenarios/other_order.scn</text:p>
      <text:p text:style-name="P63"/>
      <text:p text:style-name="P7"/>
      <text:list xml:id="list160934107768520" text:continue-numbering="true" text:style-name="WWNum1">
        <text:list-item>
          <text:list>
            <text:list-item>
              <text:h text:style-name="P98" text:outline-level="2"><text:bookmark-start text:name="__RefHeading___Toc7062_1662581381"/><text:bookmark-start text:name="_Toc35436003"/>Running test by hand in a test folder<text:bookmark-end text:name="__RefHeading___Toc7062_1662581381"/><text:bookmark-end text:name="_Toc35436003"/></text:h>
            </text:list-item>
          </text:list>
        </text:list-item>
      </text:list>
      <text:p text:style-name="P10">It is very useful to run a QA test by hand, especially for debug purpose. It results in a faster execution (no scenario interpretation, further features may be specified), and this also preserve intermediate files. Namely it is possible to:</text:p>
      <text:list xml:id="list160934191127898" text:continue-list="list160934150014224" text:style-name="WWNum59">
        <text:list-item>
          <text:p text:style-name="P117">limit the test to only the targets which fails,</text:p>
        </text:list-item>
        <text:list-item>
          <text:p text:style-name="P117">run the test without cleaning the intermediate files after the test (compiler or execution output ones),</text:p>
        </text:list-item>
        <text:list-item>
          <text:p text:style-name="P117">run the test without cleaning the compiler intermediate files before the test (run the targets while skipping the build stage),</text:p>
        </text:list-item>
        <text:list-item>
          <text:p text:style-name="P117">run a unit test without the performance stage (when the functional reports are bad or when the size and speed don't matter).</text:p>
        </text:list-item>
      </text:list>
      <text:p text:style-name="P7"><text:span text:style-name="T5">For all these uses, you must refer to </text:span>§ "<text:bookmark-start text:name="_Ref33504683"/><text:bookmark-start text:name="_Toc34474250"/><text:bookmark-start text:name="_Ref33504679"/>Running a test manually<text:bookmark-end text:name="_Ref33504683"/><text:bookmark-end text:name="_Toc34474250"/><text:bookmark-end text:name="_Ref33504679"/>" of the Reference Manual<text:span text:style-name="T5">.</text:span></text:p>
      <text:list xml:id="list160934882608316" text:continue-list="list160934107768520" text:style-name="WWNum1">
        <text:list-item>
          <text:list>
            <text:list-item>
              <text:h text:style-name="P98" text:outline-level="2"><text:bookmark-start text:name="_Ref33804114"/><text:bookmark-start text:name="__RefHeading___Toc7064_1662581381"/><text:bookmark-start text:name="_Toc35436004"/><text:soft-page-break/>Using others compilers<text:bookmark-end text:name="_Ref33804114"/><text:bookmark-end text:name="__RefHeading___Toc7064_1662581381"/><text:bookmark-end text:name="_Toc35436004"/></text:h>
            </text:list-item>
          </text:list>
        </text:list-item>
      </text:list>
      <text:p text:style-name="P7"><text:span text:style-name="T5">The current QA test base was mainly designed and configured for the </text:span>“CW FOR STARCORE” C compiler (read § <text:span text:style-name="T6"><text:bookmark-ref text:reference-format="number" text:ref-name="_Ref32921869">Erreur : source de la référence non trouvée</text:bookmark-ref></text:span> "<text:span text:style-name="T6"><text:bookmark-ref text:reference-format="text" text:ref-name="_Ref32921869">Erreur : source de la référence non trouvée</text:bookmark-ref></text:span>”). Each QA test thus includes a <text:span text:style-name="T17">makefile.scc</text:span> makefile used by default (read § <text:bookmark-ref text:reference-format="number" text:ref-name="_Ref35425666">4.3.4</text:bookmark-ref> "<text:bookmark-ref text:reference-format="text" text:ref-name="_Ref35425685">Default parameter values</text:bookmark-ref>") to build the executable files (the targets). They all contain a GCC makefile named <text:span text:style-name="T17">makefile.gcc</text:span> too (only the PlumHall testbed and a few other tests do not offer this possibility). The <text:span text:style-name="T17">gcc</text:span> compiler is also used to generate reference output files from reference input files by running <text:span text:style-name="T17">gcc</text:span>-compiled targets.</text:p>
      <text:p text:style-name="P45">The user can also define the <text:span text:style-name="T17">makefile.gcc</text:span> as makefile to be use in scenario files. In this case, the generated code is the host computer native code, and no simulator is needed. In this case the simulator parameter is <text:span text:style-name="T17">none</text:span>. For example if the <text:span text:style-name="T17">simple.scn</text:span> scenario (§ <text:bookmark-ref text:reference-format="number" text:ref-name="_Ref34388682">3.3.1</text:bookmark-ref> "<text:bookmark-ref text:reference-format="text" text:ref-name="_Ref34388682">Preparing the test</text:bookmark-ref>") was defined to test the <text:span text:style-name="T17">gcc</text:span> compiler (be careful with the compiler options that are not the same): </text:p>
      <text:p text:style-name="P55"/>
      <text:p text:style-name="P54">applications/amr/v0 <text:s text:c="12"/>-f <text:s/>-l light -m makefile.gcc -s none ‑O3</text:p>
      <text:p text:style-name="P54">applications/efr/v0 <text:s text:c="12"/>-f <text:s/>-l light -m makefile.gcc -s none ‑O3</text:p>
      <text:p text:style-name="P54">unit_tests/benchmarks_loop/v0 <text:s text:c="2"/>-f <text:s/>-l full <text:s/>-m makefile.gcc -s none -O</text:p>
      <text:p text:style-name="P55"/>
      <text:p text:style-name="P7"/>
      <text:p text:style-name="P7">As explained in the § <text:bookmark-ref text:reference-format="number" text:ref-name="_Ref34389092">3.3.3.2 b</text:bookmark-ref> "<text:bookmark-ref text:reference-format="text" text:ref-name="_Ref34389092">Individual test report content</text:bookmark-ref>", neither the size of the generated code nor the number of cycles is reported in this case.</text:p>
      <text:list xml:id="list160935507057710" text:continue-numbering="true" text:style-name="WWNum1">
        <text:list-item>
          <text:list>
            <text:list-item>
              <text:h text:style-name="P98" text:outline-level="2"><text:bookmark-start text:name="_Ref33803382"/><text:bookmark-start text:name="__RefHeading___Toc7066_1662581381"/><text:bookmark-start text:name="_Toc35436005"/>Using prototype functions<text:bookmark-end text:name="_Ref33803382"/><text:bookmark-end text:name="__RefHeading___Toc7066_1662581381"/><text:bookmark-end text:name="_Toc35436005"/></text:h>
              <text:list>
                <text:list-item>
                  <text:h text:style-name="P83" text:outline-level="3"><text:bookmark-start text:name="__RefHeading___Toc7068_1662581381"/><text:bookmark-start text:name="_Toc35436006"/>The <text:span text:style-name="T16">PROTO</text:span> makefile variable<text:bookmark-end text:name="__RefHeading___Toc7068_1662581381"/><text:bookmark-end text:name="_Toc35436006"/></text:h>
                </text:list-item>
              </text:list>
            </text:list-item>
          </text:list>
        </text:list-item>
      </text:list>
      <text:p text:style-name="P47">The makefiles allows using either:</text:p>
      <text:list xml:id="list160934149353822" text:continue-list="list160934191127898" text:style-name="WWNum59">
        <text:list-item>
          <text:p text:style-name="P114"><text:span text:style-name="T5">the basic intrinsic functions provided with the source files (often in a </text:span><text:span text:style-name="T17">basic_op.c</text:span><text:span text:style-name="T5"> file) of the applications integrated in the QA,</text:span></text:p>
        </text:list-item>
        <text:list-item>
          <text:p text:style-name="P114"><text:span text:style-name="T5">the </text:span>prototype library of the CW for StarCore compiler that contains a mapping of the ITU/ETSI special functions. In this case there are still two possibilities:</text:p>
        </text:list-item>
      </text:list>
      <text:list xml:id="list160934966696218" text:continue-list="list160933624996820" text:style-name="WWNum60">
        <text:list-item>
          <text:p text:style-name="P126">either<text:span text:style-name="T5"> to perform the prototype functions replacement and use the compiled library,</text:span></text:p>
        </text:list-item>
        <text:list-item>
          <text:p text:style-name="P126"><text:span text:style-name="T5">or not to do the prototype functions replacement and compile their source files (</text:span><text:span text:style-name="T17">prototype.c</text:span><text:span text:style-name="T5"> and </text:span><text:span text:style-name="T17">prototype.h</text:span><text:span text:style-name="T5">) with the targets source files.</text:span></text:p>
        </text:list-item>
      </text:list>
      <text:p text:style-name="P47">These possibilities are related to the following values of the PROTO makefile variable:</text:p>
      <text:list xml:id="list160935181230742" text:continue-list="list160934149353822" text:style-name="WWNum59">
        <text:list-item>
          <text:p text:style-name="P114"><text:span text:style-name="T17">BASIC_OP</text:span><text:span text:style-name="T5"> for the basic intrinsic functions, </text:span></text:p>
        </text:list-item>
        <text:list-item>
          <text:p text:style-name="P114"><text:span text:style-name="T17">EMULATE</text:span><text:span text:style-name="T5"> for the prototype functions replacement and use of the compiled library, </text:span></text:p>
        </text:list-item>
        <text:list-item>
          <text:p text:style-name="P114"><text:span text:style-name="T17">NPR</text:span><text:span text:style-name="T5"> for the inclusion of the prototype functions within the targets source files.</text:span></text:p>
        </text:list-item>
      </text:list>
      <text:p text:style-name="P45"><text:soft-page-break/><text:span text:style-name="T5">The default value of this variable can be overwritten while doing its macro-definition launching the makefile (</text:span><text:span text:style-name="T17">-mo</text:span><text:span text:style-name="T5"> option of the master script). Such a definition would be in the </text:span><text:span text:style-name="T17">simple.scn</text:span><text:span text:style-name="T5"> scenario:</text:span></text:p>
      <text:p text:style-name="P55"/>
      <text:p text:style-name="P55">applications/amr/v0 <text:s text:c="11"/>-f <text:s/>-l light -mo PROTO=BASIC_OP ‑O3 ‑Og</text:p>
      <text:p text:style-name="P55">applications/efr/v0 <text:s text:c="11"/>-f <text:s/>-l light -mo PROTO=EMULATE <text:s/>‑O3 ‑Og</text:p>
      <text:p text:style-name="P55">unit_tests/benchmarks_loop/v0 <text:s text:c="5"/>-l full <text:s/>-mo PROTO=NPR <text:s text:c="4"/>‑O3 ‑Og -Os</text:p>
      <text:p text:style-name="P55"/>
      <text:p text:style-name="P7"/>
      <text:p text:style-name="P45">The available values for the PROTO variable are:</text:p>
      <text:list xml:id="list160935150461216" text:continue-numbering="true" text:style-name="WWNum59">
        <text:list-item>
          <text:p text:style-name="P121">codec application:</text:p>
        </text:list-item>
      </text:list>
      <text:list xml:id="list160935118324316" text:continue-list="list160934966696218" text:style-name="WWNum60">
        <text:list-item>
          <text:p text:style-name="P126">scc: <text:span text:style-name="T17">BASIC_OP</text:span>, <text:span text:style-name="T17">EMULATE</text:span>, <text:span text:style-name="T17">NPR</text:span>,</text:p>
        </text:list-item>
        <text:list-item>
          <text:p text:style-name="P126">gcc: <text:span text:style-name="T17">BASIC_OP</text:span>, <text:span text:style-name="T17">NPR</text:span>.</text:p>
        </text:list-item>
      </text:list>
      <text:list xml:id="list160934311390408" text:continue-list="list160935150461216" text:style-name="WWNum59">
        <text:list-item>
          <text:p text:style-name="P114">unit tests:</text:p>
        </text:list-item>
      </text:list>
      <text:list xml:id="list160934650152368" text:continue-list="list160935118324316" text:style-name="WWNum60">
        <text:list-item>
          <text:p text:style-name="P126">scc: <text:span text:style-name="T17">EMULATE</text:span>, <text:span text:style-name="T17">NPR</text:span>,</text:p>
        </text:list-item>
        <text:list-item>
          <text:p text:style-name="P126">gcc: <text:span text:style-name="T17">NPR</text:span>.</text:p>
        </text:list-item>
      </text:list>
      <text:list xml:id="list160935021582694" text:continue-list="list160935507057710" text:style-name="WWNum1">
        <text:list-item>
          <text:list>
            <text:list-item>
              <text:list>
                <text:list-item>
                  <text:h text:style-name="P87" text:outline-level="3"><text:bookmark-start text:name="__RefHeading___Toc7070_1662581381"/><text:bookmark-start text:name="_Toc35436007"/>Default values<text:bookmark-end text:name="__RefHeading___Toc7070_1662581381"/><text:bookmark-end text:name="_Toc35436007"/></text:h>
                </text:list-item>
              </text:list>
            </text:list-item>
          </text:list>
        </text:list-item>
      </text:list>
      <text:p text:style-name="P45"><text:span text:style-name="T5">The </text:span><text:span text:style-name="T17">PROTO</text:span><text:span text:style-name="T5"> variable has its default value set in the makefile:</text:span></text:p>
      <text:list xml:id="list160934173223852" text:continue-list="list160934311390408" text:style-name="WWNum59">
        <text:list-item>
          <text:p text:style-name="P114">scc: <text:span text:style-name="T17">EMULATE</text:span>,</text:p>
        </text:list-item>
        <text:list-item>
          <text:p text:style-name="P114">gcc: <text:span text:style-name="T17">NPR</text:span>.</text:p>
        </text:list-item>
      </text:list>
      <text:p text:style-name="P125"/>
      <text:list xml:id="list160934673884438" text:continue-list="list160935021582694" text:style-name="WWNum1">
        <text:list-item>
          <text:list>
            <text:list-item>
              <text:h text:style-name="P99" text:outline-level="2"><text:bookmark-start text:name="_Ref34219209"/><text:bookmark-start text:name="_Toc35436009"/><text:bookmark-start text:name="__RefHeading___Toc7074_1662581381"/>Including disassembler<text:bookmark-end text:name="_Ref34219209"/><text:bookmark-end text:name="_Toc35436009"/><text:bookmark-end text:name="__RefHeading___Toc7074_1662581381"/></text:h>
              <text:list>
                <text:list-item>
                  <text:h text:style-name="P83" text:outline-level="3"><text:bookmark-start text:name="__RefHeading___Toc7076_1662581381"/><text:bookmark-start text:name="_Toc35436010"/>The <text:span text:style-name="T16">DASM</text:span> makefile.scc macro<text:bookmark-end text:name="__RefHeading___Toc7076_1662581381"/><text:bookmark-end text:name="_Toc35436010"/></text:h>
                </text:list-item>
              </text:list>
            </text:list-item>
          </text:list>
        </text:list-item>
      </text:list>
      <text:p text:style-name="P7"><text:span text:style-name="T5">The </text:span><text:span text:style-name="T17">scc</text:span><text:span text:style-name="T5"> makefiles allow making use of the disassembler in the compiling process. Standard </text:span><text:span text:style-name="T17">gmake</text:span><text:span text:style-name="T5"> process accepts and generates the files in the following order in each QA test directory:</text:span></text:p>
      <text:list xml:id="list160933782583053" text:continue-list="list160934173223852" text:style-name="WWNum59">
        <text:list-item>
          <text:p text:style-name="P114"><text:span text:style-name="T17">.c</text:span><text:span text:style-name="T5"> </text:span>source files in the <text:span text:style-name="T15">src</text:span>, <text:span text:style-name="T15">coder</text:span>, <text:span text:style-name="T15">decoder</text:span>, <text:span text:style-name="T15">common</text:span>, <text:span text:style-name="T15">include</text:span> directories,</text:p>
        </text:list-item>
        <text:list-item>
          <text:p text:style-name="P114"><text:span text:style-name="T15">.eln</text:span> intermediate code files in the <text:span text:style-name="T15">obj</text:span> directory,</text:p>
        </text:list-item>
        <text:list-item>
          <text:p text:style-name="P114"><text:span text:style-name="T15">.eld</text:span> executable<text:span text:style-name="T5"> code files in the </text:span><text:span text:style-name="T17">bin</text:span><text:span text:style-name="T5"> directory.</text:span></text:p>
        </text:list-item>
      </text:list>
      <text:p text:style-name="P10"/>
      <text:p text:style-name="P10"><text:soft-page-break/>As the disassembler can accept intermediate and executable code files as inputs, there are two ways to invoke the disassembler:</text:p>
      <text:list xml:id="list160935018089359" text:continue-numbering="true" text:style-name="WWNum59">
        <text:list-item>
          <text:p text:style-name="P114"><text:span text:style-name="T5">adding </text:span><text:span text:style-name="T17">-mo DASM=eln</text:span><text:span text:style-name="T5"> in the master script parameters (in scenario or manually) and the building process becomes:</text:span></text:p>
        </text:list-item>
      </text:list>
      <text:list xml:id="list160935636402051" text:continue-list="list160934650152368" text:style-name="WWNum60">
        <text:list-item>
          <text:p text:style-name="P126"><text:span text:style-name="T17">.c</text:span><text:span text:style-name="T5"> </text:span><text:span text:style-name="T17">.h</text:span><text:span text:style-name="T5"> </text:span>source files in the <text:span text:style-name="code_20_Char">src</text:span>, <text:span text:style-name="code_20_Char">coder</text:span>, <text:span text:style-name="code_20_Char">decoder</text:span>, <text:span text:style-name="code_20_Char">common</text:span>, <text:span text:style-name="code_20_Char">include</text:span> directories,</text:p>
        </text:list-item>
        <text:list-item>
          <text:p text:style-name="P126"><text:span text:style-name="code_20_Char">.eln</text:span> intermediate code files in the <text:span text:style-name="code_20_Char">obj</text:span> directory,</text:p>
        </text:list-item>
        <text:list-item>
          <text:p text:style-name="P126"><text:span text:style-name="code_20_Char">.sl</text:span> assembler source files in the <text:span text:style-name="code_20_Char">dasm</text:span> directory (from <text:span text:style-name="code_20_Char">.eln</text:span> files),</text:p>
        </text:list-item>
        <text:list-item>
          <text:p text:style-name="P126"><text:span text:style-name="code_20_Char">.eln</text:span> intermediate code files in the <text:span text:style-name="code_20_Char">dasm</text:span> directory (from <text:span text:style-name="code_20_Char">.sl</text:span> files),</text:p>
        </text:list-item>
        <text:list-item>
          <text:p text:style-name="P126"><text:span text:style-name="code_20_Char">.eld</text:span> executable code files in the <text:span text:style-name="code_20_Char">dasm</text:span> directory (from <text:span text:style-name="code_20_Char">.eln</text:span> files in dasm),</text:p>
        </text:list-item>
        <text:list-item>
          <text:p text:style-name="P126"><text:span text:style-name="code_20_Char">.eld</text:span> executable<text:span text:style-name="T5"> code files in the </text:span><text:span text:style-name="code_20_Char">bin</text:span><text:span text:style-name="T5"> directory (from </text:span><text:span text:style-name="T17">.eln</text:span><text:span text:style-name="T5"> files in </text:span><text:span text:style-name="T17">obj</text:span>)<text:span text:style-name="T5">.</text:span></text:p>
        </text:list-item>
      </text:list>
      <text:list xml:id="list160935682936987" text:continue-list="list160935018089359" text:style-name="WWNum59">
        <text:list-item>
          <text:p text:style-name="P114"><text:span text:style-name="T5">adding </text:span><text:span text:style-name="T17">-mo DASM=eld</text:span><text:span text:style-name="T5"> in the master script parameters (in scenario or manually) and the building process becomes:</text:span></text:p>
        </text:list-item>
      </text:list>
      <text:list xml:id="list160935524159747" text:continue-list="list160935636402051" text:style-name="WWNum60">
        <text:list-item>
          <text:p text:style-name="P126"><text:span text:style-name="T17">.c .h</text:span><text:span text:style-name="T5"> </text:span>source files in the <text:span text:style-name="code_20_Char">src</text:span>, <text:span text:style-name="code_20_Char">coder</text:span>, <text:span text:style-name="code_20_Char">decoder</text:span>, <text:span text:style-name="code_20_Char">common</text:span>, <text:span text:style-name="code_20_Char">include</text:span> directories,</text:p>
        </text:list-item>
        <text:list-item>
          <text:p text:style-name="P126"><text:span text:style-name="code_20_Char">.eln</text:span> intermediate code files in the <text:span text:style-name="code_20_Char">obj</text:span> directory,</text:p>
        </text:list-item>
        <text:list-item>
          <text:p text:style-name="P126"><text:span text:style-name="code_20_Char">.eld</text:span> executable code files in the <text:span text:style-name="code_20_Char">bin</text:span> directory (from <text:span text:style-name="code_20_Char">.eln</text:span> files in <text:span text:style-name="code_20_Char">obj</text:span>),</text:p>
        </text:list-item>
        <text:list-item>
          <text:p text:style-name="P126"><text:span text:style-name="code_20_Char">.sl</text:span> assembler source files in the <text:span text:style-name="code_20_Char">dasm</text:span> directory (from <text:span text:style-name="code_20_Char">.eld</text:span> files in <text:span text:style-name="code_20_Char">bin</text:span>),</text:p>
        </text:list-item>
        <text:list-item>
          <text:p text:style-name="P126"><text:span text:style-name="code_20_Char">.eln</text:span> intermediate code files in the <text:span text:style-name="code_20_Char">dasm</text:span> directory (from <text:span text:style-name="code_20_Char">.sl</text:span> files),</text:p>
        </text:list-item>
        <text:list-item>
          <text:p text:style-name="P126"><text:span text:style-name="code_20_Char">.eld</text:span> executable<text:span text:style-name="T5"> code files in the </text:span><text:span text:style-name="code_20_Char">dasm</text:span><text:span text:style-name="T5"> directory (from </text:span><text:span text:style-name="T17">.eln</text:span><text:span text:style-name="T5"> files in </text:span><text:span text:style-name="T17">dasm</text:span>).</text:p>
        </text:list-item>
      </text:list>
      <text:p text:style-name="P5"/>
      <text:p text:style-name="P113"><text:soft-page-break/>The report generated is in the form:</text:p>
      <text:p text:style-name="P56"/>
      <text:p text:style-name="P56">**************************************************************</text:p>
      <text:p text:style-name="P56">* <text:s/>Launch date: <text:s text:c="23"/>2003/02/28 - 19:17:02 *</text:p>
      <text:p text:style-name="P56">* <text:s text:c="3"/>Test name: <text:s text:c="38"/>PStone *</text:p>
      <text:p text:style-name="P56">* Test version: <text:s text:c="34"/>v0505_dasm *</text:p>
      <text:p text:style-name="P56">* <text:s text:c="3"/>Test path: <text:s text:c="25"/>standards/pstone/v0 *</text:p>
      <text:p text:style-name="P56">* <text:s text:c="59"/>*</text:p>
      <text:p text:style-name="P56">* <text:s text:c="3"/>Test mode: <text:s text:c="22"/>functional+performance *</text:p>
      <text:p text:style-name="P56">* <text:s text:c="7"/>Level: <text:s text:c="40"/>full *</text:p>
      <text:p text:style-name="P56">* <text:s text:c="2"/>CC options: <text:s text:c="8"/>-O3 -Og -arch sc140 -D_USE_CW_PROTO_ *</text:p>
      <text:p text:style-name="P56">* <text:s text:c="5"/>Targets: <text:s text:c="39"/>&lt;all&gt; *</text:p>
      <text:p text:style-name="P56">* <text:s text:c="4"/>Makefile: <text:s text:c="32"/>makefile.scc *</text:p>
      <text:p text:style-name="P56">* Make options: <text:s text:c="22"/>PROTO=EMULATE DASM=eln *</text:p>
      <text:p text:style-name="P56">* <text:s text:c="3"/>Simulator: <text:s text:c="35"/>sc100-sim *</text:p>
      <text:p text:style-name="P56">* Sim. options: <text:s text:c="45"/>*</text:p>
      <text:p text:style-name="P60">**************************************************************</text:p>
      <text:p text:style-name="P60"/>
      <text:p text:style-name="P56"><text:s text:c="12"/>Target; <text:s text:c="13"/>Status; Size (b); <text:s/>Num of cycles; Num of cycles/fr; <text:s/>...</text:p>
      <text:p text:style-name="P56">------------------------------------------------------------------------------</text:p>
      <text:p text:style-name="P56"><text:s text:c="14"/>auto; <text:s text:c="15"/>PASS; <text:s text:c="4"/>2832; <text:s text:c="10"/>3369</text:p>
      <text:p text:style-name="P56"><text:s text:c="4"/>auto(DASM=eln); <text:s text:c="9"/>FAIL(Diff); <text:s text:c="4"/>2904; <text:s text:c="10"/>3318</text:p>
      <text:p text:style-name="P56"><text:s text:c="14"/>blit; <text:s text:c="15"/>PASS; <text:s text:c="5"/>816; <text:s text:c="9"/>22157</text:p>
      <text:p text:style-name="P56"><text:s text:c="4"/>blit(DASM=eln); <text:s text:c="15"/>PASS; <text:s text:c="5"/>848; <text:s text:c="9"/>23655</text:p>
      <text:p text:style-name="P56"><text:s text:c="10"/>compress; <text:s text:c="15"/>PASS; <text:s text:c="4"/>3136; <text:s text:c="9"/>11033</text:p>
      <text:p text:style-name="P56">compress(DASM=eln); <text:s text:c="15"/>PASS; <text:s text:c="4"/>3348; <text:s text:c="9"/>11184</text:p>
      <text:p text:style-name="P56"><text:soft-page-break/><text:s text:c="15"/>des; <text:s text:c="15"/>PASS; <text:s text:c="4"/>2080; <text:s text:c="9"/>52903</text:p>
      <text:p text:style-name="P56"><text:s text:c="5"/>des(DASM=eln); <text:s text:c="15"/>PASS; <text:s text:c="4"/>2108; <text:s text:c="9"/>53326</text:p>
      <text:p text:style-name="P56"/>
      <text:p text:style-name="P8"/>
      <text:list xml:id="list160934769345545" text:continue-list="list160934673884438" text:style-name="WWNum1">
        <text:list-item>
          <text:list>
            <text:list-item>
              <text:list>
                <text:list-item>
                  <text:h text:style-name="P83" text:outline-level="3"><text:bookmark-start text:name="__RefHeading___Toc7078_1662581381"/><text:bookmark-start text:name="_Toc35436011"/>Default values<text:bookmark-end text:name="__RefHeading___Toc7078_1662581381"/><text:bookmark-end text:name="_Toc35436011"/></text:h>
                </text:list-item>
              </text:list>
            </text:list-item>
          </text:list>
        </text:list-item>
      </text:list>
      <text:p text:style-name="P7">The DASM variable has no default value in the makefiles and no value is set by default by the master scripts.</text:p>
      <text:list xml:id="list160935429042557" text:continue-numbering="true" text:style-name="WWNum1">
        <text:list-item>
          <text:h text:style-name="P89" text:outline-level="1"><text:bookmark-start text:name="__RefHeading___Toc7080_1662581381"/><text:bookmark-start text:name="_Toc35436012"/>Further work<text:bookmark-end text:name="__RefHeading___Toc7080_1662581381"/><text:bookmark-end text:name="_Toc35436012"/></text:h>
        </text:list-item>
      </text:list>
      <text:p text:style-name="P7">Following features will be added in a near future to the QA:</text:p>
      <text:list xml:id="list160935032222001" text:continue-list="list160935682936987" text:style-name="WWNum59">
        <text:list-item>
          <text:p text:style-name="P114">a spreadsheet file generation: a tabulated format for reports, a reports selection tool, an import method and Excel macros will be defined to generate automatically Excel spreadsheets with charts and graphical compiler versions comparisons,</text:p>
        </text:list-item>
        <text:list-item>
          <text:p text:style-name="P114">a QA delivery and safe incremental update method with the related tools,</text:p>
        </text:list-item>
        <text:list-item>
          <text:p text:style-name="P114">a timeouts handling for compilation and execution/simulation,</text:p>
        </text:list-item>
        <text:list-item>
          <text:p text:style-name="P114">a reporting of compiler components cpu time use,</text:p>
        </text:list-item>
        <text:list-item>
          <text:p text:style-name="P114">others test levels than "compile", "light" and "full",</text:p>
        </text:list-item>
        <text:list-item>
          <text:p text:style-name="P114">a "draft" level that gives the commands that would run a master script without executing them,</text:p>
        </text:list-item>
        <text:list-item>
          <text:p text:style-name="P114">a global reports smart assembling tool for distributed tests run with the same compiler version,</text:p>
        </text:list-item>
        <text:list-item>
          <text:p text:style-name="P114">some scenario features as others scenarios inclusion and an "excepted options" operator.</text:p>
        </text:list-item>
      </text:list>
      <text:p text:style-name="P7"/>
      <text:list xml:id="list160934155914428" text:continue-list="list160935429042557" text:style-name="WWNum1">
        <text:list-item>
          <text:h text:style-name="P90" text:outline-level="1"><text:bookmark-start text:name="__RefHeading___Toc7082_1662581381"/><text:bookmark-start text:name="_Toc35436013"/>The “CW FOR STARCORE” tests base<text:bookmark-end text:name="__RefHeading___Toc7082_1662581381"/><text:bookmark-end text:name="_Toc35436013"/></text:h>
        </text:list-item>
      </text:list>
      <text:p text:style-name="P45">The tables below summarize the exceptions to the standard test features (i.e. <text:s/>unavailable/unimplemented features for each QA test):</text:p>
      <table:table table:name="Tableau5" table:style-name="Tableau5">
        <table:table-column table:style-name="Tableau5.A"/>
        <table:table-column table:style-name="Tableau5.B"/>
        <table:table-column table:style-name="Tableau5.C"/>
        <table:table-column table:style-name="Tableau5.B"/>
        <table:table-column table:style-name="Tableau5.E"/>
        <table:table-column table:style-name="Tableau5.F" table:number-columns-repeated="2"/>
        <table:table-row table:style-name="Tableau5.1">
          <table:table-cell table:style-name="Tableau5.A1" table:number-rows-spanned="2" office:value-type="string">
            <text:p text:style-name="P144">QA test directory</text:p>
            <text:p text:style-name="P144">(Applications)</text:p>
          </table:table-cell>
          <table:table-cell table:style-name="Tableau5.B1" table:number-rows-spanned="2" office:value-type="string">
            <text:p text:style-name="P157">no performance mode</text:p>
          </table:table-cell>
          <table:table-cell table:style-name="Tableau5.A1" table:number-rows-spanned="2" office:value-type="string">
            <text:p text:style-name="P18">available targets</text:p>
            <text:p text:style-name="P18"/>
            <text:p text:style-name="P18">when not</text:p>
            <text:p text:style-name="P18"/>
            <text:p text:style-name="P24">coder + decoder + coder_decoder</text:p>
          </table:table-cell>
          <table:table-cell table:style-name="Tableau5.B1" table:number-rows-spanned="2" office:value-type="string">
            <text:p text:style-name="P157">no makefile.scc</text:p>
          </table:table-cell>
          <table:table-cell table:style-name="Tableau5.B1" table:number-rows-spanned="2" office:value-type="string">
            <text:p text:style-name="P157">no makefile.gcc</text:p>
          </table:table-cell>
          <table:table-cell table:style-name="Tableau5.F1" office:value-type="string">
            <text:p text:style-name="P19">scc</text:p>
          </table:table-cell>
          <table:table-cell table:style-name="Tableau5.G1" office:value-type="string">
            <text:p text:style-name="P19">gcc</text:p>
          </table:table-cell>
        </table:table-row>
        <table:table-row table:style-name="Tableau5.2">
          <table:covered-table-cell/>
          <table:covered-table-cell/>
          <table:covered-table-cell/>
          <table:covered-table-cell/>
          <table:covered-table-cell/>
          <table:table-cell table:style-name="Tableau5.F2" office:value-type="string">
            <text:p text:style-name="P24">PROTO ≠</text:p>
            <text:p text:style-name="P24"/>
            <text:p text:style-name="P18">BASIC_OP</text:p>
            <text:p text:style-name="P18">EMULATE</text:p>
            <text:p text:style-name="P18">NPR</text:p>
          </table:table-cell>
          <table:table-cell table:style-name="Tableau5.G2" office:value-type="string">
            <text:p text:style-name="P18">PROTO ≠</text:p>
            <text:p text:style-name="P18"/>
            <text:p text:style-name="P18">BASIC_OP</text:p>
            <text:p text:style-name="P24">NPR </text:p>
          </table:table-cell>
        </table:table-row>
        <table:table-row table:style-name="Tableau5.3">
          <table:table-cell table:style-name="Tableau5.A3" office:value-type="string">
            <text:p text:style-name="P151">applications/amr/v0</text:p>
          </table:table-cell>
          <table:table-cell table:style-name="Tableau5.B3" office:value-type="string">
            <text:p text:style-name="P20"/>
          </table:table-cell>
          <table:table-cell table:style-name="Tableau5.C3" office:value-type="string">
            <text:p text:style-name="P20"/>
          </table:table-cell>
          <table:table-cell table:style-name="Tableau5.D3" office:value-type="string">
            <text:p text:style-name="P20"/>
          </table:table-cell>
          <table:table-cell table:style-name="Tableau5.E3" office:value-type="string">
            <text:p text:style-name="P20"/>
          </table:table-cell>
          <table:table-cell table:style-name="Tableau5.F3" office:value-type="string">
            <text:p text:style-name="P22"/>
          </table:table-cell>
          <table:table-cell table:style-name="Tableau5.G3" office:value-type="string">
            <text:p text:style-name="P22"/>
          </table:table-cell>
        </table:table-row>
        <table:table-row table:style-name="Tableau5.4">
          <table:table-cell table:style-name="Tableau5.A4" office:value-type="string">
            <text:p text:style-name="P152">applications/des2/v0.1</text:p>
          </table:table-cell>
          <table:table-cell table:style-name="Tableau5.B4" office:value-type="string">
            <text:p text:style-name="P21"/>
          </table:table-cell>
          <table:table-cell table:style-name="Tableau5.C4" office:value-type="string">
            <text:p text:style-name="P21"/>
          </table:table-cell>
          <table:table-cell table:style-name="Tableau5.D4" office:value-type="string">
            <text:p text:style-name="P21"/>
          </table:table-cell>
          <table:table-cell table:style-name="Tableau5.E4" office:value-type="string">
            <text:p text:style-name="P21"/>
          </table:table-cell>
          <table:table-cell table:style-name="Tableau5.F4" office:value-type="string">
            <text:p text:style-name="P23"/>
          </table:table-cell>
          <table:table-cell table:style-name="Tableau5.G4" office:value-type="string">
            <text:p text:style-name="P23"/>
          </table:table-cell>
        </table:table-row>
        <table:table-row table:style-name="Tableau5.5">
          <table:table-cell table:style-name="Tableau5.A5" office:value-type="string">
            <text:p text:style-name="P147">applications/ecc/v0</text:p>
          </table:table-cell>
          <table:table-cell table:style-name="Tableau5.B5" office:value-type="string">
            <text:p text:style-name="P25"/>
          </table:table-cell>
          <table:table-cell table:style-name="Tableau5.C5" office:value-type="string">
            <text:p text:style-name="P25"/>
          </table:table-cell>
          <table:table-cell table:style-name="Tableau5.D5" office:value-type="string">
            <text:p text:style-name="P25"/>
          </table:table-cell>
          <table:table-cell table:style-name="Tableau5.E5" office:value-type="string">
            <text:p text:style-name="P25"/>
          </table:table-cell>
          <table:table-cell table:style-name="Tableau5.F5" office:value-type="string">
            <text:p text:style-name="P27"/>
          </table:table-cell>
          <table:table-cell table:style-name="Tableau5.G5" office:value-type="string">
            <text:p text:style-name="P27"/>
          </table:table-cell>
        </table:table-row>
        <table:table-row table:style-name="Tableau5.6">
          <table:table-cell table:style-name="Tableau5.A6" office:value-type="string">
            <text:p text:style-name="P147">applications/efr/v0</text:p>
          </table:table-cell>
          <table:table-cell table:style-name="Tableau5.B6" office:value-type="string">
            <text:p text:style-name="P25"/>
          </table:table-cell>
          <table:table-cell table:style-name="Tableau5.C6" office:value-type="string">
            <text:p text:style-name="P25"/>
          </table:table-cell>
          <table:table-cell table:style-name="Tableau5.D6" office:value-type="string">
            <text:p text:style-name="P25"/>
          </table:table-cell>
          <table:table-cell table:style-name="Tableau5.E6" office:value-type="string">
            <text:p text:style-name="P25"/>
          </table:table-cell>
          <table:table-cell table:style-name="Tableau5.F6" office:value-type="string">
            <text:p text:style-name="P27"/>
          </table:table-cell>
          <table:table-cell table:style-name="Tableau5.G6" office:value-type="string">
            <text:p text:style-name="P27"/>
          </table:table-cell>
        </table:table-row>
        <table:table-row table:style-name="Tableau5.7">
          <table:table-cell table:style-name="Tableau5.A7" office:value-type="string">
            <text:p text:style-name="P148">applications/evr/v0</text:p>
          </table:table-cell>
          <table:table-cell table:style-name="Tableau5.B7" office:value-type="string">
            <text:p text:style-name="P26"/>
          </table:table-cell>
          <table:table-cell table:style-name="Tableau5.C7" office:value-type="string">
            <text:p text:style-name="P26"/>
          </table:table-cell>
          <table:table-cell table:style-name="Tableau5.D7" office:value-type="string">
            <text:p text:style-name="P26"/>
          </table:table-cell>
          <table:table-cell table:style-name="Tableau5.E7" office:value-type="string">
            <text:p text:style-name="P26"/>
          </table:table-cell>
          <table:table-cell table:style-name="Tableau5.F7" office:value-type="string">
            <text:p text:style-name="P28">BASIC_OP</text:p>
          </table:table-cell>
          <table:table-cell table:style-name="Tableau5.G7" office:value-type="string">
            <text:p text:style-name="P28">BASIC_OP</text:p>
          </table:table-cell>
        </table:table-row>
        <table:table-row table:style-name="Tableau5.8">
          <table:table-cell table:style-name="Tableau5.A8" office:value-type="string">
            <text:p text:style-name="P151">applications/fr/v0.1</text:p>
          </table:table-cell>
          <table:table-cell table:style-name="Tableau5.B8" office:value-type="string">
            <text:p text:style-name="P20"/>
          </table:table-cell>
          <table:table-cell table:style-name="Tableau5.C8" office:value-type="string">
            <text:p text:style-name="P20"/>
          </table:table-cell>
          <table:table-cell table:style-name="Tableau5.D8" office:value-type="string">
            <text:p text:style-name="P20"/>
          </table:table-cell>
          <table:table-cell table:style-name="Tableau5.E8" office:value-type="string">
            <text:p text:style-name="P20"/>
          </table:table-cell>
          <table:table-cell table:style-name="Tableau5.F8" office:value-type="string">
            <text:p text:style-name="P22"/>
          </table:table-cell>
          <table:table-cell table:style-name="Tableau5.G8" office:value-type="string">
            <text:p text:style-name="P22"/>
          </table:table-cell>
        </table:table-row>
        <table:table-row table:style-name="Tableau5.9">
          <table:table-cell table:style-name="Tableau5.A9" office:value-type="string">
            <text:p text:style-name="P152">applications/g721/v0</text:p>
          </table:table-cell>
          <table:table-cell table:style-name="Tableau5.B9" office:value-type="string">
            <text:p text:style-name="P21"/>
          </table:table-cell>
          <table:table-cell table:style-name="Tableau5.C9" office:value-type="string">
            <text:p text:style-name="P21"/>
          </table:table-cell>
          <table:table-cell table:style-name="Tableau5.D9" office:value-type="string">
            <text:p text:style-name="P21"/>
          </table:table-cell>
          <table:table-cell table:style-name="Tableau5.E9" office:value-type="string">
            <text:p text:style-name="P21"/>
          </table:table-cell>
          <table:table-cell table:style-name="Tableau5.F9" office:value-type="string">
            <text:p text:style-name="P23"/>
          </table:table-cell>
          <table:table-cell table:style-name="Tableau5.G9" office:value-type="string">
            <text:p text:style-name="P23"/>
          </table:table-cell>
        </table:table-row>
        <table:table-row table:style-name="Tableau5.10">
          <table:table-cell table:style-name="Tableau5.A10" office:value-type="string">
            <text:p text:style-name="P152">applications/g722/v0</text:p>
          </table:table-cell>
          <table:table-cell table:style-name="Tableau5.B10" office:value-type="string">
            <text:p text:style-name="P21"/>
          </table:table-cell>
          <table:table-cell table:style-name="Tableau5.C10" office:value-type="string">
            <text:p text:style-name="P21"/>
          </table:table-cell>
          <table:table-cell table:style-name="Tableau5.D10" office:value-type="string">
            <text:p text:style-name="P21"/>
          </table:table-cell>
          <table:table-cell table:style-name="Tableau5.E10" office:value-type="string">
            <text:p text:style-name="P21"/>
          </table:table-cell>
          <table:table-cell table:style-name="Tableau5.F10" office:value-type="string">
            <text:p text:style-name="P23"/>
          </table:table-cell>
          <table:table-cell table:style-name="Tableau5.G10" office:value-type="string">
            <text:p text:style-name="P23"/>
          </table:table-cell>
        </table:table-row>
        <table:table-row table:style-name="Tableau5.11">
          <table:table-cell table:style-name="Tableau5.A11" office:value-type="string">
            <text:p text:style-name="P152">applications/g723/v0</text:p>
          </table:table-cell>
          <table:table-cell table:style-name="Tableau5.B11" office:value-type="string">
            <text:p text:style-name="P21"/>
          </table:table-cell>
          <table:table-cell table:style-name="Tableau5.C11" office:value-type="string">
            <text:p text:style-name="P21"/>
          </table:table-cell>
          <table:table-cell table:style-name="Tableau5.D11" office:value-type="string">
            <text:p text:style-name="P21"/>
          </table:table-cell>
          <table:table-cell table:style-name="Tableau5.E11" office:value-type="string">
            <text:p text:style-name="P21"/>
          </table:table-cell>
          <table:table-cell table:style-name="Tableau5.F11" office:value-type="string">
            <text:p text:style-name="P23"/>
          </table:table-cell>
          <table:table-cell table:style-name="Tableau5.G11" office:value-type="string">
            <text:p text:style-name="P23"/>
          </table:table-cell>
        </table:table-row>
        <table:table-row table:style-name="Tableau5.12">
          <table:table-cell table:style-name="Tableau5.A12" office:value-type="string">
            <text:p text:style-name="P152">applications/g723_24/v0</text:p>
          </table:table-cell>
          <table:table-cell table:style-name="Tableau5.B12" office:value-type="string">
            <text:p text:style-name="P21"/>
          </table:table-cell>
          <table:table-cell table:style-name="Tableau5.C12" office:value-type="string">
            <text:p text:style-name="P21"/>
          </table:table-cell>
          <table:table-cell table:style-name="Tableau5.D12" office:value-type="string">
            <text:p text:style-name="P21"/>
          </table:table-cell>
          <table:table-cell table:style-name="Tableau5.E12" office:value-type="string">
            <text:p text:style-name="P21"/>
          </table:table-cell>
          <table:table-cell table:style-name="Tableau5.F12" office:value-type="string">
            <text:p text:style-name="P23"/>
          </table:table-cell>
          <table:table-cell table:style-name="Tableau5.G12" office:value-type="string">
            <text:p text:style-name="P23"/>
          </table:table-cell>
        </table:table-row>
        <table:table-row table:style-name="Tableau5.13">
          <table:table-cell table:style-name="Tableau5.A13" office:value-type="string">
            <text:p text:style-name="P152">applications/g723_40/v0</text:p>
          </table:table-cell>
          <table:table-cell table:style-name="Tableau5.B13" office:value-type="string">
            <text:p text:style-name="P21"/>
          </table:table-cell>
          <table:table-cell table:style-name="Tableau5.C13" office:value-type="string">
            <text:p text:style-name="P21"/>
          </table:table-cell>
          <table:table-cell table:style-name="Tableau5.D13" office:value-type="string">
            <text:p text:style-name="P21"/>
          </table:table-cell>
          <table:table-cell table:style-name="Tableau5.E13" office:value-type="string">
            <text:p text:style-name="P21"/>
          </table:table-cell>
          <table:table-cell table:style-name="Tableau5.F13" office:value-type="string">
            <text:p text:style-name="P23"/>
          </table:table-cell>
          <table:table-cell table:style-name="Tableau5.G13" office:value-type="string">
            <text:p text:style-name="P23"/>
          </table:table-cell>
        </table:table-row>
        <table:table-row table:style-name="Tableau5.14">
          <table:table-cell table:style-name="Tableau5.A14" office:value-type="string">
            <text:p text:style-name="P152">applications/g728/v0.1</text:p>
          </table:table-cell>
          <table:table-cell table:style-name="Tableau5.B14" office:value-type="string">
            <text:p text:style-name="P21"/>
          </table:table-cell>
          <table:table-cell table:style-name="Tableau5.C14" office:value-type="string">
            <text:p text:style-name="P21"/>
          </table:table-cell>
          <table:table-cell table:style-name="Tableau5.D14" office:value-type="string">
            <text:p text:style-name="P21"/>
          </table:table-cell>
          <table:table-cell table:style-name="Tableau5.E14" office:value-type="string">
            <text:p text:style-name="P21"/>
          </table:table-cell>
          <table:table-cell table:style-name="Tableau5.F14" office:value-type="string">
            <text:p text:style-name="P23"/>
          </table:table-cell>
          <table:table-cell table:style-name="Tableau5.G14" office:value-type="string">
            <text:p text:style-name="P23"/>
          </table:table-cell>
        </table:table-row>
        <table:table-row table:style-name="Tableau5.15">
          <table:table-cell table:style-name="Tableau5.A15" office:value-type="string">
            <text:p text:style-name="P152">applications/g728/v0</text:p>
          </table:table-cell>
          <table:table-cell table:style-name="Tableau5.B15" office:value-type="string">
            <text:p text:style-name="P21"/>
          </table:table-cell>
          <table:table-cell table:style-name="Tableau5.C15" office:value-type="string">
            <text:p text:style-name="P21"/>
          </table:table-cell>
          <table:table-cell table:style-name="Tableau5.D15" office:value-type="string">
            <text:p text:style-name="P21"/>
          </table:table-cell>
          <table:table-cell table:style-name="Tableau5.E15" office:value-type="string">
            <text:p text:style-name="P21"/>
          </table:table-cell>
          <table:table-cell table:style-name="Tableau5.F15" office:value-type="string">
            <text:p text:style-name="P23"/>
          </table:table-cell>
          <table:table-cell table:style-name="Tableau5.G15" office:value-type="string">
            <text:p text:style-name="P23"/>
          </table:table-cell>
        </table:table-row>
        <table:table-row table:style-name="Tableau5.16">
          <table:table-cell table:style-name="Tableau5.A16" office:value-type="string">
            <text:p text:style-name="P152">applications/g728/v1</text:p>
          </table:table-cell>
          <table:table-cell table:style-name="Tableau5.B16" office:value-type="string">
            <text:p text:style-name="P21"/>
          </table:table-cell>
          <table:table-cell table:style-name="Tableau5.C16" office:value-type="string">
            <text:p text:style-name="P21"/>
          </table:table-cell>
          <table:table-cell table:style-name="Tableau5.D16" office:value-type="string">
            <text:p text:style-name="P21"/>
          </table:table-cell>
          <table:table-cell table:style-name="Tableau5.E16" office:value-type="string">
            <text:p text:style-name="P21"/>
          </table:table-cell>
          <table:table-cell table:style-name="Tableau5.F16" office:value-type="string">
            <text:p text:style-name="P23"/>
          </table:table-cell>
          <table:table-cell table:style-name="Tableau5.G16" office:value-type="string">
            <text:p text:style-name="P23"/>
          </table:table-cell>
        </table:table-row>
        <table:table-row table:style-name="Tableau5.17">
          <table:table-cell table:style-name="Tableau5.A17" office:value-type="string">
            <text:p text:style-name="P152">applications/g729ab/v0</text:p>
          </table:table-cell>
          <table:table-cell table:style-name="Tableau5.B17" office:value-type="string">
            <text:p text:style-name="P21"/>
          </table:table-cell>
          <table:table-cell table:style-name="Tableau5.C17" office:value-type="string">
            <text:p text:style-name="P21"/>
          </table:table-cell>
          <table:table-cell table:style-name="Tableau5.D17" office:value-type="string">
            <text:p text:style-name="P21"/>
          </table:table-cell>
          <table:table-cell table:style-name="Tableau5.E17" office:value-type="string">
            <text:p text:style-name="P21"/>
          </table:table-cell>
          <table:table-cell table:style-name="Tableau5.F17" office:value-type="string">
            <text:p text:style-name="P23"/>
          </table:table-cell>
          <table:table-cell table:style-name="Tableau5.G17" office:value-type="string">
            <text:p text:style-name="P23"/>
          </table:table-cell>
        </table:table-row>
        <table:table-row table:style-name="Tableau5.18">
          <table:table-cell table:style-name="Tableau5.A18" office:value-type="string">
            <text:p text:style-name="P152">applications/g729i/v0</text:p>
          </table:table-cell>
          <table:table-cell table:style-name="Tableau5.B18" office:value-type="string">
            <text:p text:style-name="P21"/>
          </table:table-cell>
          <table:table-cell table:style-name="Tableau5.C18" office:value-type="string">
            <text:p text:style-name="P21"/>
          </table:table-cell>
          <table:table-cell table:style-name="Tableau5.D18" office:value-type="string">
            <text:p text:style-name="P21"/>
          </table:table-cell>
          <table:table-cell table:style-name="Tableau5.E18" office:value-type="string">
            <text:p text:style-name="P21"/>
          </table:table-cell>
          <table:table-cell table:style-name="Tableau5.F18" office:value-type="string">
            <text:p text:style-name="P23"/>
          </table:table-cell>
          <table:table-cell table:style-name="Tableau5.G18" office:value-type="string">
            <text:p text:style-name="P23"/>
          </table:table-cell>
        </table:table-row>
        <table:table-row table:style-name="Tableau5.19">
          <table:table-cell table:style-name="Tableau5.A19" office:value-type="string">
            <text:p text:style-name="P152">applications/g729i/v1</text:p>
          </table:table-cell>
          <table:table-cell table:style-name="Tableau5.B19" office:value-type="string">
            <text:p text:style-name="P21"/>
          </table:table-cell>
          <table:table-cell table:style-name="Tableau5.C19" office:value-type="string">
            <text:p text:style-name="P21"/>
          </table:table-cell>
          <table:table-cell table:style-name="Tableau5.D19" office:value-type="string">
            <text:p text:style-name="P21"/>
          </table:table-cell>
          <table:table-cell table:style-name="Tableau5.E19" office:value-type="string">
            <text:p text:style-name="P21"/>
          </table:table-cell>
          <table:table-cell table:style-name="Tableau5.F19" office:value-type="string">
            <text:p text:style-name="P23"/>
          </table:table-cell>
          <table:table-cell table:style-name="Tableau5.G19" office:value-type="string">
            <text:p text:style-name="P23"/>
          </table:table-cell>
        </table:table-row>
        <table:table-row table:style-name="Tableau5.20">
          <table:table-cell table:style-name="Tableau5.A20" office:value-type="string">
            <text:p text:style-name="P152">applications/gsm-1.0-pl10/v0</text:p>
          </table:table-cell>
          <table:table-cell table:style-name="Tableau5.B20" office:value-type="string">
            <text:p text:style-name="P21"/>
          </table:table-cell>
          <table:table-cell table:style-name="Tableau5.C20" office:value-type="string">
            <text:p text:style-name="P21"/>
          </table:table-cell>
          <table:table-cell table:style-name="Tableau5.D20" office:value-type="string">
            <text:p text:style-name="P21"/>
          </table:table-cell>
          <table:table-cell table:style-name="Tableau5.E20" office:value-type="string">
            <text:p text:style-name="P21"/>
          </table:table-cell>
          <table:table-cell table:style-name="Tableau5.F20" office:value-type="string">
            <text:p text:style-name="P23"/>
          </table:table-cell>
          <table:table-cell table:style-name="Tableau5.G20" office:value-type="string">
            <text:p text:style-name="P23"/>
          </table:table-cell>
        </table:table-row>
        <table:table-row table:style-name="Tableau5.21">
          <table:table-cell table:style-name="Tableau5.A21" office:value-type="string">
            <text:p text:style-name="P152">applications/gsm-1.0-pl9DSP/v0</text:p>
          </table:table-cell>
          <table:table-cell table:style-name="Tableau5.B21" office:value-type="string">
            <text:p text:style-name="P21"/>
          </table:table-cell>
          <table:table-cell table:style-name="Tableau5.C21" office:value-type="string">
            <text:p text:style-name="P21">coder</text:p>
          </table:table-cell>
          <table:table-cell table:style-name="Tableau5.D21" office:value-type="string">
            <text:p text:style-name="P21"/>
          </table:table-cell>
          <table:table-cell table:style-name="Tableau5.E21" office:value-type="string">
            <text:p text:style-name="P21"/>
          </table:table-cell>
          <table:table-cell table:style-name="Tableau5.F21" office:value-type="string">
            <text:p text:style-name="P23"/>
          </table:table-cell>
          <table:table-cell table:style-name="Tableau5.G21" office:value-type="string">
            <text:p text:style-name="P23"/>
          </table:table-cell>
        </table:table-row>
        <table:table-row table:style-name="Tableau5.22">
          <table:table-cell table:style-name="Tableau5.A22" office:value-type="string">
            <text:p text:style-name="P152">applications/hr/v0</text:p>
          </table:table-cell>
          <table:table-cell table:style-name="Tableau5.B22" office:value-type="string">
            <text:p text:style-name="P21"/>
          </table:table-cell>
          <table:table-cell table:style-name="Tableau5.C22" office:value-type="string">
            <text:p text:style-name="P21"/>
          </table:table-cell>
          <table:table-cell table:style-name="Tableau5.D22" office:value-type="string">
            <text:p text:style-name="P21"/>
          </table:table-cell>
          <table:table-cell table:style-name="Tableau5.E22" office:value-type="string">
            <text:p text:style-name="P21"/>
          </table:table-cell>
          <table:table-cell table:style-name="Tableau5.F22" office:value-type="string">
            <text:p text:style-name="P23"/>
          </table:table-cell>
          <table:table-cell table:style-name="Tableau5.G22" office:value-type="string">
            <text:p text:style-name="P23"/>
          </table:table-cell>
        </table:table-row>
        <table:table-row table:style-name="Tableau5.23">
          <table:table-cell table:style-name="Tableau5.A23" office:value-type="string">
            <text:p text:style-name="P152">applications/jpeg/v0</text:p>
          </table:table-cell>
          <table:table-cell table:style-name="Tableau5.B23" office:value-type="string">
            <text:p text:style-name="P21"/>
          </table:table-cell>
          <table:table-cell table:style-name="Tableau5.C23" office:value-type="string">
            <text:p text:style-name="P21"/>
          </table:table-cell>
          <table:table-cell table:style-name="Tableau5.D23" office:value-type="string">
            <text:p text:style-name="P21"/>
          </table:table-cell>
          <table:table-cell table:style-name="Tableau5.E23" office:value-type="string">
            <text:p text:style-name="P21"/>
          </table:table-cell>
          <table:table-cell table:style-name="Tableau5.F23" office:value-type="string">
            <text:p text:style-name="P23"/>
          </table:table-cell>
          <table:table-cell table:style-name="Tableau5.G23" office:value-type="string">
            <text:p text:style-name="P23"/>
          </table:table-cell>
        </table:table-row>
        <table:table-row table:style-name="Tableau5.24">
          <table:table-cell table:style-name="Tableau5.A24" office:value-type="string">
            <text:p text:style-name="P152">applications/jpeg2000_vm9.0/v0</text:p>
          </table:table-cell>
          <table:table-cell table:style-name="Tableau5.B24" office:value-type="string">
            <text:p text:style-name="P21"/>
          </table:table-cell>
          <table:table-cell table:style-name="Tableau5.C24" office:value-type="string">
            <text:p text:style-name="P21"/>
          </table:table-cell>
          <table:table-cell table:style-name="Tableau5.D24" office:value-type="string">
            <text:p text:style-name="P21"/>
          </table:table-cell>
          <table:table-cell table:style-name="Tableau5.E24" office:value-type="string">
            <text:p text:style-name="P21"/>
          </table:table-cell>
          <table:table-cell table:style-name="Tableau5.F24" office:value-type="string">
            <text:p text:style-name="P23"/>
          </table:table-cell>
          <table:table-cell table:style-name="Tableau5.G24" office:value-type="string">
            <text:p text:style-name="P23"/>
          </table:table-cell>
        </table:table-row>
        <table:table-row table:style-name="Tableau5.25">
          <table:table-cell table:style-name="Tableau5.A25" office:value-type="string">
            <text:p text:style-name="P152">applications/mp3_cf2/v0</text:p>
          </table:table-cell>
          <table:table-cell table:style-name="Tableau5.B25" office:value-type="string">
            <text:p text:style-name="P21"/>
          </table:table-cell>
          <table:table-cell table:style-name="Tableau5.C25" office:value-type="string">
            <text:p text:style-name="P21">decoder</text:p>
          </table:table-cell>
          <table:table-cell table:style-name="Tableau5.D25" office:value-type="string">
            <text:p text:style-name="P21"/>
          </table:table-cell>
          <table:table-cell table:style-name="Tableau5.E25" office:value-type="string">
            <text:p text:style-name="P21"/>
          </table:table-cell>
          <table:table-cell table:style-name="Tableau5.F25" office:value-type="string">
            <text:p text:style-name="P23"/>
          </table:table-cell>
          <table:table-cell table:style-name="Tableau5.G25" office:value-type="string">
            <text:p text:style-name="P23"/>
          </table:table-cell>
        </table:table-row>
        <table:table-row table:style-name="Tableau5.26">
          <table:table-cell table:style-name="Tableau5.A26" office:value-type="string">
            <text:p text:style-name="P152">applications/mpeg4/v0</text:p>
          </table:table-cell>
          <table:table-cell table:style-name="Tableau5.B26" office:value-type="string">
            <text:p text:style-name="P21">X</text:p>
          </table:table-cell>
          <table:table-cell table:style-name="Tableau5.C26" office:value-type="string">
            <text:p text:style-name="P21">coder</text:p>
          </table:table-cell>
          <table:table-cell table:style-name="Tableau5.D26" office:value-type="string">
            <text:p text:style-name="P21"/>
          </table:table-cell>
          <table:table-cell table:style-name="Tableau5.E26" office:value-type="string">
            <text:p text:style-name="P21"/>
          </table:table-cell>
          <table:table-cell table:style-name="Tableau5.F26" office:value-type="string">
            <text:p text:style-name="P23"/>
          </table:table-cell>
          <table:table-cell table:style-name="Tableau5.G26" office:value-type="string">
            <text:p text:style-name="P23"/>
          </table:table-cell>
        </table:table-row>
        <table:table-row table:style-name="Tableau5.27">
          <table:table-cell table:style-name="Tableau5.A27" office:value-type="string">
            <text:p text:style-name="P152">applications/mpeg4_fast/v0.1</text:p>
          </table:table-cell>
          <table:table-cell table:style-name="Tableau5.B27" office:value-type="string">
            <text:p text:style-name="P21">X</text:p>
          </table:table-cell>
          <table:table-cell table:style-name="Tableau5.C27" office:value-type="string">
            <text:p text:style-name="P21">decoder</text:p>
          </table:table-cell>
          <table:table-cell table:style-name="Tableau5.D27" office:value-type="string">
            <text:p text:style-name="P21"/>
          </table:table-cell>
          <table:table-cell table:style-name="Tableau5.E27" office:value-type="string">
            <text:p text:style-name="P21"/>
          </table:table-cell>
          <table:table-cell table:style-name="Tableau5.F27" office:value-type="string">
            <text:p text:style-name="P23"/>
          </table:table-cell>
          <table:table-cell table:style-name="Tableau5.G27" office:value-type="string">
            <text:p text:style-name="P23"/>
          </table:table-cell>
        </table:table-row>
        <table:table-row table:style-name="Tableau5.28">
          <table:table-cell table:style-name="Tableau5.A28" office:value-type="string">
            <text:p text:style-name="P152">applications/smv/v0</text:p>
          </table:table-cell>
          <table:table-cell table:style-name="Tableau5.B28" office:value-type="string">
            <text:p text:style-name="P21"/>
          </table:table-cell>
          <table:table-cell table:style-name="Tableau5.C28" office:value-type="string">
            <text:p text:style-name="P21"/>
          </table:table-cell>
          <table:table-cell table:style-name="Tableau5.D28" office:value-type="string">
            <text:p text:style-name="P21"/>
          </table:table-cell>
          <table:table-cell table:style-name="Tableau5.E28" office:value-type="string">
            <text:p text:style-name="P21"/>
          </table:table-cell>
          <table:table-cell table:style-name="Tableau5.F28" office:value-type="string">
            <text:p text:style-name="P23"/>
          </table:table-cell>
          <table:table-cell table:style-name="Tableau5.G28" office:value-type="string">
            <text:p text:style-name="P23"/>
          </table:table-cell>
        </table:table-row>
        <table:table-row table:style-name="Tableau5.29">
          <table:table-cell table:style-name="Tableau5.A29" office:value-type="string">
            <text:p text:style-name="P156">applications/wb_amr/v0</text:p>
          </table:table-cell>
          <table:table-cell table:style-name="Tableau5.B29" office:value-type="string">
            <text:p text:style-name="P31"/>
          </table:table-cell>
          <table:table-cell table:style-name="Tableau5.C29" office:value-type="string">
            <text:p text:style-name="P31"/>
          </table:table-cell>
          <table:table-cell table:style-name="Tableau5.D29" office:value-type="string">
            <text:p text:style-name="P31"/>
          </table:table-cell>
          <table:table-cell table:style-name="Tableau5.E29" office:value-type="string">
            <text:p text:style-name="P31"/>
          </table:table-cell>
          <table:table-cell table:style-name="Tableau5.F29" office:value-type="string">
            <text:p text:style-name="P32"/>
          </table:table-cell>
          <table:table-cell table:style-name="Tableau5.G29" office:value-type="string">
            <text:p text:style-name="P32"/>
          </table:table-cell>
        </table:table-row>
      </table:table>
      <text:p text:style-name="P61"><text:bookmark-start text:name="_Toc35436026"/><text:span text:style-name="T30">Table </text:span><text:span text:style-name="T31"><text:sequence text:ref-name="refTable0" text:name="Table" text:formula="ooow:Table+1" style:num-format="1">1</text:sequence></text:span><text:span text:style-name="T30">: Codec applications tests features</text:span><text:bookmark-end text:name="_Toc35436026"/></text:p>
      <text:p text:style-name="P51"/>
      <table:table table:name="Tableau6" table:style-name="Tableau6">
        <table:table-column table:style-name="Tableau6.A"/>
        <table:table-column table:style-name="Tableau6.B" table:number-columns-repeated="3"/>
        <table:table-column table:style-name="Tableau6.E"/>
        <table:table-column table:style-name="Tableau6.F" table:number-columns-repeated="2"/>
        <table:table-row table:style-name="Tableau6.1">
          <table:table-cell table:style-name="Tableau6.A1" table:number-rows-spanned="2" office:value-type="string">
            <text:p text:style-name="P144">QA test directory</text:p>
            <text:p text:style-name="P144">(Unit, standards and customers tests)</text:p>
          </table:table-cell>
          <table:table-cell table:style-name="Tableau6.B1" table:number-rows-spanned="2" office:value-type="string">
            <text:p text:style-name="P157">not <text:soft-page-break/>generic scenario</text:p>
          </table:table-cell>
          <table:table-cell table:style-name="Tableau6.B1" table:number-rows-spanned="2" office:value-type="string">
            <text:p text:style-name="P74"><text:span text:style-name="T26">funct</text:span><text:soft-page-break/><text:span text:style-name="T26">ional mode only</text:span></text:p>
          </table:table-cell>
          <table:table-cell table:style-name="Tableau6.B1" table:number-rows-spanned="2" office:value-type="string">
            <text:p text:style-name="P74"><text:span text:style-name="T26">no </text:span><text:soft-page-break/><text:span text:style-name="T26">makefile.scc</text:span></text:p>
          </table:table-cell>
          <table:table-cell table:style-name="Tableau6.B1" table:number-rows-spanned="2" office:value-type="string">
            <text:p text:style-name="P74"><text:span text:style-name="T26">no </text:span><text:soft-page-break/><text:span text:style-name="T26">makefile.gcc</text:span></text:p>
          </table:table-cell>
          <table:table-cell table:style-name="Tableau6.F1" office:value-type="string">
            <text:p text:style-name="P19">scc</text:p>
          </table:table-cell>
          <table:table-cell table:style-name="Tableau6.G1" office:value-type="string">
            <text:p text:style-name="P19">gcc</text:p>
          </table:table-cell>
        </table:table-row>
        <table:table-row table:style-name="Tableau6.2">
          <table:covered-table-cell/>
          <table:covered-table-cell/>
          <table:covered-table-cell/>
          <table:covered-table-cell/>
          <table:covered-table-cell/>
          <table:table-cell table:style-name="Tableau6.F2" office:value-type="string">
            <text:p text:style-name="P19">PROTO ≠</text:p>
            <text:p text:style-name="P19"/>
            <text:p text:style-name="P19">EMULATE</text:p>
            <text:p text:style-name="P19">NPR</text:p>
          </table:table-cell>
          <table:table-cell table:style-name="Tableau6.G2" office:value-type="string">
            <text:p text:style-name="P19">PROTO ≠</text:p>
            <text:p text:style-name="P19"/>
            <text:p text:style-name="P24">NPR</text:p>
          </table:table-cell>
        </table:table-row>
        <table:table-row table:style-name="Tableau6.3">
          <table:table-cell table:style-name="Tableau6.A3" office:value-type="string">
            <text:p text:style-name="P148">standards/dhry/v0</text:p>
          </table:table-cell>
          <table:table-cell table:style-name="Tableau6.B3" office:value-type="string">
            <text:p text:style-name="P26"/>
          </table:table-cell>
          <table:table-cell table:style-name="Tableau6.C3" office:value-type="string">
            <text:p text:style-name="P26"/>
          </table:table-cell>
          <table:table-cell table:style-name="Tableau6.D3" office:value-type="string">
            <text:p text:style-name="P26"/>
          </table:table-cell>
          <table:table-cell table:style-name="Tableau6.E3" office:value-type="string">
            <text:p text:style-name="P26"/>
          </table:table-cell>
          <table:table-cell table:style-name="Tableau6.F3" office:value-type="string">
            <text:p text:style-name="P28"/>
          </table:table-cell>
          <table:table-cell table:style-name="Tableau6.G3" office:value-type="string">
            <text:p text:style-name="P28"/>
          </table:table-cell>
        </table:table-row>
        <table:table-row table:style-name="Tableau6.4">
          <table:table-cell table:style-name="Tableau6.A4" office:value-type="string">
            <text:p text:style-name="P154">standards/pstone/v0</text:p>
          </table:table-cell>
          <table:table-cell table:style-name="Tableau6.B4" office:value-type="string">
            <text:p text:style-name="P25"/>
          </table:table-cell>
          <table:table-cell table:style-name="Tableau6.C4" office:value-type="string">
            <text:p text:style-name="P25"/>
          </table:table-cell>
          <table:table-cell table:style-name="Tableau6.D4" office:value-type="string">
            <text:p text:style-name="P30"/>
          </table:table-cell>
          <table:table-cell table:style-name="Tableau6.E4" office:value-type="string">
            <text:p text:style-name="P30"/>
          </table:table-cell>
          <table:table-cell table:style-name="Tableau6.F4" office:value-type="string">
            <text:p text:style-name="P29"/>
          </table:table-cell>
          <table:table-cell table:style-name="Tableau6.G4" office:value-type="string">
            <text:p text:style-name="P29"/>
          </table:table-cell>
        </table:table-row>
        <table:table-row table:style-name="Tableau6.5">
          <table:table-cell table:style-name="Tableau6.A5" office:value-type="string">
            <text:p text:style-name="P154">unit_tests/asm_functions/v0</text:p>
          </table:table-cell>
          <table:table-cell table:style-name="Tableau6.B5" office:value-type="string">
            <text:p text:style-name="P25"/>
          </table:table-cell>
          <table:table-cell table:style-name="Tableau6.C5" office:value-type="string">
            <text:p text:style-name="P25"/>
          </table:table-cell>
          <table:table-cell table:style-name="Tableau6.D5" office:value-type="string">
            <text:p text:style-name="P30"/>
          </table:table-cell>
          <table:table-cell table:style-name="Tableau6.E5" office:value-type="string">
            <text:p text:style-name="P30">X</text:p>
          </table:table-cell>
          <table:table-cell table:style-name="Tableau6.F5" office:value-type="string">
            <text:p text:style-name="P29"/>
          </table:table-cell>
          <table:table-cell table:style-name="Tableau6.G5" office:value-type="string">
            <text:p text:style-name="P29"/>
          </table:table-cell>
        </table:table-row>
        <table:table-row table:style-name="Tableau6.6">
          <table:table-cell table:style-name="Tableau6.A6" office:value-type="string">
            <text:p text:style-name="P154">unit_tests/benchmarks_loop/v0</text:p>
          </table:table-cell>
          <table:table-cell table:style-name="Tableau6.B6" office:value-type="string">
            <text:p text:style-name="P25"/>
          </table:table-cell>
          <table:table-cell table:style-name="Tableau6.C6" office:value-type="string">
            <text:p text:style-name="P25"/>
          </table:table-cell>
          <table:table-cell table:style-name="Tableau6.D6" office:value-type="string">
            <text:p text:style-name="P30"/>
          </table:table-cell>
          <table:table-cell table:style-name="Tableau6.E6" office:value-type="string">
            <text:p text:style-name="P30"/>
          </table:table-cell>
          <table:table-cell table:style-name="Tableau6.F6" office:value-type="string">
            <text:p text:style-name="P29"/>
          </table:table-cell>
          <table:table-cell table:style-name="Tableau6.G6" office:value-type="string">
            <text:p text:style-name="P29"/>
          </table:table-cell>
        </table:table-row>
        <table:table-row table:style-name="Tableau6.7">
          <table:table-cell table:style-name="Tableau6.A7" office:value-type="string">
            <text:p text:style-name="P154">unit_tests/c6xx/v0</text:p>
          </table:table-cell>
          <table:table-cell table:style-name="Tableau6.B7" office:value-type="string">
            <text:p text:style-name="P25"/>
          </table:table-cell>
          <table:table-cell table:style-name="Tableau6.C7" office:value-type="string">
            <text:p text:style-name="P25"/>
          </table:table-cell>
          <table:table-cell table:style-name="Tableau6.D7" office:value-type="string">
            <text:p text:style-name="P30"/>
          </table:table-cell>
          <table:table-cell table:style-name="Tableau6.E7" office:value-type="string">
            <text:p text:style-name="P30"/>
          </table:table-cell>
          <table:table-cell table:style-name="Tableau6.F7" office:value-type="string">
            <text:p text:style-name="P29"/>
          </table:table-cell>
          <table:table-cell table:style-name="Tableau6.G7" office:value-type="string">
            <text:p text:style-name="P29"/>
          </table:table-cell>
        </table:table-row>
        <table:table-row table:style-name="Tableau6.8">
          <table:table-cell table:style-name="Tableau6.A8" office:value-type="string">
            <text:p text:style-name="P154">unit_tests/check_s1/v0</text:p>
          </table:table-cell>
          <table:table-cell table:style-name="Tableau6.B8" office:value-type="string">
            <text:p text:style-name="P30">X</text:p>
          </table:table-cell>
          <table:table-cell table:style-name="Tableau6.C8" office:value-type="string">
            <text:p text:style-name="P30"/>
          </table:table-cell>
          <table:table-cell table:style-name="Tableau6.D8" office:value-type="string">
            <text:p text:style-name="P30">X</text:p>
          </table:table-cell>
          <table:table-cell table:style-name="Tableau6.E8" office:value-type="string">
            <text:p text:style-name="P30">X</text:p>
          </table:table-cell>
          <table:table-cell table:style-name="Tableau6.F8" office:value-type="string">
            <text:p text:style-name="P29"/>
          </table:table-cell>
          <table:table-cell table:style-name="Tableau6.G8" office:value-type="string">
            <text:p text:style-name="P29"/>
          </table:table-cell>
        </table:table-row>
        <table:table-row table:style-name="Tableau6.9">
          <table:table-cell table:style-name="Tableau6.A9" office:value-type="string">
            <text:p text:style-name="P154">unit_tests/intrinsics/v0</text:p>
          </table:table-cell>
          <table:table-cell table:style-name="Tableau6.B9" office:value-type="string">
            <text:p text:style-name="P30"/>
          </table:table-cell>
          <table:table-cell table:style-name="Tableau6.C9" office:value-type="string">
            <text:p text:style-name="P30"/>
          </table:table-cell>
          <table:table-cell table:style-name="Tableau6.D9" office:value-type="string">
            <text:p text:style-name="P30"/>
          </table:table-cell>
          <table:table-cell table:style-name="Tableau6.E9" office:value-type="string">
            <text:p text:style-name="P30"/>
          </table:table-cell>
          <table:table-cell table:style-name="Tableau6.F9" office:value-type="string">
            <text:p text:style-name="P29"/>
          </table:table-cell>
          <table:table-cell table:style-name="Tableau6.G9" office:value-type="string">
            <text:p text:style-name="P29"/>
          </table:table-cell>
        </table:table-row>
        <table:table-row table:style-name="Tableau6.10">
          <table:table-cell table:style-name="Tableau6.A10" office:value-type="string">
            <text:p text:style-name="P154">unit_tests/mem_align/v0</text:p>
          </table:table-cell>
          <table:table-cell table:style-name="Tableau6.B10" office:value-type="string">
            <text:p text:style-name="P30"/>
          </table:table-cell>
          <table:table-cell table:style-name="Tableau6.C10" office:value-type="string">
            <text:p text:style-name="P30"/>
          </table:table-cell>
          <table:table-cell table:style-name="Tableau6.D10" office:value-type="string">
            <text:p text:style-name="P30"/>
          </table:table-cell>
          <table:table-cell table:style-name="Tableau6.E10" office:value-type="string">
            <text:p text:style-name="P30"/>
          </table:table-cell>
          <table:table-cell table:style-name="Tableau6.F10" office:value-type="string">
            <text:p text:style-name="P29"/>
          </table:table-cell>
          <table:table-cell table:style-name="Tableau6.G10" office:value-type="string">
            <text:p text:style-name="P29"/>
          </table:table-cell>
        </table:table-row>
        <table:table-row table:style-name="Tableau6.11">
          <table:table-cell table:style-name="Tableau6.A11" office:value-type="string">
            <text:p text:style-name="P154">unit_tests/pragma_inline/v0</text:p>
          </table:table-cell>
          <table:table-cell table:style-name="Tableau6.B11" office:value-type="string">
            <text:p text:style-name="P30">X</text:p>
          </table:table-cell>
          <table:table-cell table:style-name="Tableau6.C11" office:value-type="string">
            <text:p text:style-name="P30"/>
          </table:table-cell>
          <table:table-cell table:style-name="Tableau6.D11" office:value-type="string">
            <text:p text:style-name="P30">X</text:p>
          </table:table-cell>
          <table:table-cell table:style-name="Tableau6.E11" office:value-type="string">
            <text:p text:style-name="P30">X</text:p>
          </table:table-cell>
          <table:table-cell table:style-name="Tableau6.F11" office:value-type="string">
            <text:p text:style-name="P29"/>
          </table:table-cell>
          <table:table-cell table:style-name="Tableau6.G11" office:value-type="string">
            <text:p text:style-name="P29"/>
          </table:table-cell>
        </table:table-row>
        <table:table-row table:style-name="Tableau6.12">
          <table:table-cell table:style-name="Tableau6.A12" office:value-type="string">
            <text:p text:style-name="P154">unit_tests/user_tests/v0</text:p>
          </table:table-cell>
          <table:table-cell table:style-name="Tableau6.B12" office:value-type="string">
            <text:p text:style-name="P30"/>
          </table:table-cell>
          <table:table-cell table:style-name="Tableau6.C12" office:value-type="string">
            <text:p text:style-name="P30"/>
          </table:table-cell>
          <table:table-cell table:style-name="Tableau6.D12" office:value-type="string">
            <text:p text:style-name="P30"/>
          </table:table-cell>
          <table:table-cell table:style-name="Tableau6.E12" office:value-type="string">
            <text:p text:style-name="P30"/>
          </table:table-cell>
          <table:table-cell table:style-name="Tableau6.F12" office:value-type="string">
            <text:p text:style-name="P29"/>
          </table:table-cell>
          <table:table-cell table:style-name="Tableau6.G12" office:value-type="string">
            <text:p text:style-name="P29"/>
          </table:table-cell>
        </table:table-row>
      </table:table>
      <text:p text:style-name="P61"><text:bookmark-start text:name="_Toc35436027"/><text:span text:style-name="T29">Table </text:span><text:span text:style-name="T31"><text:sequence text:ref-name="refTable1" text:name="Table" text:formula="ooow:Table+1" style:num-format="1">2</text:sequence></text:span><text:span text:style-name="T29">:</text:span> <text:span text:style-name="T29">Unit tests features</text:span><text:bookmark-end text:name="_Toc35436027"/></text:p>
      <text:p text:style-name="P4"/>
      <text:list xml:id="list160934360285841" text:continue-numbering="true" text:style-name="WWNum1">
        <text:list-item>
          <text:h text:style-name="P90" text:outline-level="1"><text:bookmark-start text:name="_Toc35436014"/><text:bookmark-start text:name="_Ref34415943"/><text:bookmark-start text:name="__RefHeading___Toc7084_1662581381"/><text:bookmark-start text:name="_Ref34415947"/>References and bibliography<text:bookmark-end text:name="_Toc35436014"/><text:bookmark-end text:name="_Ref34415943"/><text:bookmark-end text:name="__RefHeading___Toc7084_1662581381"/><text:bookmark-end text:name="_Ref34415947"/></text:h>
          <text:list>
            <text:list-item>
              <text:h text:style-name="P96" text:outline-level="2"><text:bookmark-start text:name="__RefHeading___Toc7086_1662581381"/><text:bookmark-start text:name="_Toc35436016"/>Web sites<text:bookmark-end text:name="__RefHeading___Toc7086_1662581381"/><text:bookmark-end text:name="_Toc35436016"/></text:h>
              <text:list>
                <text:list-item>
                  <text:h text:style-name="P83" text:outline-level="3"><text:bookmark-start text:name="__RefHeading___Toc7088_1662581381"/><text:bookmark-start text:name="_Toc35436017"/>Cygwin and <text:span text:style-name="T5">GNU Projects</text:span><text:bookmark-end text:name="__RefHeading___Toc7088_1662581381"/><text:bookmark-end text:name="_Toc35436017"/></text:h>
                </text:list-item>
              </text:list>
            </text:list-item>
          </text:list>
        </text:list-item>
      </text:list>
      <text:p text:style-name="P7"><text:span text:style-name="T5">Cygwin home: </text:span><text:a xlink:type="simple" xlink:href="http://www.cygwin.com/" text:style-name="Internet_20_link" text:visited-style-name="Visited_20_Internet_20_Link"><text:span text:style-name="T22">http://www.cygwin.com/</text:span></text:a></text:p>
      <text:p text:style-name="P7"><text:span text:style-name="T5">GNU Manuals - Free Software Foundation: </text:span><text:a xlink:type="simple" xlink:href="http://www.gnu.org/manual/manual.html" text:style-name="Internet_20_link" text:visited-style-name="Visited_20_Internet_20_Link"><text:span text:style-name="T22">http://www.gnu.org/manual/manual.html</text:span></text:a></text:p>
      <text:p text:style-name="P7">GCC home page: <text:a xlink:type="simple" xlink:href="http://gcc.gnu.org/" text:style-name="Internet_20_link" text:visited-style-name="Visited_20_Internet_20_Link"><text:span text:style-name="T22">http://gcc.gnu.org/</text:span></text:a></text:p>
      <text:list xml:id="list160933999120786" text:continue-numbering="true" text:style-name="WWNum1">
        <text:list-item>
          <text:list>
            <text:list-item>
              <text:list>
                <text:list-item>
                  <text:h text:style-name="P83" text:outline-level="3"><text:bookmark-start text:name="__RefHeading___Toc7090_1662581381"/><text:bookmark-start text:name="_Toc35436018"/>Perl<text:bookmark-end text:name="__RefHeading___Toc7090_1662581381"/><text:bookmark-end text:name="_Toc35436018"/></text:h>
                </text:list-item>
              </text:list>
            </text:list-item>
          </text:list>
        </text:list-item>
      </text:list>
      <text:p text:style-name="P7">Comprehensive Perl Archive Network: <text:a xlink:type="simple" xlink:href="http://www.cpan.org/index.html" text:style-name="Internet_20_link" text:visited-style-name="Visited_20_Internet_20_Link"><text:span text:style-name="T22">http://www.cpan.org/index.html</text:span></text:a></text:p>
      <text:p text:style-name="P7"><text:span text:style-name="techlink"><text:span text:style-name="T22">O'Reilly "The source for Perl": </text:span></text:span><text:a xlink:type="simple" xlink:href="http://www.perl.com/" text:style-name="Internet_20_link" text:visited-style-name="Visited_20_Internet_20_Link"><text:span text:style-name="T22">http://www.perl.com/</text:span></text:a></text:p>
      <text:p text:style-name="P7">Online Perl and CPAN module documentation<text:span text:style-name="T5">: </text:span><text:a xlink:type="simple" xlink:href="http://www.perldoc.com/" text:style-name="Internet_20_link" text:visited-style-name="Visited_20_Internet_20_Link"><text:span text:style-name="T22">http://www.perldoc.com/</text:span></text:a></text:p>
      <text:list xml:id="list160934824391830" text:continue-numbering="true" text:style-name="WWNum1">
        <text:list-item>
          <text:list>
            <text:list-item>
              <text:list>
                <text:list-item>
                  <text:h text:style-name="P83" text:outline-level="3"><text:bookmark-start text:name="__RefHeading___Toc7092_1662581381"/><text:bookmark-start text:name="_Toc35436019"/>Standards<text:bookmark-end text:name="__RefHeading___Toc7092_1662581381"/><text:bookmark-end text:name="_Toc35436019"/></text:h>
                </text:list-item>
              </text:list>
            </text:list-item>
          </text:list>
        </text:list-item>
      </text:list>
      <text:p text:style-name="P7"><text:span text:style-name="T5">ANSI (American National Standards Institute) </text:span><text:a xlink:type="simple" xlink:href="http://www.ansi.org/" text:style-name="Internet_20_link" text:visited-style-name="Visited_20_Internet_20_Link"><text:span text:style-name="T7">http://www.ansi.org/</text:span></text:a></text:p>
      <text:p text:style-name="P7"><text:span text:style-name="T5">International Telecommunication Union: </text:span><text:a xlink:type="simple" xlink:href="http://www.itu.int/home/index.html" text:style-name="Internet_20_link" text:visited-style-name="Visited_20_Internet_20_Link"><text:span text:style-name="T7">http://www.itu.int/home/index.html</text:span></text:a></text:p>
      <text:p text:style-name="P7"><text:span text:style-name="T10">European Telecommunications Standards Institute: </text:span><text:a xlink:type="simple" xlink:href="http://www.etsi.org/" text:style-name="Internet_20_link" text:visited-style-name="Visited_20_Internet_20_Link"><text:span text:style-name="T12">http://www.etsi.org</text:span></text:a><text:span text:style-name="T10">/</text:span></text:p>
      <text:list xml:id="list160935286551131" text:continue-numbering="true" text:style-name="WWNum1">
        <text:list-item>
          <text:list>
            <text:list-item>
              <text:list>
                <text:list-item>
                  <text:h text:style-name="P85" text:outline-level="3"><text:bookmark-start text:name="__RefHeading___Toc7094_1662581381"/><text:bookmark-start text:name="_Toc35436020"/>DSP<text:bookmark-end text:name="__RefHeading___Toc7094_1662581381"/><text:bookmark-end text:name="_Toc35436020"/></text:h>
                </text:list-item>
              </text:list>
            </text:list-item>
          </text:list>
        </text:list-item>
      </text:list>
      <text:p text:style-name="P7"><text:span text:style-name="T5">Adaptyv signal processing dsp: </text:span><text:a xlink:type="simple" xlink:href="http://www.adaptyv.com/" text:style-name="Internet_20_link" text:visited-style-name="Visited_20_Internet_20_Link"><text:span text:style-name="T7">http://www.adaptyv.com</text:span></text:a></text:p>
      <text:p text:style-name="P7"><text:span text:style-name="T5">DSP Tools Gruppe <text:s/>Projects </text:span><text:a xlink:type="simple" xlink:href="http://www.ert.rwth-aachen.de/Projekte/Tools/DSPSTONE/" text:style-name="Internet_20_link" text:visited-style-name="Visited_20_Internet_20_Link"><text:span text:style-name="T7">http://www.ert.rwth-aachen.de/Projekte/Tools/DSPSTONE/</text:span></text:a></text:p>
      <text:list xml:id="list160935712768913" text:continue-numbering="true" text:style-name="WWNum1">
        <text:list-item>
          <text:list>
            <text:list-item>
              <text:list>
                <text:list-header>
                  <text:h text:style-name="P86" text:outline-level="3"/>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FreeSans1" svg:font-family="Free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Impact" svg:font-family="Impac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writing-mode="lr-tb"/>
      <style:text-properties style:font-name="Helvetica" fo:font-family="Helvetica" style:font-family-generic="roman" style:font-pitch="variable" fo:font-size="10pt" fo:language="en" fo:country="GB" style:font-name-asian="Courier New1" style:font-family-asian="'Courier New'" style:font-family-generic-asian="system" style:font-pitch-asian="variable" style:font-size-asian="10pt" style:language-asian="en" style:country-asian="US" style:font-name-complex="Symbol1"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106cm" fo:margin-bottom="0.106cm" loext:contextual-spacing="false" style:line-height-at-least="0.106cm" fo:text-align="justify" style:justify-single-word="false" fo:keep-together="always" fo:orphans="2" fo:widows="2" fo:text-indent="0cm" style:auto-text-indent="false" fo:keep-with-next="always" style:vertical-align="auto"/>
      <style:text-properties style:font-name="Helvetica" fo:font-family="Helvetica" style:font-family-generic="roman" style:font-pitch="variable" fo:font-size="9pt" fo:language="en" fo:country="GB"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left="0cm" fo:margin-right="0cm" fo:margin-top="0.282cm" fo:margin-bottom="0.423cm" loext:contextual-spacing="false" fo:text-align="start" style:justify-single-word="false" fo:orphans="2" fo:widows="2" fo:text-indent="0cm" style:auto-text-indent="false" fo:break-before="page" style:vertical-align="auto">
        <style:tab-stops>
          <style:tab-stop style:position="0cm"/>
          <style:tab-stop style:position="0.635cm"/>
          <style:tab-stop style:position="0.762cm"/>
        </style:tab-stops>
      </style:paragraph-properties>
      <style:text-properties fo:text-transform="uppercase" style:font-name="Helvetica" fo:font-family="Helvetica" style:font-family-generic="roman" style:font-pitch="variable" fo:font-size="20pt" fo:language="en" fo:country="US" fo:font-weight="bold" style:font-size-asian="20pt" style:language-asian="en" style:country-asian="US" style:font-weight-asian="bold"/>
    </style:style>
    <style:style style:name="Heading_20_2" style:display-name="Heading 2" style:family="paragraph" style:parent-style-name="Standard" style:default-outline-level="2" style:class="text">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0cm"/>
          <style:tab-stop style:position="1.251cm"/>
        </style:tab-stops>
      </style:paragraph-properties>
      <style:text-properties fo:text-transform="uppercase" style:font-name="Helvetica" fo:font-family="Helvetica" style:font-family-generic="roman" style:font-pitch="variable" fo:font-size="14pt" fo:language="en" fo:country="GB" fo:font-weight="bold" style:font-size-asian="14pt" style:language-asian="en" style:country-asian="US" style:font-weight-asian="bold"/>
    </style:style>
    <style:style style:name="Heading_20_3" style:display-name="Heading 3" style:family="paragraph" style:parent-style-name="Standard" style:default-outline-level="3" style:class="text">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1.27cm"/>
          <style:tab-stop style:position="1.905cm"/>
          <style:tab-stop style:position="3.175cm"/>
        </style:tab-stops>
      </style:paragraph-properties>
      <style:text-properties style:font-name="Helvetica" fo:font-family="Helvetica" style:font-family-generic="roman" style:font-pitch="variable" fo:font-size="14pt" fo:language="en" fo:country="GB" fo:font-weight="bold" style:font-size-asian="14pt" style:language-asian="en" style:country-asian="US" style:font-weight-asian="bold"/>
    </style:style>
    <style:style style:name="Heading_20_4" style:display-name="Heading 4" style:family="paragraph" style:parent-style-name="Standard" style:default-outline-level="4" style:class="text">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1.524cm"/>
          <style:tab-stop style:position="2.54cm"/>
          <style:tab-stop style:position="4.445cm"/>
        </style:tab-stops>
      </style:paragraph-properties>
      <style:text-properties style:font-name="Helvetica" fo:font-family="Helvetica" style:font-family-generic="roman" style:font-pitch="variable" fo:font-size="14pt" fo:language="en" fo:country="GB" style:font-size-asian="14pt" style:language-asian="en" style:country-asian="US"/>
    </style:style>
    <style:style style:name="Heading_20_5" style:display-name="Heading 5" style:family="paragraph" style:parent-style-name="Standard" style:default-outline-level="5" style:class="text">
      <style:paragraph-properties fo:margin-left="0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ab-stops>
          <style:tab-stop style:position="0.635cm"/>
          <style:tab-stop style:position="1.778cm"/>
          <style:tab-stop style:position="5.715cm"/>
        </style:tab-stops>
      </style:paragraph-properties>
      <style:text-properties style:font-name="Helvetica" fo:font-family="Helvetica" style:font-family-generic="roman" style:font-pitch="variable" fo:font-size="10pt" fo:language="en" fo:country="US" style:text-underline-style="solid" style:text-underline-width="auto" style:text-underline-color="font-color" style:font-size-asian="10pt" style:language-asian="en" style:country-asian="US"/>
    </style:style>
    <style:style style:name="Heading_20_6" style:display-name="Heading 6" style:family="paragraph" style:parent-style-name="Standard" style:default-outline-level="6" style:class="text">
      <style:paragraph-properties fo:margin-left="0.501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1.771cm"/>
          <style:tab-stop style:position="2.032cm"/>
        </style:tab-stops>
      </style:paragraph-properties>
      <style:text-properties style:font-name="Arial" fo:font-family="Arial" style:font-family-generic="roman" style:font-pitch="variable" fo:font-size="10pt" fo:language="en" fo:country="GB" fo:font-style="italic" style:text-underline-style="solid" style:text-underline-width="auto" style:text-underline-color="font-color" style:font-size-asian="10pt" style:language-asian="en" style:country-asian="US" style:font-style-asian="italic"/>
    </style:style>
    <style:style style:name="Heading_20_7" style:display-name="Heading 7" style:family="paragraph" style:parent-style-name="Heading_20_6" style:default-outline-level="7" style:class="text">
      <style:paragraph-properties fo:margin-left="1.9cm" fo:margin-right="0cm" fo:margin-top="0cm" fo:margin-bottom="0.423cm" loext:contextual-spacing="false" style:line-height-at-least="0.423cm" fo:text-align="start" style:justify-single-word="false" fo:orphans="2" fo:widows="2" fo:text-indent="0cm" style:auto-text-indent="false" style:vertical-align="auto">
        <style:tab-stops>
          <style:tab-stop style:position="1.905cm"/>
          <style:tab-stop style:position="2.032cm"/>
          <style:tab-stop style:position="2.286cm"/>
        </style:tab-stops>
      </style:paragraph-properties>
      <style:text-properties style:font-name="Arial" fo:font-family="Arial" style:font-family-generic="roman" style:font-pitch="variable" fo:font-size="10pt" fo:language="en" fo:country="GB" fo:font-style="italic" style:font-size-asian="10pt" style:language-asian="en" style:country-asian="US" style:font-style-asian="italic"/>
    </style:style>
    <style:style style:name="Heading_20_8" style:display-name="Heading 8" style:family="paragraph" style:parent-style-name="Standard" style:default-outline-level="8" style:class="text">
      <style:paragraph-properties fo:margin-left="0cm" fo:margin-right="-1.473cm" fo:margin-top="0.212cm" fo:margin-bottom="0.423cm" loext:contextual-spacing="false" fo:text-align="center" style:justify-single-word="false" fo:keep-together="always" fo:orphans="2" fo:widows="2" fo:text-indent="0cm" style:auto-text-indent="false" style:vertical-align="auto">
        <style:tab-stops>
          <style:tab-stop style:position="0cm"/>
          <style:tab-stop style:position="2.54cm"/>
        </style:tab-stops>
      </style:paragraph-properties>
      <style:text-properties style:font-name="Helvetica" fo:font-family="Helvetica" style:font-family-generic="roman" style:font-pitch="variable" fo:font-size="9pt" fo:language="en" fo:country="GB" style:font-size-asian="9pt" style:language-asian="en" style:country-asian="US"/>
    </style:style>
    <style:style style:name="Heading_20_9" style:display-name="Heading 9" style:family="paragraph" style:parent-style-name="Standard" style:default-outline-level="9" style:class="text">
      <style:paragraph-properties fo:margin-left="0cm" fo:margin-right="-1.826cm" fo:margin-top="0cm" fo:margin-bottom="0.423cm" loext:contextual-spacing="false" fo:text-align="center" style:justify-single-word="false" fo:keep-together="always" fo:orphans="2" fo:widows="2" fo:text-indent="0cm" style:auto-text-indent="false" fo:padding="0cm" fo:border="0.74pt solid #000001" style:vertical-align="auto">
        <style:tab-stops>
          <style:tab-stop style:position="0cm"/>
          <style:tab-stop style:position="2.794cm"/>
        </style:tab-stops>
      </style:paragraph-properties>
      <style:text-properties style:font-name="Helvetica" fo:font-family="Helvetica" style:font-family-generic="roman" style:font-pitch="variable" fo:font-size="9pt" fo:language="en" fo:country="GB" style:font-size-asian="9pt" style:language-asian="en" style:country-asian="US"/>
    </style:style>
    <style:style style:name="DocumentMap"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0pt" fo:language="fr" fo:country="FR" style:font-name-asian="Courier New1" style:font-family-asian="'Courier New'" style:font-family-generic-asian="system" style:font-pitch-asian="variable" style:font-size-asian="10pt" style:language-asian="fr" style:country-asian="FR" style:font-name-complex="Symbol1" style:font-family-complex="Symbol" style:font-family-generic-complex="system" style:font-pitch-complex="variable" style:font-size-complex="12pt"/>
    </style:style>
    <style:style style:name="Contents_20_8" style:display-name="Contents 8" style:family="paragraph" style:parent-style-name="Index" style:default-outline-level="" style:class="index">
      <style:paragraph-properties fo:margin-left="3.775cm" fo:margin-right="1.072cm" fo:margin-top="0cm" fo:margin-bottom="0.423cm" loext:contextual-spacing="false" style:line-height-at-least="0.423cm" fo:text-align="justify" style:justify-single-word="false" fo:keep-together="always" fo:orphans="2" fo:widows="2" fo:text-indent="-2.293cm" style:auto-text-indent="false" style:vertical-align="auto">
        <style:tab-stops>
          <style:tab-stop style:position="17.002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Contents_20_9" style:display-name="Contents 9" style:family="paragraph" style:parent-style-name="Standard" style:default-outline-level="" style:class="index">
      <style:paragraph-properties fo:margin-left="3.775cm" fo:margin-right="2.06cm" fo:margin-top="0cm" fo:margin-bottom="0.423cm" loext:contextual-spacing="false" style:line-height-at-least="0.423cm" fo:text-align="justify" style:justify-single-word="false" fo:keep-together="always" fo:orphans="2" fo:widows="2" fo:text-indent="-2.293cm" style:auto-text-indent="false" style:vertical-align="auto">
        <style:tab-stops>
          <style:tab-stop style:position="17.002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Contents_20_7" style:display-name="Contents 7" style:family="paragraph" style:parent-style-name="Standard" style:default-outline-level="" style:class="index">
      <style:paragraph-properties fo:margin-left="2.117cm" fo:margin-right="0cm" style:line-height-at-least="0.423cm" fo:text-align="start" style:justify-single-word="false" fo:keep-together="always" fo:orphans="2" fo:widows="2" fo:text-indent="0cm" style:auto-text-indent="false" style:vertical-align="auto">
        <style:tab-stops>
          <style:tab-stop style:position="17.002cm" style:type="right"/>
        </style:tab-stops>
      </style:paragraph-properties>
      <style:text-properties style:font-name="Times" fo:font-family="Times" style:font-family-generic="roman" style:font-pitch="variable" fo:font-size="10pt" fo:language="en" fo:country="GB" style:font-size-asian="10pt" style:language-asian="en" style:country-asian="US"/>
    </style:style>
    <style:style style:name="Contents_20_6" style:display-name="Contents 6" style:family="paragraph" style:parent-style-name="Standard" style:default-outline-level="" style:class="index">
      <style:paragraph-properties fo:margin-left="1.764cm" fo:margin-right="0cm" style:line-height-at-least="0.423cm" fo:text-align="start" style:justify-single-word="false" fo:keep-together="always" fo:orphans="2" fo:widows="2" fo:text-indent="0cm" style:auto-text-indent="false" style:vertical-align="auto">
        <style:tab-stops>
          <style:tab-stop style:position="17.002cm" style:type="right"/>
        </style:tab-stops>
      </style:paragraph-properties>
      <style:text-properties style:font-name="Times" fo:font-family="Times" style:font-family-generic="roman" style:font-pitch="variable" fo:font-size="10pt" fo:language="en" fo:country="GB" style:font-size-asian="10pt" style:language-asian="en" style:country-asian="US"/>
    </style:style>
    <style:style style:name="Contents_20_5" style:display-name="Contents 5" style:family="paragraph" style:parent-style-name="Standard" style:default-outline-level="" style:class="index">
      <style:paragraph-properties fo:margin-left="6.773cm" fo:margin-right="1.499cm" fo:margin-top="0cm" fo:margin-bottom="0.423cm" loext:contextual-spacing="false" style:line-height-at-least="0.423cm" fo:text-align="justify" style:justify-single-word="false" fo:keep-together="always" fo:orphans="2" fo:widows="2" fo:text-indent="-1.773cm" style:auto-text-indent="false" style:vertical-align="auto">
        <style:tab-stops>
          <style:tab-stop style:position="17.002cm" style:type="right" style:leader-style="dotted" style:leader-text="."/>
        </style:tab-stops>
      </style:paragraph-properties>
      <style:text-properties style:font-name="Times" fo:font-family="Times" style:font-family-generic="roman" style:font-pitch="variable" fo:font-size="10pt" fo:language="en" fo:country="GB" style:font-size-asian="10pt" style:language-asian="en" style:country-asian="US"/>
    </style:style>
    <style:style style:name="Contents_20_4" style:display-name="Contents 4" style:family="paragraph" style:parent-style-name="Standard" style:default-outline-level="" style:class="index">
      <style:paragraph-properties fo:margin-left="6.068cm" fo:margin-right="1.27cm" fo:margin-top="0.212cm" fo:margin-bottom="0.423cm" loext:contextual-spacing="false" fo:line-height="0.282cm" fo:text-align="start" style:justify-single-word="false" fo:keep-together="always" fo:orphans="2" fo:widows="2" fo:text-indent="-1.764cm" style:auto-text-indent="false" style:vertical-align="auto">
        <style:tab-stops>
          <style:tab-stop style:position="17.002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Contents_20_3" style:display-name="Contents 3" style:family="paragraph" style:parent-style-name="Standard" style:default-outline-level="" style:class="index">
      <style:paragraph-properties fo:margin-left="6.068cm" fo:margin-right="1.27cm" fo:margin-top="0.212cm" fo:margin-bottom="0.423cm" loext:contextual-spacing="false" fo:line-height="0.282cm" fo:text-align="start" style:justify-single-word="false" fo:keep-together="always" fo:orphans="2" fo:widows="2" fo:text-indent="-2.081cm" style:auto-text-indent="false" style:vertical-align="auto">
        <style:tab-stops>
          <style:tab-stop style:position="17.002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Contents_20_2" style:display-name="Contents 2" style:family="paragraph" style:parent-style-name="Standard" style:default-outline-level="" style:class="index">
      <style:paragraph-properties fo:margin-left="4.939cm" fo:margin-right="1.27cm" fo:margin-top="0.423cm" fo:margin-bottom="0.423cm" loext:contextual-spacing="false" fo:line-height="0.282cm" fo:text-align="start" style:justify-single-word="false" fo:keep-together="always" fo:orphans="2" fo:widows="2" fo:text-indent="-1.623cm" style:auto-text-indent="false" style:vertical-align="auto">
        <style:tab-stops>
          <style:tab-stop style:position="17.002cm" style:type="right"/>
        </style:tab-stops>
      </style:paragraph-properties>
      <style:text-properties fo:font-variant="small-caps" style:font-name="Helvetica" fo:font-family="Helvetica" style:font-family-generic="roman" style:font-pitch="variable" fo:font-size="10pt" fo:language="en" fo:country="GB" style:font-size-asian="10pt" style:language-asian="en" style:country-asian="US"/>
    </style:style>
    <style:style style:name="Contents_20_1" style:display-name="Contents 1" style:family="paragraph" style:parent-style-name="Standard" style:default-outline-level="" style:class="index">
      <style:paragraph-properties fo:margin-left="2.681cm" fo:margin-right="1.27cm" fo:margin-top="0.564cm" fo:margin-bottom="0.423cm" loext:contextual-spacing="false" style:line-height-at-least="0.353cm" fo:text-align="start" style:justify-single-word="false" fo:keep-together="always" fo:orphans="2" fo:widows="2" fo:text-indent="-1.199cm" style:auto-text-indent="false" style:vertical-align="auto">
        <style:tab-stops>
          <style:tab-stop style:position="17.002cm" style:type="right"/>
        </style:tab-stops>
      </style:paragraph-properties>
      <style:text-properties fo:text-transform="uppercase" style:font-name="Helvetica" fo:font-family="Helvetica" style:font-family-generic="roman" style:font-pitch="variable" fo:font-size="14pt" fo:language="en" fo:country="GB" fo:font-weight="bold" style:font-size-asian="14pt" style:language-asian="en" style:country-asian="US" style:font-weight-asian="bold"/>
    </style:style>
    <style:style style:name="index_20_7" style:display-name="index 7" style:family="paragraph" style:parent-style-name="Standard" style:default-outline-level="">
      <style:paragraph-properties fo:margin-left="2.995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6" style:display-name="index 6" style:family="paragraph" style:parent-style-name="Standard" style:default-outline-level="">
      <style:paragraph-properties fo:margin-left="2.49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5" style:display-name="index 5" style:family="paragraph" style:parent-style-name="Standard" style:default-outline-level="">
      <style:paragraph-properties fo:margin-left="1.997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4" style:display-name="index 4" style:family="paragraph" style:parent-style-name="Standard" style:default-outline-level="">
      <style:paragraph-properties fo:margin-left="1.498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3" style:display-name="index 3" style:family="paragraph" style:parent-style-name="Standard" style:default-outline-level="">
      <style:paragraph-properties fo:margin-left="0.998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2" style:display-name="index 2" style:family="paragraph" style:parent-style-name="Standard" style:default-outline-level="">
      <style:paragraph-properties fo:margin-left="1.729cm" fo:margin-right="0cm"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1" style:display-name="index 1" style:family="paragraph" style:parent-style-name="Standard" style:default-outline-level="">
      <style:paragraph-properties fo:margin-left="0.988cm" fo:margin-right="0cm" fo:margin-top="0.106cm" fo:margin-bottom="0.106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Footer" style:family="paragraph" style:parent-style-name="Standard" style:default-outline-level="" style:class="extra">
      <style:paragraph-properties fo:margin-left="0cm" fo:margin-right="0.014cm" fo:margin-top="0.423cm" fo:margin-bottom="0.423cm" loext:contextual-spacing="false" style:line-height-at-least="0.423cm" fo:text-align="justify" style:justify-single-word="false" fo:keep-together="always" fo:orphans="2" fo:widows="2" fo:text-indent="0cm" style:auto-text-indent="false" style:vertical-align="auto">
        <style:tab-stops>
          <style:tab-stop style:position="17.039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Header" style:family="paragraph" style:parent-style-name="Standard" style:default-outline-level="" style:class="extra">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8.5cm" style:type="center"/>
          <style:tab-stop style:position="16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footnote_20_text" style:display-name="footnote text"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fo:font-style="italic" style:font-size-asian="10pt" style:language-asian="en" style:country-asian="US" style:font-style-asian="italic"/>
    </style:style>
    <style:style style:name="Enum_20_1" style:display-name="Enum 1" style:family="paragraph" style:parent-style-name="Standard" style:default-outline-level="">
      <style:paragraph-properties fo:margin-left="2.501cm" fo:margin-right="0cm" fo:margin-top="0cm" fo:margin-bottom="0.141cm" loext:contextual-spacing="false" style:line-height-at-least="0.423cm" fo:text-align="justify" style:justify-single-word="false" fo:keep-together="always" fo:orphans="2" fo:widows="2" fo:text-indent="-0.501cm" style:auto-text-indent="false" style:vertical-align="auto">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Enum_20_2" style:display-name="Enum 2" style:family="paragraph" style:parent-style-name="Enum_20_1" style:default-outline-level="">
      <style:paragraph-properties fo:margin-left="3.501cm" fo:margin-right="0cm" fo:margin-top="0cm" fo:margin-bottom="0.141cm" loext:contextual-spacing="false" style:line-height-at-least="0.423cm" fo:text-align="justify" style:justify-single-word="false" fo:keep-together="always" fo:orphans="2" fo:widows="2" fo:text-indent="-0.501cm" style:auto-text-indent="false" style:vertical-align="auto">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Enum_20_3" style:display-name="Enum 3" style:family="paragraph" style:parent-style-name="Enum_20_2" style:default-outline-level="">
      <style:paragraph-properties fo:margin-left="5.539cm" fo:margin-right="0cm" fo:margin-top="0cm" fo:margin-bottom="0.141cm" loext:contextual-spacing="false" style:line-height-at-least="0.423cm" fo:text-align="justify" style:justify-single-word="false" fo:keep-together="always" fo:orphans="2" fo:widows="2" fo:text-indent="-0.564cm" style:auto-text-indent="false" style:vertical-align="auto">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Tête_20_de_20_page" style:display-name="Tête de page" style:family="paragraph" style:parent-style-name="Standard" style:default-outline-level="">
      <style:paragraph-properties fo:margin-left="0cm" fo:margin-right="0.014cm" fo:margin-top="0cm" fo:margin-bottom="0.635cm" loext:contextual-spacing="false" style:line-height-at-least="0.423cm" fo:text-align="start" style:justify-single-word="false" fo:keep-together="always" fo:orphans="2" fo:widows="2" fo:text-indent="0cm" style:auto-text-indent="false" fo:padding-left="0cm" fo:padding-right="0cm" fo:padding-top="0cm" fo:padding-bottom="0.071cm" fo:border-left="none" fo:border-right="none" fo:border-top="none" fo:border-bottom="0.74pt solid #000001" fo:keep-with-next="always" style:vertical-align="auto">
        <style:tab-stops>
          <style:tab-stop style:position="17.039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Enum_20_début" style:display-name="Enum début" style:family="paragraph" style:parent-style-name="Standard" style:default-outline-level="">
      <style:paragraph-properties fo:margin-left="1.976cm" fo:margin-right="0cm" fo:margin-top="0cm" fo:margin-bottom="0.353cm" loext:contextual-spacing="false" style:line-height-at-least="0.423cm" fo:text-align="justify" style:justify-single-word="false" fo:keep-together="always" fo:orphans="2" fo:widows="2" fo:text-indent="0cm" style:auto-text-indent="false" fo:keep-with-next="always" style:vertical-align="auto"/>
      <style:text-properties style:font-name="Helvetica" fo:font-family="Helvetica" style:font-family-generic="roman" style:font-pitch="variable" fo:font-size="10pt" fo:language="en" fo:country="GB" style:font-size-asian="10pt" style:language-asian="en" style:country-asian="US"/>
    </style:style>
    <style:style style:name="PG_20_itmi" style:display-name="PG itmi" style:family="paragraph" style:default-outline-level="">
      <style:paragraph-properties fo:margin-left="0.035cm" fo:margin-right="0.03cm"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7pt" fo:language="en" fo:country="GB" style:font-size-asian="7pt" style:language-asian="en" style:country-asian="US"/>
    </style:style>
    <style:style style:name="PG_20_client" style:display-name="PG client" style:family="paragraph" style:parent-style-name="Standard" style:default-outline-level="">
      <style:paragraph-properties fo:margin-left="0.035cm" fo:margin-right="0.03cm"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7pt" fo:language="en" fo:country="GB" style:font-size-asian="7pt" style:language-asian="en" style:country-asian="US"/>
    </style:style>
    <style:style style:name="Séparateur_20_de_20_note" style:display-name="Séparateur de note" style:family="paragraph" style:parent-style-name="Standard" style:default-outline-level="">
      <style:paragraph-properties fo:margin-left="1.976cm" fo:margin-right="0cm" fo:margin-top="0cm" fo:margin-bottom="0.141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PG_20_sigle_20_client" style:display-name="PG sigle client" style:family="paragraph" style:parent-style-name="Standard" style:default-outline-level="">
      <style:paragraph-properties fo:margin-left="0cm" fo:margin-right="0.03cm" fo:margin-top="0cm" fo:margin-bottom="0.141cm" loext:contextual-spacing="false"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18pt" fo:language="en" fo:country="GB" style:font-size-asian="18pt" style:language-asian="en" style:country-asian="US"/>
    </style:style>
    <style:style style:name="PG_20_texte" style:display-name="PG texte" style:family="paragraph" style:parent-style-name="Standard" style:default-outline-level="">
      <style:paragraph-properties fo:margin-left="0cm" fo:margin-right="0.03cm" fo:margin-top="0cm" fo:margin-bottom="0.176cm" loext:contextual-spacing="false"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PG_20_titre_20_projet" style:display-name="PG titre projet" style:family="paragraph" style:parent-style-name="Standard" style:default-outline-level="">
      <style:paragraph-properties fo:margin-left="0.035cm" fo:margin-right="0.03cm" fo:margin-top="0.141cm" fo:margin-bottom="0.141cm" loext:contextual-spacing="false"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24pt" fo:language="en" fo:country="GB" fo:font-weight="bold" style:font-size-asian="24pt" style:language-asian="en" style:country-asian="US" style:font-weight-asian="bold"/>
    </style:style>
    <style:style style:name="PG_20_trait" style:display-name="PG trait" style:family="paragraph" style:parent-style-name="Standard" style:default-outline-level="">
      <style:paragraph-properties fo:margin-left="4.48cm" fo:margin-right="3.577cm" fo:margin-top="0.529cm" fo:margin-bottom="0.882cm" loext:contextual-spacing="false" style:line-height-at-least="0.423cm" fo:text-align="center" style:justify-single-word="false" fo:keep-together="always" fo:orphans="2" fo:widows="2" fo:text-indent="0cm" style:auto-text-indent="false" fo:padding="0cm" fo:border-left="none" fo:border-right="none" fo:border-top="none" fo:border-bottom="0.74pt solid #000001" style:vertical-align="auto"/>
      <style:text-properties style:font-name="Helvetica" fo:font-family="Helvetica" style:font-family-generic="roman" style:font-pitch="variable" fo:font-size="9pt" fo:language="en" fo:country="GB" fo:font-weight="bold" style:font-size-asian="9pt" style:language-asian="en" style:country-asian="US" style:font-weight-asian="bold"/>
    </style:style>
    <style:style style:name="PG_20_titre_20_document" style:display-name="PG titre document" style:family="paragraph" style:parent-style-name="Standard" style:default-outline-level="">
      <style:paragraph-properties fo:margin-left="0.035cm" fo:margin-right="0.03cm" style:line-height-at-least="0.423cm" fo:text-align="center" style:justify-single-word="false" fo:keep-together="always" fo:orphans="2" fo:widows="2" fo:text-indent="0cm" style:auto-text-indent="false" style:vertical-align="auto"/>
      <style:text-properties fo:text-transform="uppercase" style:font-name="Helvetica" fo:font-family="Helvetica" style:font-family-generic="roman" style:font-pitch="variable" fo:font-size="24pt" fo:language="en" fo:country="GB" style:font-size-asian="24pt" style:language-asian="en" style:country-asian="US"/>
    </style:style>
    <style:style style:name="PG_20_nom_20_rédacteur" style:display-name="PG nom rédacteur" style:family="paragraph" style:parent-style-name="Standard" style:default-outline-level="">
      <style:paragraph-properties fo:margin-left="0.988cm" fo:margin-right="0.03cm"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14pt" fo:language="en" fo:country="GB" fo:font-weight="bold" style:font-size-asian="14pt" style:language-asian="en" style:country-asian="US" style:font-weight-asian="bold"/>
    </style:style>
    <style:style style:name="PG_20_sigle_20_ITMI" style:display-name="PG sigle ITMI" style:family="paragraph" style:parent-style-name="Standard" style:default-outline-level="">
      <style:paragraph-properties fo:margin-left="0.988cm" fo:margin-right="0.03cm" fo:margin-top="0.176cm" fo:margin-bottom="0.423cm" loext:contextual-spacing="false"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fo:font-weight="bold" style:font-size-asian="10pt" style:language-asian="en" style:country-asian="US" style:font-weight-asian="bold"/>
    </style:style>
    <style:style style:name="Tdm" style:family="paragraph" style:parent-style-name="Standard" style:default-outline-level="">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style:vertical-align="auto"/>
      <style:text-properties fo:text-transform="uppercase" style:font-name="Helvetica" fo:font-family="Helvetica" style:font-family-generic="roman" style:font-pitch="variable" fo:font-size="24pt" fo:language="en" fo:country="GB" fo:font-weight="bold" style:font-size-asian="24pt" style:language-asian="en" style:country-asian="US" style:font-weight-asian="bold"/>
    </style:style>
    <style:style style:name="enum_20_0" style:display-name="enum 0" style:family="paragraph" style:parent-style-name="Enum_20_début" style:default-outline-level="">
      <style:paragraph-properties fo:margin-left="0.6cm" fo:margin-right="0cm" fo:margin-top="0cm" fo:margin-bottom="0.035cm" loext:contextual-spacing="false" style:line-height-at-least="0.423cm" fo:text-align="start" style:justify-single-word="false" fo:orphans="2" fo:widows="2" fo:text-indent="0cm" style:auto-text-indent="false" fo:keep-with-next="always" style:vertical-align="auto"/>
      <style:text-properties style:font-name="Helvetica" fo:font-family="Helvetica" style:font-family-generic="roman" style:font-pitch="variable" fo:font-size="10pt" fo:language="en" fo:country="GB" style:font-size-asian="10pt" style:language-asian="en" style:country-asian="US"/>
    </style:style>
    <style:style style:name="Sommaire" style:family="paragraph" style:parent-style-name="Standard" style:default-outline-level="">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style:vertical-align="auto"/>
      <style:text-properties fo:text-transform="uppercase" style:font-name="Helvetica" fo:font-family="Helvetica" style:font-family-generic="roman" style:font-pitch="variable" fo:font-size="24pt" fo:language="en" fo:country="GB" fo:font-weight="bold" style:font-size-asian="24pt" style:language-asian="en" style:country-asian="US" style:font-weight-asian="bold"/>
    </style:style>
    <style:style style:name="Biblio" style:family="paragraph" style:parent-style-name="Standard" style:default-outline-level="">
      <style:paragraph-properties fo:margin-left="6.35cm" fo:margin-right="0cm" fo:margin-top="0cm" fo:margin-bottom="0.212cm" loext:contextual-spacing="false" fo:text-align="justify" style:justify-single-word="false" fo:orphans="2" fo:widows="2" fo:text-indent="-5.849cm" style:auto-text-indent="false" fo:keep-with-next="always" style:vertical-align="auto"/>
      <style:text-properties style:font-name="Helvetica" fo:font-family="Helvetica" style:font-family-generic="roman" style:font-pitch="variable" fo:font-size="10pt" fo:language="en" fo:country="GB" style:font-size-asian="10pt" style:language-asian="en" style:country-asian="US"/>
    </style:style>
    <style:style style:name="Marque_20_d_27_annotation1" style:display-name="Marque d'annotation1"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heade"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8.5cm" style:type="center"/>
          <style:tab-stop style:position="16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TITRE_20_PRINCIPAL" style:display-name="TITRE PRINCIPAL" style:family="paragraph" style:parent-style-name="Heading_20_1" style:default-outline-level="" style:list-style-name="">
      <style:paragraph-properties fo:margin-left="0cm" fo:margin-right="0cm" fo:margin-top="0.423cm" fo:margin-bottom="0.423cm" loext:contextual-spacing="false" fo:text-align="start" style:justify-single-word="false" fo:orphans="2" fo:widows="2" fo:text-indent="0cm" style:auto-text-indent="false" fo:break-before="page" style:vertical-align="auto">
        <style:tab-stops>
          <style:tab-stop style:position="0.635cm"/>
          <style:tab-stop style:position="0.762cm"/>
        </style:tab-stops>
      </style:paragraph-properties>
      <style:text-properties style:font-name="Helvetica" fo:font-family="Helvetica" style:font-family-generic="roman" style:font-pitch="variable" fo:font-size="12pt" fo:language="en" fo:country="US" style:text-underline-style="solid" style:text-underline-width="auto" style:text-underline-color="font-color" fo:font-weight="bold" style:font-size-asian="12pt" style:language-asian="en" style:country-asian="US" style:font-weight-asian="bold"/>
    </style:style>
    <style:style style:name="code" style:family="paragraph" style:parent-style-name="Standard" style:default-outline-level="">
      <style:paragraph-properties fo:margin-left="1.98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style:font-name="Courier" fo:font-family="Courier" style:font-family-generic="roman" style:font-pitch="variable" fo:font-size="10pt" fo:language="fr" fo:country="FR" style:font-size-asian="10pt" style:language-asian="fr" style:country-asian="FR"/>
    </style:style>
    <style:style style:name="caption" style:family="paragraph" style:parent-style-name="Standard" style:default-outline-level="">
      <style:paragraph-properties fo:margin-left="1.981cm" fo:margin-right="0cm" fo:margin-top="0.071cm" fo:margin-bottom="0.423cm" loext:contextual-spacing="false"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9pt" fo:language="en" fo:country="GB" fo:font-style="italic" fo:font-weight="bold" style:font-size-asian="9pt" style:language-asian="en" style:country-asian="US" style:font-style-asian="italic" style:font-weight-asian="bold"/>
    </style:style>
    <style:style style:name="Table" style:family="paragraph" style:parent-style-name="Standard" style:default-outline-level="" style:class="extra">
      <style:paragraph-properties fo:margin-left="0cm" fo:margin-right="0cm" fo:margin-top="0.035cm" fo:margin-bottom="0.035cm" loext:contextual-spacing="false" fo:line-height="0.35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8pt" fo:language="en" fo:country="GB" style:font-size-asian="8pt" style:language-asian="en" style:country-asian="US"/>
    </style:style>
    <style:style style:name="table_20_of_20_figures" style:display-name="table of figures" style:family="paragraph" style:parent-style-name="Standard" style:default-outline-level="">
      <style:paragraph-properties fo:margin-left="0.706cm" fo:margin-right="0cm" fo:margin-top="0cm" fo:margin-bottom="0.423cm" loext:contextual-spacing="false" style:line-height-at-least="0.423cm" fo:text-align="justify" style:justify-single-word="false" fo:keep-together="always" fo:orphans="2" fo:widows="2" fo:text-indent="-0.706cm" style:auto-text-indent="false" style:vertical-align="auto">
        <style:tab-stops>
          <style:tab-stop style:position="17.002cm" style:type="right" style:leader-style="dotted" style:leader-tex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Body_20_Text_20_2" style:display-name="Body Text 2" style:family="paragraph" style:parent-style-name="Standard" style:default-outline-level="">
      <style:paragraph-properties fo:margin-left="0cm" fo:margin-right="0cm" fo:margin-top="0cm" fo:margin-bottom="0.494cm" loext:contextual-spacing="false" fo:text-align="justify" style:justify-single-word="false" fo:keep-together="always" fo:orphans="2" fo:widows="2" fo:text-indent="0cm" style:auto-text-indent="false" style:vertical-align="auto">
        <style:tab-stops>
          <style:tab-stop style:position="0.501cm"/>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equation" style:family="paragraph" style:parent-style-name="code" style:default-outline-level="">
      <style:paragraph-properties fo:margin-left="1.981cm" fo:margin-right="0cm" fo:margin-top="0cm" fo:margin-bottom="0.353cm" loext:contextual-spacing="false" fo:text-align="center" style:justify-single-word="false" fo:orphans="2" fo:widows="2" fo:text-indent="0cm" style:auto-text-indent="false" style:vertical-align="auto">
        <style:tab-stops>
          <style:tab-stop style:position="2.752cm"/>
          <style:tab-stop style:position="3.501cm"/>
          <style:tab-stop style:position="4.251cm"/>
        </style:tab-stops>
      </style:paragraph-properties>
      <style:text-properties style:font-name="Courier" fo:font-family="Courier" style:font-family-generic="roman" style:font-pitch="variable" fo:font-size="10pt" fo:language="fr" fo:country="FR" style:font-size-asian="10pt" style:language-asian="fr" style:country-asian="FR"/>
    </style:style>
    <style:style style:name="Document_20_Map" style:display-name="Document Map" style:family="paragraph" style:parent-style-name="Standard" style:default-outline-level="">
      <loext:graphic-properties draw:fill="solid" draw:fill-color="#000080"/>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fo:background-color="#000080" style:vertical-align="auto"/>
      <style:text-properties style:font-name="Tahoma" fo:font-family="Tahoma" style:font-family-generic="roman" style:font-pitch="variable" fo:font-size="10pt" fo:language="en" fo:country="GB" style:font-size-asian="10pt" style:language-asian="en" style:country-asian="US"/>
    </style:style>
    <style:style style:name="Enum_20_4" style:display-name="Enum 4" style:family="paragraph" style:parent-style-name="Enum_20_3" style:default-outline-level="">
      <style:paragraph-properties fo:margin-left="6.562cm" fo:margin-right="0cm" fo:margin-top="0cm" fo:margin-bottom="0.141cm" loext:contextual-spacing="false" style:line-height-at-least="0.423cm" fo:text-align="justify" style:justify-single-word="false" fo:keep-together="always" fo:orphans="2" fo:widows="2" fo:text-indent="-0.561cm" style:auto-text-indent="false" style:vertical-align="auto">
        <style:tab-stops>
          <style:tab-stop style:position="4.415cm"/>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Body_20_Text_20_Indent_20_3" style:display-name="Body Text Indent 3"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fo:font-style="italic" style:font-size-asian="10pt" style:language-asian="en" style:country-asian="US" style:font-style-asian="italic"/>
    </style:style>
    <style:style style:name="Body_20_Text_20_Indent_20_2" style:display-name="Body Text Indent 2"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color="#ff0000" style:font-name="Helvetica" fo:font-family="Helvetica" style:font-family-generic="roman" style:font-pitch="variable" fo:font-size="10pt" fo:language="en" fo:country="GB" fo:font-weight="bold" style:font-size-asian="10pt" style:language-asian="en" style:country-asian="US" style:font-weight-asian="bold"/>
    </style:style>
    <style:style style:name="Plain_20_Text" style:display-name="Plain Text" style:family="paragraph" style:parent-style-name="Standard" style:default-outline-level="">
      <style:paragraph-properties fo:margin-left="0cm" fo:margin-right="0cm" fo:text-align="start" style:justify-single-word="false" fo:orphans="2" fo:widows="2" fo:text-indent="0cm" style:auto-text-indent="false" style:vertical-align="auto"/>
      <style:text-properties style:font-name="Courier New" fo:font-family="'Courier New'" style:font-family-generic="roman" style:font-pitch="variable" fo:font-size="10pt" fo:language="en" fo:country="GB" style:font-size-asian="10pt" style:language-asian="en" style:country-asian="US"/>
    </style:style>
    <style:style style:name="annotation_20_text" style:display-name="annotation text"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8" style:display-name="index 8" style:family="paragraph" style:parent-style-name="Standard" style:auto-update="true" style:default-outline-level="">
      <style:paragraph-properties fo:margin-left="2.822cm" fo:margin-right="0cm" fo:margin-top="0cm" fo:margin-bottom="0.423cm" loext:contextual-spacing="false" style:line-height-at-least="0.423cm" fo:text-align="justify" style:justify-single-word="false" fo:keep-together="always" fo:orphans="2" fo:widows="2" fo:text-indent="-0.353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function" style:family="paragraph" style:parent-style-name="code" style:default-outline-level="">
      <style:paragraph-properties fo:margin-left="1.981cm" fo:margin-right="0cm" fo:margin-top="0cm" fo:margin-bottom="0.423cm" loext:contextual-spacing="false"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style:font-name="Courier" fo:font-family="Courier" style:font-family-generic="roman" style:font-pitch="variable" fo:font-size="9pt" fo:language="fr" fo:country="FR" style:font-size-asian="9pt" style:language-asian="fr" style:country-asian="FR"/>
    </style:style>
    <style:style style:name="index_20_9" style:display-name="index 9" style:family="paragraph" style:parent-style-name="Standard" style:auto-update="true" style:default-outline-level="">
      <style:paragraph-properties fo:margin-left="3.175cm" fo:margin-right="0cm" fo:margin-top="0cm" fo:margin-bottom="0.423cm" loext:contextual-spacing="false" style:line-height-at-least="0.423cm" fo:text-align="justify" style:justify-single-word="false" fo:keep-together="always" fo:orphans="2" fo:widows="2" fo:text-indent="-0.353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heading" style:display-name="index heading"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Definition" style:family="paragraph" style:parent-style-name="Text_20_body" style:default-outline-level="">
      <style:paragraph-properties fo:margin-left="1.981cm" fo:margin-right="0cm" fo:margin-top="0.106cm" fo:margin-bottom="0.423cm" loext:contextual-spacing="false" style:line-height-at-least="0.423cm" fo:text-align="justify" style:justify-single-word="false" fo:keep-together="always" fo:orphans="2" fo:widows="2" fo:text-indent="-1.981cm" style:auto-text-indent="false" fo:keep-with-next="always" style:vertical-align="auto">
        <style:tab-stops>
          <style:tab-stop style:position="1.981cm"/>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Balloon_20_Text" style:display-name="Balloon Text"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Tahoma" fo:font-family="Tahoma" style:font-family-generic="roman" style:font-pitch="variable" fo:font-size="8pt" fo:language="en" fo:country="GB" style:font-size-asian="8pt" style:language-asian="en" style:country-asian="US"/>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endnote_20_reference" style:display-name="endnote reference" style:family="text" style:parent-style-name="Default_20_Paragraph_20_Font">
      <style:text-properties style:text-position="super 58%"/>
    </style:style>
    <style:style style:name="footnote_20_reference" style:display-name="footnote reference" style:family="text" style:parent-style-name="Default_20_Paragraph_20_Font">
      <style:text-properties fo:font-size="8pt" style:font-size-asian="8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style>
    <style:style style:name="Strong" style:family="text" style:parent-style-name="Default_20_Paragraph_20_Font">
      <style:text-properties fo:font-weight="bold" style:font-weight-asian="bold"/>
    </style:style>
    <style:style style:name="Emphasis"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code_20_Char" style:display-name="code Char" style:family="text" style:parent-style-name="Default_20_Paragraph_20_Font">
      <style:text-properties style:font-name="Courier" fo:font-family="Courier" style:font-family-generic="roman" style:font-pitch="variable" fo:language="fr" fo:country="FR" style:language-asian="fr" style:country-asian="FR"/>
    </style:style>
    <style:style style:name="techlink" style:family="text" style:parent-style-name="Default_20_Paragraph_20_Fon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suffix="." style:num-format="a" style:num-letter-sync="true">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Helvetica"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efinition"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efinition"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ête_20_de_20_page">
      <style:paragraph-properties fo:margin-left="0cm" fo:margin-right="0.014cm" fo:margin-top="0cm" fo:margin-bottom="0.635cm" loext:contextual-spacing="false" style:line-height-at-least="0.423cm" fo:text-align="start" style:justify-single-word="false" fo:keep-together="always" fo:orphans="2" fo:widows="2" fo:text-indent="0cm" style:auto-text-indent="false" fo:padding-left="0cm" fo:padding-right="0cm" fo:padding-top="0cm" fo:padding-bottom="0.071cm" fo:border-left="none" fo:border-right="none" fo:border-top="none" fo:border-bottom="0.74pt solid #000001" fo:keep-with-next="always" style:vertical-align="auto">
        <style:tab-stops>
          <style:tab-stop style:position="7.726cm" style:type="center"/>
          <style:tab-stop style:position="17.039cm" style:type="right"/>
        </style:tab-stops>
      </style:paragraph-properties>
      <style:text-properties style:font-name="Helvetica" fo:font-size="10pt" fo:language="en" fo:country="GB" style:font-size-asian="10pt" style:language-asian="en" style:country-asian="US"/>
    </style:style>
    <style:style style:name="MP2" style:family="paragraph" style:parent-style-name="Header">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8.5cm" style:type="center"/>
          <style:tab-stop style:position="16cm" style:type="right"/>
        </style:tab-stops>
      </style:paragraph-properties>
      <style:text-properties style:font-name="Helvetica" fo:font-size="10pt" fo:language="en" fo:country="GB" style:font-size-asian="10pt" style:language-asian="en" style:country-asian="US"/>
    </style:style>
    <style:style style:name="MP3" style:family="paragraph" style:parent-style-name="Footer">
      <style:paragraph-properties fo:margin-left="0cm" fo:margin-right="0.014cm" fo:margin-top="0.423cm" fo:margin-bottom="0.423cm" loext:contextual-spacing="false" style:line-height-at-least="0.423cm" fo:text-align="justify" style:justify-single-word="false" fo:keep-together="always" fo:orphans="2" fo:widows="2" fo:text-indent="0cm" style:auto-text-indent="false" fo:padding="0cm" fo:border-left="none" fo:border-right="none" fo:border-top="0.74pt solid #000001" fo:border-bottom="none" style:vertical-align="auto">
        <style:tab-stops>
          <style:tab-stop style:position="17.039cm" style:type="right"/>
        </style:tab-stops>
      </style:paragraph-properties>
    </style:style>
    <style:style style:name="MP4" style:family="paragraph" style:parent-style-name="Footer">
      <style:paragraph-properties fo:margin-left="0cm" fo:margin-right="0.014cm" fo:margin-top="0.423cm" fo:margin-bottom="0.423cm" loext:contextual-spacing="false" style:line-height-at-least="0.423cm" fo:text-align="justify" style:justify-single-word="false" fo:keep-together="always" fo:orphans="2" fo:widows="2" fo:text-indent="0cm" style:auto-text-indent="false" fo:padding="0cm" fo:border-left="none" fo:border-right="none" fo:border-top="0.74pt solid #000001" fo:border-bottom="none" style:vertical-align="auto">
        <style:tab-stops>
          <style:tab-stop style:position="17.039cm" style:type="right"/>
        </style:tab-stops>
      </style:paragraph-properties>
      <style:text-properties style:font-name="Helvetica" fo:font-size="10pt" fo:language="en" fo:country="GB" style:font-size-asian="10pt" style:language-asian="en" style:country-asian="US"/>
    </style:style>
    <style:style style:name="MP5" style:family="paragraph" style:parent-style-name="Footer">
      <style:paragraph-properties fo:margin-left="0cm" fo:margin-right="0.014cm" fo:margin-top="0.423cm" fo:margin-bottom="0.423cm" loext:contextual-spacing="false" style:line-height-at-least="0.423cm" fo:text-align="justify" style:justify-single-word="false" fo:keep-together="always" fo:orphans="2" fo:widows="2" fo:text-indent="0cm" style:auto-text-indent="false" style:vertical-align="auto">
        <style:tab-stops>
          <style:tab-stop style:position="17.039cm" style:type="right"/>
        </style:tab-stops>
      </style:paragraph-properties>
      <style:text-properties style:font-name="Helvetica" fo:font-size="10pt" fo:language="en" fo:country="GB" style:font-size-asian="10pt" style:language-asian="en" style:country-asian="US"/>
    </style:style>
    <style:style style:name="MP6"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size="10pt" fo:language="en" fo:country="GB" style:font-size-asian="10pt" style:language-asian="en" style:country-asian="US"/>
    </style:style>
    <style:style style:name="MT1" style:family="text">
      <style:text-properties style:font-name="Helvetica" fo:font-size="10pt" fo:language="en" fo:country="GB" style:font-size-asian="10pt" style:language-asian="en" style:country-asian="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MP1"><text:tab/><text:tab/>QA: User Guide </text:p>
      </style:header>
      <style:header-left>
        <text:p text:style-name="MP1"><text:tab/><text:tab/>QA: User Guide<text:tab/><text:tab/> </text:p>
        <text:p text:style-name="MP2"/>
      </style:header-left>
      <style:footer>
        <text:p text:style-name="MP3"><text:span text:style-name="MT1">Version 0.01<text:tab/></text:span><text:span text:style-name="MT1"><text:page-number text:select-page="current">5</text:page-number></text:span></text:p>
      </style:footer>
      <style:footer-left>
        <text:p text:style-name="MP4"><text:page-number text:select-page="current">6</text:page-number></text:p>
        <text:p text:style-name="MP5"/>
      </style:footer-left>
    </style:master-page>
    <style:master-page style:name="Converted2" style:page-layout-name="Mpm2">
      <style:header>
        <text:p text:style-name="MP1"><text:tab/><text:tab/>QA: User Guide </text:p>
      </style:header>
      <style:header-left>
        <text:p text:style-name="MP1"><text:tab/><text:tab/>QA: User Guide<text:tab/> </text:p>
        <text:p text:style-name="MP6"/>
      </style:header-left>
      <style:footer>
        <text:p text:style-name="MP3"><text:span text:style-name="MT1">Version 0.01<text:tab/></text:span><text:span text:style-name="MT1"><text:page-number text:select-page="current">73</text:page-number></text:span></text:p>
      </style:footer>
      <style:footer-left>
        <text:p text:style-name="MP3"><text:span text:style-name="MT1"><text:page-number text:select-page="current">74</text:page-number></text:span><text:span text:style-name="MT1"><text:tab/>Version 0.01</text:span></text:p>
      </style:footer-left>
    </style:master-page>
    <style:master-page style:name="Converted3" style:page-layout-name="Mpm2" style:next-style-name="Converted2">
      <style:header>
        <text:p text:style-name="MP1"><text:tab/><text:tab/> QA: User Guide</text:p>
      </style:header>
      <style:footer>
        <text:p text:style-name="MP3"><text:span text:style-name="MT1"><text:page-number text:select-page="current">9</text:page-number></text:span><text:span text:style-name="MT1"><text:tab/>Version 0.01</text:span></text:p>
      </style:footer>
    </style:master-page>
    <style:master-page style:name="Converted4"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A User Guide</dc:title>
    <meta:initial-creator>YG</meta:initial-creator>
    <meta:creation-date>2003-03-14T20:21:00</meta:creation-date>
    <dc:date>2016-10-28T16:09:33.005073324</dc:date>
    <meta:print-date>2003-03-06T12:51:00</meta:print-date>
    <meta:editing-cycles>8</meta:editing-cycles>
    <meta:editing-duration>PT38M27S</meta:editing-duration>
    <meta:generator>LibreOffice/5.1.4.2$Linux_X86_64 LibreOffice_project/10m0$Build-2</meta:generator>
    <meta:document-statistic meta:table-count="6" meta:image-count="1" meta:object-count="0" meta:page-count="74" meta:paragraph-count="1173" meta:word-count="13825" meta:character-count="92777" meta:non-whitespace-character-count="76183"/>
    <meta:user-defined meta:name="Company">Motorola</meta:user-defined>
    <meta:user-defined meta:name="Operator">Motorola PC</meta:user-defined>
  </office:meta>
</office:document-meta>
</file>